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meta-n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05" table:default-cell-style-name="ce1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'meta-norm'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'meta-norm'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'meta-norm'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'meta-norm'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'meta-norm'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'meta-norm'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'meta-norm'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'meta-norm'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2" table:formula="of:=SUM(['meta-norm'.B8:.B37])/30" office:value-type="float" office:value="0.778333333333333" calcext:value-type="float">
            <text:p>0.77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D8:.D37])/30" office:value-type="float" office:value="0.511666666666666" calcext:value-type="float">
            <text:p>0.511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F8:.F37])/30" office:value-type="float" office:value="0.480666666666667" calcext:value-type="float">
            <text:p>0.48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H8:.H37])/30" office:value-type="float" office:value="0.478666666666667" calcext:value-type="float">
            <text:p>0.47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J8:.J37])/30" office:value-type="float" office:value="0.39" calcext:value-type="float">
            <text:p>0.3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V8:.V37])/30" office:value-type="float" office:value="0.773" calcext:value-type="float">
            <text:p>0.77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X8:.X37])/30" office:value-type="float" office:value="0.519" calcext:value-type="float">
            <text:p>0.51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Z8:.Z37])/30" office:value-type="float" office:value="0.474333333333333" calcext:value-type="float">
            <text:p>0.474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B8:.AB37])/30" office:value-type="float" office:value="0.466" calcext:value-type="float">
            <text:p>0.466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D8:.AD37])/30" office:value-type="float" office:value="0.408" calcext:value-type="float">
            <text:p>0.40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F8:.AF37])/30" office:value-type="float" office:value="0.344" calcext:value-type="float">
            <text:p>0.344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H8:.AH37])/30" office:value-type="float" office:value="0.235666666666667" calcext:value-type="float">
            <text:p>0.235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J8:.AJ37])/30" office:value-type="float" office:value="0.157333333333333" calcext:value-type="float">
            <text:p>0.15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L8:.AL37])/30" office:value-type="float" office:value="0.0786666666666667" calcext:value-type="float">
            <text:p>0.07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N8:.AN37])/30" office:value-type="float" office:value="0.0246666666666667" calcext:value-type="float">
            <text:p>0.02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P8:.AP37])/30" office:value-type="float" office:value="0.783666666666667" calcext:value-type="float">
            <text:p>0.783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R8:.AR37])/30" office:value-type="float" office:value="0.512333333333333" calcext:value-type="float">
            <text:p>0.51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T8:.AT37])/30" office:value-type="float" office:value="0.494" calcext:value-type="float">
            <text:p>0.494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V8:.AV37])/30" office:value-type="float" office:value="0.490666666666667" calcext:value-type="float">
            <text:p>0.49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X8:.AX37])/30" office:value-type="float" office:value="0.378" calcext:value-type="float">
            <text:p>0.37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AZ8:.AZ37])/30" office:value-type="float" office:value="0.389" calcext:value-type="float">
            <text:p>0.389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B8:.BB37])/30" office:value-type="float" office:value="0.218" calcext:value-type="float">
            <text:p>0.21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D8:.BD37])/30" office:value-type="float" office:value="0.171333333333333" calcext:value-type="float">
            <text:p>0.17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F8:.BF37])/30" office:value-type="float" office:value="0.0576666666666667" calcext:value-type="float">
            <text:p>0.057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H8:.BH37])/30" office:value-type="float" office:value="0.012" calcext:value-type="float">
            <text:p>0.012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J8:.BJ37])/30" office:value-type="float" office:value="0.798" calcext:value-type="float">
            <text:p>0.79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L8:.BL37])/30" office:value-type="float" office:value="0.522333333333333" calcext:value-type="float">
            <text:p>0.52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N8:.BN37])/30" office:value-type="float" office:value="0.496666666666666" calcext:value-type="float">
            <text:p>0.496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P8:.BP37])/30" office:value-type="float" office:value="0.426333333333333" calcext:value-type="float">
            <text:p>0.42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R8:.BR37])/30" office:value-type="float" office:value="0.408" calcext:value-type="float">
            <text:p>0.408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T8:.BT37])/30" office:value-type="float" office:value="0.354333333333333" calcext:value-type="float">
            <text:p>0.354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V8:.BV37])/30" office:value-type="float" office:value="0.208666666666667" calcext:value-type="float">
            <text:p>0.20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X8:.BX37])/30" office:value-type="float" office:value="0.0946666666666667" calcext:value-type="float">
            <text:p>0.09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BZ8:.BZ37])/30" office:value-type="float" office:value="0.0293333333333333" calcext:value-type="float">
            <text:p>0.0293333333</text:p>
          </table:table-cell>
          <table:table-cell office:value-type="string" calcext:value-type="string">
            <text:p>avg criminal:</text:p>
          </table:table-cell>
          <table:table-cell table:style-name="ce2" table:formula="of:=SUM(['meta-norm'.CB8:.CB37])/30" office:value-type="float" office:value="0.00666666666666667" calcext:value-type="float">
            <text:p>0.0066666667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2" table:formula="of:=SQRT(SUM(['meta-norm'.C8:.C37])/30)" office:value-type="float" office:value="0.0464100084991254" calcext:value-type="float">
            <text:p>0.046410008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E8:.E37])/30)" office:value-type="float" office:value="0.105548830195107" calcext:value-type="float">
            <text:p>0.105548830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G8:.G37])/30)" office:value-type="float" office:value="0.16889707582496" calcext:value-type="float">
            <text:p>0.168897075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I8:.I37])/30)" office:value-type="float" office:value="0.167804118609235" calcext:value-type="float">
            <text:p>0.167804118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K8:.K37])/30)" office:value-type="float" office:value="0.257280650911283" calcext:value-type="float">
            <text:p>0.257280650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W8:.W37])/30)" office:value-type="float" office:value="0.039" calcext:value-type="float">
            <text:p>0.03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Y8:.Y37])/30)" office:value-type="float" office:value="0.0606272765895572" calcext:value-type="float">
            <text:p>0.060627276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A8:.AA37])/30)" office:value-type="float" office:value="0.168259389700017" calcext:value-type="float">
            <text:p>0.168259389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C8:.AC37])/30)" office:value-type="float" office:value="0.188566522302696" calcext:value-type="float">
            <text:p>0.18856652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E8:.AE37])/30)" office:value-type="float" office:value="0.251109537851512" calcext:value-type="float">
            <text:p>0.251109537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G8:.AG37])/30)" office:value-type="float" office:value="0.245934950749177" calcext:value-type="float">
            <text:p>0.245934950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I8:.AI37])/30)" office:value-type="float" office:value="0.197225477281433" calcext:value-type="float">
            <text:p>0.197225477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K8:.AK37])/30)" office:value-type="float" office:value="0.117839815946149" calcext:value-type="float">
            <text:p>0.117839815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M8:.AM37])/30)" office:value-type="float" office:value="0.0636518307321601" calcext:value-type="float">
            <text:p>0.0636518307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O8:.AO37])/30)" office:value-type="float" office:value="0.0199555060627944" calcext:value-type="float">
            <text:p>0.019955506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Q8:.AQ37])/30)" office:value-type="float" office:value="0.275764996570147" calcext:value-type="float">
            <text:p>0.275764996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S8:.AS37])/30)" office:value-type="float" office:value="0.143132029182073" calcext:value-type="float">
            <text:p>0.143132029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U8:.AU37])/30)" office:value-type="float" office:value="0.14195304387954" calcext:value-type="float">
            <text:p>0.1419530439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W8:.AW37])/30)" office:value-type="float" office:value="0.16860077764418" calcext:value-type="float">
            <text:p>0.168600777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AY8:.AY37])/30)" office:value-type="float" office:value="0.251401405458813" calcext:value-type="float">
            <text:p>0.251401405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A8:.BA37])/30)" office:value-type="float" office:value="0.237604012311801" calcext:value-type="float">
            <text:p>0.23760401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C8:.BC37])/30)" office:value-type="float" office:value="0.184831454754505" calcext:value-type="float">
            <text:p>0.184831454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E8:.BE37])/30)" office:value-type="float" office:value="0.108956668247315" calcext:value-type="float">
            <text:p>0.1089566682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G8:.BG37])/30)" office:value-type="float" office:value="0.0579472940601103" calcext:value-type="float">
            <text:p>0.057947294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I8:.BI37])/30)" office:value-type="float" office:value="0.0181475434517549" calcext:value-type="float">
            <text:p>0.018147543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K8:.BK37])/30)" office:value-type="float" office:value="0.0364600237703342" calcext:value-type="float">
            <text:p>0.036460023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M8:.BM37])/30)" office:value-type="float" office:value="0.0392159264698527" calcext:value-type="float">
            <text:p>0.0392159265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O8:.BO37])/30)" office:value-type="float" office:value="0.141594099060974" calcext:value-type="float">
            <text:p>0.1415940991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Q8:.BQ37])/30)" office:value-type="float" office:value="0.219248463823327" calcext:value-type="float">
            <text:p>0.2192484638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S8:.BS37])/30)" office:value-type="float" office:value="0.229192786390264" calcext:value-type="float">
            <text:p>0.2291927864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U8:.BU37])/30)" office:value-type="float" office:value="0.254554294579543" calcext:value-type="float">
            <text:p>0.2545542946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Y8:.BY37])/30)" office:value-type="float" office:value="0.0919323422716704" calcext:value-type="float">
            <text:p>0.09193234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BY8:.BY37])/30)" office:value-type="float" office:value="0.0919323422716704" calcext:value-type="float">
            <text:p>0.091932342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CA8:.CA37])/30)" office:value-type="float" office:value="0.0387240952838869" calcext:value-type="float">
            <text:p>0.0387240953</text:p>
          </table:table-cell>
          <table:table-cell office:value-type="string" calcext:value-type="string">
            <text:p>standard dev:</text:p>
          </table:table-cell>
          <table:table-cell table:style-name="ce2" table:formula="of:=SQRT(SUM(['meta-norm'.CC8:.CC37])/30)" office:value-type="float" office:value="0.0110554159678513" calcext:value-type="float">
            <text:p>0.011055416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(['meta-norm'.B8]-['meta-norm'.C$5])^2" office:value-type="float" office:value="0.00013611111111111" calcext:value-type="float">
            <text:p>0.0001361111</text:p>
          </table:table-cell>
          <table:table-cell office:value-type="float" office:value="0.52" calcext:value-type="float">
            <text:p>0.52</text:p>
          </table:table-cell>
          <table:table-cell table:formula="of:=(['meta-norm'.D8]-['meta-norm'.E$5])^2" office:value-type="float" office:value="0.0000694444444444551" calcext:value-type="float">
            <text:p>6.94444444444551E-05</text:p>
          </table:table-cell>
          <table:table-cell office:value-type="float" office:value="0.52" calcext:value-type="float">
            <text:p>0.52</text:p>
          </table:table-cell>
          <table:table-cell table:formula="of:=(['meta-norm'.F8]-['meta-norm'.G$5])^2" office:value-type="float" office:value="0.00154711111111109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H8]-['meta-norm'.I$5])^2" office:value-type="float" office:value="0.229121777777778" calcext:value-type="float">
            <text:p>0.2291217778</text:p>
          </table:table-cell>
          <table:table-cell office:value-type="float" office:value="0.56" calcext:value-type="float">
            <text:p>0.56</text:p>
          </table:table-cell>
          <table:table-cell table:formula="of:=(['meta-norm'.J8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8]-['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meta-norm'.V8]-['meta-norm'.W$5])^2" office:value-type="float" office:value="0.000169" calcext:value-type="float">
            <text:p>0.000169</text:p>
          </table:table-cell>
          <table:table-cell office:value-type="float" office:value="0.65" calcext:value-type="float">
            <text:p>0.65</text:p>
          </table:table-cell>
          <table:table-cell table:formula="of:=(['meta-norm'.X8]-['meta-norm'.Y$5])^2" office:value-type="float" office:value="0.017161" calcext:value-type="float">
            <text:p>0.017161</text:p>
          </table:table-cell>
          <table:table-cell office:value-type="float" office:value="0.5" calcext:value-type="float">
            <text:p>0.5</text:p>
          </table:table-cell>
          <table:table-cell table:formula="of:=(['meta-norm'.Z8]-['meta-norm'.AA$5])^2" office:value-type="float" office:value="0.000658777777777792" calcext:value-type="float">
            <text:p>0.0006587778</text:p>
          </table:table-cell>
          <table:table-cell office:value-type="float" office:value="0.54" calcext:value-type="float">
            <text:p>0.54</text:p>
          </table:table-cell>
          <table:table-cell table:formula="of:=(['meta-norm'.AB8]-['meta-norm'.AC$5])^2" office:value-type="float" office:value="0.005476" calcext:value-type="float">
            <text:p>0.005476</text:p>
          </table:table-cell>
          <table:table-cell office:value-type="float" office:value="0" calcext:value-type="float">
            <text:p>0</text:p>
          </table:table-cell>
          <table:table-cell table:formula="of:=(['meta-norm'.AD8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8]-['meta-norm'.AG$5])^2" office:value-type="float" office:value="0.118336" calcext:value-type="float">
            <text:p>0.118336</text:p>
          </table:table-cell>
          <table:table-cell office:value-type="float" office:value="0.41" calcext:value-type="float">
            <text:p>0.41</text:p>
          </table:table-cell>
          <table:table-cell table:formula="of:=(['meta-norm'.AH8]-['meta-norm'.AI$5])^2" office:value-type="float" office:value="0.030392111111111" calcext:value-type="float">
            <text:p>0.0303921111</text:p>
          </table:table-cell>
          <table:table-cell office:value-type="float" office:value="0.23" calcext:value-type="float">
            <text:p>0.23</text:p>
          </table:table-cell>
          <table:table-cell table:formula="of:=(['meta-norm'.AJ8]-['meta-norm'.AK$5])^2" office:value-type="float" office:value="0.00528044444444449" calcext:value-type="float">
            <text:p>0.0052804444</text:p>
          </table:table-cell>
          <table:table-cell office:value-type="float" office:value="0" calcext:value-type="float">
            <text:p>0</text:p>
          </table:table-cell>
          <table:table-cell table:formula="of:=(['meta-norm'.AL8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8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4" calcext:value-type="float">
            <text:p>0,74</text:p>
          </table:table-cell>
          <table:table-cell table:formula="of:=(['meta-norm'.AR8]-['meta-norm'.AQ$5])^2" office:value-type="float" office:value="0.0301601111111111" calcext:value-type="float">
            <text:p>0.0301601111</text:p>
          </table:table-cell>
          <table:table-cell office:value-type="float" office:value="0.61" calcext:value-type="float">
            <text:p>0.61</text:p>
          </table:table-cell>
          <table:table-cell table:formula="of:=(['meta-norm'.AT8]-['meta-norm'.AS$5])^2" office:value-type="float" office:value="0.00457877777777781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8]-['meta-norm'.AU$5])^2" office:value-type="float" office:value="0.00739599999999999" calcext:value-type="float">
            <text:p>0.007396</text:p>
          </table:table-cell>
          <table:table-cell office:value-type="float" office:value="0.65" calcext:value-type="float">
            <text:p>0.65</text:p>
          </table:table-cell>
          <table:table-cell table:formula="of:=(['meta-norm'.AV8]-['meta-norm'.AW$5])^2" office:value-type="float" office:value="0.025387111111111" calcext:value-type="float">
            <text:p>0.0253871111</text:p>
          </table:table-cell>
          <table:table-cell office:value-type="float" office:value="0.47" calcext:value-type="float">
            <text:p>0.47</text:p>
          </table:table-cell>
          <table:table-cell table:formula="of:=(['meta-norm'.AX8]-['meta-norm'.AY$5])^2" office:value-type="float" office:value="0.008464" calcext:value-type="float">
            <text:p>0.008464</text:p>
          </table:table-cell>
          <table:table-cell office:value-type="float" office:value="0.51" calcext:value-type="float">
            <text:p>0.51</text:p>
          </table:table-cell>
          <table:table-cell table:formula="of:=(['meta-norm'.AZ8]-['meta-norm'.BA$5])^2" office:value-type="float" office:value="0.014641" calcext:value-type="float">
            <text:p>0.014641</text:p>
          </table:table-cell>
          <table:table-cell office:value-type="float" office:value="0.43" calcext:value-type="float">
            <text:p>0.43</text:p>
          </table:table-cell>
          <table:table-cell table:formula="of:=(['meta-norm'.BB8]-['meta-norm'.BC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'meta-norm'.BD8]-['meta-norm'.B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8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8]-['meta-norm'.BI$5])^2" office:value-type="float" office:value="0.000144" calcext:value-type="float">
            <text:p>0.000144</text:p>
          </table:table-cell>
          <table:table-cell office:value-type="float" office:value="0.82" calcext:value-type="float">
            <text:p>0.82</text:p>
          </table:table-cell>
          <table:table-cell table:formula="of:=(['meta-norm'.BJ8]-['meta-norm'.BK$5])^2" office:value-type="float" office:value="0.000483999999999996" calcext:value-type="float">
            <text:p>0.000484</text:p>
          </table:table-cell>
          <table:table-cell office:value-type="float" office:value="0.48" calcext:value-type="float">
            <text:p>0.48</text:p>
          </table:table-cell>
          <table:table-cell table:formula="of:=(['meta-norm'.BL8]-['meta-norm'.BM$5])^2" office:value-type="float" office:value="0.00179211111111109" calcext:value-type="float">
            <text:p>0.0017921111</text:p>
          </table:table-cell>
          <table:table-cell office:value-type="float" office:value="0.66" calcext:value-type="float">
            <text:p>0.66</text:p>
          </table:table-cell>
          <table:table-cell table:formula="of:=(['meta-norm'.BN8]-['meta-norm'.BO$5])^2" office:value-type="float" office:value="0.026677777777778" calcext:value-type="float">
            <text:p>0.0266777778</text:p>
          </table:table-cell>
          <table:table-cell office:value-type="float" office:value="0.53" calcext:value-type="float">
            <text:p>0.53</text:p>
          </table:table-cell>
          <table:table-cell table:formula="of:=(['meta-norm'.BP8]-['meta-norm'.BQ$5])^2" office:value-type="float" office:value="0.0107467777777779" calcext:value-type="float">
            <text:p>0.0107467778</text:p>
          </table:table-cell>
          <table:table-cell office:value-type="float" office:value="0.54" calcext:value-type="float">
            <text:p>0.54</text:p>
          </table:table-cell>
          <table:table-cell table:formula="of:=(['meta-norm'.BR8]-['meta-norm'.BS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'meta-norm'.BT8]-['meta-norm'.BU$5])^2" office:value-type="float" office:value="0.125552111111111" calcext:value-type="float">
            <text:p>0.1255521111</text:p>
          </table:table-cell>
          <table:table-cell office:value-type="float" office:value="0.3" calcext:value-type="float">
            <text:p>0.3</text:p>
          </table:table-cell>
          <table:table-cell table:formula="of:=(['meta-norm'.BV8]-['meta-norm'.BW$5])^2" office:value-type="float" office:value="0.00834177777777772" calcext:value-type="float">
            <text:p>0.0083417778</text:p>
          </table:table-cell>
          <table:table-cell table:style-name="Default" office:value-type="float" office:value="0.23" calcext:value-type="float">
            <text:p>0,23</text:p>
          </table:table-cell>
          <table:table-cell table:formula="of:=(['meta-norm'.BX8]-['meta-norm'.BY$5])^2" office:value-type="float" office:value="0.0183151111111111" calcext:value-type="float">
            <text:p>0.0183151111</text:p>
          </table:table-cell>
          <table:table-cell office:value-type="float" office:value="0.09" calcext:value-type="float">
            <text:p>0.09</text:p>
          </table:table-cell>
          <table:table-cell table:formula="of:=(['meta-norm'.BZ8]-['meta-norm'.CA$5])^2" office:value-type="float" office:value="0.00368044444444445" calcext:value-type="float">
            <text:p>0.0036804444</text:p>
          </table:table-cell>
          <table:table-cell office:value-type="float" office:value="0" calcext:value-type="float">
            <text:p>0</text:p>
          </table:table-cell>
          <table:table-cell table:formula="of:=(['meta-norm'.CB8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table:formula="of:=(['meta-norm'.B9]-['meta-norm'.C$5])^2" office:value-type="float" office:value="0.00100277777777777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'meta-norm'.D9]-['meta-norm'.E$5])^2" office:value-type="float" office:value="0.00000277777777777569" calcext:value-type="float">
            <text:p>2.77777777777569E-06</text:p>
          </table:table-cell>
          <table:table-cell office:value-type="float" office:value="0.59" calcext:value-type="float">
            <text:p>0.59</text:p>
          </table:table-cell>
          <table:table-cell table:formula="of:=(['meta-norm'.F9]-['meta-norm'.G$5])^2" office:value-type="float" office:value="0.0119537777777777" calcext:value-type="float">
            <text:p>0.0119537778</text:p>
          </table:table-cell>
          <table:table-cell office:value-type="float" office:value="0" calcext:value-type="float">
            <text:p>0</text:p>
          </table:table-cell>
          <table:table-cell table:formula="of:=(['meta-norm'.H9]-['meta-norm'.I$5])^2" office:value-type="float" office:value="0.229121777777778" calcext:value-type="float">
            <text:p>0.2291217778</text:p>
          </table:table-cell>
          <table:table-cell office:value-type="float" office:value="0.48" calcext:value-type="float">
            <text:p>0.48</text:p>
          </table:table-cell>
          <table:table-cell table:formula="of:=(['meta-norm'.J9]-['meta-norm'.K$5])^2" office:value-type="float" office:value="0.00809999999999999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'meta-norm'.L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9]-['meta-norm'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'meta-norm'.V9]-['meta-norm'.W$5])^2" office:value-type="float" office:value="0.000529000000000001" calcext:value-type="float">
            <text:p>0.000529</text:p>
          </table:table-cell>
          <table:table-cell office:value-type="float" office:value="0.54" calcext:value-type="float">
            <text:p>0.54</text:p>
          </table:table-cell>
          <table:table-cell table:formula="of:=(['meta-norm'.X9]-['meta-norm'.Y$5])^2" office:value-type="float" office:value="0.000441000000000001" calcext:value-type="float">
            <text:p>0.000441</text:p>
          </table:table-cell>
          <table:table-cell office:value-type="float" office:value="0.53" calcext:value-type="float">
            <text:p>0.53</text:p>
          </table:table-cell>
          <table:table-cell table:formula="of:=(['meta-norm'.Z9]-['meta-norm'.AA$5])^2" office:value-type="float" office:value="0.00309877777777781" calcext:value-type="float">
            <text:p>0.0030987778</text:p>
          </table:table-cell>
          <table:table-cell office:value-type="float" office:value="0.53" calcext:value-type="float">
            <text:p>0.53</text:p>
          </table:table-cell>
          <table:table-cell table:formula="of:=(['meta-norm'.AB9]-['meta-norm'.AC$5])^2" office:value-type="float" office:value="0.004096" calcext:value-type="float">
            <text:p>0.004096</text:p>
          </table:table-cell>
          <table:table-cell office:value-type="float" office:value="0.7" calcext:value-type="float">
            <text:p>0.7</text:p>
          </table:table-cell>
          <table:table-cell table:formula="of:=(['meta-norm'.AD9]-['meta-norm'.AE$5])^2" office:value-type="float" office:value="0.085264" calcext:value-type="float">
            <text:p>0.085264</text:p>
          </table:table-cell>
          <table:table-cell office:value-type="float" office:value="0.58" calcext:value-type="float">
            <text:p>0.58</text:p>
          </table:table-cell>
          <table:table-cell table:formula="of:=(['meta-norm'.AF9]-['meta-norm'.AG$5])^2" office:value-type="float" office:value="0.055696" calcext:value-type="float">
            <text:p>0.055696</text:p>
          </table:table-cell>
          <table:table-cell office:value-type="float" office:value="0.29" calcext:value-type="float">
            <text:p>0.29</text:p>
          </table:table-cell>
          <table:table-cell table:formula="of:=(['meta-norm'.AH9]-['meta-norm'.AI$5])^2" office:value-type="float" office:value="0.00295211111111107" calcext:value-type="float">
            <text:p>0.0029521111</text:p>
          </table:table-cell>
          <table:table-cell office:value-type="float" office:value="0.21" calcext:value-type="float">
            <text:p>0.21</text:p>
          </table:table-cell>
          <table:table-cell table:formula="of:=(['meta-norm'.AJ9]-['meta-norm'.AK$5])^2" office:value-type="float" office:value="0.00277377777777781" calcext:value-type="float">
            <text:p>0.0027737778</text:p>
          </table:table-cell>
          <table:table-cell office:value-type="float" office:value="0.1" calcext:value-type="float">
            <text:p>0.1</text:p>
          </table:table-cell>
          <table:table-cell table:formula="of:=(['meta-norm'.AL9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9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7" calcext:value-type="float">
            <text:p>0,77</text:p>
          </table:table-cell>
          <table:table-cell table:formula="of:=(['meta-norm'.AR9]-['meta-norm'.AQ$5])^2" office:value-type="float" office:value="0.0178667777777778" calcext:value-type="float">
            <text:p>0.0178667778</text:p>
          </table:table-cell>
          <table:table-cell office:value-type="float" office:value="0.65" calcext:value-type="float">
            <text:p>0.65</text:p>
          </table:table-cell>
          <table:table-cell table:formula="of:=(['meta-norm'.AT9]-['meta-norm'.AS$5])^2" office:value-type="float" office:value="0.00104544444444443" calcext:value-type="float">
            <text:p>0.0010454444</text:p>
          </table:table-cell>
          <table:table-cell office:value-type="float" office:value="0.48" calcext:value-type="float">
            <text:p>0.48</text:p>
          </table:table-cell>
          <table:table-cell table:formula="of:=(['meta-norm'.AT9]-['meta-norm'.AU$5])^2" office:value-type="float" office:value="0.000196" calcext:value-type="float">
            <text:p>0.000196</text:p>
          </table:table-cell>
          <table:table-cell office:value-type="float" office:value="0.55" calcext:value-type="float">
            <text:p>0.55</text:p>
          </table:table-cell>
          <table:table-cell table:formula="of:=(['meta-norm'.AV9]-['meta-norm'.AW$5])^2" office:value-type="float" office:value="0.00352044444444441" calcext:value-type="float">
            <text:p>0.0035204444</text:p>
          </table:table-cell>
          <table:table-cell office:value-type="float" office:value="0.5" calcext:value-type="float">
            <text:p>0.5</text:p>
          </table:table-cell>
          <table:table-cell table:formula="of:=(['meta-norm'.AX9]-['meta-norm'.AY$5])^2" office:value-type="float" office:value="0.014884" calcext:value-type="float">
            <text:p>0.014884</text:p>
          </table:table-cell>
          <table:table-cell office:value-type="float" office:value="0.56" calcext:value-type="float">
            <text:p>0.56</text:p>
          </table:table-cell>
          <table:table-cell table:formula="of:=(['meta-norm'.AZ9]-['meta-norm'.BA$5])^2" office:value-type="float" office:value="0.029241" calcext:value-type="float">
            <text:p>0.029241</text:p>
          </table:table-cell>
          <table:table-cell office:value-type="float" office:value="0.37" calcext:value-type="float">
            <text:p>0.37</text:p>
          </table:table-cell>
          <table:table-cell table:formula="of:=(['meta-norm'.BB9]-['meta-norm'.BC$5])^2" office:value-type="float" office:value="0.023104" calcext:value-type="float">
            <text:p>0.023104</text:p>
          </table:table-cell>
          <table:table-cell office:value-type="float" office:value="0.21" calcext:value-type="float">
            <text:p>0.21</text:p>
          </table:table-cell>
          <table:table-cell table:formula="of:=(['meta-norm'.BD9]-['meta-norm'.BE$5])^2" office:value-type="float" office:value="0.00149511111111114" calcext:value-type="float">
            <text:p>0.0014951111</text:p>
          </table:table-cell>
          <table:table-cell office:value-type="float" office:value="0" calcext:value-type="float">
            <text:p>0</text:p>
          </table:table-cell>
          <table:table-cell table:formula="of:=(['meta-norm'.BF9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9]-['meta-norm'.BI$5])^2" office:value-type="float" office:value="0.000144" calcext:value-type="float">
            <text:p>0.000144</text:p>
          </table:table-cell>
          <table:table-cell office:value-type="float" office:value="0.81" calcext:value-type="float">
            <text:p>0.81</text:p>
          </table:table-cell>
          <table:table-cell table:formula="of:=(['meta-norm'.BJ9]-['meta-norm'.BK$5])^2" office:value-type="float" office:value="0.000143999999999998" calcext:value-type="float">
            <text:p>0.000144</text:p>
          </table:table-cell>
          <table:table-cell office:value-type="float" office:value="0.53" calcext:value-type="float">
            <text:p>0.53</text:p>
          </table:table-cell>
          <table:table-cell table:formula="of:=(['meta-norm'.BL9]-['meta-norm'.BM$5])^2" office:value-type="float" office:value="0.0000587777777777819" calcext:value-type="float">
            <text:p>5.87777777777819E-05</text:p>
          </table:table-cell>
          <table:table-cell office:value-type="float" office:value="0.45" calcext:value-type="float">
            <text:p>0.45</text:p>
          </table:table-cell>
          <table:table-cell table:formula="of:=(['meta-norm'.BN9]-['meta-norm'.BO$5])^2" office:value-type="float" office:value="0.00217777777777772" calcext:value-type="float">
            <text:p>0.0021777778</text:p>
          </table:table-cell>
          <table:table-cell office:value-type="float" office:value="0.51" calcext:value-type="float">
            <text:p>0.51</text:p>
          </table:table-cell>
          <table:table-cell table:formula="of:=(['meta-norm'.BP9]-['meta-norm'.BQ$5])^2" office:value-type="float" office:value="0.00700011111111117" calcext:value-type="float">
            <text:p>0.0070001111</text:p>
          </table:table-cell>
          <table:table-cell office:value-type="float" office:value="0.51" calcext:value-type="float">
            <text:p>0.51</text:p>
          </table:table-cell>
          <table:table-cell table:formula="of:=(['meta-norm'.BR9]-['meta-norm'.BS$5])^2" office:value-type="float" office:value="0.010404" calcext:value-type="float">
            <text:p>0.010404</text:p>
          </table:table-cell>
          <table:table-cell office:value-type="float" office:value="0.59" calcext:value-type="float">
            <text:p>0.59</text:p>
          </table:table-cell>
          <table:table-cell table:formula="of:=(['meta-norm'.BT9]-['meta-norm'.BU$5])^2" office:value-type="float" office:value="0.0555387777777779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BV9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13" calcext:value-type="float">
            <text:p>0,13</text:p>
          </table:table-cell>
          <table:table-cell table:formula="of:=(['meta-norm'.BX9]-['meta-norm'.BY$5])^2" office:value-type="float" office:value="0.00124844444444444" calcext:value-type="float">
            <text:p>0.0012484444</text:p>
          </table:table-cell>
          <table:table-cell office:value-type="float" office:value="0.08" calcext:value-type="float">
            <text:p>0.08</text:p>
          </table:table-cell>
          <table:table-cell table:formula="of:=(['meta-norm'.BZ9]-['meta-norm'.CA$5])^2" office:value-type="float" office:value="0.00256711111111112" calcext:value-type="float">
            <text:p>0.0025671111</text:p>
          </table:table-cell>
          <table:table-cell office:value-type="float" office:value="0.03" calcext:value-type="float">
            <text:p>0.03</text:p>
          </table:table-cell>
          <table:table-cell table:formula="of:=(['meta-norm'.CB9]-['meta-norm'.CC$5])^2" office:value-type="float" office:value="0.000544444444444444" calcext:value-type="float">
            <text:p>0.0005444444</text:p>
          </table:table-cell>
          <table:table-cell table:number-columns-repeated="9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formula="of:=(['meta-norm'.B10]-['meta-norm'.C$5])^2" office:value-type="float" office:value="0.00513611111111109" calcext:value-type="float">
            <text:p>0.0051361111</text:p>
          </table:table-cell>
          <table:table-cell office:value-type="float" office:value="0.52" calcext:value-type="float">
            <text:p>0.52</text:p>
          </table:table-cell>
          <table:table-cell table:formula="of:=(['meta-norm'.D10]-['meta-norm'.E$5])^2" office:value-type="float" office:value="0.0000694444444444551" calcext:value-type="float">
            <text:p>6.94444444444551E-05</text:p>
          </table:table-cell>
          <table:table-cell office:value-type="float" office:value="0.56" calcext:value-type="float">
            <text:p>0.56</text:p>
          </table:table-cell>
          <table:table-cell table:formula="of:=(['meta-norm'.F10]-['meta-norm'.G$5])^2" office:value-type="float" office:value="0.00629377777777773" calcext:value-type="float">
            <text:p>0.0062937778</text:p>
          </table:table-cell>
          <table:table-cell office:value-type="float" office:value="0.52" calcext:value-type="float">
            <text:p>0.52</text:p>
          </table:table-cell>
          <table:table-cell table:formula="of:=(['meta-norm'.H10]-['meta-norm'.I$5])^2" office:value-type="float" office:value="0.00170844444444442" calcext:value-type="float">
            <text:p>0.0017084444</text:p>
          </table:table-cell>
          <table:table-cell office:value-type="float" office:value="0.59" calcext:value-type="float">
            <text:p>0.59</text:p>
          </table:table-cell>
          <table:table-cell table:formula="of:=(['meta-norm'.J10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1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0]-['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meta-norm'.V10]-['meta-norm'.W$5])^2" office:value-type="float" office:value="0.0000490000000000001" calcext:value-type="float">
            <text:p>0.000049</text:p>
          </table:table-cell>
          <table:table-cell office:value-type="float" office:value="0.64" calcext:value-type="float">
            <text:p>0.64</text:p>
          </table:table-cell>
          <table:table-cell table:formula="of:=(['meta-norm'.X10]-['meta-norm'.Y$5])^2" office:value-type="float" office:value="0.014641" calcext:value-type="float">
            <text:p>0.014641</text:p>
          </table:table-cell>
          <table:table-cell office:value-type="float" office:value="0.59" calcext:value-type="float">
            <text:p>0.59</text:p>
          </table:table-cell>
          <table:table-cell table:formula="of:=(['meta-norm'.Z10]-['meta-norm'.AA$5])^2" office:value-type="float" office:value="0.0133787777777778" calcext:value-type="float">
            <text:p>0.0133787778</text:p>
          </table:table-cell>
          <table:table-cell office:value-type="float" office:value="0.51" calcext:value-type="float">
            <text:p>0.51</text:p>
          </table:table-cell>
          <table:table-cell table:formula="of:=(['meta-norm'.AB10]-['meta-norm'.AC$5])^2" office:value-type="float" office:value="0.001936" calcext:value-type="float">
            <text:p>0.001936</text:p>
          </table:table-cell>
          <table:table-cell office:value-type="float" office:value="0.55" calcext:value-type="float">
            <text:p>0.55</text:p>
          </table:table-cell>
          <table:table-cell table:formula="of:=(['meta-norm'.AD10]-['meta-norm'.AE$5])^2" office:value-type="float" office:value="0.020164" calcext:value-type="float">
            <text:p>0.020164</text:p>
          </table:table-cell>
          <table:table-cell office:value-type="float" office:value="0.49" calcext:value-type="float">
            <text:p>0.49</text:p>
          </table:table-cell>
          <table:table-cell table:formula="of:=(['meta-norm'.AF10]-['meta-norm'.AG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'meta-norm'.AH10]-['meta-norm'.AI$5])^2" office:value-type="float" office:value="0.0555387777777779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10]-['meta-norm'.AK$5])^2" office:value-type="float" office:value="0.0247537777777777" calcext:value-type="float">
            <text:p>0.0247537778</text:p>
          </table:table-cell>
          <table:table-cell office:value-type="float" office:value="0.17" calcext:value-type="float">
            <text:p>0.17</text:p>
          </table:table-cell>
          <table:table-cell table:formula="of:=(['meta-norm'.AL10]-['meta-norm'.AM$5])^2" office:value-type="float" office:value="0.00834177777777777" calcext:value-type="float">
            <text:p>0.0083417778</text:p>
          </table:table-cell>
          <table:table-cell office:value-type="float" office:value="0.01" calcext:value-type="float">
            <text:p>0.01</text:p>
          </table:table-cell>
          <table:table-cell table:formula="of:=(['meta-norm'.AN10]-['meta-norm'.AO$5])^2" office:value-type="float" office:value="0.000215111111111112" calcext:value-type="float">
            <text:p>0.0002151111</text:p>
          </table:table-cell>
          <table:table-cell table:style-name="Default" office:value-type="float" office:value="0.79" calcext:value-type="float">
            <text:p>0,79</text:p>
          </table:table-cell>
          <table:table-cell table:formula="of:=(['meta-norm'.AR10]-['meta-norm'.AQ$5])^2" office:value-type="float" office:value="0.0695201111111111" calcext:value-type="float">
            <text:p>0.0695201111</text:p>
          </table:table-cell>
          <table:table-cell office:value-type="float" office:value="0.52" calcext:value-type="float">
            <text:p>0.52</text:p>
          </table:table-cell>
          <table:table-cell table:formula="of:=(['meta-norm'.AT10]-['meta-norm'.AS$5])^2" office:value-type="float" office:value="0.000152111111111105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10]-['meta-norm'.AU$5])^2" office:value-type="float" office:value="0.0000360000000000001" calcext:value-type="float">
            <text:p>0.000036</text:p>
          </table:table-cell>
          <table:table-cell office:value-type="float" office:value="0.49" calcext:value-type="float">
            <text:p>0.49</text:p>
          </table:table-cell>
          <table:table-cell table:formula="of:=(['meta-norm'.AV10]-['meta-norm'.AW$5])^2" office:value-type="float" office:value="0.000000444444444444939" calcext:value-type="float">
            <text:p>4.44444444444939E-07</text:p>
          </table:table-cell>
          <table:table-cell office:value-type="float" office:value="0" calcext:value-type="float">
            <text:p>0</text:p>
          </table:table-cell>
          <table:table-cell table:formula="of:=(['meta-norm'.AX10]-['meta-norm'.AY$5])^2" office:value-type="float" office:value="0.142884" calcext:value-type="float">
            <text:p>0.142884</text:p>
          </table:table-cell>
          <table:table-cell office:value-type="float" office:value="0.5" calcext:value-type="float">
            <text:p>0.5</text:p>
          </table:table-cell>
          <table:table-cell table:formula="of:=(['meta-norm'.AZ10]-['meta-norm'.BA$5])^2" office:value-type="float" office:value="0.012321" calcext:value-type="float">
            <text:p>0.012321</text:p>
          </table:table-cell>
          <table:table-cell office:value-type="float" office:value="0" calcext:value-type="float">
            <text:p>0</text:p>
          </table:table-cell>
          <table:table-cell table:formula="of:=(['meta-norm'.BB10]-['meta-norm'.BC$5])^2" office:value-type="float" office:value="0.047524" calcext:value-type="float">
            <text:p>0.047524</text:p>
          </table:table-cell>
          <table:table-cell office:value-type="float" office:value="0.3" calcext:value-type="float">
            <text:p>0.3</text:p>
          </table:table-cell>
          <table:table-cell table:formula="of:=(['meta-norm'.BD10]-['meta-norm'.BE$5])^2" office:value-type="float" office:value="0.0165551111111112" calcext:value-type="float">
            <text:p>0.0165551111</text:p>
          </table:table-cell>
          <table:table-cell office:value-type="float" office:value="0" calcext:value-type="float">
            <text:p>0</text:p>
          </table:table-cell>
          <table:table-cell table:formula="of:=(['meta-norm'.BF10]-['meta-norm'.BG$5])^2" office:value-type="float" office:value="0.00332544444444445" calcext:value-type="float">
            <text:p>0.0033254444</text:p>
          </table:table-cell>
          <table:table-cell office:value-type="float" office:value="0.06" calcext:value-type="float">
            <text:p>0.06</text:p>
          </table:table-cell>
          <table:table-cell table:formula="of:=(['meta-norm'.BH10]-['meta-norm'.BI$5])^2" office:value-type="float" office:value="0.002304" calcext:value-type="float">
            <text:p>0.002304</text:p>
          </table:table-cell>
          <table:table-cell office:value-type="float" office:value="0.84" calcext:value-type="float">
            <text:p>0.84</text:p>
          </table:table-cell>
          <table:table-cell table:formula="of:=(['meta-norm'.BJ10]-['meta-norm'.BK$5])^2" office:value-type="float" office:value="0.00176399999999998" calcext:value-type="float">
            <text:p>0.001764</text:p>
          </table:table-cell>
          <table:table-cell office:value-type="float" office:value="0.5" calcext:value-type="float">
            <text:p>0.5</text:p>
          </table:table-cell>
          <table:table-cell table:formula="of:=(['meta-norm'.BL10]-['meta-norm'.BM$5])^2" office:value-type="float" office:value="0.000498777777777767" calcext:value-type="float">
            <text:p>0.0004987778</text:p>
          </table:table-cell>
          <table:table-cell office:value-type="float" office:value="0.53" calcext:value-type="float">
            <text:p>0.53</text:p>
          </table:table-cell>
          <table:table-cell table:formula="of:=(['meta-norm'.BN10]-['meta-norm'.BO$5])^2" office:value-type="float" office:value="0.00111111111111116" calcext:value-type="float">
            <text:p>0.0011111111</text:p>
          </table:table-cell>
          <table:table-cell office:value-type="float" office:value="0.47" calcext:value-type="float">
            <text:p>0.47</text:p>
          </table:table-cell>
          <table:table-cell table:formula="of:=(['meta-norm'.BP10]-['meta-norm'.BQ$5])^2" office:value-type="float" office:value="0.00190677777777781" calcext:value-type="float">
            <text:p>0.0019067778</text:p>
          </table:table-cell>
          <table:table-cell office:value-type="float" office:value="0" calcext:value-type="float">
            <text:p>0</text:p>
          </table:table-cell>
          <table:table-cell table:formula="of:=(['meta-norm'.BR10]-['meta-norm'.BS$5])^2" office:value-type="float" office:value="0.166464" calcext:value-type="float">
            <text:p>0.166464</text:p>
          </table:table-cell>
          <table:table-cell office:value-type="float" office:value="0.52" calcext:value-type="float">
            <text:p>0.52</text:p>
          </table:table-cell>
          <table:table-cell table:formula="of:=(['meta-norm'.BT10]-['meta-norm'.BU$5])^2" office:value-type="float" office:value="0.0274454444444446" calcext:value-type="float">
            <text:p>0.0274454444</text:p>
          </table:table-cell>
          <table:table-cell office:value-type="float" office:value="0" calcext:value-type="float">
            <text:p>0</text:p>
          </table:table-cell>
          <table:table-cell table:formula="of:=(['meta-norm'.BV10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0]-['meta-norm'.BY$5])^2" office:value-type="float" office:value="0.00896177777777779" calcext:value-type="float">
            <text:p>0.0089617778</text:p>
          </table:table-cell>
          <table:table-cell office:value-type="float" office:value="0.07" calcext:value-type="float">
            <text:p>0.07</text:p>
          </table:table-cell>
          <table:table-cell table:formula="of:=(['meta-norm'.BZ10]-['meta-norm'.CA$5])^2" office:value-type="float" office:value="0.00165377777777778" calcext:value-type="float">
            <text:p>0.0016537778</text:p>
          </table:table-cell>
          <table:table-cell office:value-type="float" office:value="0" calcext:value-type="float">
            <text:p>0</text:p>
          </table:table-cell>
          <table:table-cell table:formula="of:=(['meta-norm'.CB10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table:formula="of:=(['meta-norm'.B11]-['meta-norm'.C$5])^2" office:value-type="float" office:value="0.000336111111111114" calcext:value-type="float">
            <text:p>0.0003361111</text:p>
          </table:table-cell>
          <table:table-cell office:value-type="float" office:value="0.45" calcext:value-type="float">
            <text:p>0.45</text:p>
          </table:table-cell>
          <table:table-cell table:formula="of:=(['meta-norm'.D11]-['meta-norm'.E$5])^2" office:value-type="float" office:value="0.0038027777777777" calcext:value-type="float">
            <text:p>0.0038027778</text:p>
          </table:table-cell>
          <table:table-cell office:value-type="float" office:value="0.55" calcext:value-type="float">
            <text:p>0.55</text:p>
          </table:table-cell>
          <table:table-cell table:formula="of:=(['meta-norm'.F11]-['meta-norm'.G$5])^2" office:value-type="float" office:value="0.00480711111111107" calcext:value-type="float">
            <text:p>0.0048071111</text:p>
          </table:table-cell>
          <table:table-cell office:value-type="float" office:value="0.6" calcext:value-type="float">
            <text:p>0.6</text:p>
          </table:table-cell>
          <table:table-cell table:formula="of:=(['meta-norm'.H11]-['meta-norm'.I$5])^2" office:value-type="float" office:value="0.0147217777777777" calcext:value-type="float">
            <text:p>0.0147217778</text:p>
          </table:table-cell>
          <table:table-cell office:value-type="float" office:value="0.54" calcext:value-type="float">
            <text:p>0.54</text:p>
          </table:table-cell>
          <table:table-cell table:formula="of:=(['meta-norm'.J11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1]-['meta-norm'.U$5])^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(['meta-norm'.V11]-['meta-norm'.W$5])^2" office:value-type="float" office:value="0.001089" calcext:value-type="float">
            <text:p>0.001089</text:p>
          </table:table-cell>
          <table:table-cell office:value-type="float" office:value="0.45" calcext:value-type="float">
            <text:p>0.45</text:p>
          </table:table-cell>
          <table:table-cell table:formula="of:=(['meta-norm'.X11]-['meta-norm'.Y$5])^2" office:value-type="float" office:value="0.004761" calcext:value-type="float">
            <text:p>0.004761</text:p>
          </table:table-cell>
          <table:table-cell office:value-type="float" office:value="0.47" calcext:value-type="float">
            <text:p>0.47</text:p>
          </table:table-cell>
          <table:table-cell table:formula="of:=(['meta-norm'.Z11]-['meta-norm'.AA$5])^2" office:value-type="float" office:value="0.0000187777777777751" calcext:value-type="float">
            <text:p>1.87777777777751E-05</text:p>
          </table:table-cell>
          <table:table-cell office:value-type="float" office:value="0.5" calcext:value-type="float">
            <text:p>0.5</text:p>
          </table:table-cell>
          <table:table-cell table:formula="of:=(['meta-norm'.AB11]-['meta-norm'.AC$5])^2"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table:formula="of:=(['meta-norm'.AD11]-['meta-norm'.AE$5])^2" office:value-type="float" office:value="0.166464" calcext:value-type="float">
            <text:p>0.166464</text:p>
          </table:table-cell>
          <table:table-cell office:value-type="float" office:value="0.46" calcext:value-type="float">
            <text:p>0.46</text:p>
          </table:table-cell>
          <table:table-cell table:formula="of:=(['meta-norm'.AF11]-['meta-norm'.AG$5])^2" office:value-type="float" office:value="0.013456" calcext:value-type="float">
            <text:p>0.013456</text:p>
          </table:table-cell>
          <table:table-cell office:value-type="float" office:value="0" calcext:value-type="float">
            <text:p>0</text:p>
          </table:table-cell>
          <table:table-cell table:formula="of:=(['meta-norm'.AH11]-['meta-norm'.AI$5])^2" office:value-type="float" office:value="0.0555387777777779" calcext:value-type="float">
            <text:p>0.0555387778</text:p>
          </table:table-cell>
          <table:table-cell office:value-type="float" office:value="0.31" calcext:value-type="float">
            <text:p>0.31</text:p>
          </table:table-cell>
          <table:table-cell table:formula="of:=(['meta-norm'.AJ11]-['meta-norm'.AK$5])^2" office:value-type="float" office:value="0.0233071111111112" calcext:value-type="float">
            <text:p>0.0233071111</text:p>
          </table:table-cell>
          <table:table-cell office:value-type="float" office:value="0" calcext:value-type="float">
            <text:p>0</text:p>
          </table:table-cell>
          <table:table-cell table:formula="of:=(['meta-norm'.AL11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11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84" calcext:value-type="float">
            <text:p>0,84</text:p>
          </table:table-cell>
          <table:table-cell table:formula="of:=(['meta-norm'.AR11]-['meta-norm'.AQ$5])^2" office:value-type="float" office:value="0.0456534444444444" calcext:value-type="float">
            <text:p>0.0456534444</text:p>
          </table:table-cell>
          <table:table-cell office:value-type="float" office:value="0.57" calcext:value-type="float">
            <text:p>0.57</text:p>
          </table:table-cell>
          <table:table-cell table:formula="of:=(['meta-norm'.AT11]-['meta-norm'.AS$5])^2" office:value-type="float" office:value="0.00227211111111114" calcext:value-type="float">
            <text:p>0.0022721111</text:p>
          </table:table-cell>
          <table:table-cell office:value-type="float" office:value="0.56" calcext:value-type="float">
            <text:p>0.56</text:p>
          </table:table-cell>
          <table:table-cell table:formula="of:=(['meta-norm'.AT11]-['meta-norm'.AU$5])^2" office:value-type="float" office:value="0.00435600000000001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table:formula="of:=(['meta-norm'.AV11]-['meta-norm'.AW$5])^2" office:value-type="float" office:value="0.240753777777778" calcext:value-type="float">
            <text:p>0.2407537778</text:p>
          </table:table-cell>
          <table:table-cell office:value-type="float" office:value="0" calcext:value-type="float">
            <text:p>0</text:p>
          </table:table-cell>
          <table:table-cell table:formula="of:=(['meta-norm'.AX11]-['meta-norm'.AY$5])^2" office:value-type="float" office:value="0.142884" calcext:value-type="float">
            <text:p>0.142884</text:p>
          </table:table-cell>
          <table:table-cell office:value-type="float" office:value="0" calcext:value-type="float">
            <text:p>0</text:p>
          </table:table-cell>
          <table:table-cell table:formula="of:=(['meta-norm'.AZ11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11]-['meta-norm'.BC$5])^2" office:value-type="float" office:value="0.047524" calcext:value-type="float">
            <text:p>0.047524</text:p>
          </table:table-cell>
          <table:table-cell office:value-type="float" office:value="0.19" calcext:value-type="float">
            <text:p>0.19</text:p>
          </table:table-cell>
          <table:table-cell table:formula="of:=(['meta-norm'.BD11]-['meta-norm'.BE$5])^2" office:value-type="float" office:value="0.000348444444444457" calcext:value-type="float">
            <text:p>0.0003484444</text:p>
          </table:table-cell>
          <table:table-cell office:value-type="float" office:value="0.11" calcext:value-type="float">
            <text:p>0.11</text:p>
          </table:table-cell>
          <table:table-cell table:formula="of:=(['meta-norm'.BF11]-['meta-norm'.BG$5])^2" office:value-type="float" office:value="0.00273877777777777" calcext:value-type="float">
            <text:p>0.0027387778</text:p>
          </table:table-cell>
          <table:table-cell office:value-type="float" office:value="0.04" calcext:value-type="float">
            <text:p>0.04</text:p>
          </table:table-cell>
          <table:table-cell table:formula="of:=(['meta-norm'.BH11]-['meta-norm'.BI$5])^2" office:value-type="float" office:value="0.000784" calcext:value-type="float">
            <text:p>0.000784</text:p>
          </table:table-cell>
          <table:table-cell office:value-type="float" office:value="0.85" calcext:value-type="float">
            <text:p>0.85</text:p>
          </table:table-cell>
          <table:table-cell table:formula="of:=(['meta-norm'.BJ11]-['meta-norm'.BK$5])^2" office:value-type="float" office:value="0.00270399999999998" calcext:value-type="float">
            <text:p>0.002704</text:p>
          </table:table-cell>
          <table:table-cell office:value-type="float" office:value="0.55" calcext:value-type="float">
            <text:p>0.55</text:p>
          </table:table-cell>
          <table:table-cell table:formula="of:=(['meta-norm'.BL11]-['meta-norm'.BM$5])^2" office:value-type="float" office:value="0.00076544444444446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BN11]-['meta-norm'.BO$5])^2" office:value-type="float" office:value="0.00187777777777784" calcext:value-type="float">
            <text:p>0.0018777778</text:p>
          </table:table-cell>
          <table:table-cell office:value-type="float" office:value="0" calcext:value-type="float">
            <text:p>0</text:p>
          </table:table-cell>
          <table:table-cell table:formula="of:=(['meta-norm'.BP11]-['meta-norm'.BQ$5])^2" office:value-type="float" office:value="0.181760111111111" calcext:value-type="float">
            <text:p>0.1817601111</text:p>
          </table:table-cell>
          <table:table-cell office:value-type="float" office:value="0.46" calcext:value-type="float">
            <text:p>0.46</text:p>
          </table:table-cell>
          <table:table-cell table:formula="of:=(['meta-norm'.BR11]-['meta-norm'.BS$5])^2" office:value-type="float" office:value="0.002704" calcext:value-type="float">
            <text:p>0.002704</text:p>
          </table:table-cell>
          <table:table-cell office:value-type="float" office:value="0.47" calcext:value-type="float">
            <text:p>0.47</text:p>
          </table:table-cell>
          <table:table-cell table:formula="of:=(['meta-norm'.BT11]-['meta-norm'.BU$5])^2" office:value-type="float" office:value="0.0133787777777779" calcext:value-type="float">
            <text:p>0.0133787778</text:p>
          </table:table-cell>
          <table:table-cell office:value-type="float" office:value="0.36" calcext:value-type="float">
            <text:p>0.36</text:p>
          </table:table-cell>
          <table:table-cell table:formula="of:=(['meta-norm'.BV11]-['meta-norm'.BW$5])^2" office:value-type="float" office:value="0.0229017777777777" calcext:value-type="float">
            <text:p>0.02290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1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1]-['meta-norm'.CA$5])^2" office:value-type="float" office:value="0.000860444444444442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11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table:formula="of:=(['meta-norm'.B12]-['meta-norm'.C$5])^2" office:value-type="float" office:value="0.00266944444444444" calcext:value-type="float">
            <text:p>0.0026694444</text:p>
          </table:table-cell>
          <table:table-cell office:value-type="float" office:value="0.46" calcext:value-type="float">
            <text:p>0.46</text:p>
          </table:table-cell>
          <table:table-cell table:formula="of:=(['meta-norm'.D12]-['meta-norm'.E$5])^2" office:value-type="float" office:value="0.00266944444444438" calcext:value-type="float">
            <text:p>0.0026694444</text:p>
          </table:table-cell>
          <table:table-cell office:value-type="float" office:value="0.59" calcext:value-type="float">
            <text:p>0.59</text:p>
          </table:table-cell>
          <table:table-cell table:formula="of:=(['meta-norm'.F12]-['meta-norm'.G$5])^2" office:value-type="float" office:value="0.0119537777777777" calcext:value-type="float">
            <text:p>0.0119537778</text:p>
          </table:table-cell>
          <table:table-cell office:value-type="float" office:value="0.51" calcext:value-type="float">
            <text:p>0.51</text:p>
          </table:table-cell>
          <table:table-cell table:formula="of:=(['meta-norm'.H12]-['meta-norm'.I$5])^2" office:value-type="float" office:value="0.000981777777777756" calcext:value-type="float">
            <text:p>0.0009817778</text:p>
          </table:table-cell>
          <table:table-cell office:value-type="float" office:value="0.64" calcext:value-type="float">
            <text:p>0.64</text:p>
          </table:table-cell>
          <table:table-cell table:formula="of:=(['meta-norm'.J12]-['meta-norm'.K$5])^2"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formula="of:=(['meta-norm'.L1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2]-['meta-norm'.U$5])^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(['meta-norm'.V12]-['meta-norm'.W$5])^2" office:value-type="float" office:value="0.00448899999999999" calcext:value-type="float">
            <text:p>0.004489</text:p>
          </table:table-cell>
          <table:table-cell office:value-type="float" office:value="0.51" calcext:value-type="float">
            <text:p>0.51</text:p>
          </table:table-cell>
          <table:table-cell table:formula="of:=(['meta-norm'.X12]-['meta-norm'.Y$5])^2" office:value-type="float" office:value="0.0000810000000000001" calcext:value-type="float">
            <text:p>0.000081</text:p>
          </table:table-cell>
          <table:table-cell office:value-type="float" office:value="0.56" calcext:value-type="float">
            <text:p>0.56</text:p>
          </table:table-cell>
          <table:table-cell table:formula="of:=(['meta-norm'.Z12]-['meta-norm'.AA$5])^2" office:value-type="float" office:value="0.00733877777777784" calcext:value-type="float">
            <text:p>0.0073387778</text:p>
          </table:table-cell>
          <table:table-cell office:value-type="float" office:value="0.61" calcext:value-type="float">
            <text:p>0.61</text:p>
          </table:table-cell>
          <table:table-cell table:formula="of:=(['meta-norm'.AB12]-['meta-norm'.AC$5])^2" office:value-type="float" office:value="0.020736" calcext:value-type="float">
            <text:p>0.020736</text:p>
          </table:table-cell>
          <table:table-cell office:value-type="float" office:value="0.62" calcext:value-type="float">
            <text:p>0.62</text:p>
          </table:table-cell>
          <table:table-cell table:formula="of:=(['meta-norm'.AD12]-['meta-norm'.AE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'meta-norm'.AF12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2]-['meta-norm'.AI$5])^2" office:value-type="float" office:value="0.0555387777777779" calcext:value-type="float">
            <text:p>0.0555387778</text:p>
          </table:table-cell>
          <table:table-cell office:value-type="float" office:value="0.22" calcext:value-type="float">
            <text:p>0.22</text:p>
          </table:table-cell>
          <table:table-cell table:formula="of:=(['meta-norm'.AJ12]-['meta-norm'.AK$5])^2" office:value-type="float" office:value="0.00392711111111115" calcext:value-type="float">
            <text:p>0.0039271111</text:p>
          </table:table-cell>
          <table:table-cell office:value-type="float" office:value="0.12" calcext:value-type="float">
            <text:p>0.12</text:p>
          </table:table-cell>
          <table:table-cell table:formula="of:=(['meta-norm'.AL12]-['meta-norm'.AM$5])^2" office:value-type="float" office:value="0.00170844444444444" calcext:value-type="float">
            <text:p>0.0017084444</text:p>
          </table:table-cell>
          <table:table-cell office:value-type="float" office:value="0.07" calcext:value-type="float">
            <text:p>0.07</text:p>
          </table:table-cell>
          <table:table-cell table:formula="of:=(['meta-norm'.AN12]-['meta-norm'.AO$5])^2" office:value-type="float" office:value="0.00205511111111111" calcext:value-type="float">
            <text:p>0.0020551111</text:p>
          </table:table-cell>
          <table:table-cell table:style-name="Default" office:value-type="float" office:value="0.83" calcext:value-type="float">
            <text:p>0,83</text:p>
          </table:table-cell>
          <table:table-cell table:formula="of:=(['meta-norm'.AR12]-['meta-norm'.AQ$5])^2" office:value-type="float" office:value="0.0748934444444444" calcext:value-type="float">
            <text:p>0.0748934444</text:p>
          </table:table-cell>
          <table:table-cell office:value-type="float" office:value="0.51" calcext:value-type="float">
            <text:p>0.51</text:p>
          </table:table-cell>
          <table:table-cell table:formula="of:=(['meta-norm'.AT12]-['meta-norm'.AS$5])^2" office:value-type="float" office:value="0.0189521111111112" calcext:value-type="float">
            <text:p>0.0189521111</text:p>
          </table:table-cell>
          <table:table-cell office:value-type="float" office:value="0.65" calcext:value-type="float">
            <text:p>0.65</text:p>
          </table:table-cell>
          <table:table-cell table:formula="of:=(['meta-norm'.AT12]-['meta-norm'.AU$5])^2" office:value-type="float" office:value="0.024336" calcext:value-type="float">
            <text:p>0.024336</text:p>
          </table:table-cell>
          <table:table-cell office:value-type="float" office:value="0.49" calcext:value-type="float">
            <text:p>0.49</text:p>
          </table:table-cell>
          <table:table-cell table:formula="of:=(['meta-norm'.AV12]-['meta-norm'.AW$5])^2" office:value-type="float" office:value="0.000000444444444444939" calcext:value-type="float">
            <text:p>4.44444444444939E-07</text:p>
          </table:table-cell>
          <table:table-cell office:value-type="float" office:value="0.53" calcext:value-type="float">
            <text:p>0.53</text:p>
          </table:table-cell>
          <table:table-cell table:formula="of:=(['meta-norm'.AX12]-['meta-norm'.AY$5])^2" office:value-type="float" office:value="0.023104" calcext:value-type="float">
            <text:p>0.023104</text:p>
          </table:table-cell>
          <table:table-cell office:value-type="float" office:value="0.54" calcext:value-type="float">
            <text:p>0.54</text:p>
          </table:table-cell>
          <table:table-cell table:formula="of:=(['meta-norm'.AZ12]-['meta-norm'.BA$5])^2" office:value-type="float" office:value="0.022801" calcext:value-type="float">
            <text:p>0.022801</text:p>
          </table:table-cell>
          <table:table-cell office:value-type="float" office:value="0" calcext:value-type="float">
            <text:p>0</text:p>
          </table:table-cell>
          <table:table-cell table:formula="of:=(['meta-norm'.BB12]-['meta-norm'.BC$5])^2" office:value-type="float" office:value="0.047524" calcext:value-type="float">
            <text:p>0.047524</text:p>
          </table:table-cell>
          <table:table-cell office:value-type="float" office:value="0" calcext:value-type="float">
            <text:p>0</text:p>
          </table:table-cell>
          <table:table-cell table:formula="of:=(['meta-norm'.BD12]-['meta-norm'.B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12]-['meta-norm'.BG$5])^2" office:value-type="float" office:value="0.00332544444444445" calcext:value-type="float">
            <text:p>0.0033254444</text:p>
          </table:table-cell>
          <table:table-cell office:value-type="float" office:value="0.02" calcext:value-type="float">
            <text:p>0.02</text:p>
          </table:table-cell>
          <table:table-cell table:formula="of:=(['meta-norm'.BH12]-['meta-norm'.BI$5])^2" office:value-type="float" office:value="0.000064" calcext:value-type="float">
            <text:p>0.000064</text:p>
          </table:table-cell>
          <table:table-cell office:value-type="float" office:value="0.84" calcext:value-type="float">
            <text:p>0.84</text:p>
          </table:table-cell>
          <table:table-cell table:formula="of:=(['meta-norm'.BJ12]-['meta-norm'.BK$5])^2" office:value-type="float" office:value="0.00176399999999998" calcext:value-type="float">
            <text:p>0.001764</text:p>
          </table:table-cell>
          <table:table-cell office:value-type="float" office:value="0.54" calcext:value-type="float">
            <text:p>0.54</text:p>
          </table:table-cell>
          <table:table-cell table:formula="of:=(['meta-norm'.BL12]-['meta-norm'.BM$5])^2" office:value-type="float" office:value="0.000312111111111121" calcext:value-type="float">
            <text:p>0.0003121111</text:p>
          </table:table-cell>
          <table:table-cell office:value-type="float" office:value="0.48" calcext:value-type="float">
            <text:p>0.48</text:p>
          </table:table-cell>
          <table:table-cell table:formula="of:=(['meta-norm'.BN12]-['meta-norm'.BO$5])^2" office:value-type="float" office:value="0.000277777777777757" calcext:value-type="float">
            <text:p>0.0002777778</text:p>
          </table:table-cell>
          <table:table-cell office:value-type="float" office:value="0.46" calcext:value-type="float">
            <text:p>0.46</text:p>
          </table:table-cell>
          <table:table-cell table:formula="of:=(['meta-norm'.BP12]-['meta-norm'.BQ$5])^2" office:value-type="float" office:value="0.00113344444444447" calcext:value-type="float">
            <text:p>0.0011334444</text:p>
          </table:table-cell>
          <table:table-cell office:value-type="float" office:value="0.55" calcext:value-type="float">
            <text:p>0.55</text:p>
          </table:table-cell>
          <table:table-cell table:formula="of:=(['meta-norm'.BR12]-['meta-norm'.BS$5])^2" office:value-type="float" office:value="0.020164" calcext:value-type="float">
            <text:p>0.020164</text:p>
          </table:table-cell>
          <table:table-cell office:value-type="float" office:value="0.53" calcext:value-type="float">
            <text:p>0.53</text:p>
          </table:table-cell>
          <table:table-cell table:formula="of:=(['meta-norm'.BT12]-['meta-norm'.BU$5])^2" office:value-type="float" office:value="0.0308587777777779" calcext:value-type="float">
            <text:p>0.0308587778</text:p>
          </table:table-cell>
          <table:table-cell office:value-type="float" office:value="0.41" calcext:value-type="float">
            <text:p>0.41</text:p>
          </table:table-cell>
          <table:table-cell table:formula="of:=(['meta-norm'.BV12]-['meta-norm'.BW$5])^2" office:value-type="float" office:value="0.040535111111111" calcext:value-type="float">
            <text:p>0.04053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2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2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2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table:formula="of:=(['meta-norm'.B13]-['meta-norm'.C$5])^2" office:value-type="float" office:value="0.0000694444444444458" calcext:value-type="float">
            <text:p>6.94444444444458E-05</text:p>
          </table:table-cell>
          <table:table-cell office:value-type="float" office:value="0.65" calcext:value-type="float">
            <text:p>0.65</text:p>
          </table:table-cell>
          <table:table-cell table:formula="of:=(['meta-norm'.D13]-['meta-norm'.E$5])^2" office:value-type="float" office:value="0.0191361111111113" calcext:value-type="float">
            <text:p>0.0191361111</text:p>
          </table:table-cell>
          <table:table-cell office:value-type="float" office:value="0.42" calcext:value-type="float">
            <text:p>0.42</text:p>
          </table:table-cell>
          <table:table-cell table:formula="of:=(['meta-norm'.F13]-['meta-norm'.G$5])^2" office:value-type="float" office:value="0.00368044444444449" calcext:value-type="float">
            <text:p>0.0036804444</text:p>
          </table:table-cell>
          <table:table-cell office:value-type="float" office:value="0.56" calcext:value-type="float">
            <text:p>0.56</text:p>
          </table:table-cell>
          <table:table-cell table:formula="of:=(['meta-norm'.H13]-['meta-norm'.I$5])^2" office:value-type="float" office:value="0.00661511111111106" calcext:value-type="float">
            <text:p>0.0066151111</text:p>
          </table:table-cell>
          <table:table-cell office:value-type="float" office:value="0.56" calcext:value-type="float">
            <text:p>0.56</text:p>
          </table:table-cell>
          <table:table-cell table:formula="of:=(['meta-norm'.J13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1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3]-['meta-norm'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'meta-norm'.V13]-['meta-norm'.W$5])^2" office:value-type="float" office:value="0.001369" calcext:value-type="float">
            <text:p>0.001369</text:p>
          </table:table-cell>
          <table:table-cell office:value-type="float" office:value="0.54" calcext:value-type="float">
            <text:p>0.54</text:p>
          </table:table-cell>
          <table:table-cell table:formula="of:=(['meta-norm'.X13]-['meta-norm'.Y$5])^2" office:value-type="float" office:value="0.000441000000000001" calcext:value-type="float">
            <text:p>0.000441</text:p>
          </table:table-cell>
          <table:table-cell office:value-type="float" office:value="0.6" calcext:value-type="float">
            <text:p>0.6</text:p>
          </table:table-cell>
          <table:table-cell table:formula="of:=(['meta-norm'.Z13]-['meta-norm'.AA$5])^2" office:value-type="float" office:value="0.0157921111111112" calcext:value-type="float">
            <text:p>0.0157921111</text:p>
          </table:table-cell>
          <table:table-cell office:value-type="float" office:value="0.59" calcext:value-type="float">
            <text:p>0.59</text:p>
          </table:table-cell>
          <table:table-cell table:formula="of:=(['meta-norm'.AB13]-['meta-norm'.AC$5])^2" office:value-type="float" office:value="0.015376" calcext:value-type="float">
            <text:p>0.015376</text:p>
          </table:table-cell>
          <table:table-cell office:value-type="float" office:value="0.51" calcext:value-type="float">
            <text:p>0.51</text:p>
          </table:table-cell>
          <table:table-cell table:formula="of:=(['meta-norm'.AD13]-['meta-norm'.AE$5])^2" office:value-type="float" office:value="0.010404" calcext:value-type="float">
            <text:p>0.010404</text:p>
          </table:table-cell>
          <table:table-cell office:value-type="float" office:value="0" calcext:value-type="float">
            <text:p>0</text:p>
          </table:table-cell>
          <table:table-cell table:formula="of:=(['meta-norm'.AF13]-['meta-norm'.AG$5])^2" office:value-type="float" office:value="0.118336" calcext:value-type="float">
            <text:p>0.118336</text:p>
          </table:table-cell>
          <table:table-cell office:value-type="float" office:value="0.38" calcext:value-type="float">
            <text:p>0.38</text:p>
          </table:table-cell>
          <table:table-cell table:formula="of:=(['meta-norm'.AH13]-['meta-norm'.AI$5])^2" office:value-type="float" office:value="0.020832111111111" calcext:value-type="float">
            <text:p>0.0208321111</text:p>
          </table:table-cell>
          <table:table-cell office:value-type="float" office:value="0" calcext:value-type="float">
            <text:p>0</text:p>
          </table:table-cell>
          <table:table-cell table:formula="of:=(['meta-norm'.AJ13]-['meta-norm'.AK$5])^2" office:value-type="float" office:value="0.0247537777777777" calcext:value-type="float">
            <text:p>0.0247537778</text:p>
          </table:table-cell>
          <table:table-cell office:value-type="float" office:value="0.11" calcext:value-type="float">
            <text:p>0.11</text:p>
          </table:table-cell>
          <table:table-cell table:formula="of:=(['meta-norm'.AL13]-['meta-norm'.AM$5])^2" office:value-type="float" office:value="0.000981777777777775" calcext:value-type="float">
            <text:p>0.0009817778</text:p>
          </table:table-cell>
          <table:table-cell office:value-type="float" office:value="0.04" calcext:value-type="float">
            <text:p>0.04</text:p>
          </table:table-cell>
          <table:table-cell table:formula="of:=(['meta-norm'.AN13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82" calcext:value-type="float">
            <text:p>0,82</text:p>
          </table:table-cell>
          <table:table-cell table:formula="of:=(['meta-norm'.AR13]-['meta-norm'.AQ$5])^2" office:value-type="float" office:value="0.0862401111111111" calcext:value-type="float">
            <text:p>0.0862401111</text:p>
          </table:table-cell>
          <table:table-cell office:value-type="float" office:value="0.49" calcext:value-type="float">
            <text:p>0.49</text:p>
          </table:table-cell>
          <table:table-cell table:formula="of:=(['meta-norm'.AT13]-['meta-norm'.AS$5])^2" office:value-type="float" office:value="0.000498777777777767" calcext:value-type="float">
            <text:p>0.0004987778</text:p>
          </table:table-cell>
          <table:table-cell office:value-type="float" office:value="0.49" calcext:value-type="float">
            <text:p>0.49</text:p>
          </table:table-cell>
          <table:table-cell table:formula="of:=(['meta-norm'.AT13]-['meta-norm'.AU$5])^2" office:value-type="float" office:value="0.000016" calcext:value-type="float">
            <text:p>0.000016</text:p>
          </table:table-cell>
          <table:table-cell office:value-type="float" office:value="0.49" calcext:value-type="float">
            <text:p>0.49</text:p>
          </table:table-cell>
          <table:table-cell table:formula="of:=(['meta-norm'.AV13]-['meta-norm'.AW$5])^2" office:value-type="float" office:value="0.000000444444444444939" calcext:value-type="float">
            <text:p>4.44444444444939E-07</text:p>
          </table:table-cell>
          <table:table-cell office:value-type="float" office:value="0.61" calcext:value-type="float">
            <text:p>0.61</text:p>
          </table:table-cell>
          <table:table-cell table:formula="of:=(['meta-norm'.AX13]-['meta-norm'.AY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meta-norm'.AZ13]-['meta-norm'.BA$5])^2" office:value-type="float" office:value="0.151321" calcext:value-type="float">
            <text:p>0.151321</text:p>
          </table:table-cell>
          <table:table-cell office:value-type="float" office:value="0.26" calcext:value-type="float">
            <text:p>0.26</text:p>
          </table:table-cell>
          <table:table-cell table:formula="of:=(['meta-norm'.BB13]-['meta-norm'.BC$5])^2"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table:formula="of:=(['meta-norm'.BD13]-['meta-norm'.BE$5])^2" office:value-type="float" office:value="0.029355111111111" calcext:value-type="float">
            <text:p>0.0293551111</text:p>
          </table:table-cell>
          <table:table-cell office:value-type="float" office:value="0.13" calcext:value-type="float">
            <text:p>0.13</text:p>
          </table:table-cell>
          <table:table-cell table:formula="of:=(['meta-norm'.BF13]-['meta-norm'.BG$5])^2" office:value-type="float" office:value="0.00523211111111111" calcext:value-type="float">
            <text:p>0.0052321111</text:p>
          </table:table-cell>
          <table:table-cell office:value-type="float" office:value="0.02" calcext:value-type="float">
            <text:p>0.02</text:p>
          </table:table-cell>
          <table:table-cell table:formula="of:=(['meta-norm'.BH13]-['meta-norm'.BI$5])^2" office:value-type="float" office:value="0.000064" calcext:value-type="float">
            <text:p>0.000064</text:p>
          </table:table-cell>
          <table:table-cell office:value-type="float" office:value="0.78" calcext:value-type="float">
            <text:p>0.78</text:p>
          </table:table-cell>
          <table:table-cell table:formula="of:=(['meta-norm'.BJ13]-['meta-norm'.BK$5])^2" office:value-type="float" office:value="0.000324000000000005" calcext:value-type="float">
            <text:p>0.000324</text:p>
          </table:table-cell>
          <table:table-cell office:value-type="float" office:value="0.51" calcext:value-type="float">
            <text:p>0.51</text:p>
          </table:table-cell>
          <table:table-cell table:formula="of:=(['meta-norm'.BL13]-['meta-norm'.BM$5])^2" office:value-type="float" office:value="0.000152111111111105" calcext:value-type="float">
            <text:p>0.0001521111</text:p>
          </table:table-cell>
          <table:table-cell office:value-type="float" office:value="0.52" calcext:value-type="float">
            <text:p>0.52</text:p>
          </table:table-cell>
          <table:table-cell table:formula="of:=(['meta-norm'.BN13]-['meta-norm'.BO$5])^2" office:value-type="float" office:value="0.000544444444444475" calcext:value-type="float">
            <text:p>0.0005444444</text:p>
          </table:table-cell>
          <table:table-cell office:value-type="float" office:value="0.4" calcext:value-type="float">
            <text:p>0.4</text:p>
          </table:table-cell>
          <table:table-cell table:formula="of:=(['meta-norm'.BP13]-['meta-norm'.BQ$5])^2" office:value-type="float" office:value="0.000693444444444426" calcext:value-type="float">
            <text:p>0.0006934444</text:p>
          </table:table-cell>
          <table:table-cell office:value-type="float" office:value="0.57" calcext:value-type="float">
            <text:p>0.57</text:p>
          </table:table-cell>
          <table:table-cell table:formula="of:=(['meta-norm'.BR13]-['meta-norm'.BS$5])^2" office:value-type="float" office:value="0.026244" calcext:value-type="float">
            <text:p>0.026244</text:p>
          </table:table-cell>
          <table:table-cell office:value-type="float" office:value="0.36" calcext:value-type="float">
            <text:p>0.36</text:p>
          </table:table-cell>
          <table:table-cell table:formula="of:=(['meta-norm'.BT13]-['meta-norm'.BU$5])^2" office:value-type="float" office:value="0.0000321111111111147" calcext:value-type="float">
            <text:p>3.21111111111147E-05</text:p>
          </table:table-cell>
          <table:table-cell office:value-type="float" office:value="0" calcext:value-type="float">
            <text:p>0</text:p>
          </table:table-cell>
          <table:table-cell table:formula="of:=(['meta-norm'.BV13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(['meta-norm'.BX13]-['meta-norm'.BY$5])^2" office:value-type="float" office:value="0.00908844444444444" calcext:value-type="float">
            <text:p>0.0090884444</text:p>
          </table:table-cell>
          <table:table-cell office:value-type="float" office:value="0" calcext:value-type="float">
            <text:p>0</text:p>
          </table:table-cell>
          <table:table-cell table:formula="of:=(['meta-norm'.BZ13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3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" calcext:value-type="float">
            <text:p>0.79</text:p>
          </table:table-cell>
          <table:table-cell table:formula="of:=(['meta-norm'.B14]-['meta-norm'.C$5])^2" office:value-type="float" office:value="0.00013611111111111" calcext:value-type="float">
            <text:p>0.0001361111</text:p>
          </table:table-cell>
          <table:table-cell office:value-type="float" office:value="0.55" calcext:value-type="float">
            <text:p>0.55</text:p>
          </table:table-cell>
          <table:table-cell table:formula="of:=(['meta-norm'.D14]-['meta-norm'.E$5])^2" office:value-type="float" office:value="0.0014694444444445" calcext:value-type="float">
            <text:p>0.0014694444</text:p>
          </table:table-cell>
          <table:table-cell office:value-type="float" office:value="0.48" calcext:value-type="float">
            <text:p>0.48</text:p>
          </table:table-cell>
          <table:table-cell table:formula="of:=(['meta-norm'.F14]-['meta-norm'.G$5])^2" office:value-type="float" office:value="0.000000444444444444939" calcext:value-type="float">
            <text:p>4.44444444444939E-07</text:p>
          </table:table-cell>
          <table:table-cell office:value-type="float" office:value="0.51" calcext:value-type="float">
            <text:p>0.51</text:p>
          </table:table-cell>
          <table:table-cell table:formula="of:=(['meta-norm'.H14]-['meta-norm'.I$5])^2" office:value-type="float" office:value="0.000981777777777756" calcext:value-type="float">
            <text:p>0.0009817778</text:p>
          </table:table-cell>
          <table:table-cell office:value-type="float" office:value="0.54" calcext:value-type="float">
            <text:p>0.54</text:p>
          </table:table-cell>
          <table:table-cell table:formula="of:=(['meta-norm'.J14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4]-['meta-norm'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'meta-norm'.V14]-['meta-norm'.W$5])^2" office:value-type="float" office:value="0.000529000000000001" calcext:value-type="float">
            <text:p>0.000529</text:p>
          </table:table-cell>
          <table:table-cell office:value-type="float" office:value="0.41" calcext:value-type="float">
            <text:p>0.41</text:p>
          </table:table-cell>
          <table:table-cell table:formula="of:=(['meta-norm'.X14]-['meta-norm'.Y$5])^2" office:value-type="float" office:value="0.011881" calcext:value-type="float">
            <text:p>0.011881</text:p>
          </table:table-cell>
          <table:table-cell office:value-type="float" office:value="0" calcext:value-type="float">
            <text:p>0</text:p>
          </table:table-cell>
          <table:table-cell table:formula="of:=(['meta-norm'.Z14]-['meta-norm'.AA$5])^2" office:value-type="float" office:value="0.224992111111111" calcext:value-type="float">
            <text:p>0.2249921111</text:p>
          </table:table-cell>
          <table:table-cell office:value-type="float" office:value="0" calcext:value-type="float">
            <text:p>0</text:p>
          </table:table-cell>
          <table:table-cell table:formula="of:=(['meta-norm'.AB14]-['meta-norm'.AC$5])^2" office:value-type="float" office:value="0.217156" calcext:value-type="float">
            <text:p>0.217156</text:p>
          </table:table-cell>
          <table:table-cell office:value-type="float" office:value="0" calcext:value-type="float">
            <text:p>0</text:p>
          </table:table-cell>
          <table:table-cell table:formula="of:=(['meta-norm'.AD14]-['meta-norm'.AE$5])^2" office:value-type="float" office:value="0.166464" calcext:value-type="float">
            <text:p>0.166464</text:p>
          </table:table-cell>
          <table:table-cell office:value-type="float" office:value="0.61" calcext:value-type="float">
            <text:p>0.61</text:p>
          </table:table-cell>
          <table:table-cell table:formula="of:=(['meta-norm'.AF14]-['meta-norm'.AG$5])^2" office:value-type="float" office:value="0.070756" calcext:value-type="float">
            <text:p>0.070756</text:p>
          </table:table-cell>
          <table:table-cell office:value-type="float" office:value="0" calcext:value-type="float">
            <text:p>0</text:p>
          </table:table-cell>
          <table:table-cell table:formula="of:=(['meta-norm'.AH14]-['meta-norm'.AI$5])^2" office:value-type="float" office:value="0.0555387777777779" calcext:value-type="float">
            <text:p>0.0555387778</text:p>
          </table:table-cell>
          <table:table-cell office:value-type="float" office:value="0.23" calcext:value-type="float">
            <text:p>0.23</text:p>
          </table:table-cell>
          <table:table-cell table:formula="of:=(['meta-norm'.AJ14]-['meta-norm'.AK$5])^2" office:value-type="float" office:value="0.00528044444444449" calcext:value-type="float">
            <text:p>0.0052804444</text:p>
          </table:table-cell>
          <table:table-cell office:value-type="float" office:value="0" calcext:value-type="float">
            <text:p>0</text:p>
          </table:table-cell>
          <table:table-cell table:formula="of:=(['meta-norm'.AL14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14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6" calcext:value-type="float">
            <text:p>0,76</text:p>
          </table:table-cell>
          <table:table-cell table:formula="of:=(['meta-norm'.AR14]-['meta-norm'.AQ$5])^2" office:value-type="float" office:value="0.0546001111111111" calcext:value-type="float">
            <text:p>0.0546001111</text:p>
          </table:table-cell>
          <table:table-cell office:value-type="float" office:value="0.55" calcext:value-type="float">
            <text:p>0.55</text:p>
          </table:table-cell>
          <table:table-cell table:formula="of:=(['meta-norm'.AT14]-['meta-norm'.AS$5])^2" office:value-type="float" office:value="0.000152111111111105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14]-['meta-norm'.AU$5])^2" office:value-type="float" office:value="0.0000360000000000001" calcext:value-type="float">
            <text:p>0.000036</text:p>
          </table:table-cell>
          <table:table-cell office:value-type="float" office:value="0.52" calcext:value-type="float">
            <text:p>0.52</text:p>
          </table:table-cell>
          <table:table-cell table:formula="of:=(['meta-norm'.AV14]-['meta-norm'.AW$5])^2" office:value-type="float" office:value="0.000860444444444424" calcext:value-type="float">
            <text:p>0.0008604444</text:p>
          </table:table-cell>
          <table:table-cell office:value-type="float" office:value="0.57" calcext:value-type="float">
            <text:p>0.57</text:p>
          </table:table-cell>
          <table:table-cell table:formula="of:=(['meta-norm'.AX14]-['meta-norm'.AY$5])^2" office:value-type="float" office:value="0.036864" calcext:value-type="float">
            <text:p>0.036864</text:p>
          </table:table-cell>
          <table:table-cell office:value-type="float" office:value="0.47" calcext:value-type="float">
            <text:p>0.47</text:p>
          </table:table-cell>
          <table:table-cell table:formula="of:=(['meta-norm'.AZ14]-['meta-norm'.BA$5])^2" office:value-type="float" office:value="0.006561" calcext:value-type="float">
            <text:p>0.006561</text:p>
          </table:table-cell>
          <table:table-cell office:value-type="float" office:value="0.4" calcext:value-type="float">
            <text:p>0.4</text:p>
          </table:table-cell>
          <table:table-cell table:formula="of:=(['meta-norm'.BB14]-['meta-norm'.BC$5])^2" office:value-type="float" office:value="0.033124" calcext:value-type="float">
            <text:p>0.033124</text:p>
          </table:table-cell>
          <table:table-cell office:value-type="float" office:value="0.25" calcext:value-type="float">
            <text:p>0.25</text:p>
          </table:table-cell>
          <table:table-cell table:formula="of:=(['meta-norm'.BD14]-['meta-norm'.BE$5])^2" office:value-type="float" office:value="0.0061884444444445" calcext:value-type="float">
            <text:p>0.0061884444</text:p>
          </table:table-cell>
          <table:table-cell office:value-type="float" office:value="0.05" calcext:value-type="float">
            <text:p>0.05</text:p>
          </table:table-cell>
          <table:table-cell table:formula="of:=(['meta-norm'.BF14]-['meta-norm'.BG$5])^2" office:value-type="float" office:value="0.0000587777777777782" calcext:value-type="float">
            <text:p>5.87777777777782E-05</text:p>
          </table:table-cell>
          <table:table-cell office:value-type="float" office:value="0.04" calcext:value-type="float">
            <text:p>0.04</text:p>
          </table:table-cell>
          <table:table-cell table:formula="of:=(['meta-norm'.BH14]-['meta-norm'.BI$5])^2" office:value-type="float" office:value="0.000784" calcext:value-type="float">
            <text:p>0.000784</text:p>
          </table:table-cell>
          <table:table-cell office:value-type="float" office:value="0.76" calcext:value-type="float">
            <text:p>0.76</text:p>
          </table:table-cell>
          <table:table-cell table:formula="of:=(['meta-norm'.BJ14]-['meta-norm'.BK$5])^2" office:value-type="float" office:value="0.00144400000000001" calcext:value-type="float">
            <text:p>0.001444</text:p>
          </table:table-cell>
          <table:table-cell office:value-type="float" office:value="0.45" calcext:value-type="float">
            <text:p>0.45</text:p>
          </table:table-cell>
          <table:table-cell table:formula="of:=(['meta-norm'.BL14]-['meta-norm'.BM$5])^2" office:value-type="float" office:value="0.00523211111111108" calcext:value-type="float">
            <text:p>0.0052321111</text:p>
          </table:table-cell>
          <table:table-cell office:value-type="float" office:value="0.46" calcext:value-type="float">
            <text:p>0.46</text:p>
          </table:table-cell>
          <table:table-cell table:formula="of:=(['meta-norm'.BN14]-['meta-norm'.BO$5])^2" office:value-type="float" office:value="0.0013444444444444" calcext:value-type="float">
            <text:p>0.0013444444</text:p>
          </table:table-cell>
          <table:table-cell office:value-type="float" office:value="0.63" calcext:value-type="float">
            <text:p>0.63</text:p>
          </table:table-cell>
          <table:table-cell table:formula="of:=(['meta-norm'.BP14]-['meta-norm'.BQ$5])^2" office:value-type="float" office:value="0.0414801111111112" calcext:value-type="float">
            <text:p>0.0414801111</text:p>
          </table:table-cell>
          <table:table-cell office:value-type="float" office:value="0.57" calcext:value-type="float">
            <text:p>0.57</text:p>
          </table:table-cell>
          <table:table-cell table:formula="of:=(['meta-norm'.BR14]-['meta-norm'.BS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'meta-norm'.BT14]-['meta-norm'.BU$5])^2" office:value-type="float" office:value="0.125552111111111" calcext:value-type="float">
            <text:p>0.1255521111</text:p>
          </table:table-cell>
          <table:table-cell office:value-type="float" office:value="0.36" calcext:value-type="float">
            <text:p>0.36</text:p>
          </table:table-cell>
          <table:table-cell table:formula="of:=(['meta-norm'.BV14]-['meta-norm'.BW$5])^2" office:value-type="float" office:value="0.0229017777777777" calcext:value-type="float">
            <text:p>0.0229017778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14]-['meta-norm'.BY$5])^2" office:value-type="float" office:value="0.00306177777777777" calcext:value-type="float">
            <text:p>0.0030617778</text:p>
          </table:table-cell>
          <table:table-cell office:value-type="float" office:value="0.03" calcext:value-type="float">
            <text:p>0.03</text:p>
          </table:table-cell>
          <table:table-cell table:formula="of:=(['meta-norm'.BZ14]-['meta-norm'.CA$5])^2" office:value-type="float" office:value="0.00000044444444444449" calcext:value-type="float">
            <text:p>4.4444444444449E-07</text:p>
          </table:table-cell>
          <table:table-cell office:value-type="float" office:value="0" calcext:value-type="float">
            <text:p>0</text:p>
          </table:table-cell>
          <table:table-cell table:formula="of:=(['meta-norm'.CB14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" calcext:value-type="float">
            <text:p>0.69</text:p>
          </table:table-cell>
          <table:table-cell table:formula="of:=(['meta-norm'.B15]-['meta-norm'.C$5])^2" office:value-type="float" office:value="0.00780277777777779" calcext:value-type="float">
            <text:p>0.0078027778</text:p>
          </table:table-cell>
          <table:table-cell office:value-type="float" office:value="0.61" calcext:value-type="float">
            <text:p>0.61</text:p>
          </table:table-cell>
          <table:table-cell table:formula="of:=(['meta-norm'.D15]-['meta-norm'.E$5])^2" office:value-type="float" office:value="0.00966944444444456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'meta-norm'.F15]-['meta-norm'.G$5])^2" office:value-type="float" office:value="0.231040444444445" calcext:value-type="float">
            <text:p>0.2310404444</text:p>
          </table:table-cell>
          <table:table-cell office:value-type="float" office:value="0.49" calcext:value-type="float">
            <text:p>0.49</text:p>
          </table:table-cell>
          <table:table-cell table:formula="of:=(['meta-norm'.H15]-['meta-norm'.I$5])^2" office:value-type="float" office:value="0.000128444444444436" calcext:value-type="float">
            <text:p>0.0001284444</text:p>
          </table:table-cell>
          <table:table-cell office:value-type="float" office:value="0.54" calcext:value-type="float">
            <text:p>0.54</text:p>
          </table:table-cell>
          <table:table-cell table:formula="of:=(['meta-norm'.J15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5]-['meta-norm'.U$5])^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(['meta-norm'.V15]-['meta-norm'.W$5])^2" office:value-type="float" office:value="0.00396900000000001" calcext:value-type="float">
            <text:p>0.003969</text:p>
          </table:table-cell>
          <table:table-cell office:value-type="float" office:value="0.6" calcext:value-type="float">
            <text:p>0.6</text:p>
          </table:table-cell>
          <table:table-cell table:formula="of:=(['meta-norm'.X15]-['meta-norm'.Y$5])^2" office:value-type="float" office:value="0.00656100000000001" calcext:value-type="float">
            <text:p>0.006561</text:p>
          </table:table-cell>
          <table:table-cell office:value-type="float" office:value="0.36" calcext:value-type="float">
            <text:p>0.36</text:p>
          </table:table-cell>
          <table:table-cell table:formula="of:=(['meta-norm'.Z15]-['meta-norm'.AA$5])^2" office:value-type="float" office:value="0.013072111111111" calcext:value-type="float">
            <text:p>0.0130721111</text:p>
          </table:table-cell>
          <table:table-cell office:value-type="float" office:value="0.43" calcext:value-type="float">
            <text:p>0.43</text:p>
          </table:table-cell>
          <table:table-cell table:formula="of:=(['meta-norm'.AB15]-['meta-norm'.AC$5])^2"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table:formula="of:=(['meta-norm'.AD15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15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5]-['meta-norm'.AI$5])^2" office:value-type="float" office:value="0.0555387777777779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15]-['meta-norm'.AK$5])^2" office:value-type="float" office:value="0.0247537777777777" calcext:value-type="float">
            <text:p>0.0247537778</text:p>
          </table:table-cell>
          <table:table-cell office:value-type="float" office:value="0.14" calcext:value-type="float">
            <text:p>0.14</text:p>
          </table:table-cell>
          <table:table-cell table:formula="of:=(['meta-norm'.AL15]-['meta-norm'.AM$5])^2" office:value-type="float" office:value="0.00376177777777777" calcext:value-type="float">
            <text:p>0.0037617778</text:p>
          </table:table-cell>
          <table:table-cell office:value-type="float" office:value="0.04" calcext:value-type="float">
            <text:p>0.04</text:p>
          </table:table-cell>
          <table:table-cell table:formula="of:=(['meta-norm'.AN15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3" calcext:value-type="float">
            <text:p>0,73</text:p>
          </table:table-cell>
          <table:table-cell table:formula="of:=(['meta-norm'.AR15]-['meta-norm'.AQ$5])^2" office:value-type="float" office:value="0.0695201111111111" calcext:value-type="float">
            <text:p>0.0695201111</text:p>
          </table:table-cell>
          <table:table-cell office:value-type="float" office:value="0.52" calcext:value-type="float">
            <text:p>0.52</text:p>
          </table:table-cell>
          <table:table-cell table:formula="of:=(['meta-norm'.AT15]-['meta-norm'.AS$5])^2" office:value-type="float" office:value="0.262485444444444" calcext:value-type="float">
            <text:p>0.2624854444</text:p>
          </table:table-cell>
          <table:table-cell office:value-type="float" office:value="0" calcext:value-type="float">
            <text:p>0</text:p>
          </table:table-cell>
          <table:table-cell table:formula="of:=(['meta-norm'.AT15]-['meta-norm'.AU$5])^2" office:value-type="float" office:value="0.244036" calcext:value-type="float">
            <text:p>0.244036</text:p>
          </table:table-cell>
          <table:table-cell office:value-type="float" office:value="0.49" calcext:value-type="float">
            <text:p>0.49</text:p>
          </table:table-cell>
          <table:table-cell table:formula="of:=(['meta-norm'.AV15]-['meta-norm'.AW$5])^2" office:value-type="float" office:value="0.000000444444444444939" calcext:value-type="float">
            <text:p>4.44444444444939E-07</text:p>
          </table:table-cell>
          <table:table-cell office:value-type="float" office:value="0.46" calcext:value-type="float">
            <text:p>0.46</text:p>
          </table:table-cell>
          <table:table-cell table:formula="of:=(['meta-norm'.AX15]-['meta-norm'.AY$5])^2" office:value-type="float" office:value="0.006724" calcext:value-type="float">
            <text:p>0.006724</text:p>
          </table:table-cell>
          <table:table-cell office:value-type="float" office:value="0.53" calcext:value-type="float">
            <text:p>0.53</text:p>
          </table:table-cell>
          <table:table-cell table:formula="of:=(['meta-norm'.AZ15]-['meta-norm'.BA$5])^2" office:value-type="float" office:value="0.019881" calcext:value-type="float">
            <text:p>0.019881</text:p>
          </table:table-cell>
          <table:table-cell office:value-type="float" office:value="0" calcext:value-type="float">
            <text:p>0</text:p>
          </table:table-cell>
          <table:table-cell table:formula="of:=(['meta-norm'.BB15]-['meta-norm'.BC$5])^2" office:value-type="float" office:value="0.047524" calcext:value-type="float">
            <text:p>0.047524</text:p>
          </table:table-cell>
          <table:table-cell office:value-type="float" office:value="0.22" calcext:value-type="float">
            <text:p>0.22</text:p>
          </table:table-cell>
          <table:table-cell table:formula="of:=(['meta-norm'.BD15]-['meta-norm'.BE$5])^2" office:value-type="float" office:value="0.00236844444444448" calcext:value-type="float">
            <text:p>0.0023684444</text:p>
          </table:table-cell>
          <table:table-cell office:value-type="float" office:value="0.14" calcext:value-type="float">
            <text:p>0.14</text:p>
          </table:table-cell>
          <table:table-cell table:formula="of:=(['meta-norm'.BF15]-['meta-norm'.BG$5])^2" office:value-type="float" office:value="0.00677877777777777" calcext:value-type="float">
            <text:p>0.0067787778</text:p>
          </table:table-cell>
          <table:table-cell office:value-type="float" office:value="0.03" calcext:value-type="float">
            <text:p>0.03</text:p>
          </table:table-cell>
          <table:table-cell table:formula="of:=(['meta-norm'.BH15]-['meta-norm'.BI$5])^2" office:value-type="float" office:value="0.000324" calcext:value-type="float">
            <text:p>0.000324</text:p>
          </table:table-cell>
          <table:table-cell office:value-type="float" office:value="0.78" calcext:value-type="float">
            <text:p>0.78</text:p>
          </table:table-cell>
          <table:table-cell table:formula="of:=(['meta-norm'.BJ15]-['meta-norm'.BK$5])^2" office:value-type="float" office:value="0.000324000000000005" calcext:value-type="float">
            <text:p>0.000324</text:p>
          </table:table-cell>
          <table:table-cell office:value-type="float" office:value="0.54" calcext:value-type="float">
            <text:p>0.54</text:p>
          </table:table-cell>
          <table:table-cell table:formula="of:=(['meta-norm'.BL15]-['meta-norm'.BM$5])^2" office:value-type="float" office:value="0.000312111111111121" calcext:value-type="float">
            <text:p>0.0003121111</text:p>
          </table:table-cell>
          <table:table-cell office:value-type="float" office:value="0.62" calcext:value-type="float">
            <text:p>0.62</text:p>
          </table:table-cell>
          <table:table-cell table:formula="of:=(['meta-norm'.BN15]-['meta-norm'.BO$5])^2" office:value-type="float" office:value="0.0152111111111113" calcext:value-type="float">
            <text:p>0.0152111111</text:p>
          </table:table-cell>
          <table:table-cell office:value-type="float" office:value="0.61" calcext:value-type="float">
            <text:p>0.61</text:p>
          </table:table-cell>
          <table:table-cell table:formula="of:=(['meta-norm'.BP15]-['meta-norm'.BQ$5])^2" office:value-type="float" office:value="0.0337334444444446" calcext:value-type="float">
            <text:p>0.0337334444</text:p>
          </table:table-cell>
          <table:table-cell office:value-type="float" office:value="0" calcext:value-type="float">
            <text:p>0</text:p>
          </table:table-cell>
          <table:table-cell table:formula="of:=(['meta-norm'.BR15]-['meta-norm'.BS$5])^2" office:value-type="float" office:value="0.166464" calcext:value-type="float">
            <text:p>0.166464</text:p>
          </table:table-cell>
          <table:table-cell office:value-type="float" office:value="0.54" calcext:value-type="float">
            <text:p>0.54</text:p>
          </table:table-cell>
          <table:table-cell table:formula="of:=(['meta-norm'.BT15]-['meta-norm'.BU$5])^2" office:value-type="float" office:value="0.0344721111111112" calcext:value-type="float">
            <text:p>0.0344721111</text:p>
          </table:table-cell>
          <table:table-cell office:value-type="float" office:value="0.32" calcext:value-type="float">
            <text:p>0.32</text:p>
          </table:table-cell>
          <table:table-cell table:formula="of:=(['meta-norm'.BV15]-['meta-norm'.BW$5])^2" office:value-type="float" office:value="0.012395111111111" calcext:value-type="float">
            <text:p>0.0123951111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15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15]-['meta-norm'.CA$5])^2" office:value-type="float" office:value="0.000860444444444442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15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" calcext:value-type="float">
            <text:p>0.73</text:p>
          </table:table-cell>
          <table:table-cell table:formula="of:=(['meta-norm'.B16]-['meta-norm'.C$5])^2" office:value-type="float" office:value="0.00233611111111112" calcext:value-type="float">
            <text:p>0.0023361111</text:p>
          </table:table-cell>
          <table:table-cell office:value-type="float" office:value="0.54" calcext:value-type="float">
            <text:p>0.54</text:p>
          </table:table-cell>
          <table:table-cell table:formula="of:=(['meta-norm'.D16]-['meta-norm'.E$5])^2" office:value-type="float" office:value="0.000802777777777815" calcext:value-type="float">
            <text:p>0.0008027778</text:p>
          </table:table-cell>
          <table:table-cell office:value-type="float" office:value="0.6" calcext:value-type="float">
            <text:p>0.6</text:p>
          </table:table-cell>
          <table:table-cell table:formula="of:=(['meta-norm'.F16]-['meta-norm'.G$5])^2" office:value-type="float" office:value="0.0142404444444444" calcext:value-type="float">
            <text:p>0.0142404444</text:p>
          </table:table-cell>
          <table:table-cell office:value-type="float" office:value="0.49" calcext:value-type="float">
            <text:p>0.49</text:p>
          </table:table-cell>
          <table:table-cell table:formula="of:=(['meta-norm'.H16]-['meta-norm'.I$5])^2" office:value-type="float" office:value="0.000128444444444436" calcext:value-type="float">
            <text:p>0.0001284444</text:p>
          </table:table-cell>
          <table:table-cell office:value-type="float" office:value="0.54" calcext:value-type="float">
            <text:p>0.54</text:p>
          </table:table-cell>
          <table:table-cell table:formula="of:=(['meta-norm'.J16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6]-['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meta-norm'.V16]-['meta-norm'.W$5])^2" office:value-type="float" office:value="0.000729000000000001" calcext:value-type="float">
            <text:p>0.000729</text:p>
          </table:table-cell>
          <table:table-cell office:value-type="float" office:value="0.61" calcext:value-type="float">
            <text:p>0.61</text:p>
          </table:table-cell>
          <table:table-cell table:formula="of:=(['meta-norm'.X16]-['meta-norm'.Y$5])^2" office:value-type="float" office:value="0.008281" calcext:value-type="float">
            <text:p>0.008281</text:p>
          </table:table-cell>
          <table:table-cell office:value-type="float" office:value="0.49" calcext:value-type="float">
            <text:p>0.49</text:p>
          </table:table-cell>
          <table:table-cell table:formula="of:=(['meta-norm'.Z16]-['meta-norm'.AA$5])^2" office:value-type="float" office:value="0.000245444444444453" calcext:value-type="float">
            <text:p>0.0002454444</text:p>
          </table:table-cell>
          <table:table-cell office:value-type="float" office:value="0.5" calcext:value-type="float">
            <text:p>0.5</text:p>
          </table:table-cell>
          <table:table-cell table:formula="of:=(['meta-norm'.AB16]-['meta-norm'.AC$5])^2" office:value-type="float" office:value="0.001156" calcext:value-type="float">
            <text:p>0.001156</text:p>
          </table:table-cell>
          <table:table-cell office:value-type="float" office:value="0.54" calcext:value-type="float">
            <text:p>0.54</text:p>
          </table:table-cell>
          <table:table-cell table:formula="of:=(['meta-norm'.AD16]-['meta-norm'.AE$5])^2" office:value-type="float" office:value="0.017424" calcext:value-type="float">
            <text:p>0.017424</text:p>
          </table:table-cell>
          <table:table-cell office:value-type="float" office:value="0.55" calcext:value-type="float">
            <text:p>0.55</text:p>
          </table:table-cell>
          <table:table-cell table:formula="of:=(['meta-norm'.AF16]-['meta-norm'.AG$5])^2" office:value-type="float" office:value="0.042436" calcext:value-type="float">
            <text:p>0.042436</text:p>
          </table:table-cell>
          <table:table-cell office:value-type="float" office:value="0.33" calcext:value-type="float">
            <text:p>0.33</text:p>
          </table:table-cell>
          <table:table-cell table:formula="of:=(['meta-norm'.AH16]-['meta-norm'.AI$5])^2" office:value-type="float" office:value="0.00889877777777771" calcext:value-type="float">
            <text:p>0.0088987778</text:p>
          </table:table-cell>
          <table:table-cell office:value-type="float" office:value="0.26" calcext:value-type="float">
            <text:p>0.26</text:p>
          </table:table-cell>
          <table:table-cell table:formula="of:=(['meta-norm'.AJ16]-['meta-norm'.AK$5])^2" office:value-type="float" office:value="0.0105404444444445" calcext:value-type="float">
            <text:p>0.0105404444</text:p>
          </table:table-cell>
          <table:table-cell office:value-type="float" office:value="0.1" calcext:value-type="float">
            <text:p>0.1</text:p>
          </table:table-cell>
          <table:table-cell table:formula="of:=(['meta-norm'.AL16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16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3" calcext:value-type="float">
            <text:p>0,73</text:p>
          </table:table-cell>
          <table:table-cell table:formula="of:=(['meta-norm'.AR16]-['meta-norm'.AQ$5])^2" office:value-type="float" office:value="0.0695201111111111" calcext:value-type="float">
            <text:p>0.0695201111</text:p>
          </table:table-cell>
          <table:table-cell office:value-type="float" office:value="0.52" calcext:value-type="float">
            <text:p>0.52</text:p>
          </table:table-cell>
          <table:table-cell table:formula="of:=(['meta-norm'.AT16]-['meta-norm'.AS$5])^2" office:value-type="float" office:value="0.0076854444444445" calcext:value-type="float">
            <text:p>0.0076854444</text:p>
          </table:table-cell>
          <table:table-cell office:value-type="float" office:value="0.6" calcext:value-type="float">
            <text:p>0.6</text:p>
          </table:table-cell>
          <table:table-cell table:formula="of:=(['meta-norm'.AT16]-['meta-norm'.AU$5])^2" office:value-type="float" office:value="0.011236" calcext:value-type="float">
            <text:p>0.011236</text:p>
          </table:table-cell>
          <table:table-cell office:value-type="float" office:value="0.54" calcext:value-type="float">
            <text:p>0.54</text:p>
          </table:table-cell>
          <table:table-cell table:formula="of:=(['meta-norm'.AV16]-['meta-norm'.AW$5])^2" office:value-type="float" office:value="0.00243377777777775" calcext:value-type="float">
            <text:p>0.0024337778</text:p>
          </table:table-cell>
          <table:table-cell office:value-type="float" office:value="0.44" calcext:value-type="float">
            <text:p>0.44</text:p>
          </table:table-cell>
          <table:table-cell table:formula="of:=(['meta-norm'.AX16]-['meta-norm'.AY$5])^2" office:value-type="float" office:value="0.003844" calcext:value-type="float">
            <text:p>0.003844</text:p>
          </table:table-cell>
          <table:table-cell office:value-type="float" office:value="0.63" calcext:value-type="float">
            <text:p>0.63</text:p>
          </table:table-cell>
          <table:table-cell table:formula="of:=(['meta-norm'.AZ16]-['meta-norm'.BA$5])^2" office:value-type="float" office:value="0.058081" calcext:value-type="float">
            <text:p>0.058081</text:p>
          </table:table-cell>
          <table:table-cell office:value-type="float" office:value="0" calcext:value-type="float">
            <text:p>0</text:p>
          </table:table-cell>
          <table:table-cell table:formula="of:=(['meta-norm'.BB16]-['meta-norm'.BC$5])^2" office:value-type="float" office:value="0.047524" calcext:value-type="float">
            <text:p>0.047524</text:p>
          </table:table-cell>
          <table:table-cell office:value-type="float" office:value="0.33" calcext:value-type="float">
            <text:p>0.33</text:p>
          </table:table-cell>
          <table:table-cell table:formula="of:=(['meta-norm'.BD16]-['meta-norm'.BE$5])^2" office:value-type="float" office:value="0.0251751111111112" calcext:value-type="float">
            <text:p>0.0251751111</text:p>
          </table:table-cell>
          <table:table-cell office:value-type="float" office:value="0.14" calcext:value-type="float">
            <text:p>0.14</text:p>
          </table:table-cell>
          <table:table-cell table:formula="of:=(['meta-norm'.BF16]-['meta-norm'.BG$5])^2" office:value-type="float" office:value="0.00677877777777777" calcext:value-type="float">
            <text:p>0.0067787778</text:p>
          </table:table-cell>
          <table:table-cell office:value-type="float" office:value="0.01" calcext:value-type="float">
            <text:p>0.01</text:p>
          </table:table-cell>
          <table:table-cell table:formula="of:=(['meta-norm'.BH16]-['meta-norm'.BI$5])^2" office:value-type="float" office:value="0.000004" calcext:value-type="float">
            <text:p>0.000004</text:p>
          </table:table-cell>
          <table:table-cell office:value-type="float" office:value="0.82" calcext:value-type="float">
            <text:p>0.82</text:p>
          </table:table-cell>
          <table:table-cell table:formula="of:=(['meta-norm'.BJ16]-['meta-norm'.BK$5])^2" office:value-type="float" office:value="0.000483999999999996" calcext:value-type="float">
            <text:p>0.000484</text:p>
          </table:table-cell>
          <table:table-cell office:value-type="float" office:value="0.56" calcext:value-type="float">
            <text:p>0.56</text:p>
          </table:table-cell>
          <table:table-cell table:formula="of:=(['meta-norm'.BL16]-['meta-norm'.BM$5])^2" office:value-type="float" office:value="0.0014187777777778" calcext:value-type="float">
            <text:p>0.0014187778</text:p>
          </table:table-cell>
          <table:table-cell office:value-type="float" office:value="0.57" calcext:value-type="float">
            <text:p>0.57</text:p>
          </table:table-cell>
          <table:table-cell table:formula="of:=(['meta-norm'.BN16]-['meta-norm'.BO$5])^2" office:value-type="float" office:value="0.00537777777777788" calcext:value-type="float">
            <text:p>0.0053777778</text:p>
          </table:table-cell>
          <table:table-cell office:value-type="float" office:value="0.56" calcext:value-type="float">
            <text:p>0.56</text:p>
          </table:table-cell>
          <table:table-cell table:formula="of:=(['meta-norm'.BP16]-['meta-norm'.BQ$5])^2" office:value-type="float" office:value="0.0178667777777779" calcext:value-type="float">
            <text:p>0.0178667778</text:p>
          </table:table-cell>
          <table:table-cell office:value-type="float" office:value="0.56" calcext:value-type="float">
            <text:p>0.56</text:p>
          </table:table-cell>
          <table:table-cell table:formula="of:=(['meta-norm'.BR16]-['meta-norm'.BS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BT16]-['meta-norm'.BU$5])^2" office:value-type="float" office:value="0.125552111111111" calcext:value-type="float">
            <text:p>0.1255521111</text:p>
          </table:table-cell>
          <table:table-cell office:value-type="float" office:value="0" calcext:value-type="float">
            <text:p>0</text:p>
          </table:table-cell>
          <table:table-cell table:formula="of:=(['meta-norm'.BV16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(['meta-norm'.BX16]-['meta-norm'.BY$5])^2" office:value-type="float" office:value="0.0273351111111111" calcext:value-type="float">
            <text:p>0.0273351111</text:p>
          </table:table-cell>
          <table:table-cell office:value-type="float" office:value="0" calcext:value-type="float">
            <text:p>0</text:p>
          </table:table-cell>
          <table:table-cell table:formula="of:=(['meta-norm'.BZ16]-['meta-norm'.CA$5])^2" office:value-type="float" office:value="0.000860444444444442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16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table:formula="of:=(['meta-norm'.B17]-['meta-norm'.C$5])^2" office:value-type="float" office:value="0.00013611111111111" calcext:value-type="float">
            <text:p>0.0001361111</text:p>
          </table:table-cell>
          <table:table-cell office:value-type="float" office:value="0.5" calcext:value-type="float">
            <text:p>0.5</text:p>
          </table:table-cell>
          <table:table-cell table:formula="of:=(['meta-norm'.D17]-['meta-norm'.E$5])^2" office:value-type="float" office:value="0.000136111111111097" calcext:value-type="float">
            <text:p>0.0001361111</text:p>
          </table:table-cell>
          <table:table-cell office:value-type="float" office:value="0.55" calcext:value-type="float">
            <text:p>0.55</text:p>
          </table:table-cell>
          <table:table-cell table:formula="of:=(['meta-norm'.F17]-['meta-norm'.G$5])^2" office:value-type="float" office:value="0.00480711111111107" calcext:value-type="float">
            <text:p>0.0048071111</text:p>
          </table:table-cell>
          <table:table-cell office:value-type="float" office:value="0.56" calcext:value-type="float">
            <text:p>0.56</text:p>
          </table:table-cell>
          <table:table-cell table:formula="of:=(['meta-norm'.H17]-['meta-norm'.I$5])^2" office:value-type="float" office:value="0.00661511111111106" calcext:value-type="float">
            <text:p>0.0066151111</text:p>
          </table:table-cell>
          <table:table-cell office:value-type="float" office:value="0.56" calcext:value-type="float">
            <text:p>0.56</text:p>
          </table:table-cell>
          <table:table-cell table:formula="of:=(['meta-norm'.J17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1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7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17]-['meta-norm'.W$5])^2" office:value-type="float" office:value="0.00000900000000000002" calcext:value-type="float">
            <text:p>0.000009</text:p>
          </table:table-cell>
          <table:table-cell office:value-type="float" office:value="0.53" calcext:value-type="float">
            <text:p>0.53</text:p>
          </table:table-cell>
          <table:table-cell table:formula="of:=(['meta-norm'.X17]-['meta-norm'.Y$5])^2" office:value-type="float" office:value="0.000121" calcext:value-type="float">
            <text:p>0.000121</text:p>
          </table:table-cell>
          <table:table-cell office:value-type="float" office:value="0.61" calcext:value-type="float">
            <text:p>0.61</text:p>
          </table:table-cell>
          <table:table-cell table:formula="of:=(['meta-norm'.Z17]-['meta-norm'.AA$5])^2" office:value-type="float" office:value="0.0184054444444445" calcext:value-type="float">
            <text:p>0.0184054444</text:p>
          </table:table-cell>
          <table:table-cell office:value-type="float" office:value="0.54" calcext:value-type="float">
            <text:p>0.54</text:p>
          </table:table-cell>
          <table:table-cell table:formula="of:=(['meta-norm'.AB17]-['meta-norm'.AC$5])^2" office:value-type="float" office:value="0.005476" calcext:value-type="float">
            <text:p>0.005476</text:p>
          </table:table-cell>
          <table:table-cell office:value-type="float" office:value="0" calcext:value-type="float">
            <text:p>0</text:p>
          </table:table-cell>
          <table:table-cell table:formula="of:=(['meta-norm'.AD17]-['meta-norm'.AE$5])^2" office:value-type="float" office:value="0.166464" calcext:value-type="float">
            <text:p>0.166464</text:p>
          </table:table-cell>
          <table:table-cell office:value-type="float" office:value="0.49" calcext:value-type="float">
            <text:p>0.49</text:p>
          </table:table-cell>
          <table:table-cell table:formula="of:=(['meta-norm'.AF17]-['meta-norm'.AG$5])^2" office:value-type="float" office:value="0.021316" calcext:value-type="float">
            <text:p>0.021316</text:p>
          </table:table-cell>
          <table:table-cell office:value-type="float" office:value="0.4" calcext:value-type="float">
            <text:p>0.4</text:p>
          </table:table-cell>
          <table:table-cell table:formula="of:=(['meta-norm'.AH17]-['meta-norm'.AI$5])^2" office:value-type="float" office:value="0.0270054444444443" calcext:value-type="float">
            <text:p>0.0270054444</text:p>
          </table:table-cell>
          <table:table-cell office:value-type="float" office:value="0" calcext:value-type="float">
            <text:p>0</text:p>
          </table:table-cell>
          <table:table-cell table:formula="of:=(['meta-norm'.AJ17]-['meta-norm'.AK$5])^2" office:value-type="float" office:value="0.0247537777777777" calcext:value-type="float">
            <text:p>0.0247537778</text:p>
          </table:table-cell>
          <table:table-cell office:value-type="float" office:value="0.15" calcext:value-type="float">
            <text:p>0.15</text:p>
          </table:table-cell>
          <table:table-cell table:formula="of:=(['meta-norm'.AL17]-['meta-norm'.AM$5])^2" office:value-type="float" office:value="0.00508844444444444" calcext:value-type="float">
            <text:p>0.0050884444</text:p>
          </table:table-cell>
          <table:table-cell office:value-type="float" office:value="0.03" calcext:value-type="float">
            <text:p>0.03</text:p>
          </table:table-cell>
          <table:table-cell table:formula="of:=(['meta-norm'.AN17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85" calcext:value-type="float">
            <text:p>0,85</text:p>
          </table:table-cell>
          <table:table-cell table:formula="of:=(['meta-norm'.AR17]-['meta-norm'.AQ$5])^2" office:value-type="float" office:value="0.0862401111111111" calcext:value-type="float">
            <text:p>0.0862401111</text:p>
          </table:table-cell>
          <table:table-cell office:value-type="float" office:value="0.49" calcext:value-type="float">
            <text:p>0.49</text:p>
          </table:table-cell>
          <table:table-cell table:formula="of:=(['meta-norm'.AT17]-['meta-norm'.AS$5])^2" office:value-type="float" office:value="0.00523211111111108" calcext:value-type="float">
            <text:p>0.0052321111</text:p>
          </table:table-cell>
          <table:table-cell office:value-type="float" office:value="0.44" calcext:value-type="float">
            <text:p>0.44</text:p>
          </table:table-cell>
          <table:table-cell table:formula="of:=(['meta-norm'.AT17]-['meta-norm'.AU$5])^2" office:value-type="float" office:value="0.002916" calcext:value-type="float">
            <text:p>0.002916</text:p>
          </table:table-cell>
          <table:table-cell office:value-type="float" office:value="0.51" calcext:value-type="float">
            <text:p>0.51</text:p>
          </table:table-cell>
          <table:table-cell table:formula="of:=(['meta-norm'.AV17]-['meta-norm'.AW$5])^2" office:value-type="float" office:value="0.000373777777777764" calcext:value-type="float">
            <text:p>0.0003737778</text:p>
          </table:table-cell>
          <table:table-cell office:value-type="float" office:value="0" calcext:value-type="float">
            <text:p>0</text:p>
          </table:table-cell>
          <table:table-cell table:formula="of:=(['meta-norm'.AX17]-['meta-norm'.AY$5])^2" office:value-type="float" office:value="0.142884" calcext:value-type="float">
            <text:p>0.142884</text:p>
          </table:table-cell>
          <table:table-cell office:value-type="float" office:value="0.47" calcext:value-type="float">
            <text:p>0.47</text:p>
          </table:table-cell>
          <table:table-cell table:formula="of:=(['meta-norm'.AZ17]-['meta-norm'.BA$5])^2" office:value-type="float" office:value="0.006561" calcext:value-type="float">
            <text:p>0.006561</text:p>
          </table:table-cell>
          <table:table-cell office:value-type="float" office:value="0.27" calcext:value-type="float">
            <text:p>0.27</text:p>
          </table:table-cell>
          <table:table-cell table:formula="of:=(['meta-norm'.BB17]-['meta-norm'.BC$5])^2" office:value-type="float" office:value="0.002704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formula="of:=(['meta-norm'.BD17]-['meta-norm'.BE$5])^2" office:value-type="float" office:value="0.029355111111111" calcext:value-type="float">
            <text:p>0.0293551111</text:p>
          </table:table-cell>
          <table:table-cell office:value-type="float" office:value="0.15" calcext:value-type="float">
            <text:p>0.15</text:p>
          </table:table-cell>
          <table:table-cell table:formula="of:=(['meta-norm'.BF17]-['meta-norm'.BG$5])^2" office:value-type="float" office:value="0.00852544444444444" calcext:value-type="float">
            <text:p>0.0085254444</text:p>
          </table:table-cell>
          <table:table-cell office:value-type="float" office:value="0.04" calcext:value-type="float">
            <text:p>0.04</text:p>
          </table:table-cell>
          <table:table-cell table:formula="of:=(['meta-norm'.BH17]-['meta-norm'.BI$5])^2" office:value-type="float" office:value="0.000784" calcext:value-type="float">
            <text:p>0.000784</text:p>
          </table:table-cell>
          <table:table-cell office:value-type="float" office:value="0.84" calcext:value-type="float">
            <text:p>0.84</text:p>
          </table:table-cell>
          <table:table-cell table:formula="of:=(['meta-norm'.BJ17]-['meta-norm'.BK$5])^2" office:value-type="float" office:value="0.00176399999999998" calcext:value-type="float">
            <text:p>0.001764</text:p>
          </table:table-cell>
          <table:table-cell office:value-type="float" office:value="0.57" calcext:value-type="float">
            <text:p>0.57</text:p>
          </table:table-cell>
          <table:table-cell table:formula="of:=(['meta-norm'.BL17]-['meta-norm'.BM$5])^2" office:value-type="float" office:value="0.00227211111111114" calcext:value-type="float">
            <text:p>0.0022721111</text:p>
          </table:table-cell>
          <table:table-cell office:value-type="float" office:value="0.55" calcext:value-type="float">
            <text:p>0.55</text:p>
          </table:table-cell>
          <table:table-cell table:formula="of:=(['meta-norm'.BN17]-['meta-norm'.BO$5])^2" office:value-type="float" office:value="0.00284444444444452" calcext:value-type="float">
            <text:p>0.0028444444</text:p>
          </table:table-cell>
          <table:table-cell office:value-type="float" office:value="0.55" calcext:value-type="float">
            <text:p>0.55</text:p>
          </table:table-cell>
          <table:table-cell table:formula="of:=(['meta-norm'.BP17]-['meta-norm'.BQ$5])^2" office:value-type="float" office:value="0.0152934444444445" calcext:value-type="float">
            <text:p>0.0152934444</text:p>
          </table:table-cell>
          <table:table-cell office:value-type="float" office:value="0" calcext:value-type="float">
            <text:p>0</text:p>
          </table:table-cell>
          <table:table-cell table:formula="of:=(['meta-norm'.BR17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17]-['meta-norm'.BU$5])^2" office:value-type="float" office:value="0.125552111111111" calcext:value-type="float">
            <text:p>0.1255521111</text:p>
          </table:table-cell>
          <table:table-cell office:value-type="float" office:value="0.29" calcext:value-type="float">
            <text:p>0.29</text:p>
          </table:table-cell>
          <table:table-cell table:formula="of:=(['meta-norm'.BV17]-['meta-norm'.BW$5])^2" office:value-type="float" office:value="0.00661511111111105" calcext:value-type="float">
            <text:p>0.00661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7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7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7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.76</text:p>
          </table:table-cell>
          <table:table-cell table:formula="of:=(['meta-norm'.B18]-['meta-norm'.C$5])^2" office:value-type="float" office:value="0.000336111111111114" calcext:value-type="float">
            <text:p>0.0003361111</text:p>
          </table:table-cell>
          <table:table-cell office:value-type="float" office:value="0.54" calcext:value-type="float">
            <text:p>0.54</text:p>
          </table:table-cell>
          <table:table-cell table:formula="of:=(['meta-norm'.D18]-['meta-norm'.E$5])^2" office:value-type="float" office:value="0.000802777777777815" calcext:value-type="float">
            <text:p>0.0008027778</text:p>
          </table:table-cell>
          <table:table-cell office:value-type="float" office:value="0.6" calcext:value-type="float">
            <text:p>0.6</text:p>
          </table:table-cell>
          <table:table-cell table:formula="of:=(['meta-norm'.F18]-['meta-norm'.G$5])^2" office:value-type="float" office:value="0.0142404444444444" calcext:value-type="float">
            <text:p>0.0142404444</text:p>
          </table:table-cell>
          <table:table-cell office:value-type="float" office:value="0.47" calcext:value-type="float">
            <text:p>0.47</text:p>
          </table:table-cell>
          <table:table-cell table:formula="of:=(['meta-norm'.H18]-['meta-norm'.I$5])^2" office:value-type="float" office:value="0.0000751111111111167" calcext:value-type="float">
            <text:p>7.51111111111167E-05</text:p>
          </table:table-cell>
          <table:table-cell office:value-type="float" office:value="0.54" calcext:value-type="float">
            <text:p>0.54</text:p>
          </table:table-cell>
          <table:table-cell table:formula="of:=(['meta-norm'.J18]-['meta-norm'.K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'meta-norm'.L1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8]-['meta-norm'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'meta-norm'.V18]-['meta-norm'.W$5])^2" office:value-type="float" office:value="0.000289" calcext:value-type="float">
            <text:p>0.000289</text:p>
          </table:table-cell>
          <table:table-cell office:value-type="float" office:value="0.51" calcext:value-type="float">
            <text:p>0.51</text:p>
          </table:table-cell>
          <table:table-cell table:formula="of:=(['meta-norm'.X18]-['meta-norm'.Y$5])^2" office:value-type="float" office:value="0.0000810000000000001" calcext:value-type="float">
            <text:p>0.000081</text:p>
          </table:table-cell>
          <table:table-cell office:value-type="float" office:value="0.5" calcext:value-type="float">
            <text:p>0.5</text:p>
          </table:table-cell>
          <table:table-cell table:formula="of:=(['meta-norm'.Z18]-['meta-norm'.AA$5])^2" office:value-type="float" office:value="0.000658777777777792" calcext:value-type="float">
            <text:p>0.0006587778</text:p>
          </table:table-cell>
          <table:table-cell office:value-type="float" office:value="0.47" calcext:value-type="float">
            <text:p>0.47</text:p>
          </table:table-cell>
          <table:table-cell table:formula="of:=(['meta-norm'.AB18]-['meta-norm'.AC$5])^2"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table:formula="of:=(['meta-norm'.AD18]-['meta-norm'.AE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AF18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18]-['meta-norm'.AI$5])^2" office:value-type="float" office:value="0.0555387777777779" calcext:value-type="float">
            <text:p>0.0555387778</text:p>
          </table:table-cell>
          <table:table-cell office:value-type="float" office:value="0.31" calcext:value-type="float">
            <text:p>0.31</text:p>
          </table:table-cell>
          <table:table-cell table:formula="of:=(['meta-norm'.AJ18]-['meta-norm'.AK$5])^2" office:value-type="float" office:value="0.0233071111111112" calcext:value-type="float">
            <text:p>0.0233071111</text:p>
          </table:table-cell>
          <table:table-cell office:value-type="float" office:value="0.12" calcext:value-type="float">
            <text:p>0.12</text:p>
          </table:table-cell>
          <table:table-cell table:formula="of:=(['meta-norm'.AL18]-['meta-norm'.AM$5])^2" office:value-type="float" office:value="0.00170844444444444" calcext:value-type="float">
            <text:p>0.0017084444</text:p>
          </table:table-cell>
          <table:table-cell office:value-type="float" office:value="0" calcext:value-type="float">
            <text:p>0</text:p>
          </table:table-cell>
          <table:table-cell table:formula="of:=(['meta-norm'.AN18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8" calcext:value-type="float">
            <text:p>0,78</text:p>
          </table:table-cell>
          <table:table-cell table:formula="of:=(['meta-norm'.AR18]-['meta-norm'.AQ$5])^2" office:value-type="float" office:value="0.125080111111111" calcext:value-type="float">
            <text:p>0.1250801111</text:p>
          </table:table-cell>
          <table:table-cell office:value-type="float" office:value="0.43" calcext:value-type="float">
            <text:p>0.43</text:p>
          </table:table-cell>
          <table:table-cell table:formula="of:=(['meta-norm'.AT18]-['meta-norm'.AS$5])^2" office:value-type="float" office:value="0.00388544444444441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18]-['meta-norm'.AU$5])^2" office:value-type="float" office:value="0.001936" calcext:value-type="float">
            <text:p>0.001936</text:p>
          </table:table-cell>
          <table:table-cell office:value-type="float" office:value="0.58" calcext:value-type="float">
            <text:p>0.58</text:p>
          </table:table-cell>
          <table:table-cell table:formula="of:=(['meta-norm'.AV18]-['meta-norm'.AW$5])^2" office:value-type="float" office:value="0.00798044444444437" calcext:value-type="float">
            <text:p>0.0079804444</text:p>
          </table:table-cell>
          <table:table-cell office:value-type="float" office:value="0" calcext:value-type="float">
            <text:p>0</text:p>
          </table:table-cell>
          <table:table-cell table:formula="of:=(['meta-norm'.AX18]-['meta-norm'.AY$5])^2" office:value-type="float" office:value="0.142884" calcext:value-type="float">
            <text:p>0.142884</text:p>
          </table:table-cell>
          <table:table-cell office:value-type="float" office:value="0.57" calcext:value-type="float">
            <text:p>0.57</text:p>
          </table:table-cell>
          <table:table-cell table:formula="of:=(['meta-norm'.AZ18]-['meta-norm'.BA$5])^2" office:value-type="float" office:value="0.032761" calcext:value-type="float">
            <text:p>0.032761</text:p>
          </table:table-cell>
          <table:table-cell office:value-type="float" office:value="0.33" calcext:value-type="float">
            <text:p>0.33</text:p>
          </table:table-cell>
          <table:table-cell table:formula="of:=(['meta-norm'.BB18]-['meta-norm'.BC$5])^2" office:value-type="float" office:value="0.012544" calcext:value-type="float">
            <text:p>0.012544</text:p>
          </table:table-cell>
          <table:table-cell office:value-type="float" office:value="0.25" calcext:value-type="float">
            <text:p>0.25</text:p>
          </table:table-cell>
          <table:table-cell table:formula="of:=(['meta-norm'.BD18]-['meta-norm'.BE$5])^2" office:value-type="float" office:value="0.006188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BF18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18]-['meta-norm'.BI$5])^2" office:value-type="float" office:value="0.000144" calcext:value-type="float">
            <text:p>0.000144</text:p>
          </table:table-cell>
          <table:table-cell office:value-type="float" office:value="0.74" calcext:value-type="float">
            <text:p>0.74</text:p>
          </table:table-cell>
          <table:table-cell table:formula="of:=(['meta-norm'.BJ18]-['meta-norm'.BK$5])^2" office:value-type="float" office:value="0.00336400000000002" calcext:value-type="float">
            <text:p>0.003364</text:p>
          </table:table-cell>
          <table:table-cell office:value-type="float" office:value="0.49" calcext:value-type="float">
            <text:p>0.49</text:p>
          </table:table-cell>
          <table:table-cell table:formula="of:=(['meta-norm'.BL18]-['meta-norm'.BM$5])^2" office:value-type="float" office:value="0.00104544444444443" calcext:value-type="float">
            <text:p>0.0010454444</text:p>
          </table:table-cell>
          <table:table-cell office:value-type="float" office:value="0.56" calcext:value-type="float">
            <text:p>0.56</text:p>
          </table:table-cell>
          <table:table-cell table:formula="of:=(['meta-norm'.BN18]-['meta-norm'.BO$5])^2" office:value-type="float" office:value="0.0040111111111112" calcext:value-type="float">
            <text:p>0.0040111111</text:p>
          </table:table-cell>
          <table:table-cell office:value-type="float" office:value="0.53" calcext:value-type="float">
            <text:p>0.53</text:p>
          </table:table-cell>
          <table:table-cell table:formula="of:=(['meta-norm'.BP18]-['meta-norm'.BQ$5])^2" office:value-type="float" office:value="0.0107467777777779" calcext:value-type="float">
            <text:p>0.0107467778</text:p>
          </table:table-cell>
          <table:table-cell office:value-type="float" office:value="0.58" calcext:value-type="float">
            <text:p>0.58</text:p>
          </table:table-cell>
          <table:table-cell table:formula="of:=(['meta-norm'.BR18]-['meta-norm'.BS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'meta-norm'.BT18]-['meta-norm'.BU$5])^2" office:value-type="float" office:value="0.125552111111111" calcext:value-type="float">
            <text:p>0.1255521111</text:p>
          </table:table-cell>
          <table:table-cell office:value-type="float" office:value="0.33" calcext:value-type="float">
            <text:p>0.33</text:p>
          </table:table-cell>
          <table:table-cell table:formula="of:=(['meta-norm'.BV18]-['meta-norm'.BW$5])^2" office:value-type="float" office:value="0.0147217777777777" calcext:value-type="float">
            <text:p>0.01472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8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18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18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table:formula="of:=(['meta-norm'.B19]-['meta-norm'.C$5])^2" office:value-type="float" office:value="0.000336111111111114" calcext:value-type="float">
            <text:p>0.0003361111</text:p>
          </table:table-cell>
          <table:table-cell office:value-type="float" office:value="0.54" calcext:value-type="float">
            <text:p>0.54</text:p>
          </table:table-cell>
          <table:table-cell table:formula="of:=(['meta-norm'.D19]-['meta-norm'.E$5])^2" office:value-type="float" office:value="0.000802777777777815" calcext:value-type="float">
            <text:p>0.0008027778</text:p>
          </table:table-cell>
          <table:table-cell office:value-type="float" office:value="0.64" calcext:value-type="float">
            <text:p>0.64</text:p>
          </table:table-cell>
          <table:table-cell table:formula="of:=(['meta-norm'.F19]-['meta-norm'.G$5])^2" office:value-type="float" office:value="0.025387111111111" calcext:value-type="float">
            <text:p>0.0253871111</text:p>
          </table:table-cell>
          <table:table-cell office:value-type="float" office:value="0.54" calcext:value-type="float">
            <text:p>0.54</text:p>
          </table:table-cell>
          <table:table-cell table:formula="of:=(['meta-norm'.H19]-['meta-norm'.I$5])^2" office:value-type="float" office:value="0.00376177777777774" calcext:value-type="float">
            <text:p>0.0037617778</text:p>
          </table:table-cell>
          <table:table-cell office:value-type="float" office:value="0" calcext:value-type="float">
            <text:p>0</text:p>
          </table:table-cell>
          <table:table-cell table:formula="of:=(['meta-norm'.J19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1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1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1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1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19]-['meta-norm'.U$5])^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(['meta-norm'.V19]-['meta-norm'.W$5])^2" office:value-type="float" office:value="0.002209" calcext:value-type="float">
            <text:p>0.002209</text:p>
          </table:table-cell>
          <table:table-cell office:value-type="float" office:value="0.51" calcext:value-type="float">
            <text:p>0.51</text:p>
          </table:table-cell>
          <table:table-cell table:formula="of:=(['meta-norm'.X19]-['meta-norm'.Y$5])^2" office:value-type="float" office:value="0.0000810000000000001" calcext:value-type="float">
            <text:p>0.000081</text:p>
          </table:table-cell>
          <table:table-cell office:value-type="float" office:value="0.52" calcext:value-type="float">
            <text:p>0.52</text:p>
          </table:table-cell>
          <table:table-cell table:formula="of:=(['meta-norm'.Z19]-['meta-norm'.AA$5])^2" office:value-type="float" office:value="0.00208544444444447" calcext:value-type="float">
            <text:p>0.0020854444</text:p>
          </table:table-cell>
          <table:table-cell office:value-type="float" office:value="0.55" calcext:value-type="float">
            <text:p>0.55</text:p>
          </table:table-cell>
          <table:table-cell table:formula="of:=(['meta-norm'.AB19]-['meta-norm'.AC$5])^2" office:value-type="float" office:value="0.007056" calcext:value-type="float">
            <text:p>0.007056</text:p>
          </table:table-cell>
          <table:table-cell office:value-type="float" office:value="0.56" calcext:value-type="float">
            <text:p>0.56</text:p>
          </table:table-cell>
          <table:table-cell table:formula="of:=(['meta-norm'.AD19]-['meta-norm'.AE$5])^2" office:value-type="float" office:value="0.023104" calcext:value-type="float">
            <text:p>0.023104</text:p>
          </table:table-cell>
          <table:table-cell office:value-type="float" office:value="0.46" calcext:value-type="float">
            <text:p>0.46</text:p>
          </table:table-cell>
          <table:table-cell table:formula="of:=(['meta-norm'.AF19]-['meta-norm'.AG$5])^2" office:value-type="float" office:value="0.013456" calcext:value-type="float">
            <text:p>0.013456</text:p>
          </table:table-cell>
          <table:table-cell office:value-type="float" office:value="0.37" calcext:value-type="float">
            <text:p>0.37</text:p>
          </table:table-cell>
          <table:table-cell table:formula="of:=(['meta-norm'.AH19]-['meta-norm'.AI$5])^2" office:value-type="float" office:value="0.0180454444444443" calcext:value-type="float">
            <text:p>0.0180454444</text:p>
          </table:table-cell>
          <table:table-cell office:value-type="float" office:value="0.24" calcext:value-type="float">
            <text:p>0.24</text:p>
          </table:table-cell>
          <table:table-cell table:formula="of:=(['meta-norm'.AJ19]-['meta-norm'.AK$5])^2" office:value-type="float" office:value="0.00683377777777783" calcext:value-type="float">
            <text:p>0.0068337778</text:p>
          </table:table-cell>
          <table:table-cell office:value-type="float" office:value="0" calcext:value-type="float">
            <text:p>0</text:p>
          </table:table-cell>
          <table:table-cell table:formula="of:=(['meta-norm'.AL19]-['meta-norm'.AM$5])^2" office:value-type="float" office:value="0.00618844444444445" calcext:value-type="float">
            <text:p>0.0061884444</text:p>
          </table:table-cell>
          <table:table-cell office:value-type="float" office:value="0.07" calcext:value-type="float">
            <text:p>0.07</text:p>
          </table:table-cell>
          <table:table-cell table:formula="of:=(['meta-norm'.AN19]-['meta-norm'.AO$5])^2" office:value-type="float" office:value="0.00205511111111111" calcext:value-type="float">
            <text:p>0.0020551111</text:p>
          </table:table-cell>
          <table:table-cell table:style-name="Default" office:value-type="float" office:value="0.84" calcext:value-type="float">
            <text:p>0,84</text:p>
          </table:table-cell>
          <table:table-cell table:formula="of:=(['meta-norm'.AR19]-['meta-norm'.AQ$5])^2" office:value-type="float" office:value="0.0922134444444444" calcext:value-type="float">
            <text:p>0.0922134444</text:p>
          </table:table-cell>
          <table:table-cell office:value-type="float" office:value="0.48" calcext:value-type="float">
            <text:p>0.48</text:p>
          </table:table-cell>
          <table:table-cell table:formula="of:=(['meta-norm'.AT19]-['meta-norm'.AS$5])^2" office:value-type="float" office:value="0.00603211111111115" calcext:value-type="float">
            <text:p>0.0060321111</text:p>
          </table:table-cell>
          <table:table-cell office:value-type="float" office:value="0.59" calcext:value-type="float">
            <text:p>0.59</text:p>
          </table:table-cell>
          <table:table-cell table:formula="of:=(['meta-norm'.AT19]-['meta-norm'.AU$5])^2" office:value-type="float" office:value="0.00921599999999999" calcext:value-type="float">
            <text:p>0.009216</text:p>
          </table:table-cell>
          <table:table-cell office:value-type="float" office:value="0.55" calcext:value-type="float">
            <text:p>0.55</text:p>
          </table:table-cell>
          <table:table-cell table:formula="of:=(['meta-norm'.AV19]-['meta-norm'.AW$5])^2" office:value-type="float" office:value="0.00352044444444441" calcext:value-type="float">
            <text:p>0.0035204444</text:p>
          </table:table-cell>
          <table:table-cell office:value-type="float" office:value="0.59" calcext:value-type="float">
            <text:p>0.59</text:p>
          </table:table-cell>
          <table:table-cell table:formula="of:=(['meta-norm'.AX19]-['meta-norm'.AY$5])^2" office:value-type="float" office:value="0.044944" calcext:value-type="float">
            <text:p>0.044944</text:p>
          </table:table-cell>
          <table:table-cell office:value-type="float" office:value="0.53" calcext:value-type="float">
            <text:p>0.53</text:p>
          </table:table-cell>
          <table:table-cell table:formula="of:=(['meta-norm'.AZ19]-['meta-norm'.BA$5])^2" office:value-type="float" office:value="0.019881" calcext:value-type="float">
            <text:p>0.019881</text:p>
          </table:table-cell>
          <table:table-cell office:value-type="float" office:value="0.35" calcext:value-type="float">
            <text:p>0.35</text:p>
          </table:table-cell>
          <table:table-cell table:formula="of:=(['meta-norm'.BB19]-['meta-norm'.BC$5])^2" office:value-type="float" office:value="0.017424" calcext:value-type="float">
            <text:p>0.017424</text:p>
          </table:table-cell>
          <table:table-cell office:value-type="float" office:value="0.16" calcext:value-type="float">
            <text:p>0.16</text:p>
          </table:table-cell>
          <table:table-cell table:formula="of:=(['meta-norm'.BD19]-['meta-norm'.BE$5])^2" office:value-type="float" office:value="0.000128444444444437" calcext:value-type="float">
            <text:p>0.0001284444</text:p>
          </table:table-cell>
          <table:table-cell office:value-type="float" office:value="0.11" calcext:value-type="float">
            <text:p>0.11</text:p>
          </table:table-cell>
          <table:table-cell table:formula="of:=(['meta-norm'.BF19]-['meta-norm'.BG$5])^2" office:value-type="float" office:value="0.00273877777777777" calcext:value-type="float">
            <text:p>0.0027387778</text:p>
          </table:table-cell>
          <table:table-cell office:value-type="float" office:value="0" calcext:value-type="float">
            <text:p>0</text:p>
          </table:table-cell>
          <table:table-cell table:formula="of:=(['meta-norm'.BH19]-['meta-norm'.BI$5])^2" office:value-type="float" office:value="0.000144" calcext:value-type="float">
            <text:p>0.000144</text:p>
          </table:table-cell>
          <table:table-cell office:value-type="float" office:value="0.81" calcext:value-type="float">
            <text:p>0.81</text:p>
          </table:table-cell>
          <table:table-cell table:formula="of:=(['meta-norm'.BJ19]-['meta-norm'.BK$5])^2" office:value-type="float" office:value="0.000143999999999998" calcext:value-type="float">
            <text:p>0.000144</text:p>
          </table:table-cell>
          <table:table-cell office:value-type="float" office:value="0.49" calcext:value-type="float">
            <text:p>0.49</text:p>
          </table:table-cell>
          <table:table-cell table:formula="of:=(['meta-norm'.BL19]-['meta-norm'.BM$5])^2" office:value-type="float" office:value="0.00104544444444443" calcext:value-type="float">
            <text:p>0.0010454444</text:p>
          </table:table-cell>
          <table:table-cell office:value-type="float" office:value="0.44" calcext:value-type="float">
            <text:p>0.44</text:p>
          </table:table-cell>
          <table:table-cell table:formula="of:=(['meta-norm'.BN19]-['meta-norm'.BO$5])^2" office:value-type="float" office:value="0.00321111111111104" calcext:value-type="float">
            <text:p>0.0032111111</text:p>
          </table:table-cell>
          <table:table-cell office:value-type="float" office:value="0.51" calcext:value-type="float">
            <text:p>0.51</text:p>
          </table:table-cell>
          <table:table-cell table:formula="of:=(['meta-norm'.BP19]-['meta-norm'.BQ$5])^2" office:value-type="float" office:value="0.00700011111111117" calcext:value-type="float">
            <text:p>0.0070001111</text:p>
          </table:table-cell>
          <table:table-cell office:value-type="float" office:value="0.56" calcext:value-type="float">
            <text:p>0.56</text:p>
          </table:table-cell>
          <table:table-cell table:formula="of:=(['meta-norm'.BR19]-['meta-norm'.BS$5])^2" office:value-type="float" office:value="0.023104" calcext:value-type="float">
            <text:p>0.023104</text:p>
          </table:table-cell>
          <table:table-cell office:value-type="float" office:value="0.51" calcext:value-type="float">
            <text:p>0.51</text:p>
          </table:table-cell>
          <table:table-cell table:formula="of:=(['meta-norm'.BT19]-['meta-norm'.BU$5])^2" office:value-type="float" office:value="0.0242321111111112" calcext:value-type="float">
            <text:p>0.0242321111</text:p>
          </table:table-cell>
          <table:table-cell office:value-type="float" office:value="0.33" calcext:value-type="float">
            <text:p>0.33</text:p>
          </table:table-cell>
          <table:table-cell table:formula="of:=(['meta-norm'.BV19]-['meta-norm'.BW$5])^2" office:value-type="float" office:value="0.0147217777777777" calcext:value-type="float">
            <text:p>0.01472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19]-['meta-norm'.BY$5])^2" office:value-type="float" office:value="0.00896177777777779" calcext:value-type="float">
            <text:p>0.0089617778</text:p>
          </table:table-cell>
          <table:table-cell office:value-type="float" office:value="0.1" calcext:value-type="float">
            <text:p>0.1</text:p>
          </table:table-cell>
          <table:table-cell table:formula="of:=(['meta-norm'.BZ19]-['meta-norm'.CA$5])^2" office:value-type="float" office:value="0.00499377777777778" calcext:value-type="float">
            <text:p>0.0049937778</text:p>
          </table:table-cell>
          <table:table-cell office:value-type="float" office:value="0" calcext:value-type="float">
            <text:p>0</text:p>
          </table:table-cell>
          <table:table-cell table:formula="of:=(['meta-norm'.CB19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9" calcext:value-type="float">
            <text:p>0.79</text:p>
          </table:table-cell>
          <table:table-cell table:formula="of:=(['meta-norm'.B20]-['meta-norm'.C$5])^2" office:value-type="float" office:value="0.00013611111111111" calcext:value-type="float">
            <text:p>0.0001361111</text:p>
          </table:table-cell>
          <table:table-cell office:value-type="float" office:value="0.52" calcext:value-type="float">
            <text:p>0.52</text:p>
          </table:table-cell>
          <table:table-cell table:formula="of:=(['meta-norm'.D20]-['meta-norm'.E$5])^2" office:value-type="float" office:value="0.0000694444444444551" calcext:value-type="float">
            <text:p>6.94444444444551E-05</text:p>
          </table:table-cell>
          <table:table-cell office:value-type="float" office:value="0.53" calcext:value-type="float">
            <text:p>0.53</text:p>
          </table:table-cell>
          <table:table-cell table:formula="of:=(['meta-norm'.F20]-['meta-norm'.G$5])^2" office:value-type="float" office:value="0.00243377777777775" calcext:value-type="float">
            <text:p>0.0024337778</text:p>
          </table:table-cell>
          <table:table-cell office:value-type="float" office:value="0.58" calcext:value-type="float">
            <text:p>0.58</text:p>
          </table:table-cell>
          <table:table-cell table:formula="of:=(['meta-norm'.H20]-['meta-norm'.I$5])^2" office:value-type="float" office:value="0.0102684444444444" calcext:value-type="float">
            <text:p>0.0102684444</text:p>
          </table:table-cell>
          <table:table-cell office:value-type="float" office:value="0.62" calcext:value-type="float">
            <text:p>0.62</text:p>
          </table:table-cell>
          <table:table-cell table:formula="of:=(['meta-norm'.J20]-['meta-norm'.K$5])^2" office:value-type="float" office:value="0.0529" calcext:value-type="float">
            <text:p>0.0529</text:p>
          </table:table-cell>
          <table:table-cell office:value-type="float" office:value="0" calcext:value-type="float">
            <text:p>0</text:p>
          </table:table-cell>
          <table:table-cell table:formula="of:=(['meta-norm'.L2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0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20]-['meta-norm'.W$5])^2" office:value-type="float" office:value="0.00000900000000000002" calcext:value-type="float">
            <text:p>0.000009</text:p>
          </table:table-cell>
          <table:table-cell office:value-type="float" office:value="0.52" calcext:value-type="float">
            <text:p>0.52</text:p>
          </table:table-cell>
          <table:table-cell table:formula="of:=(['meta-norm'.X20]-['meta-norm'.Y$5])^2" office:value-type="float" office:value="0.000001" calcext:value-type="float">
            <text:p>0.000001</text:p>
          </table:table-cell>
          <table:table-cell office:value-type="float" office:value="0.57" calcext:value-type="float">
            <text:p>0.57</text:p>
          </table:table-cell>
          <table:table-cell table:formula="of:=(['meta-norm'.Z20]-['meta-norm'.AA$5])^2" office:value-type="float" office:value="0.00915211111111118" calcext:value-type="float">
            <text:p>0.0091521111</text:p>
          </table:table-cell>
          <table:table-cell office:value-type="float" office:value="0.63" calcext:value-type="float">
            <text:p>0.63</text:p>
          </table:table-cell>
          <table:table-cell table:formula="of:=(['meta-norm'.AB20]-['meta-norm'.AC$5])^2" office:value-type="float" office:value="0.026896" calcext:value-type="float">
            <text:p>0.026896</text:p>
          </table:table-cell>
          <table:table-cell office:value-type="float" office:value="0.51" calcext:value-type="float">
            <text:p>0.51</text:p>
          </table:table-cell>
          <table:table-cell table:formula="of:=(['meta-norm'.AD20]-['meta-norm'.AE$5])^2" office:value-type="float" office:value="0.010404" calcext:value-type="float">
            <text:p>0.010404</text:p>
          </table:table-cell>
          <table:table-cell office:value-type="float" office:value="0.48" calcext:value-type="float">
            <text:p>0.48</text:p>
          </table:table-cell>
          <table:table-cell table:formula="of:=(['meta-norm'.AF20]-['meta-norm'.AG$5])^2" office:value-type="float" office:value="0.018496" calcext:value-type="float">
            <text:p>0.018496</text:p>
          </table:table-cell>
          <table:table-cell office:value-type="float" office:value="0.4" calcext:value-type="float">
            <text:p>0.4</text:p>
          </table:table-cell>
          <table:table-cell table:formula="of:=(['meta-norm'.AH20]-['meta-norm'.AI$5])^2" office:value-type="float" office:value="0.0270054444444443" calcext:value-type="float">
            <text:p>0.0270054444</text:p>
          </table:table-cell>
          <table:table-cell office:value-type="float" office:value="0" calcext:value-type="float">
            <text:p>0</text:p>
          </table:table-cell>
          <table:table-cell table:formula="of:=(['meta-norm'.AJ20]-['meta-norm'.AK$5])^2" office:value-type="float" office:value="0.0247537777777777" calcext:value-type="float">
            <text:p>0.0247537778</text:p>
          </table:table-cell>
          <table:table-cell office:value-type="float" office:value="0" calcext:value-type="float">
            <text:p>0</text:p>
          </table:table-cell>
          <table:table-cell table:formula="of:=(['meta-norm'.AL20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20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76" calcext:value-type="float">
            <text:p>0,76</text:p>
          </table:table-cell>
          <table:table-cell table:formula="of:=(['meta-norm'.AR20]-['meta-norm'.AQ$5])^2" office:value-type="float" office:value="0.0643467777777777" calcext:value-type="float">
            <text:p>0.0643467778</text:p>
          </table:table-cell>
          <table:table-cell office:value-type="float" office:value="0.53" calcext:value-type="float">
            <text:p>0.53</text:p>
          </table:table-cell>
          <table:table-cell table:formula="of:=(['meta-norm'.AT20]-['meta-norm'.AS$5])^2" office:value-type="float" office:value="0.00388544444444441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20]-['meta-norm'.AU$5])^2" office:value-type="float" office:value="0.001936" calcext:value-type="float">
            <text:p>0.001936</text:p>
          </table:table-cell>
          <table:table-cell office:value-type="float" office:value="0.61" calcext:value-type="float">
            <text:p>0.61</text:p>
          </table:table-cell>
          <table:table-cell table:formula="of:=(['meta-norm'.AV20]-['meta-norm'.AW$5])^2" office:value-type="float" office:value="0.0142404444444444" calcext:value-type="float">
            <text:p>0.0142404444</text:p>
          </table:table-cell>
          <table:table-cell office:value-type="float" office:value="0.63" calcext:value-type="float">
            <text:p>0.63</text:p>
          </table:table-cell>
          <table:table-cell table:formula="of:=(['meta-norm'.AX20]-['meta-norm'.AY$5])^2" office:value-type="float" office:value="0.063504" calcext:value-type="float">
            <text:p>0.063504</text:p>
          </table:table-cell>
          <table:table-cell office:value-type="float" office:value="0" calcext:value-type="float">
            <text:p>0</text:p>
          </table:table-cell>
          <table:table-cell table:formula="of:=(['meta-norm'.AZ20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20]-['meta-norm'.BC$5])^2" office:value-type="float" office:value="0.047524" calcext:value-type="float">
            <text:p>0.047524</text:p>
          </table:table-cell>
          <table:table-cell office:value-type="float" office:value="0.23" calcext:value-type="float">
            <text:p>0.23</text:p>
          </table:table-cell>
          <table:table-cell table:formula="of:=(['meta-norm'.BD20]-['meta-norm'.BE$5])^2" office:value-type="float" office:value="0.00344177777777782" calcext:value-type="float">
            <text:p>0.0034417778</text:p>
          </table:table-cell>
          <table:table-cell office:value-type="float" office:value="0" calcext:value-type="float">
            <text:p>0</text:p>
          </table:table-cell>
          <table:table-cell table:formula="of:=(['meta-norm'.BF20]-['meta-norm'.BG$5])^2" office:value-type="float" office:value="0.00332544444444445" calcext:value-type="float">
            <text:p>0.0033254444</text:p>
          </table:table-cell>
          <table:table-cell office:value-type="float" office:value="0.01" calcext:value-type="float">
            <text:p>0.01</text:p>
          </table:table-cell>
          <table:table-cell table:formula="of:=(['meta-norm'.BH20]-['meta-norm'.BI$5])^2" office:value-type="float" office:value="0.000004" calcext:value-type="float">
            <text:p>0.000004</text:p>
          </table:table-cell>
          <table:table-cell office:value-type="float" office:value="0.77" calcext:value-type="float">
            <text:p>0.77</text:p>
          </table:table-cell>
          <table:table-cell table:formula="of:=(['meta-norm'.BJ20]-['meta-norm'.BK$5])^2" office:value-type="float" office:value="0.000784000000000008" calcext:value-type="float">
            <text:p>0.000784</text:p>
          </table:table-cell>
          <table:table-cell office:value-type="float" office:value="0.51" calcext:value-type="float">
            <text:p>0.51</text:p>
          </table:table-cell>
          <table:table-cell table:formula="of:=(['meta-norm'.BL20]-['meta-norm'.BM$5])^2" office:value-type="float" office:value="0.000152111111111105" calcext:value-type="float">
            <text:p>0.0001521111</text:p>
          </table:table-cell>
          <table:table-cell office:value-type="float" office:value="0.56" calcext:value-type="float">
            <text:p>0.56</text:p>
          </table:table-cell>
          <table:table-cell table:formula="of:=(['meta-norm'.BN20]-['meta-norm'.BO$5])^2" office:value-type="float" office:value="0.0040111111111112" calcext:value-type="float">
            <text:p>0.0040111111</text:p>
          </table:table-cell>
          <table:table-cell office:value-type="float" office:value="0.46" calcext:value-type="float">
            <text:p>0.46</text:p>
          </table:table-cell>
          <table:table-cell table:formula="of:=(['meta-norm'.BP20]-['meta-norm'.BQ$5])^2" office:value-type="float" office:value="0.00113344444444447" calcext:value-type="float">
            <text:p>0.0011334444</text:p>
          </table:table-cell>
          <table:table-cell office:value-type="float" office:value="0" calcext:value-type="float">
            <text:p>0</text:p>
          </table:table-cell>
          <table:table-cell table:formula="of:=(['meta-norm'.BR20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20]-['meta-norm'.BU$5])^2" office:value-type="float" office:value="0.125552111111111" calcext:value-type="float">
            <text:p>0.1255521111</text:p>
          </table:table-cell>
          <table:table-cell office:value-type="float" office:value="0.37" calcext:value-type="float">
            <text:p>0.37</text:p>
          </table:table-cell>
          <table:table-cell table:formula="of:=(['meta-norm'.BV20]-['meta-norm'.BW$5])^2" office:value-type="float" office:value="0.0260284444444443" calcext:value-type="float">
            <text:p>0.0260284444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(['meta-norm'.BX20]-['meta-norm'.BY$5])^2" office:value-type="float" office:value="0.00908844444444444" calcext:value-type="float">
            <text:p>0.0090884444</text:p>
          </table:table-cell>
          <table:table-cell office:value-type="float" office:value="0" calcext:value-type="float">
            <text:p>0</text:p>
          </table:table-cell>
          <table:table-cell table:formula="of:=(['meta-norm'.BZ20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0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table:formula="of:=(['meta-norm'.B21]-['meta-norm'.C$5])^2" office:value-type="float" office:value="0.00013611111111111" calcext:value-type="float">
            <text:p>0.0001361111</text:p>
          </table:table-cell>
          <table:table-cell office:value-type="float" office:value="0.49" calcext:value-type="float">
            <text:p>0.49</text:p>
          </table:table-cell>
          <table:table-cell table:formula="of:=(['meta-norm'.D21]-['meta-norm'.E$5])^2" office:value-type="float" office:value="0.000469444444444418" calcext:value-type="float">
            <text:p>0.0004694444</text:p>
          </table:table-cell>
          <table:table-cell office:value-type="float" office:value="0.39" calcext:value-type="float">
            <text:p>0.39</text:p>
          </table:table-cell>
          <table:table-cell table:formula="of:=(['meta-norm'.F21]-['meta-norm'.G$5])^2" office:value-type="float" office:value="0.00822044444444451" calcext:value-type="float">
            <text:p>0.0082204444</text:p>
          </table:table-cell>
          <table:table-cell office:value-type="float" office:value="0.64" calcext:value-type="float">
            <text:p>0.64</text:p>
          </table:table-cell>
          <table:table-cell table:formula="of:=(['meta-norm'.H21]-['meta-norm'.I$5])^2" office:value-type="float" office:value="0.0260284444444443" calcext:value-type="float">
            <text:p>0.0260284444</text:p>
          </table:table-cell>
          <table:table-cell office:value-type="float" office:value="0.56" calcext:value-type="float">
            <text:p>0.56</text:p>
          </table:table-cell>
          <table:table-cell table:formula="of:=(['meta-norm'.J21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2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1]-['meta-norm'.U$5])^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(['meta-norm'.V21]-['meta-norm'.W$5])^2" office:value-type="float" office:value="0.00688899999999999" calcext:value-type="float">
            <text:p>0.006889</text:p>
          </table:table-cell>
          <table:table-cell office:value-type="float" office:value="0.43" calcext:value-type="float">
            <text:p>0.43</text:p>
          </table:table-cell>
          <table:table-cell table:formula="of:=(['meta-norm'.X21]-['meta-norm'.Y$5])^2" office:value-type="float" office:value="0.00792100000000001" calcext:value-type="float">
            <text:p>0.007921</text:p>
          </table:table-cell>
          <table:table-cell office:value-type="float" office:value="0.5" calcext:value-type="float">
            <text:p>0.5</text:p>
          </table:table-cell>
          <table:table-cell table:formula="of:=(['meta-norm'.Z21]-['meta-norm'.AA$5])^2" office:value-type="float" office:value="0.000658777777777792" calcext:value-type="float">
            <text:p>0.0006587778</text:p>
          </table:table-cell>
          <table:table-cell office:value-type="float" office:value="0.53" calcext:value-type="float">
            <text:p>0.53</text:p>
          </table:table-cell>
          <table:table-cell table:formula="of:=(['meta-norm'.AB21]-['meta-norm'.AC$5])^2" office:value-type="float" office:value="0.004096" calcext:value-type="float">
            <text:p>0.004096</text:p>
          </table:table-cell>
          <table:table-cell office:value-type="float" office:value="0.64" calcext:value-type="float">
            <text:p>0.64</text:p>
          </table:table-cell>
          <table:table-cell table:formula="of:=(['meta-norm'.AD21]-['meta-norm'.AE$5])^2" office:value-type="float" office:value="0.053824" calcext:value-type="float">
            <text:p>0.053824</text:p>
          </table:table-cell>
          <table:table-cell office:value-type="float" office:value="0.6" calcext:value-type="float">
            <text:p>0.6</text:p>
          </table:table-cell>
          <table:table-cell table:formula="of:=(['meta-norm'.AF21]-['meta-norm'.AG$5])^2" office:value-type="float" office:value="0.065536" calcext:value-type="float">
            <text:p>0.065536</text:p>
          </table:table-cell>
          <table:table-cell office:value-type="float" office:value="0.49" calcext:value-type="float">
            <text:p>0.49</text:p>
          </table:table-cell>
          <table:table-cell table:formula="of:=(['meta-norm'.AH21]-['meta-norm'.AI$5])^2" office:value-type="float" office:value="0.0646854444444443" calcext:value-type="float">
            <text:p>0.0646854444</text:p>
          </table:table-cell>
          <table:table-cell office:value-type="float" office:value="0" calcext:value-type="float">
            <text:p>0</text:p>
          </table:table-cell>
          <table:table-cell table:formula="of:=(['meta-norm'.AJ21]-['meta-norm'.AK$5])^2" office:value-type="float" office:value="0.0247537777777777" calcext:value-type="float">
            <text:p>0.0247537778</text:p>
          </table:table-cell>
          <table:table-cell office:value-type="float" office:value="0.11" calcext:value-type="float">
            <text:p>0.11</text:p>
          </table:table-cell>
          <table:table-cell table:formula="of:=(['meta-norm'.AL21]-['meta-norm'.AM$5])^2" office:value-type="float" office:value="0.000981777777777775" calcext:value-type="float">
            <text:p>0.0009817778</text:p>
          </table:table-cell>
          <table:table-cell office:value-type="float" office:value="0.02" calcext:value-type="float">
            <text:p>0.02</text:p>
          </table:table-cell>
          <table:table-cell table:formula="of:=(['meta-norm'.AN21]-['meta-norm'.AO$5])^2" office:value-type="float" office:value="0.0000217777777777781" calcext:value-type="float">
            <text:p>2.17777777777781E-05</text:p>
          </table:table-cell>
          <table:table-cell table:style-name="Default" office:value-type="float" office:value="0.77" calcext:value-type="float">
            <text:p>0,77</text:p>
          </table:table-cell>
          <table:table-cell table:formula="of:=(['meta-norm'.AR21]-['meta-norm'.AQ$5])^2" office:value-type="float" office:value="0.0862401111111111" calcext:value-type="float">
            <text:p>0.0862401111</text:p>
          </table:table-cell>
          <table:table-cell office:value-type="float" office:value="0.49" calcext:value-type="float">
            <text:p>0.49</text:p>
          </table:table-cell>
          <table:table-cell table:formula="of:=(['meta-norm'.AT21]-['meta-norm'.AS$5])^2" office:value-type="float" office:value="0.00457877777777781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21]-['meta-norm'.AU$5])^2" office:value-type="float" office:value="0.00739599999999999" calcext:value-type="float">
            <text:p>0.007396</text:p>
          </table:table-cell>
          <table:table-cell office:value-type="float" office:value="0.58" calcext:value-type="float">
            <text:p>0.58</text:p>
          </table:table-cell>
          <table:table-cell table:formula="of:=(['meta-norm'.AV21]-['meta-norm'.AW$5])^2" office:value-type="float" office:value="0.00798044444444437" calcext:value-type="float">
            <text:p>0.0079804444</text:p>
          </table:table-cell>
          <table:table-cell office:value-type="float" office:value="0.54" calcext:value-type="float">
            <text:p>0.54</text:p>
          </table:table-cell>
          <table:table-cell table:formula="of:=(['meta-norm'.AX21]-['meta-norm'.AY$5])^2" office:value-type="float" office:value="0.026244" calcext:value-type="float">
            <text:p>0.026244</text:p>
          </table:table-cell>
          <table:table-cell office:value-type="float" office:value="0.49" calcext:value-type="float">
            <text:p>0.49</text:p>
          </table:table-cell>
          <table:table-cell table:formula="of:=(['meta-norm'.AZ21]-['meta-norm'.BA$5])^2" office:value-type="float" office:value="0.010201" calcext:value-type="float">
            <text:p>0.010201</text:p>
          </table:table-cell>
          <table:table-cell office:value-type="float" office:value="0" calcext:value-type="float">
            <text:p>0</text:p>
          </table:table-cell>
          <table:table-cell table:formula="of:=(['meta-norm'.BB21]-['meta-norm'.BC$5])^2" office:value-type="float" office:value="0.047524" calcext:value-type="float">
            <text:p>0.047524</text:p>
          </table:table-cell>
          <table:table-cell office:value-type="float" office:value="0.25" calcext:value-type="float">
            <text:p>0.25</text:p>
          </table:table-cell>
          <table:table-cell table:formula="of:=(['meta-norm'.BD21]-['meta-norm'.BE$5])^2" office:value-type="float" office:value="0.006188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BF21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1]-['meta-norm'.BI$5])^2" office:value-type="float" office:value="0.000144" calcext:value-type="float">
            <text:p>0.000144</text:p>
          </table:table-cell>
          <table:table-cell office:value-type="float" office:value="0.78" calcext:value-type="float">
            <text:p>0.78</text:p>
          </table:table-cell>
          <table:table-cell table:formula="of:=(['meta-norm'.BJ21]-['meta-norm'.BK$5])^2" office:value-type="float" office:value="0.000324000000000005" calcext:value-type="float">
            <text:p>0.000324</text:p>
          </table:table-cell>
          <table:table-cell office:value-type="float" office:value="0.58" calcext:value-type="float">
            <text:p>0.58</text:p>
          </table:table-cell>
          <table:table-cell table:formula="of:=(['meta-norm'.BL21]-['meta-norm'.BM$5])^2" office:value-type="float" office:value="0.00332544444444447" calcext:value-type="float">
            <text:p>0.0033254444</text:p>
          </table:table-cell>
          <table:table-cell office:value-type="float" office:value="0.6" calcext:value-type="float">
            <text:p>0.6</text:p>
          </table:table-cell>
          <table:table-cell table:formula="of:=(['meta-norm'.BN21]-['meta-norm'.BO$5])^2" office:value-type="float" office:value="0.0106777777777779" calcext:value-type="float">
            <text:p>0.0106777778</text:p>
          </table:table-cell>
          <table:table-cell office:value-type="float" office:value="0" calcext:value-type="float">
            <text:p>0</text:p>
          </table:table-cell>
          <table:table-cell table:formula="of:=(['meta-norm'.BP21]-['meta-norm'.BQ$5])^2" office:value-type="float" office:value="0.181760111111111" calcext:value-type="float">
            <text:p>0.1817601111</text:p>
          </table:table-cell>
          <table:table-cell office:value-type="float" office:value="0.52" calcext:value-type="float">
            <text:p>0.52</text:p>
          </table:table-cell>
          <table:table-cell table:formula="of:=(['meta-norm'.BR21]-['meta-norm'.BS$5])^2" office:value-type="float" office:value="0.012544" calcext:value-type="float">
            <text:p>0.012544</text:p>
          </table:table-cell>
          <table:table-cell office:value-type="float" office:value="0.52" calcext:value-type="float">
            <text:p>0.52</text:p>
          </table:table-cell>
          <table:table-cell table:formula="of:=(['meta-norm'.BT21]-['meta-norm'.BU$5])^2" office:value-type="float" office:value="0.0274454444444446" calcext:value-type="float">
            <text:p>0.0274454444</text:p>
          </table:table-cell>
          <table:table-cell office:value-type="float" office:value="0.4" calcext:value-type="float">
            <text:p>0.4</text:p>
          </table:table-cell>
          <table:table-cell table:formula="of:=(['meta-norm'.BV21]-['meta-norm'.BW$5])^2" office:value-type="float" office:value="0.0366084444444443" calcext:value-type="float">
            <text:p>0.03660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1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21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1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(['meta-norm'.B22]-['meta-norm'.C$5])^2" office:value-type="float" office:value="0.000802777777777783" calcext:value-type="float">
            <text:p>0.0008027778</text:p>
          </table:table-cell>
          <table:table-cell office:value-type="float" office:value="0.61" calcext:value-type="float">
            <text:p>0.61</text:p>
          </table:table-cell>
          <table:table-cell table:formula="of:=(['meta-norm'.D22]-['meta-norm'.E$5])^2" office:value-type="float" office:value="0.00966944444444456" calcext:value-type="float">
            <text:p>0.0096694444</text:p>
          </table:table-cell>
          <table:table-cell office:value-type="float" office:value="0.49" calcext:value-type="float">
            <text:p>0.49</text:p>
          </table:table-cell>
          <table:table-cell table:formula="of:=(['meta-norm'.F22]-['meta-norm'.G$5])^2" office:value-type="float" office:value="0.0000871111111111044" calcext:value-type="float">
            <text:p>8.71111111111044E-05</text:p>
          </table:table-cell>
          <table:table-cell office:value-type="float" office:value="0.58" calcext:value-type="float">
            <text:p>0.58</text:p>
          </table:table-cell>
          <table:table-cell table:formula="of:=(['meta-norm'.H22]-['meta-norm'.I$5])^2" office:value-type="float" office:value="0.0102684444444444" calcext:value-type="float">
            <text:p>0.0102684444</text:p>
          </table:table-cell>
          <table:table-cell office:value-type="float" office:value="0.55" calcext:value-type="float">
            <text:p>0.55</text:p>
          </table:table-cell>
          <table:table-cell table:formula="of:=(['meta-norm'.J22]-['meta-norm'.K$5])^2"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formula="of:=(['meta-norm'.L2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2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22]-['meta-norm'.W$5])^2" office:value-type="float" office:value="0.00000900000000000002" calcext:value-type="float">
            <text:p>0.000009</text:p>
          </table:table-cell>
          <table:table-cell office:value-type="float" office:value="0.59" calcext:value-type="float">
            <text:p>0.59</text:p>
          </table:table-cell>
          <table:table-cell table:formula="of:=(['meta-norm'.X22]-['meta-norm'.Y$5])^2" office:value-type="float" office:value="0.00504099999999999" calcext:value-type="float">
            <text:p>0.005041</text:p>
          </table:table-cell>
          <table:table-cell office:value-type="float" office:value="0.55" calcext:value-type="float">
            <text:p>0.55</text:p>
          </table:table-cell>
          <table:table-cell table:formula="of:=(['meta-norm'.Z22]-['meta-norm'.AA$5])^2" office:value-type="float" office:value="0.00572544444444449" calcext:value-type="float">
            <text:p>0.0057254444</text:p>
          </table:table-cell>
          <table:table-cell office:value-type="float" office:value="0.51" calcext:value-type="float">
            <text:p>0.51</text:p>
          </table:table-cell>
          <table:table-cell table:formula="of:=(['meta-norm'.AB22]-['meta-norm'.AC$5])^2" office:value-type="float" office:value="0.001936" calcext:value-type="float">
            <text:p>0.001936</text:p>
          </table:table-cell>
          <table:table-cell office:value-type="float" office:value="0.54" calcext:value-type="float">
            <text:p>0.54</text:p>
          </table:table-cell>
          <table:table-cell table:formula="of:=(['meta-norm'.AD22]-['meta-norm'.AE$5])^2" office:value-type="float" office:value="0.017424" calcext:value-type="float">
            <text:p>0.017424</text:p>
          </table:table-cell>
          <table:table-cell office:value-type="float" office:value="0" calcext:value-type="float">
            <text:p>0</text:p>
          </table:table-cell>
          <table:table-cell table:formula="of:=(['meta-norm'.AF22]-['meta-norm'.AG$5])^2" office:value-type="float" office:value="0.118336" calcext:value-type="float">
            <text:p>0.118336</text:p>
          </table:table-cell>
          <table:table-cell office:value-type="float" office:value="0.36" calcext:value-type="float">
            <text:p>0.36</text:p>
          </table:table-cell>
          <table:table-cell table:formula="of:=(['meta-norm'.AH22]-['meta-norm'.AI$5])^2" office:value-type="float" office:value="0.0154587777777777" calcext:value-type="float">
            <text:p>0.0154587778</text:p>
          </table:table-cell>
          <table:table-cell office:value-type="float" office:value="0.25" calcext:value-type="float">
            <text:p>0.25</text:p>
          </table:table-cell>
          <table:table-cell table:formula="of:=(['meta-norm'.AJ22]-['meta-norm'.AK$5])^2" office:value-type="float" office:value="0.00858711111111117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'meta-norm'.AL22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22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2" calcext:value-type="float">
            <text:p>0,72</text:p>
          </table:table-cell>
          <table:table-cell table:formula="of:=(['meta-norm'.AR22]-['meta-norm'.AQ$5])^2" office:value-type="float" office:value="0.0546001111111111" calcext:value-type="float">
            <text:p>0.0546001111</text:p>
          </table:table-cell>
          <table:table-cell office:value-type="float" office:value="0.55" calcext:value-type="float">
            <text:p>0.55</text:p>
          </table:table-cell>
          <table:table-cell table:formula="of:=(['meta-norm'.AT22]-['meta-norm'.AS$5])^2" office:value-type="float" office:value="0.262485444444444" calcext:value-type="float">
            <text:p>0.2624854444</text:p>
          </table:table-cell>
          <table:table-cell office:value-type="float" office:value="0" calcext:value-type="float">
            <text:p>0</text:p>
          </table:table-cell>
          <table:table-cell table:formula="of:=(['meta-norm'.AT22]-['meta-norm'.AU$5])^2" office:value-type="float" office:value="0.244036" calcext:value-type="float">
            <text:p>0.244036</text:p>
          </table:table-cell>
          <table:table-cell office:value-type="float" office:value="0.55" calcext:value-type="float">
            <text:p>0.55</text:p>
          </table:table-cell>
          <table:table-cell table:formula="of:=(['meta-norm'.AV22]-['meta-norm'.AW$5])^2" office:value-type="float" office:value="0.00352044444444441" calcext:value-type="float">
            <text:p>0.0035204444</text:p>
          </table:table-cell>
          <table:table-cell office:value-type="float" office:value="0" calcext:value-type="float">
            <text:p>0</text:p>
          </table:table-cell>
          <table:table-cell table:formula="of:=(['meta-norm'.AX22]-['meta-norm'.AY$5])^2" office:value-type="float" office:value="0.142884" calcext:value-type="float">
            <text:p>0.142884</text:p>
          </table:table-cell>
          <table:table-cell office:value-type="float" office:value="0.6" calcext:value-type="float">
            <text:p>0.6</text:p>
          </table:table-cell>
          <table:table-cell table:formula="of:=(['meta-norm'.AZ22]-['meta-norm'.BA$5])^2" office:value-type="float" office:value="0.044521" calcext:value-type="float">
            <text:p>0.044521</text:p>
          </table:table-cell>
          <table:table-cell office:value-type="float" office:value="0" calcext:value-type="float">
            <text:p>0</text:p>
          </table:table-cell>
          <table:table-cell table:formula="of:=(['meta-norm'.BB22]-['meta-norm'.BC$5])^2" office:value-type="float" office:value="0.047524" calcext:value-type="float">
            <text:p>0.047524</text:p>
          </table:table-cell>
          <table:table-cell office:value-type="float" office:value="0.23" calcext:value-type="float">
            <text:p>0.23</text:p>
          </table:table-cell>
          <table:table-cell table:formula="of:=(['meta-norm'.BD22]-['meta-norm'.BE$5])^2" office:value-type="float" office:value="0.00344177777777782" calcext:value-type="float">
            <text:p>0.0034417778</text:p>
          </table:table-cell>
          <table:table-cell office:value-type="float" office:value="0.13" calcext:value-type="float">
            <text:p>0.13</text:p>
          </table:table-cell>
          <table:table-cell table:formula="of:=(['meta-norm'.BF22]-['meta-norm'.BG$5])^2" office:value-type="float" office:value="0.00523211111111111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'meta-norm'.BH22]-['meta-norm'.BI$5])^2" office:value-type="float" office:value="0.000144" calcext:value-type="float">
            <text:p>0.000144</text:p>
          </table:table-cell>
          <table:table-cell office:value-type="float" office:value="0.76" calcext:value-type="float">
            <text:p>0.76</text:p>
          </table:table-cell>
          <table:table-cell table:formula="of:=(['meta-norm'.BJ22]-['meta-norm'.BK$5])^2" office:value-type="float" office:value="0.00144400000000001" calcext:value-type="float">
            <text:p>0.001444</text:p>
          </table:table-cell>
          <table:table-cell office:value-type="float" office:value="0.45" calcext:value-type="float">
            <text:p>0.45</text:p>
          </table:table-cell>
          <table:table-cell table:formula="of:=(['meta-norm'.BL22]-['meta-norm'.BM$5])^2" office:value-type="float" office:value="0.00523211111111108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'meta-norm'.BN22]-['meta-norm'.BO$5])^2" office:value-type="float" office:value="0.246677777777777" calcext:value-type="float">
            <text:p>0.2466777778</text:p>
          </table:table-cell>
          <table:table-cell office:value-type="float" office:value="0.57" calcext:value-type="float">
            <text:p>0.57</text:p>
          </table:table-cell>
          <table:table-cell table:formula="of:=(['meta-norm'.BP22]-['meta-norm'.BQ$5])^2" office:value-type="float" office:value="0.0206401111111112" calcext:value-type="float">
            <text:p>0.0206401111</text:p>
          </table:table-cell>
          <table:table-cell office:value-type="float" office:value="0.55" calcext:value-type="float">
            <text:p>0.55</text:p>
          </table:table-cell>
          <table:table-cell table:formula="of:=(['meta-norm'.BR22]-['meta-norm'.BS$5])^2" office:value-type="float" office:value="0.020164" calcext:value-type="float">
            <text:p>0.020164</text:p>
          </table:table-cell>
          <table:table-cell office:value-type="float" office:value="0.6" calcext:value-type="float">
            <text:p>0.6</text:p>
          </table:table-cell>
          <table:table-cell table:formula="of:=(['meta-norm'.BT22]-['meta-norm'.BU$5])^2" office:value-type="float" office:value="0.0603521111111113" calcext:value-type="float">
            <text:p>0.0603521111</text:p>
          </table:table-cell>
          <table:table-cell office:value-type="float" office:value="0" calcext:value-type="float">
            <text:p>0</text:p>
          </table:table-cell>
          <table:table-cell table:formula="of:=(['meta-norm'.BV22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(['meta-norm'.BX22]-['meta-norm'.BY$5])^2" office:value-type="float" office:value="0.00728177777777777" calcext:value-type="float">
            <text:p>0.0072817778</text:p>
          </table:table-cell>
          <table:table-cell office:value-type="float" office:value="0.03" calcext:value-type="float">
            <text:p>0.03</text:p>
          </table:table-cell>
          <table:table-cell table:formula="of:=(['meta-norm'.BZ22]-['meta-norm'.CA$5])^2" office:value-type="float" office:value="0.00000044444444444449" calcext:value-type="float">
            <text:p>4.4444444444449E-07</text:p>
          </table:table-cell>
          <table:table-cell office:value-type="float" office:value="0.01" calcext:value-type="float">
            <text:p>0.01</text:p>
          </table:table-cell>
          <table:table-cell table:formula="of:=(['meta-norm'.CB22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.77</text:p>
          </table:table-cell>
          <table:table-cell table:formula="of:=(['meta-norm'.B23]-['meta-norm'.C$5])^2" office:value-type="float" office:value="0.0000694444444444458" calcext:value-type="float">
            <text:p>6.94444444444458E-05</text:p>
          </table:table-cell>
          <table:table-cell office:value-type="float" office:value="0.52" calcext:value-type="float">
            <text:p>0.52</text:p>
          </table:table-cell>
          <table:table-cell table:formula="of:=(['meta-norm'.D23]-['meta-norm'.E$5])^2" office:value-type="float" office:value="0.0000694444444444551" calcext:value-type="float">
            <text:p>6.94444444444551E-05</text:p>
          </table:table-cell>
          <table:table-cell office:value-type="float" office:value="0.52" calcext:value-type="float">
            <text:p>0.52</text:p>
          </table:table-cell>
          <table:table-cell table:formula="of:=(['meta-norm'.F23]-['meta-norm'.G$5])^2" office:value-type="float" office:value="0.00154711111111109" calcext:value-type="float">
            <text:p>0.0015471111</text:p>
          </table:table-cell>
          <table:table-cell office:value-type="float" office:value="0.56" calcext:value-type="float">
            <text:p>0.56</text:p>
          </table:table-cell>
          <table:table-cell table:formula="of:=(['meta-norm'.H23]-['meta-norm'.I$5])^2" office:value-type="float" office:value="0.00661511111111106" calcext:value-type="float">
            <text:p>0.0066151111</text:p>
          </table:table-cell>
          <table:table-cell office:value-type="float" office:value="0.57" calcext:value-type="float">
            <text:p>0.57</text:p>
          </table:table-cell>
          <table:table-cell table:formula="of:=(['meta-norm'.J23]-['meta-norm'.K$5])^2"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table:formula="of:=(['meta-norm'.L2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3]-['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meta-norm'.V23]-['meta-norm'.W$5])^2" office:value-type="float" office:value="0.000729000000000001" calcext:value-type="float">
            <text:p>0.000729</text:p>
          </table:table-cell>
          <table:table-cell office:value-type="float" office:value="0.49" calcext:value-type="float">
            <text:p>0.49</text:p>
          </table:table-cell>
          <table:table-cell table:formula="of:=(['meta-norm'.X23]-['meta-norm'.Y$5])^2" office:value-type="float" office:value="0.000841000000000001" calcext:value-type="float">
            <text:p>0.000841</text:p>
          </table:table-cell>
          <table:table-cell office:value-type="float" office:value="0" calcext:value-type="float">
            <text:p>0</text:p>
          </table:table-cell>
          <table:table-cell table:formula="of:=(['meta-norm'.Z23]-['meta-norm'.AA$5])^2" office:value-type="float" office:value="0.224992111111111" calcext:value-type="float">
            <text:p>0.2249921111</text:p>
          </table:table-cell>
          <table:table-cell office:value-type="float" office:value="0.55" calcext:value-type="float">
            <text:p>0.55</text:p>
          </table:table-cell>
          <table:table-cell table:formula="of:=(['meta-norm'.AB23]-['meta-norm'.AC$5])^2" office:value-type="float" office:value="0.007056" calcext:value-type="float">
            <text:p>0.007056</text:p>
          </table:table-cell>
          <table:table-cell office:value-type="float" office:value="0.53" calcext:value-type="float">
            <text:p>0.53</text:p>
          </table:table-cell>
          <table:table-cell table:formula="of:=(['meta-norm'.AD23]-['meta-norm'.AE$5])^2" office:value-type="float" office:value="0.014884" calcext:value-type="float">
            <text:p>0.014884</text:p>
          </table:table-cell>
          <table:table-cell office:value-type="float" office:value="0" calcext:value-type="float">
            <text:p>0</text:p>
          </table:table-cell>
          <table:table-cell table:formula="of:=(['meta-norm'.AF23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23]-['meta-norm'.AI$5])^2" office:value-type="float" office:value="0.0555387777777779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23]-['meta-norm'.AK$5])^2" office:value-type="float" office:value="0.000513777777777792" calcext:value-type="float">
            <text:p>0.0005137778</text:p>
          </table:table-cell>
          <table:table-cell office:value-type="float" office:value="0.14" calcext:value-type="float">
            <text:p>0.14</text:p>
          </table:table-cell>
          <table:table-cell table:formula="of:=(['meta-norm'.AL23]-['meta-norm'.AM$5])^2" office:value-type="float" office:value="0.00376177777777777" calcext:value-type="float">
            <text:p>0.0037617778</text:p>
          </table:table-cell>
          <table:table-cell office:value-type="float" office:value="0.02" calcext:value-type="float">
            <text:p>0.02</text:p>
          </table:table-cell>
          <table:table-cell table:formula="of:=(['meta-norm'.AN23]-['meta-norm'.AO$5])^2" office:value-type="float" office:value="0.0000217777777777781" calcext:value-type="float">
            <text:p>2.17777777777781E-05</text:p>
          </table:table-cell>
          <table:table-cell table:style-name="Default" office:value-type="float" office:value="0.76" calcext:value-type="float">
            <text:p>0,76</text:p>
          </table:table-cell>
          <table:table-cell table:formula="of:=(['meta-norm'.AR23]-['meta-norm'.AQ$5])^2" office:value-type="float" office:value="0.0804667777777778" calcext:value-type="float">
            <text:p>0.0804667778</text:p>
          </table:table-cell>
          <table:table-cell office:value-type="float" office:value="0.5" calcext:value-type="float">
            <text:p>0.5</text:p>
          </table:table-cell>
          <table:table-cell table:formula="of:=(['meta-norm'.AT23]-['meta-norm'.AS$5])^2" office:value-type="float" office:value="0.0000587777777777819" calcext:value-type="float">
            <text:p>5.87777777777819E-05</text:p>
          </table:table-cell>
          <table:table-cell office:value-type="float" office:value="0.52" calcext:value-type="float">
            <text:p>0.52</text:p>
          </table:table-cell>
          <table:table-cell table:formula="of:=(['meta-norm'.AT23]-['meta-norm'.AU$5])^2" office:value-type="float" office:value="0.000676000000000001" calcext:value-type="float">
            <text:p>0.000676</text:p>
          </table:table-cell>
          <table:table-cell office:value-type="float" office:value="0.49" calcext:value-type="float">
            <text:p>0.49</text:p>
          </table:table-cell>
          <table:table-cell table:formula="of:=(['meta-norm'.AV23]-['meta-norm'.AW$5])^2" office:value-type="float" office:value="0.000000444444444444939" calcext:value-type="float">
            <text:p>4.44444444444939E-07</text:p>
          </table:table-cell>
          <table:table-cell office:value-type="float" office:value="0.61" calcext:value-type="float">
            <text:p>0.61</text:p>
          </table:table-cell>
          <table:table-cell table:formula="of:=(['meta-norm'.AX23]-['meta-norm'.AY$5])^2" office:value-type="float" office:value="0.053824" calcext:value-type="float">
            <text:p>0.053824</text:p>
          </table:table-cell>
          <table:table-cell office:value-type="float" office:value="0.57" calcext:value-type="float">
            <text:p>0.57</text:p>
          </table:table-cell>
          <table:table-cell table:formula="of:=(['meta-norm'.AZ23]-['meta-norm'.BA$5])^2" office:value-type="float" office:value="0.032761" calcext:value-type="float">
            <text:p>0.032761</text:p>
          </table:table-cell>
          <table:table-cell office:value-type="float" office:value="0.45" calcext:value-type="float">
            <text:p>0.45</text:p>
          </table:table-cell>
          <table:table-cell table:formula="of:=(['meta-norm'.BB23]-['meta-norm'.BC$5])^2" office:value-type="float" office:value="0.053824" calcext:value-type="float">
            <text:p>0.053824</text:p>
          </table:table-cell>
          <table:table-cell office:value-type="float" office:value="0.26" calcext:value-type="float">
            <text:p>0.26</text:p>
          </table:table-cell>
          <table:table-cell table:formula="of:=(['meta-norm'.BD23]-['meta-norm'.BE$5])^2" office:value-type="float" office:value="0.00786177777777784" calcext:value-type="float">
            <text:p>0.0078617778</text:p>
          </table:table-cell>
          <table:table-cell office:value-type="float" office:value="0.06" calcext:value-type="float">
            <text:p>0.06</text:p>
          </table:table-cell>
          <table:table-cell table:formula="of:=(['meta-norm'.BF23]-['meta-norm'.BG$5])^2" office:value-type="float" office:value="0.00000544444444444428" calcext:value-type="float">
            <text:p>5.44444444444428E-06</text:p>
          </table:table-cell>
          <table:table-cell office:value-type="float" office:value="0.01" calcext:value-type="float">
            <text:p>0.01</text:p>
          </table:table-cell>
          <table:table-cell table:formula="of:=(['meta-norm'.BH23]-['meta-norm'.BI$5])^2" office:value-type="float" office:value="0.000004" calcext:value-type="float">
            <text:p>0.000004</text:p>
          </table:table-cell>
          <table:table-cell office:value-type="float" office:value="0.87" calcext:value-type="float">
            <text:p>0.87</text:p>
          </table:table-cell>
          <table:table-cell table:formula="of:=(['meta-norm'.BJ23]-['meta-norm'.BK$5])^2" office:value-type="float" office:value="0.00518399999999998" calcext:value-type="float">
            <text:p>0.005184</text:p>
          </table:table-cell>
          <table:table-cell office:value-type="float" office:value="0.57" calcext:value-type="float">
            <text:p>0.57</text:p>
          </table:table-cell>
          <table:table-cell table:formula="of:=(['meta-norm'.BL23]-['meta-norm'.BM$5])^2" office:value-type="float" office:value="0.00227211111111114" calcext:value-type="float">
            <text:p>0.0022721111</text:p>
          </table:table-cell>
          <table:table-cell office:value-type="float" office:value="0.49" calcext:value-type="float">
            <text:p>0.49</text:p>
          </table:table-cell>
          <table:table-cell table:formula="of:=(['meta-norm'.BN23]-['meta-norm'.BO$5])^2" office:value-type="float" office:value="0.0000444444444444361" calcext:value-type="float">
            <text:p>4.44444444444361E-05</text:p>
          </table:table-cell>
          <table:table-cell office:value-type="float" office:value="0" calcext:value-type="float">
            <text:p>0</text:p>
          </table:table-cell>
          <table:table-cell table:formula="of:=(['meta-norm'.BP23]-['meta-norm'.BQ$5])^2" office:value-type="float" office:value="0.181760111111111" calcext:value-type="float">
            <text:p>0.1817601111</text:p>
          </table:table-cell>
          <table:table-cell office:value-type="float" office:value="0.57" calcext:value-type="float">
            <text:p>0.57</text:p>
          </table:table-cell>
          <table:table-cell table:formula="of:=(['meta-norm'.BR23]-['meta-norm'.BS$5])^2" office:value-type="float" office:value="0.026244" calcext:value-type="float">
            <text:p>0.026244</text:p>
          </table:table-cell>
          <table:table-cell office:value-type="float" office:value="0.55" calcext:value-type="float">
            <text:p>0.55</text:p>
          </table:table-cell>
          <table:table-cell table:formula="of:=(['meta-norm'.BT23]-['meta-norm'.BU$5])^2" office:value-type="float" office:value="0.0382854444444446" calcext:value-type="float">
            <text:p>0.0382854444</text:p>
          </table:table-cell>
          <table:table-cell office:value-type="float" office:value="0.34" calcext:value-type="float">
            <text:p>0.34</text:p>
          </table:table-cell>
          <table:table-cell table:formula="of:=(['meta-norm'.BV23]-['meta-norm'.BW$5])^2" office:value-type="float" office:value="0.0172484444444444" calcext:value-type="float">
            <text:p>0.0172484444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23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23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3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" calcext:value-type="float">
            <text:p>0.78</text:p>
          </table:table-cell>
          <table:table-cell table:formula="of:=(['meta-norm'.B24]-['meta-norm'.C$5])^2" office:value-type="float" office:value="0.00000277777777777754" calcext:value-type="float">
            <text:p>2.77777777777754E-06</text:p>
          </table:table-cell>
          <table:table-cell office:value-type="float" office:value="0.53" calcext:value-type="float">
            <text:p>0.53</text:p>
          </table:table-cell>
          <table:table-cell table:formula="of:=(['meta-norm'.D24]-['meta-norm'.E$5])^2" office:value-type="float" office:value="0.000336111111111135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'meta-norm'.F24]-['meta-norm'.G$5])^2" office:value-type="float" office:value="0.231040444444445" calcext:value-type="float">
            <text:p>0.2310404444</text:p>
          </table:table-cell>
          <table:table-cell office:value-type="float" office:value="0.54" calcext:value-type="float">
            <text:p>0.54</text:p>
          </table:table-cell>
          <table:table-cell table:formula="of:=(['meta-norm'.H24]-['meta-norm'.I$5])^2" office:value-type="float" office:value="0.00376177777777774" calcext:value-type="float">
            <text:p>0.0037617778</text:p>
          </table:table-cell>
          <table:table-cell office:value-type="float" office:value="0" calcext:value-type="float">
            <text:p>0</text:p>
          </table:table-cell>
          <table:table-cell table:formula="of:=(['meta-norm'.J24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4]-['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meta-norm'.V24]-['meta-norm'.W$5])^2" office:value-type="float" office:value="0.0000490000000000001" calcext:value-type="float">
            <text:p>0.000049</text:p>
          </table:table-cell>
          <table:table-cell office:value-type="float" office:value="0.53" calcext:value-type="float">
            <text:p>0.53</text:p>
          </table:table-cell>
          <table:table-cell table:formula="of:=(['meta-norm'.X24]-['meta-norm'.Y$5])^2" office:value-type="float" office:value="0.000121" calcext:value-type="float">
            <text:p>0.000121</text:p>
          </table:table-cell>
          <table:table-cell office:value-type="float" office:value="0.56" calcext:value-type="float">
            <text:p>0.56</text:p>
          </table:table-cell>
          <table:table-cell table:formula="of:=(['meta-norm'.Z24]-['meta-norm'.AA$5])^2" office:value-type="float" office:value="0.00733877777777784" calcext:value-type="float">
            <text:p>0.0073387778</text:p>
          </table:table-cell>
          <table:table-cell office:value-type="float" office:value="0.53" calcext:value-type="float">
            <text:p>0.53</text:p>
          </table:table-cell>
          <table:table-cell table:formula="of:=(['meta-norm'.AB24]-['meta-norm'.AC$5])^2" office:value-type="float" office:value="0.004096" calcext:value-type="float">
            <text:p>0.004096</text:p>
          </table:table-cell>
          <table:table-cell office:value-type="float" office:value="0.55" calcext:value-type="float">
            <text:p>0.55</text:p>
          </table:table-cell>
          <table:table-cell table:formula="of:=(['meta-norm'.AD24]-['meta-norm'.AE$5])^2" office:value-type="float" office:value="0.020164" calcext:value-type="float">
            <text:p>0.020164</text:p>
          </table:table-cell>
          <table:table-cell office:value-type="float" office:value="0.5" calcext:value-type="float">
            <text:p>0.5</text:p>
          </table:table-cell>
          <table:table-cell table:formula="of:=(['meta-norm'.AF24]-['meta-norm'.AG$5])^2" office:value-type="float" office:value="0.024336" calcext:value-type="float">
            <text:p>0.024336</text:p>
          </table:table-cell>
          <table:table-cell office:value-type="float" office:value="0.37" calcext:value-type="float">
            <text:p>0.37</text:p>
          </table:table-cell>
          <table:table-cell table:formula="of:=(['meta-norm'.AH24]-['meta-norm'.AI$5])^2" office:value-type="float" office:value="0.0180454444444443" calcext:value-type="float">
            <text:p>0.0180454444</text:p>
          </table:table-cell>
          <table:table-cell office:value-type="float" office:value="0.17" calcext:value-type="float">
            <text:p>0.17</text:p>
          </table:table-cell>
          <table:table-cell table:formula="of:=(['meta-norm'.AJ24]-['meta-norm'.AK$5])^2" office:value-type="float" office:value="0.000160444444444453" calcext:value-type="float">
            <text:p>0.0001604444</text:p>
          </table:table-cell>
          <table:table-cell office:value-type="float" office:value="0.15" calcext:value-type="float">
            <text:p>0.15</text:p>
          </table:table-cell>
          <table:table-cell table:formula="of:=(['meta-norm'.AL24]-['meta-norm'.AM$5])^2" office:value-type="float" office:value="0.00508844444444444" calcext:value-type="float">
            <text:p>0.0050884444</text:p>
          </table:table-cell>
          <table:table-cell office:value-type="float" office:value="0.04" calcext:value-type="float">
            <text:p>0.04</text:p>
          </table:table-cell>
          <table:table-cell table:formula="of:=(['meta-norm'.AN24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3" calcext:value-type="float">
            <text:p>0,73</text:p>
          </table:table-cell>
          <table:table-cell table:formula="of:=(['meta-norm'.AR24]-['meta-norm'.AQ$5])^2" office:value-type="float" office:value="0.0748934444444444" calcext:value-type="float">
            <text:p>0.0748934444</text:p>
          </table:table-cell>
          <table:table-cell office:value-type="float" office:value="0.51" calcext:value-type="float">
            <text:p>0.51</text:p>
          </table:table-cell>
          <table:table-cell table:formula="of:=(['meta-norm'.AT24]-['meta-norm'.AS$5])^2" office:value-type="float" office:value="0.00457877777777781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24]-['meta-norm'.AU$5])^2" office:value-type="float" office:value="0.00739599999999999" calcext:value-type="float">
            <text:p>0.007396</text:p>
          </table:table-cell>
          <table:table-cell office:value-type="float" office:value="0.53" calcext:value-type="float">
            <text:p>0.53</text:p>
          </table:table-cell>
          <table:table-cell table:formula="of:=(['meta-norm'.AV24]-['meta-norm'.AW$5])^2" office:value-type="float" office:value="0.00154711111111109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AX24]-['meta-norm'.AY$5])^2" office:value-type="float" office:value="0.142884" calcext:value-type="float">
            <text:p>0.142884</text:p>
          </table:table-cell>
          <table:table-cell office:value-type="float" office:value="0.53" calcext:value-type="float">
            <text:p>0.53</text:p>
          </table:table-cell>
          <table:table-cell table:formula="of:=(['meta-norm'.AZ24]-['meta-norm'.BA$5])^2" office:value-type="float" office:value="0.019881" calcext:value-type="float">
            <text:p>0.019881</text:p>
          </table:table-cell>
          <table:table-cell office:value-type="float" office:value="0" calcext:value-type="float">
            <text:p>0</text:p>
          </table:table-cell>
          <table:table-cell table:formula="of:=(['meta-norm'.BB24]-['meta-norm'.BC$5])^2" office:value-type="float" office:value="0.047524" calcext:value-type="float">
            <text:p>0.047524</text:p>
          </table:table-cell>
          <table:table-cell office:value-type="float" office:value="0.19" calcext:value-type="float">
            <text:p>0.19</text:p>
          </table:table-cell>
          <table:table-cell table:formula="of:=(['meta-norm'.BD24]-['meta-norm'.BE$5])^2" office:value-type="float" office:value="0.000348444444444457" calcext:value-type="float">
            <text:p>0.0003484444</text:p>
          </table:table-cell>
          <table:table-cell office:value-type="float" office:value="0.09" calcext:value-type="float">
            <text:p>0.09</text:p>
          </table:table-cell>
          <table:table-cell table:formula="of:=(['meta-norm'.BF24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24]-['meta-norm'.BI$5])^2" office:value-type="float" office:value="0.000144" calcext:value-type="float">
            <text:p>0.000144</text:p>
          </table:table-cell>
          <table:table-cell office:value-type="float" office:value="0.79" calcext:value-type="float">
            <text:p>0.79</text:p>
          </table:table-cell>
          <table:table-cell table:formula="of:=(['meta-norm'.BJ24]-['meta-norm'.BK$5])^2" office:value-type="float" office:value="0.0000640000000000019" calcext:value-type="float">
            <text:p>0.000064</text:p>
          </table:table-cell>
          <table:table-cell office:value-type="float" office:value="0.59" calcext:value-type="float">
            <text:p>0.59</text:p>
          </table:table-cell>
          <table:table-cell table:formula="of:=(['meta-norm'.BL24]-['meta-norm'.BM$5])^2" office:value-type="float" office:value="0.00457877777777781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BN24]-['meta-norm'.BO$5])^2" office:value-type="float" office:value="0.00694444444444454" calcext:value-type="float">
            <text:p>0.0069444444</text:p>
          </table:table-cell>
          <table:table-cell office:value-type="float" office:value="0.48" calcext:value-type="float">
            <text:p>0.48</text:p>
          </table:table-cell>
          <table:table-cell table:formula="of:=(['meta-norm'.BP24]-['meta-norm'.BQ$5])^2" office:value-type="float" office:value="0.00288011111111114" calcext:value-type="float">
            <text:p>0.0028801111</text:p>
          </table:table-cell>
          <table:table-cell office:value-type="float" office:value="0.39" calcext:value-type="float">
            <text:p>0.39</text:p>
          </table:table-cell>
          <table:table-cell table:formula="of:=(['meta-norm'.BR24]-['meta-norm'.BS$5])^2" office:value-type="float" office:value="0.000324000000000001" calcext:value-type="float">
            <text:p>0.000324</text:p>
          </table:table-cell>
          <table:table-cell office:value-type="float" office:value="0.64" calcext:value-type="float">
            <text:p>0.64</text:p>
          </table:table-cell>
          <table:table-cell table:formula="of:=(['meta-norm'.BT24]-['meta-norm'.BU$5])^2" office:value-type="float" office:value="0.0816054444444447" calcext:value-type="float">
            <text:p>0.0816054444</text:p>
          </table:table-cell>
          <table:table-cell office:value-type="float" office:value="0.29" calcext:value-type="float">
            <text:p>0.29</text:p>
          </table:table-cell>
          <table:table-cell table:formula="of:=(['meta-norm'.BV24]-['meta-norm'.BW$5])^2" office:value-type="float" office:value="0.00661511111111105" calcext:value-type="float">
            <text:p>0.0066151111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4]-['meta-norm'.BY$5])^2" office:value-type="float" office:value="0.00896177777777779" calcext:value-type="float">
            <text:p>0.0089617778</text:p>
          </table:table-cell>
          <table:table-cell office:value-type="float" office:value="0.06" calcext:value-type="float">
            <text:p>0.06</text:p>
          </table:table-cell>
          <table:table-cell table:formula="of:=(['meta-norm'.BZ24]-['meta-norm'.CA$5])^2" office:value-type="float" office:value="0.000940444444444446" calcext:value-type="float">
            <text:p>0.0009404444</text:p>
          </table:table-cell>
          <table:table-cell office:value-type="float" office:value="0" calcext:value-type="float">
            <text:p>0</text:p>
          </table:table-cell>
          <table:table-cell table:formula="of:=(['meta-norm'.CB24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7" calcext:value-type="float">
            <text:p>0.77</text:p>
          </table:table-cell>
          <table:table-cell table:formula="of:=(['meta-norm'.B25]-['meta-norm'.C$5])^2" office:value-type="float" office:value="0.0000694444444444458" calcext:value-type="float">
            <text:p>6.94444444444458E-05</text:p>
          </table:table-cell>
          <table:table-cell office:value-type="float" office:value="0.62" calcext:value-type="float">
            <text:p>0.62</text:p>
          </table:table-cell>
          <table:table-cell table:formula="of:=(['meta-norm'.D25]-['meta-norm'.E$5])^2" office:value-type="float" office:value="0.0117361111111112" calcext:value-type="float">
            <text:p>0.0117361111</text:p>
          </table:table-cell>
          <table:table-cell office:value-type="float" office:value="0.52" calcext:value-type="float">
            <text:p>0.52</text:p>
          </table:table-cell>
          <table:table-cell table:formula="of:=(['meta-norm'.F25]-['meta-norm'.G$5])^2" office:value-type="float" office:value="0.00154711111111109" calcext:value-type="float">
            <text:p>0.0015471111</text:p>
          </table:table-cell>
          <table:table-cell office:value-type="float" office:value="0.61" calcext:value-type="float">
            <text:p>0.61</text:p>
          </table:table-cell>
          <table:table-cell table:formula="of:=(['meta-norm'.H25]-['meta-norm'.I$5])^2" office:value-type="float" office:value="0.0172484444444443" calcext:value-type="float">
            <text:p>0.0172484444</text:p>
          </table:table-cell>
          <table:table-cell office:value-type="float" office:value="0" calcext:value-type="float">
            <text:p>0</text:p>
          </table:table-cell>
          <table:table-cell table:formula="of:=(['meta-norm'.J25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5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25]-['meta-norm'.W$5])^2" office:value-type="float" office:value="0.00000900000000000002" calcext:value-type="float">
            <text:p>0.000009</text:p>
          </table:table-cell>
          <table:table-cell office:value-type="float" office:value="0.53" calcext:value-type="float">
            <text:p>0.53</text:p>
          </table:table-cell>
          <table:table-cell table:formula="of:=(['meta-norm'.X25]-['meta-norm'.Y$5])^2" office:value-type="float" office:value="0.000121" calcext:value-type="float">
            <text:p>0.000121</text:p>
          </table:table-cell>
          <table:table-cell office:value-type="float" office:value="0.61" calcext:value-type="float">
            <text:p>0.61</text:p>
          </table:table-cell>
          <table:table-cell table:formula="of:=(['meta-norm'.Z25]-['meta-norm'.AA$5])^2" office:value-type="float" office:value="0.0184054444444445" calcext:value-type="float">
            <text:p>0.0184054444</text:p>
          </table:table-cell>
          <table:table-cell office:value-type="float" office:value="0.46" calcext:value-type="float">
            <text:p>0.46</text:p>
          </table:table-cell>
          <table:table-cell table:formula="of:=(['meta-norm'.AB25]-['meta-norm'.AC$5])^2" office:value-type="float" office:value="0.0000360000000000001" calcext:value-type="float">
            <text:p>0.000036</text:p>
          </table:table-cell>
          <table:table-cell office:value-type="float" office:value="0.59" calcext:value-type="float">
            <text:p>0.59</text:p>
          </table:table-cell>
          <table:table-cell table:formula="of:=(['meta-norm'.AD25]-['meta-norm'.AE$5])^2" office:value-type="float" office:value="0.033124" calcext:value-type="float">
            <text:p>0.033124</text:p>
          </table:table-cell>
          <table:table-cell office:value-type="float" office:value="0.47" calcext:value-type="float">
            <text:p>0.47</text:p>
          </table:table-cell>
          <table:table-cell table:formula="of:=(['meta-norm'.AF25]-['meta-norm'.AG$5])^2" office:value-type="float" office:value="0.015876" calcext:value-type="float">
            <text:p>0.015876</text:p>
          </table:table-cell>
          <table:table-cell office:value-type="float" office:value="0.45" calcext:value-type="float">
            <text:p>0.45</text:p>
          </table:table-cell>
          <table:table-cell table:formula="of:=(['meta-norm'.AH25]-['meta-norm'.AI$5])^2" office:value-type="float" office:value="0.0459387777777776" calcext:value-type="float">
            <text:p>0.0459387778</text:p>
          </table:table-cell>
          <table:table-cell office:value-type="float" office:value="0.19" calcext:value-type="float">
            <text:p>0.19</text:p>
          </table:table-cell>
          <table:table-cell table:formula="of:=(['meta-norm'.AJ25]-['meta-norm'.AK$5])^2" office:value-type="float" office:value="0.00106711111111113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'meta-norm'.AL25]-['meta-norm'.AM$5])^2" office:value-type="float" office:value="0.0061884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'meta-norm'.AN25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83" calcext:value-type="float">
            <text:p>0,83</text:p>
          </table:table-cell>
          <table:table-cell table:formula="of:=(['meta-norm'.AR25]-['meta-norm'.AQ$5])^2" office:value-type="float" office:value="0.0748934444444444" calcext:value-type="float">
            <text:p>0.0748934444</text:p>
          </table:table-cell>
          <table:table-cell office:value-type="float" office:value="0.51" calcext:value-type="float">
            <text:p>0.51</text:p>
          </table:table-cell>
          <table:table-cell table:formula="of:=(['meta-norm'.AT25]-['meta-norm'.AS$5])^2" office:value-type="float" office:value="0.000312111111111121" calcext:value-type="float">
            <text:p>0.0003121111</text:p>
          </table:table-cell>
          <table:table-cell office:value-type="float" office:value="0.53" calcext:value-type="float">
            <text:p>0.53</text:p>
          </table:table-cell>
          <table:table-cell table:formula="of:=(['meta-norm'.AT25]-['meta-norm'.AU$5])^2" office:value-type="float" office:value="0.001296" calcext:value-type="float">
            <text:p>0.001296</text:p>
          </table:table-cell>
          <table:table-cell office:value-type="float" office:value="0.53" calcext:value-type="float">
            <text:p>0.53</text:p>
          </table:table-cell>
          <table:table-cell table:formula="of:=(['meta-norm'.AV25]-['meta-norm'.AW$5])^2" office:value-type="float" office:value="0.00154711111111109" calcext:value-type="float">
            <text:p>0.0015471111</text:p>
          </table:table-cell>
          <table:table-cell office:value-type="float" office:value="0.56" calcext:value-type="float">
            <text:p>0.56</text:p>
          </table:table-cell>
          <table:table-cell table:formula="of:=(['meta-norm'.AX25]-['meta-norm'.AY$5])^2" office:value-type="float" office:value="0.033124" calcext:value-type="float">
            <text:p>0.033124</text:p>
          </table:table-cell>
          <table:table-cell office:value-type="float" office:value="0.59" calcext:value-type="float">
            <text:p>0.59</text:p>
          </table:table-cell>
          <table:table-cell table:formula="of:=(['meta-norm'.AZ25]-['meta-norm'.BA$5])^2" office:value-type="float" office:value="0.040401" calcext:value-type="float">
            <text:p>0.040401</text:p>
          </table:table-cell>
          <table:table-cell office:value-type="float" office:value="0.29" calcext:value-type="float">
            <text:p>0.29</text:p>
          </table:table-cell>
          <table:table-cell table:formula="of:=(['meta-norm'.BB25]-['meta-norm'.BC$5])^2" office:value-type="float" office:value="0.005184" calcext:value-type="float">
            <text:p>0.005184</text:p>
          </table:table-cell>
          <table:table-cell office:value-type="float" office:value="0.24" calcext:value-type="float">
            <text:p>0.24</text:p>
          </table:table-cell>
          <table:table-cell table:formula="of:=(['meta-norm'.BD25]-['meta-norm'.BE$5])^2" office:value-type="float" office:value="0.00471511111111116" calcext:value-type="float">
            <text:p>0.0047151111</text:p>
          </table:table-cell>
          <table:table-cell office:value-type="float" office:value="0.09" calcext:value-type="float">
            <text:p>0.09</text:p>
          </table:table-cell>
          <table:table-cell table:formula="of:=(['meta-norm'.BF25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25]-['meta-norm'.BI$5])^2" office:value-type="float" office:value="0.000144" calcext:value-type="float">
            <text:p>0.000144</text:p>
          </table:table-cell>
          <table:table-cell office:value-type="float" office:value="0.83" calcext:value-type="float">
            <text:p>0.83</text:p>
          </table:table-cell>
          <table:table-cell table:formula="of:=(['meta-norm'.BJ25]-['meta-norm'.BK$5])^2" office:value-type="float" office:value="0.00102399999999999" calcext:value-type="float">
            <text:p>0.001024</text:p>
          </table:table-cell>
          <table:table-cell office:value-type="float" office:value="0.52" calcext:value-type="float">
            <text:p>0.52</text:p>
          </table:table-cell>
          <table:table-cell table:formula="of:=(['meta-norm'.BL25]-['meta-norm'.BM$5])^2" office:value-type="float" office:value="0.00000544444444444325" calcext:value-type="float">
            <text:p>5.44444444444325E-06</text:p>
          </table:table-cell>
          <table:table-cell office:value-type="float" office:value="0.54" calcext:value-type="float">
            <text:p>0.54</text:p>
          </table:table-cell>
          <table:table-cell table:formula="of:=(['meta-norm'.BN25]-['meta-norm'.BO$5])^2" office:value-type="float" office:value="0.00187777777777784" calcext:value-type="float">
            <text:p>0.0018777778</text:p>
          </table:table-cell>
          <table:table-cell office:value-type="float" office:value="0" calcext:value-type="float">
            <text:p>0</text:p>
          </table:table-cell>
          <table:table-cell table:formula="of:=(['meta-norm'.BP25]-['meta-norm'.BQ$5])^2" office:value-type="float" office:value="0.181760111111111" calcext:value-type="float">
            <text:p>0.1817601111</text:p>
          </table:table-cell>
          <table:table-cell office:value-type="float" office:value="0.58" calcext:value-type="float">
            <text:p>0.58</text:p>
          </table:table-cell>
          <table:table-cell table:formula="of:=(['meta-norm'.BR25]-['meta-norm'.BS$5])^2" office:value-type="float" office:value="0.029584" calcext:value-type="float">
            <text:p>0.029584</text:p>
          </table:table-cell>
          <table:table-cell office:value-type="float" office:value="0.55" calcext:value-type="float">
            <text:p>0.55</text:p>
          </table:table-cell>
          <table:table-cell table:formula="of:=(['meta-norm'.BT25]-['meta-norm'.BU$5])^2" office:value-type="float" office:value="0.0382854444444446" calcext:value-type="float">
            <text:p>0.0382854444</text:p>
          </table:table-cell>
          <table:table-cell office:value-type="float" office:value="0" calcext:value-type="float">
            <text:p>0</text:p>
          </table:table-cell>
          <table:table-cell table:formula="of:=(['meta-norm'.BV25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5]-['meta-norm'.BY$5])^2" office:value-type="float" office:value="0.00896177777777779" calcext:value-type="float">
            <text:p>0.0089617778</text:p>
          </table:table-cell>
          <table:table-cell office:value-type="float" office:value="0.02" calcext:value-type="float">
            <text:p>0.02</text:p>
          </table:table-cell>
          <table:table-cell table:formula="of:=(['meta-norm'.BZ25]-['meta-norm'.CA$5])^2" office:value-type="float" office:value="0.0000871111111111104" calcext:value-type="float">
            <text:p>8.71111111111104E-05</text:p>
          </table:table-cell>
          <table:table-cell office:value-type="float" office:value="0" calcext:value-type="float">
            <text:p>0</text:p>
          </table:table-cell>
          <table:table-cell table:formula="of:=(['meta-norm'.CB25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" calcext:value-type="float">
            <text:p>0.86</text:p>
          </table:table-cell>
          <table:table-cell table:formula="of:=(['meta-norm'.B26]-['meta-norm'.C$5])^2" office:value-type="float" office:value="0.00666944444444443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'meta-norm'.D26]-['meta-norm'.E$5])^2" office:value-type="float" office:value="0.261802777777777" calcext:value-type="float">
            <text:p>0.2618027778</text:p>
          </table:table-cell>
          <table:table-cell office:value-type="float" office:value="0.6" calcext:value-type="float">
            <text:p>0.6</text:p>
          </table:table-cell>
          <table:table-cell table:formula="of:=(['meta-norm'.F26]-['meta-norm'.G$5])^2" office:value-type="float" office:value="0.0142404444444444" calcext:value-type="float">
            <text:p>0.0142404444</text:p>
          </table:table-cell>
          <table:table-cell office:value-type="float" office:value="0.6" calcext:value-type="float">
            <text:p>0.6</text:p>
          </table:table-cell>
          <table:table-cell table:formula="of:=(['meta-norm'.H26]-['meta-norm'.I$5])^2" office:value-type="float" office:value="0.0147217777777777" calcext:value-type="float">
            <text:p>0.0147217778</text:p>
          </table:table-cell>
          <table:table-cell office:value-type="float" office:value="0" calcext:value-type="float">
            <text:p>0</text:p>
          </table:table-cell>
          <table:table-cell table:formula="of:=(['meta-norm'.J26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2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6]-['meta-norm'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'meta-norm'.V26]-['meta-norm'.W$5])^2" office:value-type="float" office:value="0.000169" calcext:value-type="float">
            <text:p>0.000169</text:p>
          </table:table-cell>
          <table:table-cell office:value-type="float" office:value="0.48" calcext:value-type="float">
            <text:p>0.48</text:p>
          </table:table-cell>
          <table:table-cell table:formula="of:=(['meta-norm'.X26]-['meta-norm'.Y$5])^2" office:value-type="float" office:value="0.001521" calcext:value-type="float">
            <text:p>0.001521</text:p>
          </table:table-cell>
          <table:table-cell office:value-type="float" office:value="0.46" calcext:value-type="float">
            <text:p>0.46</text:p>
          </table:table-cell>
          <table:table-cell table:formula="of:=(['meta-norm'.Z26]-['meta-norm'.AA$5])^2" office:value-type="float" office:value="0.000205444444444436" calcext:value-type="float">
            <text:p>0.0002054444</text:p>
          </table:table-cell>
          <table:table-cell office:value-type="float" office:value="0.57" calcext:value-type="float">
            <text:p>0.57</text:p>
          </table:table-cell>
          <table:table-cell table:formula="of:=(['meta-norm'.AB26]-['meta-norm'.AC$5])^2" office:value-type="float" office:value="0.010816" calcext:value-type="float">
            <text:p>0.010816</text:p>
          </table:table-cell>
          <table:table-cell office:value-type="float" office:value="0.63" calcext:value-type="float">
            <text:p>0.63</text:p>
          </table:table-cell>
          <table:table-cell table:formula="of:=(['meta-norm'.AD26]-['meta-norm'.AE$5])^2" office:value-type="float" office:value="0.049284" calcext:value-type="float">
            <text:p>0.049284</text:p>
          </table:table-cell>
          <table:table-cell office:value-type="float" office:value="0.51" calcext:value-type="float">
            <text:p>0.51</text:p>
          </table:table-cell>
          <table:table-cell table:formula="of:=(['meta-norm'.AF26]-['meta-norm'.AG$5])^2" office:value-type="float" office:value="0.027556" calcext:value-type="float">
            <text:p>0.027556</text:p>
          </table:table-cell>
          <table:table-cell office:value-type="float" office:value="0.41" calcext:value-type="float">
            <text:p>0.41</text:p>
          </table:table-cell>
          <table:table-cell table:formula="of:=(['meta-norm'.AH26]-['meta-norm'.AI$5])^2" office:value-type="float" office:value="0.030392111111111" calcext:value-type="float">
            <text:p>0.0303921111</text:p>
          </table:table-cell>
          <table:table-cell office:value-type="float" office:value="0.33" calcext:value-type="float">
            <text:p>0.33</text:p>
          </table:table-cell>
          <table:table-cell table:formula="of:=(['meta-norm'.AJ26]-['meta-norm'.AK$5])^2" office:value-type="float" office:value="0.0298137777777779" calcext:value-type="float">
            <text:p>0.0298137778</text:p>
          </table:table-cell>
          <table:table-cell office:value-type="float" office:value="0.09" calcext:value-type="float">
            <text:p>0.09</text:p>
          </table:table-cell>
          <table:table-cell table:formula="of:=(['meta-norm'.AL26]-['meta-norm'.AM$5])^2" office:value-type="float" office:value="0.000128444444444444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'meta-norm'.AN26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8" calcext:value-type="float">
            <text:p>0,78</text:p>
          </table:table-cell>
          <table:table-cell table:formula="of:=(['meta-norm'.AR26]-['meta-norm'.AQ$5])^2" office:value-type="float" office:value="0.0748934444444444" calcext:value-type="float">
            <text:p>0.0748934444</text:p>
          </table:table-cell>
          <table:table-cell office:value-type="float" office:value="0.51" calcext:value-type="float">
            <text:p>0.51</text:p>
          </table:table-cell>
          <table:table-cell table:formula="of:=(['meta-norm'.AT26]-['meta-norm'.AS$5])^2" office:value-type="float" office:value="0.000152111111111105" calcext:value-type="float">
            <text:p>0.0001521111</text:p>
          </table:table-cell>
          <table:table-cell office:value-type="float" office:value="0.5" calcext:value-type="float">
            <text:p>0.5</text:p>
          </table:table-cell>
          <table:table-cell table:formula="of:=(['meta-norm'.AT26]-['meta-norm'.AU$5])^2" office:value-type="float" office:value="0.0000360000000000001" calcext:value-type="float">
            <text:p>0.000036</text:p>
          </table:table-cell>
          <table:table-cell office:value-type="float" office:value="0.54" calcext:value-type="float">
            <text:p>0.54</text:p>
          </table:table-cell>
          <table:table-cell table:formula="of:=(['meta-norm'.AV26]-['meta-norm'.AW$5])^2" office:value-type="float" office:value="0.00243377777777775" calcext:value-type="float">
            <text:p>0.0024337778</text:p>
          </table:table-cell>
          <table:table-cell office:value-type="float" office:value="0.55" calcext:value-type="float">
            <text:p>0.55</text:p>
          </table:table-cell>
          <table:table-cell table:formula="of:=(['meta-norm'.AX26]-['meta-norm'.AY$5])^2" office:value-type="float" office:value="0.029584" calcext:value-type="float">
            <text:p>0.029584</text:p>
          </table:table-cell>
          <table:table-cell office:value-type="float" office:value="0.49" calcext:value-type="float">
            <text:p>0.49</text:p>
          </table:table-cell>
          <table:table-cell table:formula="of:=(['meta-norm'.AZ26]-['meta-norm'.BA$5])^2" office:value-type="float" office:value="0.010201" calcext:value-type="float">
            <text:p>0.010201</text:p>
          </table:table-cell>
          <table:table-cell office:value-type="float" office:value="0.29" calcext:value-type="float">
            <text:p>0.29</text:p>
          </table:table-cell>
          <table:table-cell table:formula="of:=(['meta-norm'.BB26]-['meta-norm'.BC$5])^2" office:value-type="float" office:value="0.005184" calcext:value-type="float">
            <text:p>0.005184</text:p>
          </table:table-cell>
          <table:table-cell office:value-type="float" office:value="0.24" calcext:value-type="float">
            <text:p>0.24</text:p>
          </table:table-cell>
          <table:table-cell table:formula="of:=(['meta-norm'.BD26]-['meta-norm'.BE$5])^2" office:value-type="float" office:value="0.00471511111111116" calcext:value-type="float">
            <text:p>0.0047151111</text:p>
          </table:table-cell>
          <table:table-cell office:value-type="float" office:value="0.1" calcext:value-type="float">
            <text:p>0.1</text:p>
          </table:table-cell>
          <table:table-cell table:formula="of:=(['meta-norm'.BF26]-['meta-norm'.BG$5])^2" office:value-type="float" office:value="0.00179211111111111" calcext:value-type="float">
            <text:p>0.0017921111</text:p>
          </table:table-cell>
          <table:table-cell office:value-type="float" office:value="0" calcext:value-type="float">
            <text:p>0</text:p>
          </table:table-cell>
          <table:table-cell table:formula="of:=(['meta-norm'.BH26]-['meta-norm'.BI$5])^2" office:value-type="float" office:value="0.000144" calcext:value-type="float">
            <text:p>0.000144</text:p>
          </table:table-cell>
          <table:table-cell office:value-type="float" office:value="0.79" calcext:value-type="float">
            <text:p>0.79</text:p>
          </table:table-cell>
          <table:table-cell table:formula="of:=(['meta-norm'.BJ26]-['meta-norm'.BK$5])^2" office:value-type="float" office:value="0.0000640000000000019" calcext:value-type="float">
            <text:p>0.000064</text:p>
          </table:table-cell>
          <table:table-cell office:value-type="float" office:value="0.48" calcext:value-type="float">
            <text:p>0.48</text:p>
          </table:table-cell>
          <table:table-cell table:formula="of:=(['meta-norm'.BL26]-['meta-norm'.BM$5])^2" office:value-type="float" office:value="0.00179211111111109" calcext:value-type="float">
            <text:p>0.0017921111</text:p>
          </table:table-cell>
          <table:table-cell office:value-type="float" office:value="0.45" calcext:value-type="float">
            <text:p>0.45</text:p>
          </table:table-cell>
          <table:table-cell table:formula="of:=(['meta-norm'.BN26]-['meta-norm'.BO$5])^2" office:value-type="float" office:value="0.00217777777777772" calcext:value-type="float">
            <text:p>0.0021777778</text:p>
          </table:table-cell>
          <table:table-cell office:value-type="float" office:value="0.55" calcext:value-type="float">
            <text:p>0.55</text:p>
          </table:table-cell>
          <table:table-cell table:formula="of:=(['meta-norm'.BP26]-['meta-norm'.BQ$5])^2" office:value-type="float" office:value="0.0152934444444445" calcext:value-type="float">
            <text:p>0.0152934444</text:p>
          </table:table-cell>
          <table:table-cell office:value-type="float" office:value="0.49" calcext:value-type="float">
            <text:p>0.49</text:p>
          </table:table-cell>
          <table:table-cell table:formula="of:=(['meta-norm'.BR26]-['meta-norm'.BS$5])^2" office:value-type="float" office:value="0.00672399999999999" calcext:value-type="float">
            <text:p>0.006724</text:p>
          </table:table-cell>
          <table:table-cell office:value-type="float" office:value="0.54" calcext:value-type="float">
            <text:p>0.54</text:p>
          </table:table-cell>
          <table:table-cell table:formula="of:=(['meta-norm'.BT26]-['meta-norm'.BU$5])^2" office:value-type="float" office:value="0.0344721111111112" calcext:value-type="float">
            <text:p>0.0344721111</text:p>
          </table:table-cell>
          <table:table-cell office:value-type="float" office:value="0.41" calcext:value-type="float">
            <text:p>0.41</text:p>
          </table:table-cell>
          <table:table-cell table:formula="of:=(['meta-norm'.BV26]-['meta-norm'.BW$5])^2" office:value-type="float" office:value="0.040535111111111" calcext:value-type="float">
            <text:p>0.0405351111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26]-['meta-norm'.BY$5])^2" office:value-type="float" office:value="0.00306177777777777" calcext:value-type="float">
            <text:p>0.0030617778</text:p>
          </table:table-cell>
          <table:table-cell office:value-type="float" office:value="0.08" calcext:value-type="float">
            <text:p>0.08</text:p>
          </table:table-cell>
          <table:table-cell table:formula="of:=(['meta-norm'.BZ26]-['meta-norm'.CA$5])^2" office:value-type="float" office:value="0.00256711111111112" calcext:value-type="float">
            <text:p>0.0025671111</text:p>
          </table:table-cell>
          <table:table-cell office:value-type="float" office:value="0.04" calcext:value-type="float">
            <text:p>0.04</text:p>
          </table:table-cell>
          <table:table-cell table:formula="of:=(['meta-norm'.CB26]-['meta-norm'.CC$5])^2" office:value-type="float" office:value="0.00111111111111111" calcext:value-type="float">
            <text:p>0.0011111111</text:p>
          </table:table-cell>
          <table:table-cell table:number-columns-repeated="94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table:formula="of:=(['meta-norm'.B27]-['meta-norm'.C$5])^2" office:value-type="float" office:value="0.00340277777777779" calcext:value-type="float">
            <text:p>0.0034027778</text:p>
          </table:table-cell>
          <table:table-cell office:value-type="float" office:value="0.52" calcext:value-type="float">
            <text:p>0.52</text:p>
          </table:table-cell>
          <table:table-cell table:formula="of:=(['meta-norm'.D27]-['meta-norm'.E$5])^2" office:value-type="float" office:value="0.0000694444444444551" calcext:value-type="float">
            <text:p>6.94444444444551E-05</text:p>
          </table:table-cell>
          <table:table-cell office:value-type="float" office:value="0.55" calcext:value-type="float">
            <text:p>0.55</text:p>
          </table:table-cell>
          <table:table-cell table:formula="of:=(['meta-norm'.F27]-['meta-norm'.G$5])^2" office:value-type="float" office:value="0.00480711111111107" calcext:value-type="float">
            <text:p>0.0048071111</text:p>
          </table:table-cell>
          <table:table-cell office:value-type="float" office:value="0.39" calcext:value-type="float">
            <text:p>0.39</text:p>
          </table:table-cell>
          <table:table-cell table:formula="of:=(['meta-norm'.H27]-['meta-norm'.I$5])^2" office:value-type="float" office:value="0.00786177777777784" calcext:value-type="float">
            <text:p>0.0078617778</text:p>
          </table:table-cell>
          <table:table-cell office:value-type="float" office:value="0.57" calcext:value-type="float">
            <text:p>0.57</text:p>
          </table:table-cell>
          <table:table-cell table:formula="of:=(['meta-norm'.J27]-['meta-norm'.K$5])^2"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  <table:table-cell table:formula="of:=(['meta-norm'.L2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7]-['meta-norm'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'meta-norm'.V27]-['meta-norm'.W$5])^2" office:value-type="float" office:value="0.000289" calcext:value-type="float">
            <text:p>0.000289</text:p>
          </table:table-cell>
          <table:table-cell office:value-type="float" office:value="0.46" calcext:value-type="float">
            <text:p>0.46</text:p>
          </table:table-cell>
          <table:table-cell table:formula="of:=(['meta-norm'.X27]-['meta-norm'.Y$5])^2" office:value-type="float" office:value="0.003481" calcext:value-type="float">
            <text:p>0.003481</text:p>
          </table:table-cell>
          <table:table-cell office:value-type="float" office:value="0.47" calcext:value-type="float">
            <text:p>0.47</text:p>
          </table:table-cell>
          <table:table-cell table:formula="of:=(['meta-norm'.Z27]-['meta-norm'.AA$5])^2" office:value-type="float" office:value="0.0000187777777777751" calcext:value-type="float">
            <text:p>1.87777777777751E-05</text:p>
          </table:table-cell>
          <table:table-cell office:value-type="float" office:value="0.56" calcext:value-type="float">
            <text:p>0.56</text:p>
          </table:table-cell>
          <table:table-cell table:formula="of:=(['meta-norm'.AB27]-['meta-norm'.AC$5])^2" office:value-type="float" office:value="0.00883600000000001" calcext:value-type="float">
            <text:p>0.008836</text:p>
          </table:table-cell>
          <table:table-cell office:value-type="float" office:value="0.5" calcext:value-type="float">
            <text:p>0.5</text:p>
          </table:table-cell>
          <table:table-cell table:formula="of:=(['meta-norm'.AD27]-['meta-norm'.AE$5])^2" office:value-type="float" office:value="0.00846399999999999" calcext:value-type="float">
            <text:p>0.008464</text:p>
          </table:table-cell>
          <table:table-cell office:value-type="float" office:value="0.52" calcext:value-type="float">
            <text:p>0.52</text:p>
          </table:table-cell>
          <table:table-cell table:formula="of:=(['meta-norm'.AF27]-['meta-norm'.AG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'meta-norm'.AH27]-['meta-norm'.AI$5])^2" office:value-type="float" office:value="0.0555387777777779" calcext:value-type="float">
            <text:p>0.0555387778</text:p>
          </table:table-cell>
          <table:table-cell office:value-type="float" office:value="0.22" calcext:value-type="float">
            <text:p>0.22</text:p>
          </table:table-cell>
          <table:table-cell table:formula="of:=(['meta-norm'.AJ27]-['meta-norm'.AK$5])^2" office:value-type="float" office:value="0.00392711111111115" calcext:value-type="float">
            <text:p>0.0039271111</text:p>
          </table:table-cell>
          <table:table-cell office:value-type="float" office:value="0.11" calcext:value-type="float">
            <text:p>0.11</text:p>
          </table:table-cell>
          <table:table-cell table:formula="of:=(['meta-norm'.AL27]-['meta-norm'.AM$5])^2" office:value-type="float" office:value="0.000981777777777775" calcext:value-type="float">
            <text:p>0.0009817778</text:p>
          </table:table-cell>
          <table:table-cell office:value-type="float" office:value="0.02" calcext:value-type="float">
            <text:p>0.02</text:p>
          </table:table-cell>
          <table:table-cell table:formula="of:=(['meta-norm'.AN27]-['meta-norm'.AO$5])^2" office:value-type="float" office:value="0.0000217777777777781" calcext:value-type="float">
            <text:p>2.17777777777781E-05</text:p>
          </table:table-cell>
          <table:table-cell table:style-name="Default" office:value-type="float" office:value="0.79" calcext:value-type="float">
            <text:p>0,79</text:p>
          </table:table-cell>
          <table:table-cell table:formula="of:=(['meta-norm'.AR27]-['meta-norm'.AQ$5])^2" office:value-type="float" office:value="0.132253444444444" calcext:value-type="float">
            <text:p>0.1322534444</text:p>
          </table:table-cell>
          <table:table-cell office:value-type="float" office:value="0.42" calcext:value-type="float">
            <text:p>0.42</text:p>
          </table:table-cell>
          <table:table-cell table:formula="of:=(['meta-norm'.AT27]-['meta-norm'.AS$5])^2" office:value-type="float" office:value="0.00076544444444446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AT27]-['meta-norm'.AU$5])^2" office:value-type="float" office:value="0.002116" calcext:value-type="float">
            <text:p>0.002116</text:p>
          </table:table-cell>
          <table:table-cell office:value-type="float" office:value="0" calcext:value-type="float">
            <text:p>0</text:p>
          </table:table-cell>
          <table:table-cell table:formula="of:=(['meta-norm'.AV27]-['meta-norm'.AW$5])^2" office:value-type="float" office:value="0.240753777777778" calcext:value-type="float">
            <text:p>0.2407537778</text:p>
          </table:table-cell>
          <table:table-cell office:value-type="float" office:value="0" calcext:value-type="float">
            <text:p>0</text:p>
          </table:table-cell>
          <table:table-cell table:formula="of:=(['meta-norm'.AX27]-['meta-norm'.AY$5])^2" office:value-type="float" office:value="0.142884" calcext:value-type="float">
            <text:p>0.142884</text:p>
          </table:table-cell>
          <table:table-cell office:value-type="float" office:value="0.47" calcext:value-type="float">
            <text:p>0.47</text:p>
          </table:table-cell>
          <table:table-cell table:formula="of:=(['meta-norm'.AZ27]-['meta-norm'.BA$5])^2" office:value-type="float" office:value="0.006561" calcext:value-type="float">
            <text:p>0.006561</text:p>
          </table:table-cell>
          <table:table-cell office:value-type="float" office:value="0.39" calcext:value-type="float">
            <text:p>0.39</text:p>
          </table:table-cell>
          <table:table-cell table:formula="of:=(['meta-norm'.BB27]-['meta-norm'.BC$5])^2" office:value-type="float" office:value="0.029584" calcext:value-type="float">
            <text:p>0.029584</text:p>
          </table:table-cell>
          <table:table-cell office:value-type="float" office:value="0.17" calcext:value-type="float">
            <text:p>0.17</text:p>
          </table:table-cell>
          <table:table-cell table:formula="of:=(['meta-norm'.BD27]-['meta-norm'.BE$5])^2" office:value-type="float" office:value="0.00000177777777777687" calcext:value-type="float">
            <text:p>1.77777777777687E-06</text:p>
          </table:table-cell>
          <table:table-cell office:value-type="float" office:value="0" calcext:value-type="float">
            <text:p>0</text:p>
          </table:table-cell>
          <table:table-cell table:formula="of:=(['meta-norm'.BF27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7]-['meta-norm'.BI$5])^2" office:value-type="float" office:value="0.000144" calcext:value-type="float">
            <text:p>0.000144</text:p>
          </table:table-cell>
          <table:table-cell office:value-type="float" office:value="0.84" calcext:value-type="float">
            <text:p>0.84</text:p>
          </table:table-cell>
          <table:table-cell table:formula="of:=(['meta-norm'.BJ27]-['meta-norm'.BK$5])^2" office:value-type="float" office:value="0.00176399999999998" calcext:value-type="float">
            <text:p>0.001764</text:p>
          </table:table-cell>
          <table:table-cell office:value-type="float" office:value="0.5" calcext:value-type="float">
            <text:p>0.5</text:p>
          </table:table-cell>
          <table:table-cell table:formula="of:=(['meta-norm'.BL27]-['meta-norm'.BM$5])^2" office:value-type="float" office:value="0.000498777777777767" calcext:value-type="float">
            <text:p>0.0004987778</text:p>
          </table:table-cell>
          <table:table-cell office:value-type="float" office:value="0.54" calcext:value-type="float">
            <text:p>0.54</text:p>
          </table:table-cell>
          <table:table-cell table:formula="of:=(['meta-norm'.BN27]-['meta-norm'.BO$5])^2" office:value-type="float" office:value="0.00187777777777784" calcext:value-type="float">
            <text:p>0.0018777778</text:p>
          </table:table-cell>
          <table:table-cell office:value-type="float" office:value="0.54" calcext:value-type="float">
            <text:p>0.54</text:p>
          </table:table-cell>
          <table:table-cell table:formula="of:=(['meta-norm'.BP27]-['meta-norm'.BQ$5])^2" office:value-type="float" office:value="0.0129201111111112" calcext:value-type="float">
            <text:p>0.0129201111</text:p>
          </table:table-cell>
          <table:table-cell office:value-type="float" office:value="0" calcext:value-type="float">
            <text:p>0</text:p>
          </table:table-cell>
          <table:table-cell table:formula="of:=(['meta-norm'.BR27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27]-['meta-norm'.BU$5])^2" office:value-type="float" office:value="0.125552111111111" calcext:value-type="float">
            <text:p>0.1255521111</text:p>
          </table:table-cell>
          <table:table-cell office:value-type="float" office:value="0.39" calcext:value-type="float">
            <text:p>0.39</text:p>
          </table:table-cell>
          <table:table-cell table:formula="of:=(['meta-norm'.BV27]-['meta-norm'.BW$5])^2" office:value-type="float" office:value="0.0328817777777776" calcext:value-type="float">
            <text:p>0.0328817778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(['meta-norm'.BX27]-['meta-norm'.BY$5])^2" office:value-type="float" office:value="0.00728177777777777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'meta-norm'.BZ27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7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" calcext:value-type="float">
            <text:p>0.83</text:p>
          </table:table-cell>
          <table:table-cell table:formula="of:=(['meta-norm'.B28]-['meta-norm'.C$5])^2" office:value-type="float" office:value="0.00266944444444444" calcext:value-type="float">
            <text:p>0.0026694444</text:p>
          </table:table-cell>
          <table:table-cell office:value-type="float" office:value="0.53" calcext:value-type="float">
            <text:p>0.53</text:p>
          </table:table-cell>
          <table:table-cell table:formula="of:=(['meta-norm'.D28]-['meta-norm'.E$5])^2" office:value-type="float" office:value="0.000336111111111135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'meta-norm'.F28]-['meta-norm'.G$5])^2" office:value-type="float" office:value="0.231040444444445" calcext:value-type="float">
            <text:p>0.2310404444</text:p>
          </table:table-cell>
          <table:table-cell office:value-type="float" office:value="0.49" calcext:value-type="float">
            <text:p>0.49</text:p>
          </table:table-cell>
          <table:table-cell table:formula="of:=(['meta-norm'.H28]-['meta-norm'.I$5])^2" office:value-type="float" office:value="0.000128444444444436" calcext:value-type="float">
            <text:p>0.0001284444</text:p>
          </table:table-cell>
          <table:table-cell office:value-type="float" office:value="0.47" calcext:value-type="float">
            <text:p>0.47</text:p>
          </table:table-cell>
          <table:table-cell table:formula="of:=(['meta-norm'.J28]-['meta-norm'.K$5])^2" office:value-type="float" office:value="0.0064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table:formula="of:=(['meta-norm'.L28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8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8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8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8]-['meta-norm'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'meta-norm'.V28]-['meta-norm'.W$5])^2" office:value-type="float" office:value="0.000729000000000001" calcext:value-type="float">
            <text:p>0.000729</text:p>
          </table:table-cell>
          <table:table-cell office:value-type="float" office:value="0.49" calcext:value-type="float">
            <text:p>0.49</text:p>
          </table:table-cell>
          <table:table-cell table:formula="of:=(['meta-norm'.X28]-['meta-norm'.Y$5])^2" office:value-type="float" office:value="0.000841000000000001" calcext:value-type="float">
            <text:p>0.000841</text:p>
          </table:table-cell>
          <table:table-cell office:value-type="float" office:value="0.49" calcext:value-type="float">
            <text:p>0.49</text:p>
          </table:table-cell>
          <table:table-cell table:formula="of:=(['meta-norm'.Z28]-['meta-norm'.AA$5])^2" office:value-type="float" office:value="0.000245444444444453" calcext:value-type="float">
            <text:p>0.0002454444</text:p>
          </table:table-cell>
          <table:table-cell office:value-type="float" office:value="0" calcext:value-type="float">
            <text:p>0</text:p>
          </table:table-cell>
          <table:table-cell table:formula="of:=(['meta-norm'.AB28]-['meta-norm'.AC$5])^2" office:value-type="float" office:value="0.217156" calcext:value-type="float">
            <text:p>0.217156</text:p>
          </table:table-cell>
          <table:table-cell office:value-type="float" office:value="0.64" calcext:value-type="float">
            <text:p>0.64</text:p>
          </table:table-cell>
          <table:table-cell table:formula="of:=(['meta-norm'.AD28]-['meta-norm'.AE$5])^2" office:value-type="float" office:value="0.053824" calcext:value-type="float">
            <text:p>0.053824</text:p>
          </table:table-cell>
          <table:table-cell office:value-type="float" office:value="0.53" calcext:value-type="float">
            <text:p>0.53</text:p>
          </table:table-cell>
          <table:table-cell table:formula="of:=(['meta-norm'.AF28]-['meta-norm'.AG$5])^2" office:value-type="float" office:value="0.034596" calcext:value-type="float">
            <text:p>0.034596</text:p>
          </table:table-cell>
          <table:table-cell office:value-type="float" office:value="0.49" calcext:value-type="float">
            <text:p>0.49</text:p>
          </table:table-cell>
          <table:table-cell table:formula="of:=(['meta-norm'.AH28]-['meta-norm'.AI$5])^2" office:value-type="float" office:value="0.0646854444444443" calcext:value-type="float">
            <text:p>0.0646854444</text:p>
          </table:table-cell>
          <table:table-cell office:value-type="float" office:value="0.3" calcext:value-type="float">
            <text:p>0.3</text:p>
          </table:table-cell>
          <table:table-cell table:formula="of:=(['meta-norm'.AJ28]-['meta-norm'.AK$5])^2" office:value-type="float" office:value="0.0203537777777779" calcext:value-type="float">
            <text:p>0.0203537778</text:p>
          </table:table-cell>
          <table:table-cell office:value-type="float" office:value="0" calcext:value-type="float">
            <text:p>0</text:p>
          </table:table-cell>
          <table:table-cell table:formula="of:=(['meta-norm'.AL28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28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85" calcext:value-type="float">
            <text:p>0,85</text:p>
          </table:table-cell>
          <table:table-cell table:formula="of:=(['meta-norm'.AR28]-['meta-norm'.AQ$5])^2" office:value-type="float" office:value="0.0546001111111111" calcext:value-type="float">
            <text:p>0.0546001111</text:p>
          </table:table-cell>
          <table:table-cell office:value-type="float" office:value="0.55" calcext:value-type="float">
            <text:p>0.55</text:p>
          </table:table-cell>
          <table:table-cell table:formula="of:=(['meta-norm'.AT28]-['meta-norm'.AS$5])^2" office:value-type="float" office:value="0.00000544444444444325" calcext:value-type="float">
            <text:p>5.44444444444325E-06</text:p>
          </table:table-cell>
          <table:table-cell office:value-type="float" office:value="0.51" calcext:value-type="float">
            <text:p>0.51</text:p>
          </table:table-cell>
          <table:table-cell table:formula="of:=(['meta-norm'.AT28]-['meta-norm'.AU$5])^2" office:value-type="float" office:value="0.000256" calcext:value-type="float">
            <text:p>0.000256</text:p>
          </table:table-cell>
          <table:table-cell office:value-type="float" office:value="0.48" calcext:value-type="float">
            <text:p>0.48</text:p>
          </table:table-cell>
          <table:table-cell table:formula="of:=(['meta-norm'.AV28]-['meta-norm'.AW$5])^2" office:value-type="float" office:value="0.000113777777777786" calcext:value-type="float">
            <text:p>0.0001137778</text:p>
          </table:table-cell>
          <table:table-cell office:value-type="float" office:value="0" calcext:value-type="float">
            <text:p>0</text:p>
          </table:table-cell>
          <table:table-cell table:formula="of:=(['meta-norm'.AX28]-['meta-norm'.AY$5])^2" office:value-type="float" office:value="0.142884" calcext:value-type="float">
            <text:p>0.142884</text:p>
          </table:table-cell>
          <table:table-cell office:value-type="float" office:value="0.51" calcext:value-type="float">
            <text:p>0.51</text:p>
          </table:table-cell>
          <table:table-cell table:formula="of:=(['meta-norm'.AZ28]-['meta-norm'.BA$5])^2" office:value-type="float" office:value="0.014641" calcext:value-type="float">
            <text:p>0.014641</text:p>
          </table:table-cell>
          <table:table-cell office:value-type="float" office:value="0" calcext:value-type="float">
            <text:p>0</text:p>
          </table:table-cell>
          <table:table-cell table:formula="of:=(['meta-norm'.BB28]-['meta-norm'.BC$5])^2" office:value-type="float" office:value="0.047524" calcext:value-type="float">
            <text:p>0.047524</text:p>
          </table:table-cell>
          <table:table-cell office:value-type="float" office:value="0.18" calcext:value-type="float">
            <text:p>0.18</text:p>
          </table:table-cell>
          <table:table-cell table:formula="of:=(['meta-norm'.BD28]-['meta-norm'.BE$5])^2" office:value-type="float" office:value="0.0000751111111111167" calcext:value-type="float">
            <text:p>7.51111111111167E-05</text:p>
          </table:table-cell>
          <table:table-cell office:value-type="float" office:value="0" calcext:value-type="float">
            <text:p>0</text:p>
          </table:table-cell>
          <table:table-cell table:formula="of:=(['meta-norm'.BF28]-['meta-norm'.BG$5])^2" office:value-type="float" office:value="0.00332544444444445" calcext:value-type="float">
            <text:p>0.0033254444</text:p>
          </table:table-cell>
          <table:table-cell office:value-type="float" office:value="0.06" calcext:value-type="float">
            <text:p>0.06</text:p>
          </table:table-cell>
          <table:table-cell table:formula="of:=(['meta-norm'.BH28]-['meta-norm'.BI$5])^2" office:value-type="float" office:value="0.002304" calcext:value-type="float">
            <text:p>0.002304</text:p>
          </table:table-cell>
          <table:table-cell office:value-type="float" office:value="0.73" calcext:value-type="float">
            <text:p>0.73</text:p>
          </table:table-cell>
          <table:table-cell table:formula="of:=(['meta-norm'.BJ28]-['meta-norm'.BK$5])^2" office:value-type="float" office:value="0.00462400000000002" calcext:value-type="float">
            <text:p>0.004624</text:p>
          </table:table-cell>
          <table:table-cell office:value-type="float" office:value="0.52" calcext:value-type="float">
            <text:p>0.52</text:p>
          </table:table-cell>
          <table:table-cell table:formula="of:=(['meta-norm'.BL28]-['meta-norm'.BM$5])^2" office:value-type="float" office:value="0.00000544444444444325" calcext:value-type="float">
            <text:p>5.44444444444325E-06</text:p>
          </table:table-cell>
          <table:table-cell office:value-type="float" office:value="0.52" calcext:value-type="float">
            <text:p>0.52</text:p>
          </table:table-cell>
          <table:table-cell table:formula="of:=(['meta-norm'.BN28]-['meta-norm'.BO$5])^2" office:value-type="float" office:value="0.000544444444444475" calcext:value-type="float">
            <text:p>0.0005444444</text:p>
          </table:table-cell>
          <table:table-cell office:value-type="float" office:value="0.57" calcext:value-type="float">
            <text:p>0.57</text:p>
          </table:table-cell>
          <table:table-cell table:formula="of:=(['meta-norm'.BP28]-['meta-norm'.BQ$5])^2" office:value-type="float" office:value="0.0206401111111112" calcext:value-type="float">
            <text:p>0.0206401111</text:p>
          </table:table-cell>
          <table:table-cell office:value-type="float" office:value="0" calcext:value-type="float">
            <text:p>0</text:p>
          </table:table-cell>
          <table:table-cell table:formula="of:=(['meta-norm'.BR28]-['meta-norm'.BS$5])^2" office:value-type="float" office:value="0.166464" calcext:value-type="float">
            <text:p>0.166464</text:p>
          </table:table-cell>
          <table:table-cell office:value-type="float" office:value="0.54" calcext:value-type="float">
            <text:p>0.54</text:p>
          </table:table-cell>
          <table:table-cell table:formula="of:=(['meta-norm'.BT28]-['meta-norm'.BU$5])^2" office:value-type="float" office:value="0.0344721111111112" calcext:value-type="float">
            <text:p>0.0344721111</text:p>
          </table:table-cell>
          <table:table-cell office:value-type="float" office:value="0.34" calcext:value-type="float">
            <text:p>0.34</text:p>
          </table:table-cell>
          <table:table-cell table:formula="of:=(['meta-norm'.BV28]-['meta-norm'.BW$5])^2" office:value-type="float" office:value="0.0172484444444444" calcext:value-type="float">
            <text:p>0.01724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8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28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28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" calcext:value-type="float">
            <text:p>0.79</text:p>
          </table:table-cell>
          <table:table-cell table:formula="of:=(['meta-norm'.B29]-['meta-norm'.C$5])^2" office:value-type="float" office:value="0.00013611111111111" calcext:value-type="float">
            <text:p>0.0001361111</text:p>
          </table:table-cell>
          <table:table-cell office:value-type="float" office:value="0.53" calcext:value-type="float">
            <text:p>0.53</text:p>
          </table:table-cell>
          <table:table-cell table:formula="of:=(['meta-norm'.D29]-['meta-norm'.E$5])^2" office:value-type="float" office:value="0.000336111111111135" calcext:value-type="float">
            <text:p>0.0003361111</text:p>
          </table:table-cell>
          <table:table-cell office:value-type="float" office:value="0.44" calcext:value-type="float">
            <text:p>0.44</text:p>
          </table:table-cell>
          <table:table-cell table:formula="of:=(['meta-norm'.F29]-['meta-norm'.G$5])^2" office:value-type="float" office:value="0.00165377777777781" calcext:value-type="float">
            <text:p>0.0016537778</text:p>
          </table:table-cell>
          <table:table-cell office:value-type="float" office:value="0.5" calcext:value-type="float">
            <text:p>0.5</text:p>
          </table:table-cell>
          <table:table-cell table:formula="of:=(['meta-norm'.H29]-['meta-norm'.I$5])^2" office:value-type="float" office:value="0.000455111111111096" calcext:value-type="float">
            <text:p>0.0004551111</text:p>
          </table:table-cell>
          <table:table-cell office:value-type="float" office:value="0.59" calcext:value-type="float">
            <text:p>0.59</text:p>
          </table:table-cell>
          <table:table-cell table:formula="of:=(['meta-norm'.J29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29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29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29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29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29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29]-['meta-norm'.W$5])^2" office:value-type="float" office:value="0.00000900000000000002" calcext:value-type="float">
            <text:p>0.000009</text:p>
          </table:table-cell>
          <table:table-cell office:value-type="float" office:value="0.45" calcext:value-type="float">
            <text:p>0.45</text:p>
          </table:table-cell>
          <table:table-cell table:formula="of:=(['meta-norm'.X29]-['meta-norm'.Y$5])^2" office:value-type="float" office:value="0.004761" calcext:value-type="float">
            <text:p>0.004761</text:p>
          </table:table-cell>
          <table:table-cell office:value-type="float" office:value="0.54" calcext:value-type="float">
            <text:p>0.54</text:p>
          </table:table-cell>
          <table:table-cell table:formula="of:=(['meta-norm'.Z29]-['meta-norm'.AA$5])^2" office:value-type="float" office:value="0.00431211111111115" calcext:value-type="float">
            <text:p>0.0043121111</text:p>
          </table:table-cell>
          <table:table-cell office:value-type="float" office:value="0.55" calcext:value-type="float">
            <text:p>0.55</text:p>
          </table:table-cell>
          <table:table-cell table:formula="of:=(['meta-norm'.AB29]-['meta-norm'.AC$5])^2" office:value-type="float" office:value="0.007056" calcext:value-type="float">
            <text:p>0.007056</text:p>
          </table:table-cell>
          <table:table-cell office:value-type="float" office:value="0.56" calcext:value-type="float">
            <text:p>0.56</text:p>
          </table:table-cell>
          <table:table-cell table:formula="of:=(['meta-norm'.AD29]-['meta-norm'.AE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AF29]-['meta-norm'.AG$5])^2" office:value-type="float" office:value="0.118336" calcext:value-type="float">
            <text:p>0.118336</text:p>
          </table:table-cell>
          <table:table-cell office:value-type="float" office:value="0.31" calcext:value-type="float">
            <text:p>0.31</text:p>
          </table:table-cell>
          <table:table-cell table:formula="of:=(['meta-norm'.AH29]-['meta-norm'.AI$5])^2" office:value-type="float" office:value="0.00552544444444439" calcext:value-type="float">
            <text:p>0.0055254444</text:p>
          </table:table-cell>
          <table:table-cell office:value-type="float" office:value="0" calcext:value-type="float">
            <text:p>0</text:p>
          </table:table-cell>
          <table:table-cell table:formula="of:=(['meta-norm'.AJ29]-['meta-norm'.AK$5])^2" office:value-type="float" office:value="0.0247537777777777" calcext:value-type="float">
            <text:p>0.0247537778</text:p>
          </table:table-cell>
          <table:table-cell office:value-type="float" office:value="0.15" calcext:value-type="float">
            <text:p>0.15</text:p>
          </table:table-cell>
          <table:table-cell table:formula="of:=(['meta-norm'.AL29]-['meta-norm'.AM$5])^2" office:value-type="float" office:value="0.00508844444444444" calcext:value-type="float">
            <text:p>0.0050884444</text:p>
          </table:table-cell>
          <table:table-cell office:value-type="float" office:value="0.03" calcext:value-type="float">
            <text:p>0.03</text:p>
          </table:table-cell>
          <table:table-cell table:formula="of:=(['meta-norm'.AN29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78" calcext:value-type="float">
            <text:p>0,78</text:p>
          </table:table-cell>
          <table:table-cell table:formula="of:=(['meta-norm'.AR29]-['meta-norm'.AQ$5])^2" office:value-type="float" office:value="0.0922134444444444" calcext:value-type="float">
            <text:p>0.0922134444</text:p>
          </table:table-cell>
          <table:table-cell office:value-type="float" office:value="0.48" calcext:value-type="float">
            <text:p>0.48</text:p>
          </table:table-cell>
          <table:table-cell table:formula="of:=(['meta-norm'.AT29]-['meta-norm'.AS$5])^2" office:value-type="float" office:value="0.00332544444444448" calcext:value-type="float">
            <text:p>0.0033254444</text:p>
          </table:table-cell>
          <table:table-cell office:value-type="float" office:value="0.57" calcext:value-type="float">
            <text:p>0.57</text:p>
          </table:table-cell>
          <table:table-cell table:formula="of:=(['meta-norm'.AT29]-['meta-norm'.AU$5])^2" office:value-type="float" office:value="0.00577600000000001" calcext:value-type="float">
            <text:p>0.005776</text:p>
          </table:table-cell>
          <table:table-cell office:value-type="float" office:value="0.58" calcext:value-type="float">
            <text:p>0.58</text:p>
          </table:table-cell>
          <table:table-cell table:formula="of:=(['meta-norm'.AV29]-['meta-norm'.AW$5])^2" office:value-type="float" office:value="0.00798044444444437" calcext:value-type="float">
            <text:p>0.0079804444</text:p>
          </table:table-cell>
          <table:table-cell office:value-type="float" office:value="0.49" calcext:value-type="float">
            <text:p>0.49</text:p>
          </table:table-cell>
          <table:table-cell table:formula="of:=(['meta-norm'.AX29]-['meta-norm'.AY$5])^2" office:value-type="float" office:value="0.012544" calcext:value-type="float">
            <text:p>0.012544</text:p>
          </table:table-cell>
          <table:table-cell office:value-type="float" office:value="0" calcext:value-type="float">
            <text:p>0</text:p>
          </table:table-cell>
          <table:table-cell table:formula="of:=(['meta-norm'.AZ29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29]-['meta-norm'.BC$5])^2" office:value-type="float" office:value="0.047524" calcext:value-type="float">
            <text:p>0.047524</text:p>
          </table:table-cell>
          <table:table-cell office:value-type="float" office:value="0.22" calcext:value-type="float">
            <text:p>0.22</text:p>
          </table:table-cell>
          <table:table-cell table:formula="of:=(['meta-norm'.BD29]-['meta-norm'.BE$5])^2" office:value-type="float" office:value="0.00236844444444448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'meta-norm'.BF29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29]-['meta-norm'.BI$5])^2" office:value-type="float" office:value="0.000144" calcext:value-type="float">
            <text:p>0.000144</text:p>
          </table:table-cell>
          <table:table-cell office:value-type="float" office:value="0.78" calcext:value-type="float">
            <text:p>0.78</text:p>
          </table:table-cell>
          <table:table-cell table:formula="of:=(['meta-norm'.BJ29]-['meta-norm'.BK$5])^2" office:value-type="float" office:value="0.000324000000000005" calcext:value-type="float">
            <text:p>0.000324</text:p>
          </table:table-cell>
          <table:table-cell office:value-type="float" office:value="0.47" calcext:value-type="float">
            <text:p>0.47</text:p>
          </table:table-cell>
          <table:table-cell table:formula="of:=(['meta-norm'.BL29]-['meta-norm'.BM$5])^2" office:value-type="float" office:value="0.00273877777777775" calcext:value-type="float">
            <text:p>0.0027387778</text:p>
          </table:table-cell>
          <table:table-cell office:value-type="float" office:value="0" calcext:value-type="float">
            <text:p>0</text:p>
          </table:table-cell>
          <table:table-cell table:formula="of:=(['meta-norm'.BN29]-['meta-norm'.BO$5])^2" office:value-type="float" office:value="0.246677777777777" calcext:value-type="float">
            <text:p>0.2466777778</text:p>
          </table:table-cell>
          <table:table-cell office:value-type="float" office:value="0.6" calcext:value-type="float">
            <text:p>0.6</text:p>
          </table:table-cell>
          <table:table-cell table:formula="of:=(['meta-norm'.BP29]-['meta-norm'.BQ$5])^2" office:value-type="float" office:value="0.0301601111111113" calcext:value-type="float">
            <text:p>0.0301601111</text:p>
          </table:table-cell>
          <table:table-cell office:value-type="float" office:value="0.46" calcext:value-type="float">
            <text:p>0.46</text:p>
          </table:table-cell>
          <table:table-cell table:formula="of:=(['meta-norm'.BR29]-['meta-norm'.BS$5])^2" office:value-type="float" office:value="0.002704" calcext:value-type="float">
            <text:p>0.002704</text:p>
          </table:table-cell>
          <table:table-cell office:value-type="float" office:value="0" calcext:value-type="float">
            <text:p>0</text:p>
          </table:table-cell>
          <table:table-cell table:formula="of:=(['meta-norm'.BT29]-['meta-norm'.BU$5])^2" office:value-type="float" office:value="0.125552111111111" calcext:value-type="float">
            <text:p>0.1255521111</text:p>
          </table:table-cell>
          <table:table-cell office:value-type="float" office:value="0" calcext:value-type="float">
            <text:p>0</text:p>
          </table:table-cell>
          <table:table-cell table:formula="of:=(['meta-norm'.BV29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29]-['meta-norm'.BY$5])^2" office:value-type="float" office:value="0.00896177777777779" calcext:value-type="float">
            <text:p>0.0089617778</text:p>
          </table:table-cell>
          <table:table-cell office:value-type="float" office:value="0.11" calcext:value-type="float">
            <text:p>0.11</text:p>
          </table:table-cell>
          <table:table-cell table:formula="of:=(['meta-norm'.BZ29]-['meta-norm'.CA$5])^2" office:value-type="float" office:value="0.00650711111111112" calcext:value-type="float">
            <text:p>0.0065071111</text:p>
          </table:table-cell>
          <table:table-cell office:value-type="float" office:value="0" calcext:value-type="float">
            <text:p>0</text:p>
          </table:table-cell>
          <table:table-cell table:formula="of:=(['meta-norm'.CB29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4" calcext:value-type="float">
            <text:p>0.74</text:p>
          </table:table-cell>
          <table:table-cell table:formula="of:=(['meta-norm'.B30]-['meta-norm'.C$5])^2" office:value-type="float" office:value="0.00146944444444445" calcext:value-type="float">
            <text:p>0.0014694444</text:p>
          </table:table-cell>
          <table:table-cell office:value-type="float" office:value="0.45" calcext:value-type="float">
            <text:p>0.45</text:p>
          </table:table-cell>
          <table:table-cell table:formula="of:=(['meta-norm'.D30]-['meta-norm'.E$5])^2" office:value-type="float" office:value="0.0038027777777777" calcext:value-type="float">
            <text:p>0.0038027778</text:p>
          </table:table-cell>
          <table:table-cell office:value-type="float" office:value="0.54" calcext:value-type="float">
            <text:p>0.54</text:p>
          </table:table-cell>
          <table:table-cell table:formula="of:=(['meta-norm'.F30]-['meta-norm'.G$5])^2" office:value-type="float" office:value="0.00352044444444441" calcext:value-type="float">
            <text:p>0.0035204444</text:p>
          </table:table-cell>
          <table:table-cell office:value-type="float" office:value="0.48" calcext:value-type="float">
            <text:p>0.48</text:p>
          </table:table-cell>
          <table:table-cell table:formula="of:=(['meta-norm'.H30]-['meta-norm'.I$5])^2" office:value-type="float" office:value="0.00000177777777777679" calcext:value-type="float">
            <text:p>1.77777777777679E-06</text:p>
          </table:table-cell>
          <table:table-cell office:value-type="float" office:value="0" calcext:value-type="float">
            <text:p>0</text:p>
          </table:table-cell>
          <table:table-cell table:formula="of:=(['meta-norm'.J30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0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0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0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0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0]-['meta-norm'.U$5])^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(['meta-norm'.V30]-['meta-norm'.W$5])^2" office:value-type="float" office:value="0.00592899999999999" calcext:value-type="float">
            <text:p>0.005929</text:p>
          </table:table-cell>
          <table:table-cell office:value-type="float" office:value="0.52" calcext:value-type="float">
            <text:p>0.52</text:p>
          </table:table-cell>
          <table:table-cell table:formula="of:=(['meta-norm'.X30]-['meta-norm'.Y$5])^2" office:value-type="float" office:value="0.000001" calcext:value-type="float">
            <text:p>0.000001</text:p>
          </table:table-cell>
          <table:table-cell office:value-type="float" office:value="0.46" calcext:value-type="float">
            <text:p>0.46</text:p>
          </table:table-cell>
          <table:table-cell table:formula="of:=(['meta-norm'.Z30]-['meta-norm'.AA$5])^2" office:value-type="float" office:value="0.000205444444444436" calcext:value-type="float">
            <text:p>0.0002054444</text:p>
          </table:table-cell>
          <table:table-cell office:value-type="float" office:value="0.55" calcext:value-type="float">
            <text:p>0.55</text:p>
          </table:table-cell>
          <table:table-cell table:formula="of:=(['meta-norm'.AB30]-['meta-norm'.AC$5])^2" office:value-type="float" office:value="0.007056" calcext:value-type="float">
            <text:p>0.007056</text:p>
          </table:table-cell>
          <table:table-cell office:value-type="float" office:value="0" calcext:value-type="float">
            <text:p>0</text:p>
          </table:table-cell>
          <table:table-cell table:formula="of:=(['meta-norm'.AD30]-['meta-norm'.AE$5])^2" office:value-type="float" office:value="0.166464" calcext:value-type="float">
            <text:p>0.166464</text:p>
          </table:table-cell>
          <table:table-cell office:value-type="float" office:value="0.55" calcext:value-type="float">
            <text:p>0.55</text:p>
          </table:table-cell>
          <table:table-cell table:formula="of:=(['meta-norm'.AF30]-['meta-norm'.AG$5])^2" office:value-type="float" office:value="0.042436" calcext:value-type="float">
            <text:p>0.042436</text:p>
          </table:table-cell>
          <table:table-cell office:value-type="float" office:value="0" calcext:value-type="float">
            <text:p>0</text:p>
          </table:table-cell>
          <table:table-cell table:formula="of:=(['meta-norm'.AH30]-['meta-norm'.AI$5])^2" office:value-type="float" office:value="0.0555387777777779" calcext:value-type="float">
            <text:p>0.0555387778</text:p>
          </table:table-cell>
          <table:table-cell office:value-type="float" office:value="0" calcext:value-type="float">
            <text:p>0</text:p>
          </table:table-cell>
          <table:table-cell table:formula="of:=(['meta-norm'.AJ30]-['meta-norm'.AK$5])^2" office:value-type="float" office:value="0.0247537777777777" calcext:value-type="float">
            <text:p>0.0247537778</text:p>
          </table:table-cell>
          <table:table-cell office:value-type="float" office:value="0.1" calcext:value-type="float">
            <text:p>0.1</text:p>
          </table:table-cell>
          <table:table-cell table:formula="of:=(['meta-norm'.AL30]-['meta-norm'.AM$5])^2" office:value-type="float" office:value="0.00045511111111111" calcext:value-type="float">
            <text:p>0.0004551111</text:p>
          </table:table-cell>
          <table:table-cell office:value-type="float" office:value="0.04" calcext:value-type="float">
            <text:p>0.04</text:p>
          </table:table-cell>
          <table:table-cell table:formula="of:=(['meta-norm'.AN30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6" calcext:value-type="float">
            <text:p>0,76</text:p>
          </table:table-cell>
          <table:table-cell table:formula="of:=(['meta-norm'.AR30]-['meta-norm'.AQ$5])^2" office:value-type="float" office:value="0.0593734444444444" calcext:value-type="float">
            <text:p>0.0593734444</text:p>
          </table:table-cell>
          <table:table-cell office:value-type="float" office:value="0.54" calcext:value-type="float">
            <text:p>0.54</text:p>
          </table:table-cell>
          <table:table-cell table:formula="of:=(['meta-norm'.AT30]-['meta-norm'.AS$5])^2" office:value-type="float" office:value="0.0014187777777778" calcext:value-type="float">
            <text:p>0.0014187778</text:p>
          </table:table-cell>
          <table:table-cell office:value-type="float" office:value="0.55" calcext:value-type="float">
            <text:p>0.55</text:p>
          </table:table-cell>
          <table:table-cell table:formula="of:=(['meta-norm'.AT30]-['meta-norm'.AU$5])^2" office:value-type="float" office:value="0.00313600000000001" calcext:value-type="float">
            <text:p>0.003136</text:p>
          </table:table-cell>
          <table:table-cell office:value-type="float" office:value="0.57" calcext:value-type="float">
            <text:p>0.57</text:p>
          </table:table-cell>
          <table:table-cell table:formula="of:=(['meta-norm'.AV30]-['meta-norm'.AW$5])^2" office:value-type="float" office:value="0.00629377777777773" calcext:value-type="float">
            <text:p>0.0062937778</text:p>
          </table:table-cell>
          <table:table-cell office:value-type="float" office:value="0.57" calcext:value-type="float">
            <text:p>0.57</text:p>
          </table:table-cell>
          <table:table-cell table:formula="of:=(['meta-norm'.AX30]-['meta-norm'.AY$5])^2" office:value-type="float" office:value="0.036864" calcext:value-type="float">
            <text:p>0.036864</text:p>
          </table:table-cell>
          <table:table-cell office:value-type="float" office:value="0.49" calcext:value-type="float">
            <text:p>0.49</text:p>
          </table:table-cell>
          <table:table-cell table:formula="of:=(['meta-norm'.AZ30]-['meta-norm'.BA$5])^2" office:value-type="float" office:value="0.010201" calcext:value-type="float">
            <text:p>0.010201</text:p>
          </table:table-cell>
          <table:table-cell office:value-type="float" office:value="0.27" calcext:value-type="float">
            <text:p>0.27</text:p>
          </table:table-cell>
          <table:table-cell table:formula="of:=(['meta-norm'.BB30]-['meta-norm'.BC$5])^2" office:value-type="float" office:value="0.002704" calcext:value-type="float">
            <text:p>0.002704</text:p>
          </table:table-cell>
          <table:table-cell office:value-type="float" office:value="0.26" calcext:value-type="float">
            <text:p>0.26</text:p>
          </table:table-cell>
          <table:table-cell table:formula="of:=(['meta-norm'.BD30]-['meta-norm'.BE$5])^2" office:value-type="float" office:value="0.00786177777777784" calcext:value-type="float">
            <text:p>0.0078617778</text:p>
          </table:table-cell>
          <table:table-cell office:value-type="float" office:value="0.14" calcext:value-type="float">
            <text:p>0.14</text:p>
          </table:table-cell>
          <table:table-cell table:formula="of:=(['meta-norm'.BF30]-['meta-norm'.BG$5])^2" office:value-type="float" office:value="0.00677877777777777" calcext:value-type="float">
            <text:p>0.0067787778</text:p>
          </table:table-cell>
          <table:table-cell office:value-type="float" office:value="0.01" calcext:value-type="float">
            <text:p>0.01</text:p>
          </table:table-cell>
          <table:table-cell table:formula="of:=(['meta-norm'.BH30]-['meta-norm'.BI$5])^2" office:value-type="float" office:value="0.000004" calcext:value-type="float">
            <text:p>0.000004</text:p>
          </table:table-cell>
          <table:table-cell office:value-type="float" office:value="0.74" calcext:value-type="float">
            <text:p>0.74</text:p>
          </table:table-cell>
          <table:table-cell table:formula="of:=(['meta-norm'.BJ30]-['meta-norm'.BK$5])^2" office:value-type="float" office:value="0.00336400000000002" calcext:value-type="float">
            <text:p>0.003364</text:p>
          </table:table-cell>
          <table:table-cell office:value-type="float" office:value="0.54" calcext:value-type="float">
            <text:p>0.54</text:p>
          </table:table-cell>
          <table:table-cell table:formula="of:=(['meta-norm'.BL30]-['meta-norm'.BM$5])^2" office:value-type="float" office:value="0.000312111111111121" calcext:value-type="float">
            <text:p>0.0003121111</text:p>
          </table:table-cell>
          <table:table-cell office:value-type="float" office:value="0.53" calcext:value-type="float">
            <text:p>0.53</text:p>
          </table:table-cell>
          <table:table-cell table:formula="of:=(['meta-norm'.BN30]-['meta-norm'.BO$5])^2" office:value-type="float" office:value="0.00111111111111116" calcext:value-type="float">
            <text:p>0.0011111111</text:p>
          </table:table-cell>
          <table:table-cell office:value-type="float" office:value="0.64" calcext:value-type="float">
            <text:p>0.64</text:p>
          </table:table-cell>
          <table:table-cell table:formula="of:=(['meta-norm'.BP30]-['meta-norm'.BQ$5])^2" office:value-type="float" office:value="0.0456534444444446" calcext:value-type="float">
            <text:p>0.0456534444</text:p>
          </table:table-cell>
          <table:table-cell office:value-type="float" office:value="0" calcext:value-type="float">
            <text:p>0</text:p>
          </table:table-cell>
          <table:table-cell table:formula="of:=(['meta-norm'.BR30]-['meta-norm'.BS$5])^2" office:value-type="float" office:value="0.166464" calcext:value-type="float">
            <text:p>0.166464</text:p>
          </table:table-cell>
          <table:table-cell office:value-type="float" office:value="0" calcext:value-type="float">
            <text:p>0</text:p>
          </table:table-cell>
          <table:table-cell table:formula="of:=(['meta-norm'.BT30]-['meta-norm'.BU$5])^2" office:value-type="float" office:value="0.125552111111111" calcext:value-type="float">
            <text:p>0.1255521111</text:p>
          </table:table-cell>
          <table:table-cell office:value-type="float" office:value="0.31" calcext:value-type="float">
            <text:p>0.31</text:p>
          </table:table-cell>
          <table:table-cell table:formula="of:=(['meta-norm'.BV30]-['meta-norm'.BW$5])^2" office:value-type="float" office:value="0.0102684444444444" calcext:value-type="float">
            <text:p>0.0102684444</text:p>
          </table:table-cell>
          <table:table-cell table:style-name="Default" office:value-type="float" office:value="0.15" calcext:value-type="float">
            <text:p>0,15</text:p>
          </table:table-cell>
          <table:table-cell table:formula="of:=(['meta-norm'.BX30]-['meta-norm'.BY$5])^2" office:value-type="float" office:value="0.00306177777777777" calcext:value-type="float">
            <text:p>0.0030617778</text:p>
          </table:table-cell>
          <table:table-cell office:value-type="float" office:value="0" calcext:value-type="float">
            <text:p>0</text:p>
          </table:table-cell>
          <table:table-cell table:formula="of:=(['meta-norm'.BZ30]-['meta-norm'.CA$5])^2" office:value-type="float" office:value="0.000860444444444442" calcext:value-type="float">
            <text:p>0.0008604444</text:p>
          </table:table-cell>
          <table:table-cell office:value-type="float" office:value="0.02" calcext:value-type="float">
            <text:p>0.02</text:p>
          </table:table-cell>
          <table:table-cell table:formula="of:=(['meta-norm'.CB30]-['meta-norm'.CC$5])^2" office:value-type="float" office:value="0.000177777777777778" calcext:value-type="float">
            <text:p>0.0001777778</text:p>
          </table:table-cell>
          <table:table-cell table:number-columns-repeated="94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.84</text:p>
          </table:table-cell>
          <table:table-cell table:formula="of:=(['meta-norm'.B31]-['meta-norm'.C$5])^2" office:value-type="float" office:value="0.00380277777777776" calcext:value-type="float">
            <text:p>0.0038027778</text:p>
          </table:table-cell>
          <table:table-cell office:value-type="float" office:value="0.57" calcext:value-type="float">
            <text:p>0.57</text:p>
          </table:table-cell>
          <table:table-cell table:formula="of:=(['meta-norm'.D31]-['meta-norm'.E$5])^2" office:value-type="float" office:value="0.00340277777777786" calcext:value-type="float">
            <text:p>0.0034027778</text:p>
          </table:table-cell>
          <table:table-cell office:value-type="float" office:value="0.58" calcext:value-type="float">
            <text:p>0.58</text:p>
          </table:table-cell>
          <table:table-cell table:formula="of:=(['meta-norm'.F31]-['meta-norm'.G$5])^2" office:value-type="float" office:value="0.00986711111111103" calcext:value-type="float">
            <text:p>0.0098671111</text:p>
          </table:table-cell>
          <table:table-cell office:value-type="float" office:value="0" calcext:value-type="float">
            <text:p>0</text:p>
          </table:table-cell>
          <table:table-cell table:formula="of:=(['meta-norm'.H31]-['meta-norm'.I$5])^2" office:value-type="float" office:value="0.229121777777778" calcext:value-type="float">
            <text:p>0.2291217778</text:p>
          </table:table-cell>
          <table:table-cell office:value-type="float" office:value="0.56" calcext:value-type="float">
            <text:p>0.56</text:p>
          </table:table-cell>
          <table:table-cell table:formula="of:=(['meta-norm'.J31]-['meta-norm'.K$5])^2"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table:formula="of:=(['meta-norm'.L31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1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1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1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1]-['meta-norm'.U$5])^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(['meta-norm'.V31]-['meta-norm'.W$5])^2" office:value-type="float" office:value="0.001089" calcext:value-type="float">
            <text:p>0.001089</text:p>
          </table:table-cell>
          <table:table-cell office:value-type="float" office:value="0.57" calcext:value-type="float">
            <text:p>0.57</text:p>
          </table:table-cell>
          <table:table-cell table:formula="of:=(['meta-norm'.X31]-['meta-norm'.Y$5])^2" office:value-type="float" office:value="0.002601" calcext:value-type="float">
            <text:p>0.002601</text:p>
          </table:table-cell>
          <table:table-cell office:value-type="float" office:value="0.54" calcext:value-type="float">
            <text:p>0.54</text:p>
          </table:table-cell>
          <table:table-cell table:formula="of:=(['meta-norm'.Z31]-['meta-norm'.AA$5])^2" office:value-type="float" office:value="0.00431211111111115" calcext:value-type="float">
            <text:p>0.0043121111</text:p>
          </table:table-cell>
          <table:table-cell office:value-type="float" office:value="0.53" calcext:value-type="float">
            <text:p>0.53</text:p>
          </table:table-cell>
          <table:table-cell table:formula="of:=(['meta-norm'.AB31]-['meta-norm'.AC$5])^2" office:value-type="float" office:value="0.004096" calcext:value-type="float">
            <text:p>0.004096</text:p>
          </table:table-cell>
          <table:table-cell office:value-type="float" office:value="0.48" calcext:value-type="float">
            <text:p>0.48</text:p>
          </table:table-cell>
          <table:table-cell table:formula="of:=(['meta-norm'.AD31]-['meta-norm'.AE$5])^2" office:value-type="float" office:value="0.00518399999999999" calcext:value-type="float">
            <text:p>0.005184</text:p>
          </table:table-cell>
          <table:table-cell office:value-type="float" office:value="0.45" calcext:value-type="float">
            <text:p>0.45</text:p>
          </table:table-cell>
          <table:table-cell table:formula="of:=(['meta-norm'.AF31]-['meta-norm'.AG$5])^2" office:value-type="float" office:value="0.011236" calcext:value-type="float">
            <text:p>0.011236</text:p>
          </table:table-cell>
          <table:table-cell office:value-type="float" office:value="0.35" calcext:value-type="float">
            <text:p>0.35</text:p>
          </table:table-cell>
          <table:table-cell table:formula="of:=(['meta-norm'.AH31]-['meta-norm'.AI$5])^2" office:value-type="float" office:value="0.013072111111111" calcext:value-type="float">
            <text:p>0.0130721111</text:p>
          </table:table-cell>
          <table:table-cell office:value-type="float" office:value="0" calcext:value-type="float">
            <text:p>0</text:p>
          </table:table-cell>
          <table:table-cell table:formula="of:=(['meta-norm'.AJ31]-['meta-norm'.AK$5])^2" office:value-type="float" office:value="0.0247537777777777" calcext:value-type="float">
            <text:p>0.0247537778</text:p>
          </table:table-cell>
          <table:table-cell office:value-type="float" office:value="0.08" calcext:value-type="float">
            <text:p>0.08</text:p>
          </table:table-cell>
          <table:table-cell table:formula="of:=(['meta-norm'.AL31]-['meta-norm'.AM$5])^2" office:value-type="float" office:value="0.00000177777777777768" calcext:value-type="float">
            <text:p>1.77777777777768E-06</text:p>
          </table:table-cell>
          <table:table-cell office:value-type="float" office:value="0" calcext:value-type="float">
            <text:p>0</text:p>
          </table:table-cell>
          <table:table-cell table:formula="of:=(['meta-norm'.AN31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(['meta-norm'.AR31]-['meta-norm'.AQ$5])^2" office:value-type="float" office:value="0.132253444444444" calcext:value-type="float">
            <text:p>0.1322534444</text:p>
          </table:table-cell>
          <table:table-cell office:value-type="float" office:value="0.42" calcext:value-type="float">
            <text:p>0.42</text:p>
          </table:table-cell>
          <table:table-cell table:formula="of:=(['meta-norm'.AT31]-['meta-norm'.AS$5])^2" office:value-type="float" office:value="0.00000544444444444325" calcext:value-type="float">
            <text:p>5.44444444444325E-06</text:p>
          </table:table-cell>
          <table:table-cell office:value-type="float" office:value="0.51" calcext:value-type="float">
            <text:p>0.51</text:p>
          </table:table-cell>
          <table:table-cell table:formula="of:=(['meta-norm'.AT31]-['meta-norm'.AU$5])^2"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table:formula="of:=(['meta-norm'.AV31]-['meta-norm'.AW$5])^2" office:value-type="float" office:value="0.240753777777778" calcext:value-type="float">
            <text:p>0.2407537778</text:p>
          </table:table-cell>
          <table:table-cell office:value-type="float" office:value="0.53" calcext:value-type="float">
            <text:p>0.53</text:p>
          </table:table-cell>
          <table:table-cell table:formula="of:=(['meta-norm'.AX31]-['meta-norm'.AY$5])^2" office:value-type="float" office:value="0.023104" calcext:value-type="float">
            <text:p>0.023104</text:p>
          </table:table-cell>
          <table:table-cell office:value-type="float" office:value="0" calcext:value-type="float">
            <text:p>0</text:p>
          </table:table-cell>
          <table:table-cell table:formula="of:=(['meta-norm'.AZ31]-['meta-norm'.BA$5])^2" office:value-type="float" office:value="0.151321" calcext:value-type="float">
            <text:p>0.151321</text:p>
          </table:table-cell>
          <table:table-cell office:value-type="float" office:value="0" calcext:value-type="float">
            <text:p>0</text:p>
          </table:table-cell>
          <table:table-cell table:formula="of:=(['meta-norm'.BB31]-['meta-norm'.BC$5])^2" office:value-type="float" office:value="0.047524" calcext:value-type="float">
            <text:p>0.047524</text:p>
          </table:table-cell>
          <table:table-cell office:value-type="float" office:value="0" calcext:value-type="float">
            <text:p>0</text:p>
          </table:table-cell>
          <table:table-cell table:formula="of:=(['meta-norm'.BD31]-['meta-norm'.B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1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1]-['meta-norm'.BI$5])^2" office:value-type="float" office:value="0.000144" calcext:value-type="float">
            <text:p>0.000144</text:p>
          </table:table-cell>
          <table:table-cell office:value-type="float" office:value="0.79" calcext:value-type="float">
            <text:p>0.79</text:p>
          </table:table-cell>
          <table:table-cell table:formula="of:=(['meta-norm'.BJ31]-['meta-norm'.BK$5])^2" office:value-type="float" office:value="0.0000640000000000019" calcext:value-type="float">
            <text:p>0.000064</text:p>
          </table:table-cell>
          <table:table-cell office:value-type="float" office:value="0.49" calcext:value-type="float">
            <text:p>0.49</text:p>
          </table:table-cell>
          <table:table-cell table:formula="of:=(['meta-norm'.BL31]-['meta-norm'.BM$5])^2" office:value-type="float" office:value="0.00104544444444443" calcext:value-type="float">
            <text:p>0.0010454444</text:p>
          </table:table-cell>
          <table:table-cell office:value-type="float" office:value="0.52" calcext:value-type="float">
            <text:p>0.52</text:p>
          </table:table-cell>
          <table:table-cell table:formula="of:=(['meta-norm'.BN31]-['meta-norm'.BO$5])^2" office:value-type="float" office:value="0.000544444444444475" calcext:value-type="float">
            <text:p>0.0005444444</text:p>
          </table:table-cell>
          <table:table-cell office:value-type="float" office:value="0.48" calcext:value-type="float">
            <text:p>0.48</text:p>
          </table:table-cell>
          <table:table-cell table:formula="of:=(['meta-norm'.BP31]-['meta-norm'.BQ$5])^2" office:value-type="float" office:value="0.00288011111111114" calcext:value-type="float">
            <text:p>0.0028801111</text:p>
          </table:table-cell>
          <table:table-cell office:value-type="float" office:value="0.49" calcext:value-type="float">
            <text:p>0.49</text:p>
          </table:table-cell>
          <table:table-cell table:formula="of:=(['meta-norm'.BR31]-['meta-norm'.BS$5])^2" office:value-type="float" office:value="0.00672399999999999" calcext:value-type="float">
            <text:p>0.006724</text:p>
          </table:table-cell>
          <table:table-cell office:value-type="float" office:value="0.52" calcext:value-type="float">
            <text:p>0.52</text:p>
          </table:table-cell>
          <table:table-cell table:formula="of:=(['meta-norm'.BT31]-['meta-norm'.BU$5])^2" office:value-type="float" office:value="0.0274454444444446" calcext:value-type="float">
            <text:p>0.0274454444</text:p>
          </table:table-cell>
          <table:table-cell office:value-type="float" office:value="0.31" calcext:value-type="float">
            <text:p>0.31</text:p>
          </table:table-cell>
          <table:table-cell table:formula="of:=(['meta-norm'.BV31]-['meta-norm'.BW$5])^2" office:value-type="float" office:value="0.0102684444444444" calcext:value-type="float">
            <text:p>0.01026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1]-['meta-norm'.BY$5])^2" office:value-type="float" office:value="0.00896177777777779" calcext:value-type="float">
            <text:p>0.0089617778</text:p>
          </table:table-cell>
          <table:table-cell office:value-type="float" office:value="0.11" calcext:value-type="float">
            <text:p>0.11</text:p>
          </table:table-cell>
          <table:table-cell table:formula="of:=(['meta-norm'.BZ31]-['meta-norm'.CA$5])^2" office:value-type="float" office:value="0.00650711111111112" calcext:value-type="float">
            <text:p>0.0065071111</text:p>
          </table:table-cell>
          <table:table-cell office:value-type="float" office:value="0" calcext:value-type="float">
            <text:p>0</text:p>
          </table:table-cell>
          <table:table-cell table:formula="of:=(['meta-norm'.CB31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" calcext:value-type="float">
            <text:p>0.67</text:p>
          </table:table-cell>
          <table:table-cell table:formula="of:=(['meta-norm'.B32]-['meta-norm'.C$5])^2" office:value-type="float" office:value="0.0117361111111111" calcext:value-type="float">
            <text:p>0.0117361111</text:p>
          </table:table-cell>
          <table:table-cell office:value-type="float" office:value="0.48" calcext:value-type="float">
            <text:p>0.48</text:p>
          </table:table-cell>
          <table:table-cell table:formula="of:=(['meta-norm'.D32]-['meta-norm'.E$5])^2" office:value-type="float" office:value="0.00100277777777774" calcext:value-type="float">
            <text:p>0.0010027778</text:p>
          </table:table-cell>
          <table:table-cell office:value-type="float" office:value="0.5" calcext:value-type="float">
            <text:p>0.5</text:p>
          </table:table-cell>
          <table:table-cell table:formula="of:=(['meta-norm'.F32]-['meta-norm'.G$5])^2" office:value-type="float" office:value="0.000373777777777764" calcext:value-type="float">
            <text:p>0.0003737778</text:p>
          </table:table-cell>
          <table:table-cell office:value-type="float" office:value="0.47" calcext:value-type="float">
            <text:p>0.47</text:p>
          </table:table-cell>
          <table:table-cell table:formula="of:=(['meta-norm'.H32]-['meta-norm'.I$5])^2" office:value-type="float" office:value="0.0000751111111111167" calcext:value-type="float">
            <text:p>7.51111111111167E-05</text:p>
          </table:table-cell>
          <table:table-cell office:value-type="float" office:value="0" calcext:value-type="float">
            <text:p>0</text:p>
          </table:table-cell>
          <table:table-cell table:formula="of:=(['meta-norm'.J32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2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2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2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2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2]-['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meta-norm'.V32]-['meta-norm'.W$5])^2" office:value-type="float" office:value="0.0000490000000000001" calcext:value-type="float">
            <text:p>0.000049</text:p>
          </table:table-cell>
          <table:table-cell office:value-type="float" office:value="0.54" calcext:value-type="float">
            <text:p>0.54</text:p>
          </table:table-cell>
          <table:table-cell table:formula="of:=(['meta-norm'.X32]-['meta-norm'.Y$5])^2" office:value-type="float" office:value="0.000441000000000001" calcext:value-type="float">
            <text:p>0.000441</text:p>
          </table:table-cell>
          <table:table-cell office:value-type="float" office:value="0.44" calcext:value-type="float">
            <text:p>0.44</text:p>
          </table:table-cell>
          <table:table-cell table:formula="of:=(['meta-norm'.Z32]-['meta-norm'.AA$5])^2" office:value-type="float" office:value="0.00117877777777776" calcext:value-type="float">
            <text:p>0.0011787778</text:p>
          </table:table-cell>
          <table:table-cell office:value-type="float" office:value="0" calcext:value-type="float">
            <text:p>0</text:p>
          </table:table-cell>
          <table:table-cell table:formula="of:=(['meta-norm'.AB32]-['meta-norm'.AC$5])^2" office:value-type="float" office:value="0.217156" calcext:value-type="float">
            <text:p>0.217156</text:p>
          </table:table-cell>
          <table:table-cell office:value-type="float" office:value="0" calcext:value-type="float">
            <text:p>0</text:p>
          </table:table-cell>
          <table:table-cell table:formula="of:=(['meta-norm'.AD32]-['meta-norm'.AE$5])^2" office:value-type="float" office:value="0.166464" calcext:value-type="float">
            <text:p>0.166464</text:p>
          </table:table-cell>
          <table:table-cell office:value-type="float" office:value="0.5" calcext:value-type="float">
            <text:p>0.5</text:p>
          </table:table-cell>
          <table:table-cell table:formula="of:=(['meta-norm'.AF32]-['meta-norm'.AG$5])^2" office:value-type="float" office:value="0.024336" calcext:value-type="float">
            <text:p>0.024336</text:p>
          </table:table-cell>
          <table:table-cell office:value-type="float" office:value="0.48" calcext:value-type="float">
            <text:p>0.48</text:p>
          </table:table-cell>
          <table:table-cell table:formula="of:=(['meta-norm'.AH32]-['meta-norm'.AI$5])^2" office:value-type="float" office:value="0.0596987777777776" calcext:value-type="float">
            <text:p>0.0596987778</text:p>
          </table:table-cell>
          <table:table-cell office:value-type="float" office:value="0.25" calcext:value-type="float">
            <text:p>0.25</text:p>
          </table:table-cell>
          <table:table-cell table:formula="of:=(['meta-norm'.AJ32]-['meta-norm'.AK$5])^2" office:value-type="float" office:value="0.00858711111111117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'meta-norm'.AL32]-['meta-norm'.AM$5])^2" office:value-type="float" office:value="0.00618844444444445" calcext:value-type="float">
            <text:p>0.0061884444</text:p>
          </table:table-cell>
          <table:table-cell office:value-type="float" office:value="0.03" calcext:value-type="float">
            <text:p>0.03</text:p>
          </table:table-cell>
          <table:table-cell table:formula="of:=(['meta-norm'.AN32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84" calcext:value-type="float">
            <text:p>0,84</text:p>
          </table:table-cell>
          <table:table-cell table:formula="of:=(['meta-norm'.AR32]-['meta-norm'.AQ$5])^2" office:value-type="float" office:value="0.0593734444444444" calcext:value-type="float">
            <text:p>0.0593734444</text:p>
          </table:table-cell>
          <table:table-cell office:value-type="float" office:value="0.54" calcext:value-type="float">
            <text:p>0.54</text:p>
          </table:table-cell>
          <table:table-cell table:formula="of:=(['meta-norm'.AT32]-['meta-norm'.AS$5])^2" office:value-type="float" office:value="0.00523211111111108" calcext:value-type="float">
            <text:p>0.0052321111</text:p>
          </table:table-cell>
          <table:table-cell office:value-type="float" office:value="0.44" calcext:value-type="float">
            <text:p>0.44</text:p>
          </table:table-cell>
          <table:table-cell table:formula="of:=(['meta-norm'.AT32]-['meta-norm'.AU$5])^2" office:value-type="float" office:value="0.002916" calcext:value-type="float">
            <text:p>0.002916</text:p>
          </table:table-cell>
          <table:table-cell office:value-type="float" office:value="0.61" calcext:value-type="float">
            <text:p>0.61</text:p>
          </table:table-cell>
          <table:table-cell table:formula="of:=(['meta-norm'.AV32]-['meta-norm'.AW$5])^2" office:value-type="float" office:value="0.0142404444444444" calcext:value-type="float">
            <text:p>0.0142404444</text:p>
          </table:table-cell>
          <table:table-cell office:value-type="float" office:value="0.52" calcext:value-type="float">
            <text:p>0.52</text:p>
          </table:table-cell>
          <table:table-cell table:formula="of:=(['meta-norm'.AX32]-['meta-norm'.AY$5])^2" office:value-type="float" office:value="0.020164" calcext:value-type="float">
            <text:p>0.020164</text:p>
          </table:table-cell>
          <table:table-cell office:value-type="float" office:value="0" calcext:value-type="float">
            <text:p>0</text:p>
          </table:table-cell>
          <table:table-cell table:formula="of:=(['meta-norm'.AZ32]-['meta-norm'.BA$5])^2" office:value-type="float" office:value="0.151321" calcext:value-type="float">
            <text:p>0.151321</text:p>
          </table:table-cell>
          <table:table-cell office:value-type="float" office:value="0.42" calcext:value-type="float">
            <text:p>0.42</text:p>
          </table:table-cell>
          <table:table-cell table:formula="of:=(['meta-norm'.BB32]-['meta-norm'.BC$5])^2" office:value-type="float" office:value="0.040804" calcext:value-type="float">
            <text:p>0.040804</text:p>
          </table:table-cell>
          <table:table-cell office:value-type="float" office:value="0" calcext:value-type="float">
            <text:p>0</text:p>
          </table:table-cell>
          <table:table-cell table:formula="of:=(['meta-norm'.BD32]-['meta-norm'.BE$5])^2" office:value-type="float" office:value="0.029355111111111" calcext:value-type="float">
            <text:p>0.0293551111</text:p>
          </table:table-cell>
          <table:table-cell office:value-type="float" office:value="0.12" calcext:value-type="float">
            <text:p>0.12</text:p>
          </table:table-cell>
          <table:table-cell table:formula="of:=(['meta-norm'.BF32]-['meta-norm'.BG$5])^2" office:value-type="float" office:value="0.00388544444444444" calcext:value-type="float">
            <text:p>0.0038854444</text:p>
          </table:table-cell>
          <table:table-cell office:value-type="float" office:value="0" calcext:value-type="float">
            <text:p>0</text:p>
          </table:table-cell>
          <table:table-cell table:formula="of:=(['meta-norm'.BH32]-['meta-norm'.BI$5])^2" office:value-type="float" office:value="0.000144" calcext:value-type="float">
            <text:p>0.000144</text:p>
          </table:table-cell>
          <table:table-cell office:value-type="float" office:value="0.78" calcext:value-type="float">
            <text:p>0.78</text:p>
          </table:table-cell>
          <table:table-cell table:formula="of:=(['meta-norm'.BJ32]-['meta-norm'.BK$5])^2" office:value-type="float" office:value="0.000324000000000005" calcext:value-type="float">
            <text:p>0.000324</text:p>
          </table:table-cell>
          <table:table-cell office:value-type="float" office:value="0.55" calcext:value-type="float">
            <text:p>0.55</text:p>
          </table:table-cell>
          <table:table-cell table:formula="of:=(['meta-norm'.BL32]-['meta-norm'.BM$5])^2" office:value-type="float" office:value="0.00076544444444446" calcext:value-type="float">
            <text:p>0.0007654444</text:p>
          </table:table-cell>
          <table:table-cell office:value-type="float" office:value="0.5" calcext:value-type="float">
            <text:p>0.5</text:p>
          </table:table-cell>
          <table:table-cell table:formula="of:=(['meta-norm'.BN32]-['meta-norm'.BO$5])^2" office:value-type="float" office:value="0.0000111111111111153" calcext:value-type="float">
            <text:p>1.11111111111153E-05</text:p>
          </table:table-cell>
          <table:table-cell office:value-type="float" office:value="0.55" calcext:value-type="float">
            <text:p>0.55</text:p>
          </table:table-cell>
          <table:table-cell table:formula="of:=(['meta-norm'.BP32]-['meta-norm'.BQ$5])^2" office:value-type="float" office:value="0.0152934444444445" calcext:value-type="float">
            <text:p>0.0152934444</text:p>
          </table:table-cell>
          <table:table-cell office:value-type="float" office:value="0.55" calcext:value-type="float">
            <text:p>0.55</text:p>
          </table:table-cell>
          <table:table-cell table:formula="of:=(['meta-norm'.BR32]-['meta-norm'.BS$5])^2" office:value-type="float" office:value="0.020164" calcext:value-type="float">
            <text:p>0.020164</text:p>
          </table:table-cell>
          <table:table-cell office:value-type="float" office:value="0.49" calcext:value-type="float">
            <text:p>0.49</text:p>
          </table:table-cell>
          <table:table-cell table:formula="of:=(['meta-norm'.BT32]-['meta-norm'.BU$5])^2" office:value-type="float" office:value="0.0184054444444445" calcext:value-type="float">
            <text:p>0.0184054444</text:p>
          </table:table-cell>
          <table:table-cell office:value-type="float" office:value="0" calcext:value-type="float">
            <text:p>0</text:p>
          </table:table-cell>
          <table:table-cell table:formula="of:=(['meta-norm'.BV32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14" calcext:value-type="float">
            <text:p>0,14</text:p>
          </table:table-cell>
          <table:table-cell table:formula="of:=(['meta-norm'.BX32]-['meta-norm'.BY$5])^2" office:value-type="float" office:value="0.00205511111111111" calcext:value-type="float">
            <text:p>0.0020551111</text:p>
          </table:table-cell>
          <table:table-cell office:value-type="float" office:value="0" calcext:value-type="float">
            <text:p>0</text:p>
          </table:table-cell>
          <table:table-cell table:formula="of:=(['meta-norm'.BZ32]-['meta-norm'.CA$5])^2" office:value-type="float" office:value="0.000860444444444442" calcext:value-type="float">
            <text:p>0.0008604444</text:p>
          </table:table-cell>
          <table:table-cell office:value-type="float" office:value="0" calcext:value-type="float">
            <text:p>0</text:p>
          </table:table-cell>
          <table:table-cell table:formula="of:=(['meta-norm'.CB32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" calcext:value-type="float">
            <text:p>0.85</text:p>
          </table:table-cell>
          <table:table-cell table:formula="of:=(['meta-norm'.B33]-['meta-norm'.C$5])^2" office:value-type="float" office:value="0.00513611111111109" calcext:value-type="float">
            <text:p>0.0051361111</text:p>
          </table:table-cell>
          <table:table-cell office:value-type="float" office:value="0.52" calcext:value-type="float">
            <text:p>0.52</text:p>
          </table:table-cell>
          <table:table-cell table:formula="of:=(['meta-norm'.D33]-['meta-norm'.E$5])^2" office:value-type="float" office:value="0.0000694444444444551" calcext:value-type="float">
            <text:p>6.94444444444551E-05</text:p>
          </table:table-cell>
          <table:table-cell office:value-type="float" office:value="0.51" calcext:value-type="float">
            <text:p>0.51</text:p>
          </table:table-cell>
          <table:table-cell table:formula="of:=(['meta-norm'.F33]-['meta-norm'.G$5])^2" office:value-type="float" office:value="0.000860444444444424" calcext:value-type="float">
            <text:p>0.0008604444</text:p>
          </table:table-cell>
          <table:table-cell office:value-type="float" office:value="0.51" calcext:value-type="float">
            <text:p>0.51</text:p>
          </table:table-cell>
          <table:table-cell table:formula="of:=(['meta-norm'.H33]-['meta-norm'.I$5])^2" office:value-type="float" office:value="0.000981777777777756" calcext:value-type="float">
            <text:p>0.0009817778</text:p>
          </table:table-cell>
          <table:table-cell office:value-type="float" office:value="0" calcext:value-type="float">
            <text:p>0</text:p>
          </table:table-cell>
          <table:table-cell table:formula="of:=(['meta-norm'.J33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3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3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3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3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3]-['meta-norm'.U$5])^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(['meta-norm'.V33]-['meta-norm'.W$5])^2" office:value-type="float" office:value="0.00688899999999999" calcext:value-type="float">
            <text:p>0.006889</text:p>
          </table:table-cell>
          <table:table-cell office:value-type="float" office:value="0.58" calcext:value-type="float">
            <text:p>0.58</text:p>
          </table:table-cell>
          <table:table-cell table:formula="of:=(['meta-norm'.X33]-['meta-norm'.Y$5])^2" office:value-type="float" office:value="0.00372099999999999" calcext:value-type="float">
            <text:p>0.003721</text:p>
          </table:table-cell>
          <table:table-cell office:value-type="float" office:value="0.59" calcext:value-type="float">
            <text:p>0.59</text:p>
          </table:table-cell>
          <table:table-cell table:formula="of:=(['meta-norm'.Z33]-['meta-norm'.AA$5])^2" office:value-type="float" office:value="0.0133787777777778" calcext:value-type="float">
            <text:p>0.0133787778</text:p>
          </table:table-cell>
          <table:table-cell office:value-type="float" office:value="0" calcext:value-type="float">
            <text:p>0</text:p>
          </table:table-cell>
          <table:table-cell table:formula="of:=(['meta-norm'.AB33]-['meta-norm'.AC$5])^2" office:value-type="float" office:value="0.217156" calcext:value-type="float">
            <text:p>0.217156</text:p>
          </table:table-cell>
          <table:table-cell office:value-type="float" office:value="0.52" calcext:value-type="float">
            <text:p>0.52</text:p>
          </table:table-cell>
          <table:table-cell table:formula="of:=(['meta-norm'.AD33]-['meta-norm'.AE$5])^2" office:value-type="float" office:value="0.012544" calcext:value-type="float">
            <text:p>0.012544</text:p>
          </table:table-cell>
          <table:table-cell office:value-type="float" office:value="0.53" calcext:value-type="float">
            <text:p>0.53</text:p>
          </table:table-cell>
          <table:table-cell table:formula="of:=(['meta-norm'.AF33]-['meta-norm'.AG$5])^2" office:value-type="float" office:value="0.034596" calcext:value-type="float">
            <text:p>0.034596</text:p>
          </table:table-cell>
          <table:table-cell office:value-type="float" office:value="0.38" calcext:value-type="float">
            <text:p>0.38</text:p>
          </table:table-cell>
          <table:table-cell table:formula="of:=(['meta-norm'.AH33]-['meta-norm'.AI$5])^2" office:value-type="float" office:value="0.020832111111111" calcext:value-type="float">
            <text:p>0.0208321111</text:p>
          </table:table-cell>
          <table:table-cell office:value-type="float" office:value="0" calcext:value-type="float">
            <text:p>0</text:p>
          </table:table-cell>
          <table:table-cell table:formula="of:=(['meta-norm'.AJ33]-['meta-norm'.AK$5])^2" office:value-type="float" office:value="0.0247537777777777" calcext:value-type="float">
            <text:p>0.0247537778</text:p>
          </table:table-cell>
          <table:table-cell office:value-type="float" office:value="0.1" calcext:value-type="float">
            <text:p>0.1</text:p>
          </table:table-cell>
          <table:table-cell table:formula="of:=(['meta-norm'.AL33]-['meta-norm'.AM$5])^2" office:value-type="float" office:value="0.00045511111111111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AN33]-['meta-norm'.AO$5])^2" office:value-type="float" office:value="0.000608444444444446" calcext:value-type="float">
            <text:p>0.0006084444</text:p>
          </table:table-cell>
          <table:table-cell table:style-name="Default" office:value-type="float" office:value="0.83" calcext:value-type="float">
            <text:p>0,83</text:p>
          </table:table-cell>
          <table:table-cell table:formula="of:=(['meta-norm'.AR33]-['meta-norm'.AQ$5])^2" office:value-type="float" office:value="0.0695201111111111" calcext:value-type="float">
            <text:p>0.0695201111</text:p>
          </table:table-cell>
          <table:table-cell office:value-type="float" office:value="0.52" calcext:value-type="float">
            <text:p>0.52</text:p>
          </table:table-cell>
          <table:table-cell table:formula="of:=(['meta-norm'.AT33]-['meta-norm'.AS$5])^2" office:value-type="float" office:value="0.00332544444444448" calcext:value-type="float">
            <text:p>0.0033254444</text:p>
          </table:table-cell>
          <table:table-cell office:value-type="float" office:value="0.57" calcext:value-type="float">
            <text:p>0.57</text:p>
          </table:table-cell>
          <table:table-cell table:formula="of:=(['meta-norm'.AT33]-['meta-norm'.AU$5])^2" office:value-type="float" office:value="0.00577600000000001" calcext:value-type="float">
            <text:p>0.005776</text:p>
          </table:table-cell>
          <table:table-cell office:value-type="float" office:value="0.53" calcext:value-type="float">
            <text:p>0.53</text:p>
          </table:table-cell>
          <table:table-cell table:formula="of:=(['meta-norm'.AV33]-['meta-norm'.AW$5])^2" office:value-type="float" office:value="0.00154711111111109" calcext:value-type="float">
            <text:p>0.0015471111</text:p>
          </table:table-cell>
          <table:table-cell office:value-type="float" office:value="0.57" calcext:value-type="float">
            <text:p>0.57</text:p>
          </table:table-cell>
          <table:table-cell table:formula="of:=(['meta-norm'.AX33]-['meta-norm'.AY$5])^2" office:value-type="float" office:value="0.036864" calcext:value-type="float">
            <text:p>0.036864</text:p>
          </table:table-cell>
          <table:table-cell office:value-type="float" office:value="0.57" calcext:value-type="float">
            <text:p>0.57</text:p>
          </table:table-cell>
          <table:table-cell table:formula="of:=(['meta-norm'.AZ33]-['meta-norm'.BA$5])^2" office:value-type="float" office:value="0.032761" calcext:value-type="float">
            <text:p>0.032761</text:p>
          </table:table-cell>
          <table:table-cell office:value-type="float" office:value="0.39" calcext:value-type="float">
            <text:p>0.39</text:p>
          </table:table-cell>
          <table:table-cell table:formula="of:=(['meta-norm'.BB33]-['meta-norm'.BC$5])^2" office:value-type="float" office:value="0.029584" calcext:value-type="float">
            <text:p>0.029584</text:p>
          </table:table-cell>
          <table:table-cell office:value-type="float" office:value="0" calcext:value-type="float">
            <text:p>0</text:p>
          </table:table-cell>
          <table:table-cell table:formula="of:=(['meta-norm'.BD33]-['meta-norm'.B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3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3]-['meta-norm'.BI$5])^2" office:value-type="float" office:value="0.000144" calcext:value-type="float">
            <text:p>0.000144</text:p>
          </table:table-cell>
          <table:table-cell office:value-type="float" office:value="0.78" calcext:value-type="float">
            <text:p>0.78</text:p>
          </table:table-cell>
          <table:table-cell table:formula="of:=(['meta-norm'.BJ33]-['meta-norm'.BK$5])^2" office:value-type="float" office:value="0.000324000000000005" calcext:value-type="float">
            <text:p>0.000324</text:p>
          </table:table-cell>
          <table:table-cell office:value-type="float" office:value="0.53" calcext:value-type="float">
            <text:p>0.53</text:p>
          </table:table-cell>
          <table:table-cell table:formula="of:=(['meta-norm'.BL33]-['meta-norm'.BM$5])^2" office:value-type="float" office:value="0.0000587777777777819" calcext:value-type="float">
            <text:p>5.87777777777819E-05</text:p>
          </table:table-cell>
          <table:table-cell office:value-type="float" office:value="0.5" calcext:value-type="float">
            <text:p>0.5</text:p>
          </table:table-cell>
          <table:table-cell table:formula="of:=(['meta-norm'.BN33]-['meta-norm'.BO$5])^2" office:value-type="float" office:value="0.0000111111111111153" calcext:value-type="float">
            <text:p>1.11111111111153E-05</text:p>
          </table:table-cell>
          <table:table-cell office:value-type="float" office:value="0" calcext:value-type="float">
            <text:p>0</text:p>
          </table:table-cell>
          <table:table-cell table:formula="of:=(['meta-norm'.BP33]-['meta-norm'.BQ$5])^2" office:value-type="float" office:value="0.181760111111111" calcext:value-type="float">
            <text:p>0.1817601111</text:p>
          </table:table-cell>
          <table:table-cell office:value-type="float" office:value="0.57" calcext:value-type="float">
            <text:p>0.57</text:p>
          </table:table-cell>
          <table:table-cell table:formula="of:=(['meta-norm'.BR33]-['meta-norm'.BS$5])^2" office:value-type="float" office:value="0.026244" calcext:value-type="float">
            <text:p>0.026244</text:p>
          </table:table-cell>
          <table:table-cell office:value-type="float" office:value="0.57" calcext:value-type="float">
            <text:p>0.57</text:p>
          </table:table-cell>
          <table:table-cell table:formula="of:=(['meta-norm'.BT33]-['meta-norm'.BU$5])^2" office:value-type="float" office:value="0.0465121111111113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meta-norm'.BV33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3]-['meta-norm'.BY$5])^2" office:value-type="float" office:value="0.00896177777777779" calcext:value-type="float">
            <text:p>0.0089617778</text:p>
          </table:table-cell>
          <table:table-cell office:value-type="float" office:value="0" calcext:value-type="float">
            <text:p>0</text:p>
          </table:table-cell>
          <table:table-cell table:formula="of:=(['meta-norm'.BZ33]-['meta-norm'.CA$5])^2" office:value-type="float" office:value="0.000860444444444442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33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table:formula="of:=(['meta-norm'.B34]-['meta-norm'.C$5])^2" office:value-type="float" office:value="0.00613611111111112" calcext:value-type="float">
            <text:p>0.0061361111</text:p>
          </table:table-cell>
          <table:table-cell office:value-type="float" office:value="0.51" calcext:value-type="float">
            <text:p>0.51</text:p>
          </table:table-cell>
          <table:table-cell table:formula="of:=(['meta-norm'.D34]-['meta-norm'.E$5])^2" office:value-type="float" office:value="0.00000277777777777569" calcext:value-type="float">
            <text:p>2.77777777777569E-06</text:p>
          </table:table-cell>
          <table:table-cell office:value-type="float" office:value="0.52" calcext:value-type="float">
            <text:p>0.52</text:p>
          </table:table-cell>
          <table:table-cell table:formula="of:=(['meta-norm'.F34]-['meta-norm'.G$5])^2" office:value-type="float" office:value="0.00154711111111109" calcext:value-type="float">
            <text:p>0.0015471111</text:p>
          </table:table-cell>
          <table:table-cell office:value-type="float" office:value="0.49" calcext:value-type="float">
            <text:p>0.49</text:p>
          </table:table-cell>
          <table:table-cell table:formula="of:=(['meta-norm'.H34]-['meta-norm'.I$5])^2" office:value-type="float" office:value="0.000128444444444436" calcext:value-type="float">
            <text:p>0.0001284444</text:p>
          </table:table-cell>
          <table:table-cell office:value-type="float" office:value="0.59" calcext:value-type="float">
            <text:p>0.59</text:p>
          </table:table-cell>
          <table:table-cell table:formula="of:=(['meta-norm'.J34]-['meta-norm'.K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'meta-norm'.L34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4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4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4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4]-['meta-norm'.U$5])^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(['meta-norm'.V34]-['meta-norm'.W$5])^2" office:value-type="float" office:value="0.002809" calcext:value-type="float">
            <text:p>0.002809</text:p>
          </table:table-cell>
          <table:table-cell office:value-type="float" office:value="0.53" calcext:value-type="float">
            <text:p>0.53</text:p>
          </table:table-cell>
          <table:table-cell table:formula="of:=(['meta-norm'.X34]-['meta-norm'.Y$5])^2"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table:formula="of:=(['meta-norm'.Z34]-['meta-norm'.AA$5])^2" office:value-type="float" office:value="0.224992111111111" calcext:value-type="float">
            <text:p>0.2249921111</text:p>
          </table:table-cell>
          <table:table-cell office:value-type="float" office:value="0.62" calcext:value-type="float">
            <text:p>0.62</text:p>
          </table:table-cell>
          <table:table-cell table:formula="of:=(['meta-norm'.AB34]-['meta-norm'.AC$5])^2" office:value-type="float" office:value="0.023716" calcext:value-type="float">
            <text:p>0.023716</text:p>
          </table:table-cell>
          <table:table-cell office:value-type="float" office:value="0.5" calcext:value-type="float">
            <text:p>0.5</text:p>
          </table:table-cell>
          <table:table-cell table:formula="of:=(['meta-norm'.AD34]-['meta-norm'.AE$5])^2" office:value-type="float" office:value="0.00846399999999999" calcext:value-type="float">
            <text:p>0.008464</text:p>
          </table:table-cell>
          <table:table-cell office:value-type="float" office:value="0" calcext:value-type="float">
            <text:p>0</text:p>
          </table:table-cell>
          <table:table-cell table:formula="of:=(['meta-norm'.AF34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34]-['meta-norm'.AI$5])^2" office:value-type="float" office:value="0.0555387777777779" calcext:value-type="float">
            <text:p>0.0555387778</text:p>
          </table:table-cell>
          <table:table-cell office:value-type="float" office:value="0.27" calcext:value-type="float">
            <text:p>0.27</text:p>
          </table:table-cell>
          <table:table-cell table:formula="of:=(['meta-norm'.AJ34]-['meta-norm'.AK$5])^2" office:value-type="float" office:value="0.0126937777777779" calcext:value-type="float">
            <text:p>0.0126937778</text:p>
          </table:table-cell>
          <table:table-cell office:value-type="float" office:value="0" calcext:value-type="float">
            <text:p>0</text:p>
          </table:table-cell>
          <table:table-cell table:formula="of:=(['meta-norm'.AL34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34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7" calcext:value-type="float">
            <text:p>0,77</text:p>
          </table:table-cell>
          <table:table-cell table:formula="of:=(['meta-norm'.AR34]-['meta-norm'.AQ$5])^2" office:value-type="float" office:value="0.104760111111111" calcext:value-type="float">
            <text:p>0.1047601111</text:p>
          </table:table-cell>
          <table:table-cell office:value-type="float" office:value="0.46" calcext:value-type="float">
            <text:p>0.46</text:p>
          </table:table-cell>
          <table:table-cell table:formula="of:=(['meta-norm'.AT34]-['meta-norm'.AS$5])^2" office:value-type="float" office:value="0.00388544444444441" calcext:value-type="float">
            <text:p>0.0038854444</text:p>
          </table:table-cell>
          <table:table-cell office:value-type="float" office:value="0.45" calcext:value-type="float">
            <text:p>0.45</text:p>
          </table:table-cell>
          <table:table-cell table:formula="of:=(['meta-norm'.AT34]-['meta-norm'.AU$5])^2" office:value-type="float" office:value="0.001936" calcext:value-type="float">
            <text:p>0.001936</text:p>
          </table:table-cell>
          <table:table-cell office:value-type="float" office:value="0.58" calcext:value-type="float">
            <text:p>0.58</text:p>
          </table:table-cell>
          <table:table-cell table:formula="of:=(['meta-norm'.AV34]-['meta-norm'.AW$5])^2" office:value-type="float" office:value="0.00798044444444437" calcext:value-type="float">
            <text:p>0.0079804444</text:p>
          </table:table-cell>
          <table:table-cell office:value-type="float" office:value="0.48" calcext:value-type="float">
            <text:p>0.48</text:p>
          </table:table-cell>
          <table:table-cell table:formula="of:=(['meta-norm'.AX34]-['meta-norm'.AY$5])^2" office:value-type="float" office:value="0.010404" calcext:value-type="float">
            <text:p>0.010404</text:p>
          </table:table-cell>
          <table:table-cell office:value-type="float" office:value="0.5" calcext:value-type="float">
            <text:p>0.5</text:p>
          </table:table-cell>
          <table:table-cell table:formula="of:=(['meta-norm'.AZ34]-['meta-norm'.BA$5])^2" office:value-type="float" office:value="0.012321" calcext:value-type="float">
            <text:p>0.012321</text:p>
          </table:table-cell>
          <table:table-cell office:value-type="float" office:value="0.47" calcext:value-type="float">
            <text:p>0.47</text:p>
          </table:table-cell>
          <table:table-cell table:formula="of:=(['meta-norm'.BB34]-['meta-norm'.BC$5])^2" office:value-type="float" office:value="0.063504" calcext:value-type="float">
            <text:p>0.063504</text:p>
          </table:table-cell>
          <table:table-cell office:value-type="float" office:value="0" calcext:value-type="float">
            <text:p>0</text:p>
          </table:table-cell>
          <table:table-cell table:formula="of:=(['meta-norm'.BD34]-['meta-norm'.B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'meta-norm'.BF34]-['meta-norm'.BG$5])^2" office:value-type="float" office:value="0.00332544444444445" calcext:value-type="float">
            <text:p>0.0033254444</text:p>
          </table:table-cell>
          <table:table-cell office:value-type="float" office:value="0.01" calcext:value-type="float">
            <text:p>0.01</text:p>
          </table:table-cell>
          <table:table-cell table:formula="of:=(['meta-norm'.BH34]-['meta-norm'.BI$5])^2" office:value-type="float" office:value="0.000004" calcext:value-type="float">
            <text:p>0.000004</text:p>
          </table:table-cell>
          <table:table-cell office:value-type="float" office:value="0.78" calcext:value-type="float">
            <text:p>0.78</text:p>
          </table:table-cell>
          <table:table-cell table:formula="of:=(['meta-norm'.BJ34]-['meta-norm'.BK$5])^2" office:value-type="float" office:value="0.000324000000000005" calcext:value-type="float">
            <text:p>0.000324</text:p>
          </table:table-cell>
          <table:table-cell office:value-type="float" office:value="0.56" calcext:value-type="float">
            <text:p>0.56</text:p>
          </table:table-cell>
          <table:table-cell table:formula="of:=(['meta-norm'.BL34]-['meta-norm'.BM$5])^2" office:value-type="float" office:value="0.0014187777777778" calcext:value-type="float">
            <text:p>0.0014187778</text:p>
          </table:table-cell>
          <table:table-cell office:value-type="float" office:value="0.59" calcext:value-type="float">
            <text:p>0.59</text:p>
          </table:table-cell>
          <table:table-cell table:formula="of:=(['meta-norm'.BN34]-['meta-norm'.BO$5])^2" office:value-type="float" office:value="0.00871111111111122" calcext:value-type="float">
            <text:p>0.0087111111</text:p>
          </table:table-cell>
          <table:table-cell office:value-type="float" office:value="0.52" calcext:value-type="float">
            <text:p>0.52</text:p>
          </table:table-cell>
          <table:table-cell table:formula="of:=(['meta-norm'.BP34]-['meta-norm'.BQ$5])^2" office:value-type="float" office:value="0.00877344444444451" calcext:value-type="float">
            <text:p>0.0087734444</text:p>
          </table:table-cell>
          <table:table-cell office:value-type="float" office:value="0.57" calcext:value-type="float">
            <text:p>0.57</text:p>
          </table:table-cell>
          <table:table-cell table:formula="of:=(['meta-norm'.BR34]-['meta-norm'.BS$5])^2" office:value-type="float" office:value="0.026244" calcext:value-type="float">
            <text:p>0.026244</text:p>
          </table:table-cell>
          <table:table-cell office:value-type="float" office:value="0.52" calcext:value-type="float">
            <text:p>0.52</text:p>
          </table:table-cell>
          <table:table-cell table:formula="of:=(['meta-norm'.BT34]-['meta-norm'.BU$5])^2" office:value-type="float" office:value="0.0274454444444446" calcext:value-type="float">
            <text:p>0.0274454444</text:p>
          </table:table-cell>
          <table:table-cell office:value-type="float" office:value="0" calcext:value-type="float">
            <text:p>0</text:p>
          </table:table-cell>
          <table:table-cell table:formula="of:=(['meta-norm'.BV34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(['meta-norm'.BX34]-['meta-norm'.BY$5])^2" office:value-type="float" office:value="0.00426844444444444" calcext:value-type="float">
            <text:p>0.0042684444</text:p>
          </table:table-cell>
          <table:table-cell office:value-type="float" office:value="0" calcext:value-type="float">
            <text:p>0</text:p>
          </table:table-cell>
          <table:table-cell table:formula="of:=(['meta-norm'.BZ34]-['meta-norm'.CA$5])^2" office:value-type="float" office:value="0.000860444444444442" calcext:value-type="float">
            <text:p>0.0008604444</text:p>
          </table:table-cell>
          <table:table-cell office:value-type="float" office:value="0.03" calcext:value-type="float">
            <text:p>0.03</text:p>
          </table:table-cell>
          <table:table-cell table:formula="of:=(['meta-norm'.CB34]-['meta-norm'.CC$5])^2" office:value-type="float" office:value="0.000544444444444444" calcext:value-type="float">
            <text:p>0.0005444444</text:p>
          </table:table-cell>
          <table:table-cell table:number-columns-repeated="9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6" calcext:value-type="float">
            <text:p>0.76</text:p>
          </table:table-cell>
          <table:table-cell table:formula="of:=(['meta-norm'.B35]-['meta-norm'.C$5])^2" office:value-type="float" office:value="0.000336111111111114" calcext:value-type="float">
            <text:p>0.0003361111</text:p>
          </table:table-cell>
          <table:table-cell office:value-type="float" office:value="0.5" calcext:value-type="float">
            <text:p>0.5</text:p>
          </table:table-cell>
          <table:table-cell table:formula="of:=(['meta-norm'.D35]-['meta-norm'.E$5])^2" office:value-type="float" office:value="0.000136111111111097" calcext:value-type="float">
            <text:p>0.0001361111</text:p>
          </table:table-cell>
          <table:table-cell office:value-type="float" office:value="0.57" calcext:value-type="float">
            <text:p>0.57</text:p>
          </table:table-cell>
          <table:table-cell table:formula="of:=(['meta-norm'.F35]-['meta-norm'.G$5])^2" office:value-type="float" office:value="0.00798044444444439" calcext:value-type="float">
            <text:p>0.0079804444</text:p>
          </table:table-cell>
          <table:table-cell office:value-type="float" office:value="0.59" calcext:value-type="float">
            <text:p>0.59</text:p>
          </table:table-cell>
          <table:table-cell table:formula="of:=(['meta-norm'.H35]-['meta-norm'.I$5])^2" office:value-type="float" office:value="0.012395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'meta-norm'.J35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5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5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5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5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5]-['meta-norm'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'meta-norm'.V35]-['meta-norm'.W$5])^2" office:value-type="float" office:value="0.0000490000000000001" calcext:value-type="float">
            <text:p>0.000049</text:p>
          </table:table-cell>
          <table:table-cell office:value-type="float" office:value="0.43" calcext:value-type="float">
            <text:p>0.43</text:p>
          </table:table-cell>
          <table:table-cell table:formula="of:=(['meta-norm'.X35]-['meta-norm'.Y$5])^2" office:value-type="float" office:value="0.00792100000000001" calcext:value-type="float">
            <text:p>0.007921</text:p>
          </table:table-cell>
          <table:table-cell office:value-type="float" office:value="0.62" calcext:value-type="float">
            <text:p>0.62</text:p>
          </table:table-cell>
          <table:table-cell table:formula="of:=(['meta-norm'.Z35]-['meta-norm'.AA$5])^2" office:value-type="float" office:value="0.0212187777777779" calcext:value-type="float">
            <text:p>0.0212187778</text:p>
          </table:table-cell>
          <table:table-cell office:value-type="float" office:value="0.49" calcext:value-type="float">
            <text:p>0.49</text:p>
          </table:table-cell>
          <table:table-cell table:formula="of:=(['meta-norm'.AB35]-['meta-norm'.AC$5])^2" office:value-type="float" office:value="0.000575999999999998" calcext:value-type="float">
            <text:p>0.000576</text:p>
          </table:table-cell>
          <table:table-cell office:value-type="float" office:value="0.45" calcext:value-type="float">
            <text:p>0.45</text:p>
          </table:table-cell>
          <table:table-cell table:formula="of:=(['meta-norm'.AD35]-['meta-norm'.AE$5])^2"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table:formula="of:=(['meta-norm'.AF35]-['meta-norm'.AG$5])^2" office:value-type="float" office:value="0.118336" calcext:value-type="float">
            <text:p>0.118336</text:p>
          </table:table-cell>
          <table:table-cell office:value-type="float" office:value="0" calcext:value-type="float">
            <text:p>0</text:p>
          </table:table-cell>
          <table:table-cell table:formula="of:=(['meta-norm'.AH35]-['meta-norm'.AI$5])^2" office:value-type="float" office:value="0.0555387777777779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35]-['meta-norm'.AK$5])^2" office:value-type="float" office:value="0.000513777777777792" calcext:value-type="float">
            <text:p>0.0005137778</text:p>
          </table:table-cell>
          <table:table-cell office:value-type="float" office:value="0.14" calcext:value-type="float">
            <text:p>0.14</text:p>
          </table:table-cell>
          <table:table-cell table:formula="of:=(['meta-norm'.AL35]-['meta-norm'.AM$5])^2" office:value-type="float" office:value="0.00376177777777777" calcext:value-type="float">
            <text:p>0.0037617778</text:p>
          </table:table-cell>
          <table:table-cell office:value-type="float" office:value="0.03" calcext:value-type="float">
            <text:p>0.03</text:p>
          </table:table-cell>
          <table:table-cell table:formula="of:=(['meta-norm'.AN35]-['meta-norm'.AO$5])^2" office:value-type="float" office:value="0.0000284444444444441" calcext:value-type="float">
            <text:p>2.84444444444441E-05</text:p>
          </table:table-cell>
          <table:table-cell table:style-name="Default" office:value-type="float" office:value="0.73" calcext:value-type="float">
            <text:p>0,73</text:p>
          </table:table-cell>
          <table:table-cell table:formula="of:=(['meta-norm'.AR35]-['meta-norm'.AQ$5])^2" office:value-type="float" office:value="0.0643467777777777" calcext:value-type="float">
            <text:p>0.0643467778</text:p>
          </table:table-cell>
          <table:table-cell office:value-type="float" office:value="0.53" calcext:value-type="float">
            <text:p>0.53</text:p>
          </table:table-cell>
          <table:table-cell table:formula="of:=(['meta-norm'.AT35]-['meta-norm'.AS$5])^2" office:value-type="float" office:value="0.00227211111111114" calcext:value-type="float">
            <text:p>0.0022721111</text:p>
          </table:table-cell>
          <table:table-cell office:value-type="float" office:value="0.56" calcext:value-type="float">
            <text:p>0.56</text:p>
          </table:table-cell>
          <table:table-cell table:formula="of:=(['meta-norm'.AT35]-['meta-norm'.AU$5])^2" office:value-type="float" office:value="0.00435600000000001" calcext:value-type="float">
            <text:p>0.004356</text:p>
          </table:table-cell>
          <table:table-cell office:value-type="float" office:value="0.6" calcext:value-type="float">
            <text:p>0.6</text:p>
          </table:table-cell>
          <table:table-cell table:formula="of:=(['meta-norm'.AV35]-['meta-norm'.AW$5])^2" office:value-type="float" office:value="0.0119537777777777" calcext:value-type="float">
            <text:p>0.0119537778</text:p>
          </table:table-cell>
          <table:table-cell office:value-type="float" office:value="0.51" calcext:value-type="float">
            <text:p>0.51</text:p>
          </table:table-cell>
          <table:table-cell table:formula="of:=(['meta-norm'.AX35]-['meta-norm'.AY$5])^2" office:value-type="float" office:value="0.017424" calcext:value-type="float">
            <text:p>0.017424</text:p>
          </table:table-cell>
          <table:table-cell office:value-type="float" office:value="0.55" calcext:value-type="float">
            <text:p>0.55</text:p>
          </table:table-cell>
          <table:table-cell table:formula="of:=(['meta-norm'.AZ35]-['meta-norm'.BA$5])^2" office:value-type="float" office:value="0.025921" calcext:value-type="float">
            <text:p>0.025921</text:p>
          </table:table-cell>
          <table:table-cell office:value-type="float" office:value="0.41" calcext:value-type="float">
            <text:p>0.41</text:p>
          </table:table-cell>
          <table:table-cell table:formula="of:=(['meta-norm'.BB35]-['meta-norm'.BC$5])^2" office:value-type="float" office:value="0.036864" calcext:value-type="float">
            <text:p>0.036864</text:p>
          </table:table-cell>
          <table:table-cell office:value-type="float" office:value="0.27" calcext:value-type="float">
            <text:p>0.27</text:p>
          </table:table-cell>
          <table:table-cell table:formula="of:=(['meta-norm'.BD35]-['meta-norm'.BE$5])^2" office:value-type="float" office:value="0.00973511111111118" calcext:value-type="float">
            <text:p>0.0097351111</text:p>
          </table:table-cell>
          <table:table-cell office:value-type="float" office:value="0" calcext:value-type="float">
            <text:p>0</text:p>
          </table:table-cell>
          <table:table-cell table:formula="of:=(['meta-norm'.BF35]-['meta-norm'.BG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'meta-norm'.BH35]-['meta-norm'.BI$5])^2" office:value-type="float" office:value="0.000144" calcext:value-type="float">
            <text:p>0.000144</text:p>
          </table:table-cell>
          <table:table-cell office:value-type="float" office:value="0.76" calcext:value-type="float">
            <text:p>0.76</text:p>
          </table:table-cell>
          <table:table-cell table:formula="of:=(['meta-norm'.BJ35]-['meta-norm'.BK$5])^2" office:value-type="float" office:value="0.00144400000000001" calcext:value-type="float">
            <text:p>0.001444</text:p>
          </table:table-cell>
          <table:table-cell office:value-type="float" office:value="0.5" calcext:value-type="float">
            <text:p>0.5</text:p>
          </table:table-cell>
          <table:table-cell table:formula="of:=(['meta-norm'.BL35]-['meta-norm'.BM$5])^2" office:value-type="float" office:value="0.000498777777777767" calcext:value-type="float">
            <text:p>0.0004987778</text:p>
          </table:table-cell>
          <table:table-cell office:value-type="float" office:value="0.51" calcext:value-type="float">
            <text:p>0.51</text:p>
          </table:table-cell>
          <table:table-cell table:formula="of:=(['meta-norm'.BN35]-['meta-norm'.BO$5])^2" office:value-type="float" office:value="0.000177777777777795" calcext:value-type="float">
            <text:p>0.0001777778</text:p>
          </table:table-cell>
          <table:table-cell office:value-type="float" office:value="0" calcext:value-type="float">
            <text:p>0</text:p>
          </table:table-cell>
          <table:table-cell table:formula="of:=(['meta-norm'.BP35]-['meta-norm'.BQ$5])^2" office:value-type="float" office:value="0.181760111111111" calcext:value-type="float">
            <text:p>0.1817601111</text:p>
          </table:table-cell>
          <table:table-cell office:value-type="float" office:value="0.51" calcext:value-type="float">
            <text:p>0.51</text:p>
          </table:table-cell>
          <table:table-cell table:formula="of:=(['meta-norm'.BR35]-['meta-norm'.BS$5])^2" office:value-type="float" office:value="0.010404" calcext:value-type="float">
            <text:p>0.010404</text:p>
          </table:table-cell>
          <table:table-cell office:value-type="float" office:value="0" calcext:value-type="float">
            <text:p>0</text:p>
          </table:table-cell>
          <table:table-cell table:formula="of:=(['meta-norm'.BT35]-['meta-norm'.BU$5])^2" office:value-type="float" office:value="0.125552111111111" calcext:value-type="float">
            <text:p>0.1255521111</text:p>
          </table:table-cell>
          <table:table-cell office:value-type="float" office:value="0.4" calcext:value-type="float">
            <text:p>0.4</text:p>
          </table:table-cell>
          <table:table-cell table:formula="of:=(['meta-norm'.BV35]-['meta-norm'.BW$5])^2" office:value-type="float" office:value="0.0366084444444443" calcext:value-type="float">
            <text:p>0.0366084444</text:p>
          </table:table-cell>
          <table:table-cell table:style-name="Default" office:value-type="float" office:value="0" calcext:value-type="float">
            <text:p>0</text:p>
          </table:table-cell>
          <table:table-cell table:formula="of:=(['meta-norm'.BX35]-['meta-norm'.BY$5])^2" office:value-type="float" office:value="0.00896177777777779" calcext:value-type="float">
            <text:p>0.0089617778</text:p>
          </table:table-cell>
          <table:table-cell office:value-type="float" office:value="0.05" calcext:value-type="float">
            <text:p>0.05</text:p>
          </table:table-cell>
          <table:table-cell table:formula="of:=(['meta-norm'.BZ35]-['meta-norm'.CA$5])^2" office:value-type="float" office:value="0.000427111111111113" calcext:value-type="float">
            <text:p>0.0004271111</text:p>
          </table:table-cell>
          <table:table-cell office:value-type="float" office:value="0" calcext:value-type="float">
            <text:p>0</text:p>
          </table:table-cell>
          <table:table-cell table:formula="of:=(['meta-norm'.CB35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table:formula="of:=(['meta-norm'.B36]-['meta-norm'.C$5])^2" office:value-type="float" office:value="0.000469444444444442" calcext:value-type="float">
            <text:p>0.0004694444</text:p>
          </table:table-cell>
          <table:table-cell office:value-type="float" office:value="0.55" calcext:value-type="float">
            <text:p>0.55</text:p>
          </table:table-cell>
          <table:table-cell table:formula="of:=(['meta-norm'.D36]-['meta-norm'.E$5])^2" office:value-type="float" office:value="0.0014694444444445" calcext:value-type="float">
            <text:p>0.0014694444</text:p>
          </table:table-cell>
          <table:table-cell office:value-type="float" office:value="0.54" calcext:value-type="float">
            <text:p>0.54</text:p>
          </table:table-cell>
          <table:table-cell table:formula="of:=(['meta-norm'.F36]-['meta-norm'.G$5])^2" office:value-type="float" office:value="0.00352044444444441" calcext:value-type="float">
            <text:p>0.0035204444</text:p>
          </table:table-cell>
          <table:table-cell office:value-type="float" office:value="0.58" calcext:value-type="float">
            <text:p>0.58</text:p>
          </table:table-cell>
          <table:table-cell table:formula="of:=(['meta-norm'.H36]-['meta-norm'.I$5])^2" office:value-type="float" office:value="0.0102684444444444" calcext:value-type="float">
            <text:p>0.0102684444</text:p>
          </table:table-cell>
          <table:table-cell office:value-type="float" office:value="0.53" calcext:value-type="float">
            <text:p>0.53</text:p>
          </table:table-cell>
          <table:table-cell table:formula="of:=(['meta-norm'.J36]-['meta-norm'.K$5])^2"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formula="of:=(['meta-norm'.L36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6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6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6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6]-['meta-norm'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'meta-norm'.V36]-['meta-norm'.W$5])^2" office:value-type="float" office:value="0.00000900000000000002" calcext:value-type="float">
            <text:p>0.000009</text:p>
          </table:table-cell>
          <table:table-cell office:value-type="float" office:value="0.45" calcext:value-type="float">
            <text:p>0.45</text:p>
          </table:table-cell>
          <table:table-cell table:formula="of:=(['meta-norm'.X36]-['meta-norm'.Y$5])^2" office:value-type="float" office:value="0.004761" calcext:value-type="float">
            <text:p>0.004761</text:p>
          </table:table-cell>
          <table:table-cell office:value-type="float" office:value="0.52" calcext:value-type="float">
            <text:p>0.52</text:p>
          </table:table-cell>
          <table:table-cell table:formula="of:=(['meta-norm'.Z36]-['meta-norm'.AA$5])^2" office:value-type="float" office:value="0.00208544444444447" calcext:value-type="float">
            <text:p>0.0020854444</text:p>
          </table:table-cell>
          <table:table-cell office:value-type="float" office:value="0.5" calcext:value-type="float">
            <text:p>0.5</text:p>
          </table:table-cell>
          <table:table-cell table:formula="of:=(['meta-norm'.AB36]-['meta-norm'.AC$5])^2" office:value-type="float" office:value="0.001156" calcext:value-type="float">
            <text:p>0.001156</text:p>
          </table:table-cell>
          <table:table-cell office:value-type="float" office:value="0.56" calcext:value-type="float">
            <text:p>0.56</text:p>
          </table:table-cell>
          <table:table-cell table:formula="of:=(['meta-norm'.AD36]-['meta-norm'.AE$5])^2" office:value-type="float" office:value="0.023104" calcext:value-type="float">
            <text:p>0.023104</text:p>
          </table:table-cell>
          <table:table-cell office:value-type="float" office:value="0.54" calcext:value-type="float">
            <text:p>0.54</text:p>
          </table:table-cell>
          <table:table-cell table:formula="of:=(['meta-norm'.AF36]-['meta-norm'.AG$5])^2" office:value-type="float" office:value="0.038416" calcext:value-type="float">
            <text:p>0.038416</text:p>
          </table:table-cell>
          <table:table-cell office:value-type="float" office:value="0.4" calcext:value-type="float">
            <text:p>0.4</text:p>
          </table:table-cell>
          <table:table-cell table:formula="of:=(['meta-norm'.AH36]-['meta-norm'.AI$5])^2" office:value-type="float" office:value="0.0270054444444443" calcext:value-type="float">
            <text:p>0.0270054444</text:p>
          </table:table-cell>
          <table:table-cell office:value-type="float" office:value="0.19" calcext:value-type="float">
            <text:p>0.19</text:p>
          </table:table-cell>
          <table:table-cell table:formula="of:=(['meta-norm'.AJ36]-['meta-norm'.AK$5])^2" office:value-type="float" office:value="0.00106711111111113" calcext:value-type="float">
            <text:p>0.0010671111</text:p>
          </table:table-cell>
          <table:table-cell office:value-type="float" office:value="0.18" calcext:value-type="float">
            <text:p>0.18</text:p>
          </table:table-cell>
          <table:table-cell table:formula="of:=(['meta-norm'.AL36]-['meta-norm'.AM$5])^2" office:value-type="float" office:value="0.0102684444444444" calcext:value-type="float">
            <text:p>0.0102684444</text:p>
          </table:table-cell>
          <table:table-cell office:value-type="float" office:value="0.04" calcext:value-type="float">
            <text:p>0.04</text:p>
          </table:table-cell>
          <table:table-cell table:formula="of:=(['meta-norm'.AN36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77" calcext:value-type="float">
            <text:p>0,77</text:p>
          </table:table-cell>
          <table:table-cell table:formula="of:=(['meta-norm'.AR36]-['meta-norm'.AQ$5])^2" office:value-type="float" office:value="0.0695201111111111" calcext:value-type="float">
            <text:p>0.0695201111</text:p>
          </table:table-cell>
          <table:table-cell office:value-type="float" office:value="0.52" calcext:value-type="float">
            <text:p>0.52</text:p>
          </table:table-cell>
          <table:table-cell table:formula="of:=(['meta-norm'.AT36]-['meta-norm'.AS$5])^2" office:value-type="float" office:value="0.00076544444444446" calcext:value-type="float">
            <text:p>0.0007654444</text:p>
          </table:table-cell>
          <table:table-cell office:value-type="float" office:value="0.54" calcext:value-type="float">
            <text:p>0.54</text:p>
          </table:table-cell>
          <table:table-cell table:formula="of:=(['meta-norm'.AT36]-['meta-norm'.AU$5])^2" office:value-type="float" office:value="0.002116" calcext:value-type="float">
            <text:p>0.002116</text:p>
          </table:table-cell>
          <table:table-cell office:value-type="float" office:value="0.53" calcext:value-type="float">
            <text:p>0.53</text:p>
          </table:table-cell>
          <table:table-cell table:formula="of:=(['meta-norm'.AV36]-['meta-norm'.AW$5])^2" office:value-type="float" office:value="0.00154711111111109" calcext:value-type="float">
            <text:p>0.0015471111</text:p>
          </table:table-cell>
          <table:table-cell office:value-type="float" office:value="0" calcext:value-type="float">
            <text:p>0</text:p>
          </table:table-cell>
          <table:table-cell table:formula="of:=(['meta-norm'.AX36]-['meta-norm'.AY$5])^2" office:value-type="float" office:value="0.142884" calcext:value-type="float">
            <text:p>0.142884</text:p>
          </table:table-cell>
          <table:table-cell office:value-type="float" office:value="0" calcext:value-type="float">
            <text:p>0</text:p>
          </table:table-cell>
          <table:table-cell table:formula="of:=(['meta-norm'.AZ36]-['meta-norm'.BA$5])^2" office:value-type="float" office:value="0.151321" calcext:value-type="float">
            <text:p>0.151321</text:p>
          </table:table-cell>
          <table:table-cell office:value-type="float" office:value="0.34" calcext:value-type="float">
            <text:p>0.34</text:p>
          </table:table-cell>
          <table:table-cell table:formula="of:=(['meta-norm'.BB36]-['meta-norm'.BC$5])^2" office:value-type="float" office:value="0.014884" calcext:value-type="float">
            <text:p>0.014884</text:p>
          </table:table-cell>
          <table:table-cell office:value-type="float" office:value="0.22" calcext:value-type="float">
            <text:p>0.22</text:p>
          </table:table-cell>
          <table:table-cell table:formula="of:=(['meta-norm'.BD36]-['meta-norm'.BE$5])^2" office:value-type="float" office:value="0.00236844444444448" calcext:value-type="float">
            <text:p>0.0023684444</text:p>
          </table:table-cell>
          <table:table-cell office:value-type="float" office:value="0.09" calcext:value-type="float">
            <text:p>0.09</text:p>
          </table:table-cell>
          <table:table-cell table:formula="of:=(['meta-norm'.BF36]-['meta-norm'.BG$5])^2" office:value-type="float" office:value="0.00104544444444444" calcext:value-type="float">
            <text:p>0.0010454444</text:p>
          </table:table-cell>
          <table:table-cell office:value-type="float" office:value="0" calcext:value-type="float">
            <text:p>0</text:p>
          </table:table-cell>
          <table:table-cell table:formula="of:=(['meta-norm'.BH36]-['meta-norm'.BI$5])^2" office:value-type="float" office:value="0.000144" calcext:value-type="float">
            <text:p>0.000144</text:p>
          </table:table-cell>
          <table:table-cell office:value-type="float" office:value="0.85" calcext:value-type="float">
            <text:p>0.85</text:p>
          </table:table-cell>
          <table:table-cell table:formula="of:=(['meta-norm'.BJ36]-['meta-norm'.BK$5])^2" office:value-type="float" office:value="0.00270399999999998" calcext:value-type="float">
            <text:p>0.002704</text:p>
          </table:table-cell>
          <table:table-cell office:value-type="float" office:value="0.6" calcext:value-type="float">
            <text:p>0.6</text:p>
          </table:table-cell>
          <table:table-cell table:formula="of:=(['meta-norm'.BL36]-['meta-norm'.BM$5])^2" office:value-type="float" office:value="0.00603211111111116" calcext:value-type="float">
            <text:p>0.0060321111</text:p>
          </table:table-cell>
          <table:table-cell office:value-type="float" office:value="0.54" calcext:value-type="float">
            <text:p>0.54</text:p>
          </table:table-cell>
          <table:table-cell table:formula="of:=(['meta-norm'.BN36]-['meta-norm'.BO$5])^2" office:value-type="float" office:value="0.00187777777777784" calcext:value-type="float">
            <text:p>0.0018777778</text:p>
          </table:table-cell>
          <table:table-cell office:value-type="float" office:value="0.58" calcext:value-type="float">
            <text:p>0.58</text:p>
          </table:table-cell>
          <table:table-cell table:formula="of:=(['meta-norm'.BP36]-['meta-norm'.BQ$5])^2" office:value-type="float" office:value="0.0236134444444445" calcext:value-type="float">
            <text:p>0.0236134444</text:p>
          </table:table-cell>
          <table:table-cell office:value-type="float" office:value="0.49" calcext:value-type="float">
            <text:p>0.49</text:p>
          </table:table-cell>
          <table:table-cell table:formula="of:=(['meta-norm'.BR36]-['meta-norm'.BS$5])^2" office:value-type="float" office:value="0.00672399999999999" calcext:value-type="float">
            <text:p>0.006724</text:p>
          </table:table-cell>
          <table:table-cell office:value-type="float" office:value="0.5" calcext:value-type="float">
            <text:p>0.5</text:p>
          </table:table-cell>
          <table:table-cell table:formula="of:=(['meta-norm'.BT36]-['meta-norm'.BU$5])^2" office:value-type="float" office:value="0.0212187777777779" calcext:value-type="float">
            <text:p>0.0212187778</text:p>
          </table:table-cell>
          <table:table-cell office:value-type="float" office:value="0" calcext:value-type="float">
            <text:p>0</text:p>
          </table:table-cell>
          <table:table-cell table:formula="of:=(['meta-norm'.BV36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2" calcext:value-type="float">
            <text:p>0,2</text:p>
          </table:table-cell>
          <table:table-cell table:formula="of:=(['meta-norm'.BX36]-['meta-norm'.BY$5])^2" office:value-type="float" office:value="0.0110951111111111" calcext:value-type="float">
            <text:p>0.0110951111</text:p>
          </table:table-cell>
          <table:table-cell office:value-type="float" office:value="0" calcext:value-type="float">
            <text:p>0</text:p>
          </table:table-cell>
          <table:table-cell table:formula="of:=(['meta-norm'.BZ36]-['meta-norm'.CA$5])^2" office:value-type="float" office:value="0.000860444444444442" calcext:value-type="float">
            <text:p>0.0008604444</text:p>
          </table:table-cell>
          <table:table-cell office:value-type="float" office:value="0.01" calcext:value-type="float">
            <text:p>0.01</text:p>
          </table:table-cell>
          <table:table-cell table:formula="of:=(['meta-norm'.CB36]-['meta-norm'.CC$5])^2" office:value-type="float" office:value="0.0000111111111111111" calcext:value-type="float">
            <text:p>1.11111111111111E-05</text:p>
          </table:table-cell>
          <table:table-cell table:number-columns-repeated="94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table:formula="of:=(['meta-norm'.B37]-['meta-norm'.C$5])^2" office:value-type="float" office:value="0.00100277777777777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'meta-norm'.D37]-['meta-norm'.E$5])^2" office:value-type="float" office:value="0.00000277777777777569" calcext:value-type="float">
            <text:p>2.77777777777569E-06</text:p>
          </table:table-cell>
          <table:table-cell office:value-type="float" office:value="0.52" calcext:value-type="float">
            <text:p>0.52</text:p>
          </table:table-cell>
          <table:table-cell table:formula="of:=(['meta-norm'.F37]-['meta-norm'.G$5])^2" office:value-type="float" office:value="0.00154711111111109" calcext:value-type="float">
            <text:p>0.0015471111</text:p>
          </table:table-cell>
          <table:table-cell office:value-type="float" office:value="0.5" calcext:value-type="float">
            <text:p>0.5</text:p>
          </table:table-cell>
          <table:table-cell table:formula="of:=(['meta-norm'.H37]-['meta-norm'.I$5])^2" office:value-type="float" office:value="0.000455111111111096" calcext:value-type="float">
            <text:p>0.0004551111</text:p>
          </table:table-cell>
          <table:table-cell office:value-type="float" office:value="0" calcext:value-type="float">
            <text:p>0</text:p>
          </table:table-cell>
          <table:table-cell table:formula="of:=(['meta-norm'.J37]-['meta-norm'.K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'meta-norm'.L37]-['meta-norm'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N37]-['meta-norm'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P37]-['meta-norm'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R37]-['meta-norm'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'meta-norm'.T37]-['meta-norm'.U$5])^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(['meta-norm'.V37]-['meta-norm'.W$5])^2" office:value-type="float" office:value="0.00448899999999999" calcext:value-type="float">
            <text:p>0.004489</text:p>
          </table:table-cell>
          <table:table-cell office:value-type="float" office:value="0.48" calcext:value-type="float">
            <text:p>0.48</text:p>
          </table:table-cell>
          <table:table-cell table:formula="of:=(['meta-norm'.X37]-['meta-norm'.Y$5])^2" office:value-type="float" office:value="0.001521" calcext:value-type="float">
            <text:p>0.001521</text:p>
          </table:table-cell>
          <table:table-cell office:value-type="float" office:value="0.58" calcext:value-type="float">
            <text:p>0.58</text:p>
          </table:table-cell>
          <table:table-cell table:formula="of:=(['meta-norm'.Z37]-['meta-norm'.AA$5])^2" office:value-type="float" office:value="0.0111654444444445" calcext:value-type="float">
            <text:p>0.0111654444</text:p>
          </table:table-cell>
          <table:table-cell office:value-type="float" office:value="0.63" calcext:value-type="float">
            <text:p>0.63</text:p>
          </table:table-cell>
          <table:table-cell table:formula="of:=(['meta-norm'.AB37]-['meta-norm'.AC$5])^2" office:value-type="float" office:value="0.026896" calcext:value-type="float">
            <text:p>0.026896</text:p>
          </table:table-cell>
          <table:table-cell office:value-type="float" office:value="0.56" calcext:value-type="float">
            <text:p>0.56</text:p>
          </table:table-cell>
          <table:table-cell table:formula="of:=(['meta-norm'.AD37]-['meta-norm'.AE$5])^2" office:value-type="float" office:value="0.023104" calcext:value-type="float">
            <text:p>0.023104</text:p>
          </table:table-cell>
          <table:table-cell office:value-type="float" office:value="0.5" calcext:value-type="float">
            <text:p>0.5</text:p>
          </table:table-cell>
          <table:table-cell table:formula="of:=(['meta-norm'.AF37]-['meta-norm'.AG$5])^2" office:value-type="float" office:value="0.024336" calcext:value-type="float">
            <text:p>0.024336</text:p>
          </table:table-cell>
          <table:table-cell office:value-type="float" office:value="0" calcext:value-type="float">
            <text:p>0</text:p>
          </table:table-cell>
          <table:table-cell table:formula="of:=(['meta-norm'.AH37]-['meta-norm'.AI$5])^2" office:value-type="float" office:value="0.0555387777777779" calcext:value-type="float">
            <text:p>0.0555387778</text:p>
          </table:table-cell>
          <table:table-cell office:value-type="float" office:value="0.18" calcext:value-type="float">
            <text:p>0.18</text:p>
          </table:table-cell>
          <table:table-cell table:formula="of:=(['meta-norm'.AJ37]-['meta-norm'.AK$5])^2" office:value-type="float" office:value="0.000513777777777792" calcext:value-type="float">
            <text:p>0.0005137778</text:p>
          </table:table-cell>
          <table:table-cell office:value-type="float" office:value="0" calcext:value-type="float">
            <text:p>0</text:p>
          </table:table-cell>
          <table:table-cell table:formula="of:=(['meta-norm'.AL37]-['meta-norm'.AM$5])^2" office:value-type="float" office:value="0.00618844444444445" calcext:value-type="float">
            <text:p>0.0061884444</text:p>
          </table:table-cell>
          <table:table-cell office:value-type="float" office:value="0.04" calcext:value-type="float">
            <text:p>0.04</text:p>
          </table:table-cell>
          <table:table-cell table:formula="of:=(['meta-norm'.AN37]-['meta-norm'.AO$5])^2" office:value-type="float" office:value="0.00023511111111111" calcext:value-type="float">
            <text:p>0.0002351111</text:p>
          </table:table-cell>
          <table:table-cell table:style-name="Default" office:value-type="float" office:value="0.81" calcext:value-type="float">
            <text:p>0,81</text:p>
          </table:table-cell>
          <table:table-cell table:formula="of:=(['meta-norm'.AR37]-['meta-norm'.AQ$5])^2" office:value-type="float" office:value="0.111333444444444" calcext:value-type="float">
            <text:p>0.1113334444</text:p>
          </table:table-cell>
          <table:table-cell office:value-type="float" office:value="0.45" calcext:value-type="float">
            <text:p>0.45</text:p>
          </table:table-cell>
          <table:table-cell table:formula="of:=(['meta-norm'.AT37]-['meta-norm'.AS$5])^2" office:value-type="float" office:value="0.00457877777777781" calcext:value-type="float">
            <text:p>0.0045787778</text:p>
          </table:table-cell>
          <table:table-cell office:value-type="float" office:value="0.58" calcext:value-type="float">
            <text:p>0.58</text:p>
          </table:table-cell>
          <table:table-cell table:formula="of:=(['meta-norm'.AT37]-['meta-norm'.AU$5])^2" office:value-type="float" office:value="0.00739599999999999" calcext:value-type="float">
            <text:p>0.007396</text:p>
          </table:table-cell>
          <table:table-cell office:value-type="float" office:value="0.55" calcext:value-type="float">
            <text:p>0.55</text:p>
          </table:table-cell>
          <table:table-cell table:formula="of:=(['meta-norm'.AV37]-['meta-norm'.AW$5])^2" office:value-type="float" office:value="0.00352044444444441" calcext:value-type="float">
            <text:p>0.0035204444</text:p>
          </table:table-cell>
          <table:table-cell office:value-type="float" office:value="0.61" calcext:value-type="float">
            <text:p>0.61</text:p>
          </table:table-cell>
          <table:table-cell table:formula="of:=(['meta-norm'.AX37]-['meta-norm'.AY$5])^2" office:value-type="float" office:value="0.053824" calcext:value-type="float">
            <text:p>0.053824</text:p>
          </table:table-cell>
          <table:table-cell office:value-type="float" office:value="0" calcext:value-type="float">
            <text:p>0</text:p>
          </table:table-cell>
          <table:table-cell table:formula="of:=(['meta-norm'.AZ37]-['meta-norm'.BA$5])^2" office:value-type="float" office:value="0.151321" calcext:value-type="float">
            <text:p>0.151321</text:p>
          </table:table-cell>
          <table:table-cell office:value-type="float" office:value="0.41" calcext:value-type="float">
            <text:p>0.41</text:p>
          </table:table-cell>
          <table:table-cell table:formula="of:=(['meta-norm'.BB37]-['meta-norm'.BC$5])^2" office:value-type="float" office:value="0.036864" calcext:value-type="float">
            <text:p>0.036864</text:p>
          </table:table-cell>
          <table:table-cell office:value-type="float" office:value="0.27" calcext:value-type="float">
            <text:p>0.27</text:p>
          </table:table-cell>
          <table:table-cell table:formula="of:=(['meta-norm'.BD37]-['meta-norm'.BE$5])^2" office:value-type="float" office:value="0.00973511111111118" calcext:value-type="float">
            <text:p>0.0097351111</text:p>
          </table:table-cell>
          <table:table-cell office:value-type="float" office:value="0.08" calcext:value-type="float">
            <text:p>0.08</text:p>
          </table:table-cell>
          <table:table-cell table:formula="of:=(['meta-norm'.BF37]-['meta-norm'.BG$5])^2" office:value-type="float" office:value="0.000498777777777776" calcext:value-type="float">
            <text:p>0.0004987778</text:p>
          </table:table-cell>
          <table:table-cell office:value-type="float" office:value="0" calcext:value-type="float">
            <text:p>0</text:p>
          </table:table-cell>
          <table:table-cell table:formula="of:=(['meta-norm'.BH37]-['meta-norm'.BI$5])^2" office:value-type="float" office:value="0.000144" calcext:value-type="float">
            <text:p>0.000144</text:p>
          </table:table-cell>
          <table:table-cell office:value-type="float" office:value="0.83" calcext:value-type="float">
            <text:p>0.83</text:p>
          </table:table-cell>
          <table:table-cell table:formula="of:=(['meta-norm'.BJ37]-['meta-norm'.BK$5])^2" office:value-type="float" office:value="0.00102399999999999" calcext:value-type="float">
            <text:p>0.001024</text:p>
          </table:table-cell>
          <table:table-cell office:value-type="float" office:value="0.5" calcext:value-type="float">
            <text:p>0.5</text:p>
          </table:table-cell>
          <table:table-cell table:formula="of:=(['meta-norm'.BL37]-['meta-norm'.BM$5])^2" office:value-type="float" office:value="0.000498777777777767" calcext:value-type="float">
            <text:p>0.0004987778</text:p>
          </table:table-cell>
          <table:table-cell office:value-type="float" office:value="0.55" calcext:value-type="float">
            <text:p>0.55</text:p>
          </table:table-cell>
          <table:table-cell table:formula="of:=(['meta-norm'.BN37]-['meta-norm'.BO$5])^2" office:value-type="float" office:value="0.00284444444444452" calcext:value-type="float">
            <text:p>0.0028444444</text:p>
          </table:table-cell>
          <table:table-cell office:value-type="float" office:value="0.49" calcext:value-type="float">
            <text:p>0.49</text:p>
          </table:table-cell>
          <table:table-cell table:formula="of:=(['meta-norm'.BP37]-['meta-norm'.BQ$5])^2" office:value-type="float" office:value="0.00405344444444448" calcext:value-type="float">
            <text:p>0.0040534444</text:p>
          </table:table-cell>
          <table:table-cell office:value-type="float" office:value="0.6" calcext:value-type="float">
            <text:p>0.6</text:p>
          </table:table-cell>
          <table:table-cell table:formula="of:=(['meta-norm'.BR37]-['meta-norm'.BS$5])^2" office:value-type="float" office:value="0.036864" calcext:value-type="float">
            <text:p>0.036864</text:p>
          </table:table-cell>
          <table:table-cell office:value-type="float" office:value="0.57" calcext:value-type="float">
            <text:p>0.57</text:p>
          </table:table-cell>
          <table:table-cell table:formula="of:=(['meta-norm'.BT37]-['meta-norm'.BU$5])^2" office:value-type="float" office:value="0.0465121111111113" calcext:value-type="float">
            <text:p>0.0465121111</text:p>
          </table:table-cell>
          <table:table-cell office:value-type="float" office:value="0" calcext:value-type="float">
            <text:p>0</text:p>
          </table:table-cell>
          <table:table-cell table:formula="of:=(['meta-norm'.BV37]-['meta-norm'.BW$5])^2" office:value-type="float" office:value="0.0435417777777779" calcext:value-type="float">
            <text:p>0.0435417778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(['meta-norm'.BX37]-['meta-norm'.BY$5])^2" office:value-type="float" office:value="0.0133017777777778" calcext:value-type="float">
            <text:p>0.0133017778</text:p>
          </table:table-cell>
          <table:table-cell office:value-type="float" office:value="0.05" calcext:value-type="float">
            <text:p>0.05</text:p>
          </table:table-cell>
          <table:table-cell table:formula="of:=(['meta-norm'.BZ37]-['meta-norm'.CA$5])^2" office:value-type="float" office:value="0.000427111111111113" calcext:value-type="float">
            <text:p>0.0004271111</text:p>
          </table:table-cell>
          <table:table-cell office:value-type="float" office:value="0" calcext:value-type="float">
            <text:p>0</text:p>
          </table:table-cell>
          <table:table-cell table:formula="of:=(['meta-norm'.CB37]-['meta-norm'.CC$5])^2" office:value-type="float" office:value="0.0000444444444444445" calcext:value-type="float">
            <text:p>4.44444444444445E-05</text:p>
          </table:table-cell>
          <table:table-cell table:number-columns-repeated="943"/>
        </table:table-row>
        <table:table-row table:style-name="ro1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05" table:default-cell-style-name="ce1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ta</text:p>
          </table:table-cell>
          <table:table-cell office:value-type="float" office:value="0.75" calcext:value-type="float">
            <text:p>0.75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E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G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I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K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M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O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Q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S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Y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AA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AC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AE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AG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AI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AK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AM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AS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AU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AW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AY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BA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BC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BE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BG2]+10"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norm.BM2]+10"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[norm.BO2]+10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table:formula="of:=[norm.BQ2]+1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 table:formula="of:=[norm.BS2]+10"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table:formula="of:=[norm.BU2]+10"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formula="of:=[norm.BW2]+10" office:value-type="float" office:value="70" calcext:value-type="float">
            <text:p>70</text:p>
          </table:table-cell>
          <table:table-cell office:value-type="string" calcext:value-type="string">
            <text:p>K</text:p>
          </table:table-cell>
          <table:table-cell table:formula="of:=[norm.BY2]+10" office:value-type="float" office:value="80" calcext:value-type="float">
            <text:p>80</text:p>
          </table:table-cell>
          <table:table-cell office:value-type="string" calcext:value-type="string">
            <text:p>K</text:p>
          </table:table-cell>
          <table:table-cell table:formula="of:=[norm.CA2]+10" office:value-type="float" office:value="90" calcext:value-type="float">
            <text:p>9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office:value-type="string" calcext:value-type="string">
            <text:p>network struct:</text:p>
          </table:table-cell>
          <table:table-cell table:style-name="ce2" office:value-type="string" calcext:value-type="string">
            <text:p>Watts-strogatz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2" table:formula="of:=SUM([norm.B8:.B37])/30" office:value-type="float" office:value="0.751" calcext:value-type="float">
            <text:p>0.751</text:p>
          </table:table-cell>
          <table:table-cell office:value-type="string" calcext:value-type="string">
            <text:p>avg criminal:</text:p>
          </table:table-cell>
          <table:table-cell table:style-name="ce2" table:formula="of:=SUM([norm.D8:.D37])/30" office:value-type="float" office:value="0.520666666666667" calcext:value-type="float">
            <text:p>0.520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F8:.F37])/30" office:value-type="float" office:value="0.444666666666667" calcext:value-type="float">
            <text:p>0.444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H8:.H37])/30" office:value-type="float" office:value="0.413666666666667" calcext:value-type="float">
            <text:p>0.413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J8:.J37])/30" office:value-type="float" office:value="0.371666666666667" calcext:value-type="float">
            <text:p>0.371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L8:.L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N8:.N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P8:.P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R8:.R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T8:.T37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2" table:formula="of:=SUM([norm.V8:.V37])/30" office:value-type="float" office:value="0.786333333333333" calcext:value-type="float">
            <text:p>0.78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X8:.X37])/30" office:value-type="float" office:value="0.536" calcext:value-type="float">
            <text:p>0.536</text:p>
          </table:table-cell>
          <table:table-cell office:value-type="string" calcext:value-type="string">
            <text:p>avg criminal:</text:p>
          </table:table-cell>
          <table:table-cell table:style-name="ce2" table:formula="of:=SUM([norm.Z8:.Z37])/30" office:value-type="float" office:value="0.477" calcext:value-type="float">
            <text:p>0.477</text:p>
          </table:table-cell>
          <table:table-cell office:value-type="string" calcext:value-type="string">
            <text:p>avg criminal:</text:p>
          </table:table-cell>
          <table:table-cell table:style-name="ce2" table:formula="of:=SUM([norm.AB8:.AB37])/30" office:value-type="float" office:value="0.451333333333333" calcext:value-type="float">
            <text:p>0.45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D8:.AD37])/30" office:value-type="float" office:value="0.338666666666667" calcext:value-type="float">
            <text:p>0.338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AF8:.AF37])/30" office:value-type="float" office:value="0.267333333333333" calcext:value-type="float">
            <text:p>0.26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H8:.AH37])/30" office:value-type="float" office:value="0.282" calcext:value-type="float">
            <text:p>0.282</text:p>
          </table:table-cell>
          <table:table-cell office:value-type="string" calcext:value-type="string">
            <text:p>avg criminal:</text:p>
          </table:table-cell>
          <table:table-cell table:style-name="ce2" table:formula="of:=SUM([norm.AJ8:.AJ37])/30" office:value-type="float" office:value="0.117333333333333" calcext:value-type="float">
            <text:p>0.11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L8:.AL37])/30" office:value-type="float" office:value="0.0923333333333333" calcext:value-type="float">
            <text:p>0.09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N8:.AN37])/30" office:value-type="float" office:value="0.0133333333333333" calcext:value-type="float">
            <text:p>0.013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P8:.AP37])/30" office:value-type="float" office:value="0.792333333333333" calcext:value-type="float">
            <text:p>0.792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R8:.AR37])/30" office:value-type="float" office:value="0.518333333333333" calcext:value-type="float">
            <text:p>0.51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T8:.AT37])/30" office:value-type="float" office:value="0.496333333333333" calcext:value-type="float">
            <text:p>0.49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V8:.AV37])/30" office:value-type="float" office:value="0.491333333333333" calcext:value-type="float">
            <text:p>0.49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AX8:.AX37])/30" office:value-type="float" office:value="0.384" calcext:value-type="float">
            <text:p>0.384</text:p>
          </table:table-cell>
          <table:table-cell office:value-type="string" calcext:value-type="string">
            <text:p>avg criminal:</text:p>
          </table:table-cell>
          <table:table-cell table:style-name="ce2" table:formula="of:=SUM([norm.AZ8:.AZ37])/30" office:value-type="float" office:value="0.361333333333333" calcext:value-type="float">
            <text:p>0.361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B8:.BB37])/30" office:value-type="float" office:value="0.227666666666667" calcext:value-type="float">
            <text:p>0.2276666667</text:p>
          </table:table-cell>
          <table:table-cell office:value-type="string" calcext:value-type="string">
            <text:p>avg criminal:</text:p>
          </table:table-cell>
          <table:table-cell table:style-name="ce2" table:formula="of:=SUM([norm.BD8:.BD37])/30" office:value-type="float" office:value="0.108333333333333" calcext:value-type="float">
            <text:p>0.10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F8:.BF37])/30" office:value-type="float" office:value="0.0773333333333333" calcext:value-type="float">
            <text:p>0.077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H8:.BH37])/30" office:value-type="float" office:value="0.0103333333333333" calcext:value-type="float">
            <text:p>0.010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J8:.BJ37])/30" office:value-type="float" office:value="0.793" calcext:value-type="float">
            <text:p>0.793</text:p>
          </table:table-cell>
          <table:table-cell office:value-type="string" calcext:value-type="string">
            <text:p>avg criminal:</text:p>
          </table:table-cell>
          <table:table-cell table:style-name="ce2" table:formula="of:=SUM([norm.BL8:.BL37])/30" office:value-type="float" office:value="0.522" calcext:value-type="float">
            <text:p>0.522</text:p>
          </table:table-cell>
          <table:table-cell office:value-type="string" calcext:value-type="string">
            <text:p>avg criminal:</text:p>
          </table:table-cell>
          <table:table-cell table:style-name="ce2" table:formula="of:=SUM([norm.BN8:.BN37])/30" office:value-type="float" office:value="0.496333333333333" calcext:value-type="float">
            <text:p>0.496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P8:.BP37])/30" office:value-type="float" office:value="0.400333333333333" calcext:value-type="float">
            <text:p>0.400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R8:.BR37])/30" office:value-type="float" office:value="0.39" calcext:value-type="float">
            <text:p>0.39</text:p>
          </table:table-cell>
          <table:table-cell office:value-type="string" calcext:value-type="string">
            <text:p>avg criminal:</text:p>
          </table:table-cell>
          <table:table-cell table:style-name="ce2" table:formula="of:=SUM([norm.BT8:.BT37])/30" office:value-type="float" office:value="0.268" calcext:value-type="float">
            <text:p>0.268</text:p>
          </table:table-cell>
          <table:table-cell office:value-type="string" calcext:value-type="string">
            <text:p>avg criminal:</text:p>
          </table:table-cell>
          <table:table-cell table:style-name="ce2" table:formula="of:=SUM([norm.BV8:.BV37])/30" office:value-type="float" office:value="0.176" calcext:value-type="float">
            <text:p>0.176</text:p>
          </table:table-cell>
          <table:table-cell office:value-type="string" calcext:value-type="string">
            <text:p>avg criminal:</text:p>
          </table:table-cell>
          <table:table-cell table:style-name="ce2" table:formula="of:=SUM([norm.BX8:.BX37])/30" office:value-type="float" office:value="0.108333333333333" calcext:value-type="float">
            <text:p>0.1083333333</text:p>
          </table:table-cell>
          <table:table-cell office:value-type="string" calcext:value-type="string">
            <text:p>avg criminal:</text:p>
          </table:table-cell>
          <table:table-cell table:style-name="ce2" table:formula="of:=SUM([norm.BZ8:.BZ37])/30" office:value-type="float" office:value="0.037" calcext:value-type="float">
            <text:p>0.037</text:p>
          </table:table-cell>
          <table:table-cell office:value-type="string" calcext:value-type="string">
            <text:p>avg criminal:</text:p>
          </table:table-cell>
          <table:table-cell table:style-name="ce2" table:formula="of:=SUM([norm.CB8:.CB37])/30" office:value-type="float" office:value="0.002" calcext:value-type="float">
            <text:p>0.002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2" table:formula="of:=SQRT(SUM([norm.C8:.C37])/30)" office:value-type="float" office:value="0.0422176898152106" calcext:value-type="float">
            <text:p>0.042217689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E8:.E37])/30)" office:value-type="float" office:value="0.0438887482416875" calcext:value-type="float">
            <text:p>0.04388874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G8:.G37])/30)" office:value-type="float" office:value="0.180272633037359" calcext:value-type="float">
            <text:p>0.180272633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I8:.I37])/30)" office:value-type="float" office:value="0.188917677544715" calcext:value-type="float">
            <text:p>0.188917677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K8:.K37])/30)" office:value-type="float" office:value="0.226481542048991" calcext:value-type="float">
            <text:p>0.22648154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M8:.M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O8:.O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Q8:.Q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S8:.S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U8:.U37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W8:.W37])/30)" office:value-type="float" office:value="0.0399569212472077" calcext:value-type="float">
            <text:p>0.039956921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Y8:.Y37])/30)" office:value-type="float" office:value="0.0435583899304524" calcext:value-type="float">
            <text:p>0.043558389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A8:.AA37])/30)" office:value-type="float" office:value="0.135527365010417" calcext:value-type="float">
            <text:p>0.13552736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C8:.AC37])/30)" office:value-type="float" office:value="0.182423195406237" calcext:value-type="float">
            <text:p>0.182423195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E8:.AE37])/30)" office:value-type="float" office:value="0.242689559359735" calcext:value-type="float">
            <text:p>0.242689559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G8:.AG37])/30)" office:value-type="float" office:value="0.235342776014524" calcext:value-type="float">
            <text:p>0.235342776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I8:.AI37])/30)" office:value-type="float" office:value="0.14661514246489" calcext:value-type="float">
            <text:p>0.146615142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K8:.AK37])/30)" office:value-type="float" office:value="0.129329896861562" calcext:value-type="float">
            <text:p>0.129329896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M8:.AM37])/30)" office:value-type="float" office:value="0.0628587481757489" calcext:value-type="float">
            <text:p>0.06285874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O8:.AO37])/30)" office:value-type="float" office:value="0.020869967789998" calcext:value-type="float">
            <text:p>0.020869967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Q8:.AQ37])/30)" office:value-type="float" office:value="0.048831911242092" calcext:value-type="float">
            <text:p>0.048831911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S8:.AS37])/30)" office:value-type="float" office:value="0.0477551626063147" calcext:value-type="float">
            <text:p>0.0477551626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U8:.AU37])/30)" office:value-type="float" office:value="0.105340189650273" calcext:value-type="float">
            <text:p>0.1053401897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W8:.AW37])/30)" office:value-type="float" office:value="0.138148068712121" calcext:value-type="float">
            <text:p>0.1381480687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AY8:.AY37])/30)" office:value-type="float" office:value="0.216773307089841" calcext:value-type="float">
            <text:p>0.216773307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A8:.BA37])/30)" office:value-type="float" office:value="0.222137094806088" calcext:value-type="float">
            <text:p>0.222137094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C8:.BC37])/30)" office:value-type="float" office:value="0.164553604910038" calcext:value-type="float">
            <text:p>0.164553604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E8:.BE37])/30)" office:value-type="float" office:value="0.110997997979944" calcext:value-type="float">
            <text:p>0.110997998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G8:.BG37])/30)" office:value-type="float" office:value="0.0608239718824376" calcext:value-type="float">
            <text:p>0.060823971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I8:.BI37])/30)" office:value-type="float" office:value="0.0177920081934434" calcext:value-type="float">
            <text:p>0.017792008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K8:.BK37])/30)" office:value-type="float" office:value="0.038310137909784" calcext:value-type="float">
            <text:p>0.038310137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M8:.BM37])/30)" office:value-type="float" office:value="0.0370944739819828" calcext:value-type="float">
            <text:p>0.037094474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O8:.BO37])/30)" office:value-type="float" office:value="0.107097567147386" calcext:value-type="float">
            <text:p>0.107097567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Q8:.BQ37])/30)" office:value-type="float" office:value="0.204507266917883" calcext:value-type="float">
            <text:p>0.2045072669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S8:.BS37])/30)" office:value-type="float" office:value="0.220015150993441" calcext:value-type="float">
            <text:p>0.220015151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U8:.BU37])/30)" office:value-type="float" office:value="0.221966964508986" calcext:value-type="float">
            <text:p>0.221966964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W8:.BW37])/30)" office:value-type="float" office:value="0.156920361967464" calcext:value-type="float">
            <text:p>0.156920362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BY8:.BY37])/30)" office:value-type="float" office:value="0.0868363723076658" calcext:value-type="float">
            <text:p>0.0868363723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CA8:.CA37])/30)" office:value-type="float" office:value="0.0395094925302768" calcext:value-type="float">
            <text:p>0.0395094925</text:p>
          </table:table-cell>
          <table:table-cell office:value-type="string" calcext:value-type="string">
            <text:p>standard dev:</text:p>
          </table:table-cell>
          <table:table-cell table:style-name="ce2" table:formula="of:=SQRT(SUM([norm.CC8:.CC37])/30)" office:value-type="float" office:value="0.00791622805802528" calcext:value-type="float">
            <text:p>0.0079162281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table:number-columns-repeated="9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formula="of:=([norm.B8]-[norm.C$5])^2" office:value-type="float" office:value="0.00504099999999999" calcext:value-type="float">
            <text:p>0.005041</text:p>
          </table:table-cell>
          <table:table-cell office:value-type="float" office:value="0.48" calcext:value-type="float">
            <text:p>0.48</text:p>
          </table:table-cell>
          <table:table-cell table:formula="of:=([norm.D8]-[norm.E$5])^2" office:value-type="float" office:value="0.00165377777777781" calcext:value-type="float">
            <text:p>0.0016537778</text:p>
          </table:table-cell>
          <table:table-cell office:value-type="float" office:value="0.49" calcext:value-type="float">
            <text:p>0.49</text:p>
          </table:table-cell>
          <table:table-cell table:formula="of:=([norm.F8]-[norm.G$5])^2" office:value-type="float" office:value="0.00205511111111108" calcext:value-type="float">
            <text:p>0.0020551111</text:p>
          </table:table-cell>
          <table:table-cell office:value-type="float" office:value="0.52" calcext:value-type="float">
            <text:p>0.52</text:p>
          </table:table-cell>
          <table:table-cell table:formula="of:=([norm.H8]-[norm.I$5])^2" office:value-type="float" office:value="0.0113067777777777" calcext:value-type="float">
            <text:p>0.0113067778</text:p>
          </table:table-cell>
          <table:table-cell office:value-type="float" office:value="0.51" calcext:value-type="float">
            <text:p>0.51</text:p>
          </table:table-cell>
          <table:table-cell table:formula="of:=([norm.J8]-[norm.K$5])^2" office:value-type="float" office:value="0.019136111111111" calcext:value-type="float">
            <text:p>0.0191361111</text:p>
          </table:table-cell>
          <table:table-cell office:value-type="float" office:value="0" calcext:value-type="float">
            <text:p>0</text:p>
          </table:table-cell>
          <table:table-cell table:formula="of:=([norm.L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8]-[norm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norm.V8]-[norm.W$5])^2" office:value-type="float" office:value="0.00132011111111111" calcext:value-type="float">
            <text:p>0.0013201111</text:p>
          </table:table-cell>
          <table:table-cell office:value-type="float" office:value="0.5" calcext:value-type="float">
            <text:p>0.5</text:p>
          </table:table-cell>
          <table:table-cell table:formula="of:=([norm.X8]-[norm.Y$5])^2" office:value-type="float" office:value="0.001296" calcext:value-type="float">
            <text:p>0.001296</text:p>
          </table:table-cell>
          <table:table-cell office:value-type="float" office:value="0.51" calcext:value-type="float">
            <text:p>0.51</text:p>
          </table:table-cell>
          <table:table-cell table:formula="of:=([norm.Z8]-[norm.AA$5])^2" office:value-type="float" office:value="0.001089" calcext:value-type="float">
            <text:p>0.001089</text:p>
          </table:table-cell>
          <table:table-cell office:value-type="float" office:value="0.53" calcext:value-type="float">
            <text:p>0.53</text:p>
          </table:table-cell>
          <table:table-cell table:formula="of:=([norm.AB8]-[norm.AC$5])^2" office:value-type="float" office:value="0.0061884444444445" calcext:value-type="float">
            <text:p>0.0061884444</text:p>
          </table:table-cell>
          <table:table-cell office:value-type="float" office:value="0.57" calcext:value-type="float">
            <text:p>0.57</text:p>
          </table:table-cell>
          <table:table-cell table:formula="of:=([norm.AD8]-[norm.AE$5])^2" office:value-type="float" office:value="0.053515111111111" calcext:value-type="float">
            <text:p>0.0535151111</text:p>
          </table:table-cell>
          <table:table-cell office:value-type="float" office:value="0" calcext:value-type="float">
            <text:p>0</text:p>
          </table:table-cell>
          <table:table-cell table:formula="of:=([norm.AF8]-[norm.AG$5])^2" office:value-type="float" office:value="0.071467111111111" calcext:value-type="float">
            <text:p>0.0714671111</text:p>
          </table:table-cell>
          <table:table-cell office:value-type="float" office:value="0.33" calcext:value-type="float">
            <text:p>0.33</text:p>
          </table:table-cell>
          <table:table-cell table:formula="of:=([norm.AH8]-[norm.AI$5])^2" office:value-type="float" office:value="0.002304" calcext:value-type="float">
            <text:p>0.002304</text:p>
          </table:table-cell>
          <table:table-cell office:value-type="float" office:value="0.29" calcext:value-type="float">
            <text:p>0.29</text:p>
          </table:table-cell>
          <table:table-cell table:formula="of:=([norm.AJ8]-[norm.AK$5])^2" office:value-type="float" office:value="0.0298137777777779" calcext:value-type="float">
            <text:p>0.0298137778</text:p>
          </table:table-cell>
          <table:table-cell office:value-type="float" office:value="0.13" calcext:value-type="float">
            <text:p>0.13</text:p>
          </table:table-cell>
          <table:table-cell table:formula="of:=([norm.AL8]-[norm.AM$5])^2" office:value-type="float" office:value="0.00141877777777778" calcext:value-type="float">
            <text:p>0.0014187778</text:p>
          </table:table-cell>
          <table:table-cell office:value-type="float" office:value="0" calcext:value-type="float">
            <text:p>0</text:p>
          </table:table-cell>
          <table:table-cell table:formula="of:=([norm.AN8]-[norm.AO$5])^2" office:value-type="float" office:value="0.000177777777777777" calcext:value-type="float">
            <text:p>0.0001777778</text:p>
          </table:table-cell>
          <table:table-cell office:value-type="float" office:value="0.81" calcext:value-type="float">
            <text:p>0.81</text:p>
          </table:table-cell>
          <table:table-cell table:formula="of:=([norm.AP8]-[norm.AQ$5])^2" office:value-type="float" office:value="0.000312111111111121" calcext:value-type="float">
            <text:p>0.0003121111</text:p>
          </table:table-cell>
          <table:table-cell office:value-type="float" office:value="0.54" calcext:value-type="float">
            <text:p>0.54</text:p>
          </table:table-cell>
          <table:table-cell table:formula="of:=([norm.AR8]-[norm.AS$5])^2" office:value-type="float" office:value="0.000469444444444456" calcext:value-type="float">
            <text:p>0.0004694444</text:p>
          </table:table-cell>
          <table:table-cell office:value-type="float" office:value="0.54" calcext:value-type="float">
            <text:p>0.54</text:p>
          </table:table-cell>
          <table:table-cell table:formula="of:=([norm.AT8]-[norm.AU$5])^2" office:value-type="float" office:value="0.00190677777777781" calcext:value-type="float">
            <text:p>0.0019067778</text:p>
          </table:table-cell>
          <table:table-cell office:value-type="float" office:value="0.56" calcext:value-type="float">
            <text:p>0.56</text:p>
          </table:table-cell>
          <table:table-cell table:formula="of:=([norm.AV8]-[norm.AW$5])^2" office:value-type="float" office:value="0.00471511111111116" calcext:value-type="float">
            <text:p>0.0047151111</text:p>
          </table:table-cell>
          <table:table-cell office:value-type="float" office:value="0.52" calcext:value-type="float">
            <text:p>0.52</text:p>
          </table:table-cell>
          <table:table-cell table:formula="of:=([norm.AX8]-[norm.AY$5])^2" office:value-type="float" office:value="0.018496" calcext:value-type="float">
            <text:p>0.018496</text:p>
          </table:table-cell>
          <table:table-cell office:value-type="float" office:value="0.47" calcext:value-type="float">
            <text:p>0.47</text:p>
          </table:table-cell>
          <table:table-cell table:formula="of:=([norm.AZ8]-[norm.BA$5])^2" office:value-type="float" office:value="0.0118084444444445" calcext:value-type="float">
            <text:p>0.0118084444</text:p>
          </table:table-cell>
          <table:table-cell office:value-type="float" office:value="0" calcext:value-type="float">
            <text:p>0</text:p>
          </table:table-cell>
          <table:table-cell table:formula="of:=([norm.BB8]-[norm.BC$5])^2" office:value-type="float" office:value="0.0518321111111113" calcext:value-type="float">
            <text:p>0.0518321111</text:p>
          </table:table-cell>
          <table:table-cell office:value-type="float" office:value="0.15" calcext:value-type="float">
            <text:p>0.15</text:p>
          </table:table-cell>
          <table:table-cell table:formula="of:=([norm.BD8]-[norm.BE$5])^2" office:value-type="float" office:value="0.00173611111111114" calcext:value-type="float">
            <text:p>0.0017361111</text:p>
          </table:table-cell>
          <table:table-cell office:value-type="float" office:value="0.11" calcext:value-type="float">
            <text:p>0.11</text:p>
          </table:table-cell>
          <table:table-cell table:formula="of:=([norm.BF8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8]-[norm.BI$5])^2" office:value-type="float" office:value="0.000106777777777777" calcext:value-type="float">
            <text:p>0.0001067778</text:p>
          </table:table-cell>
          <table:table-cell office:value-type="float" office:value="0.77" calcext:value-type="float">
            <text:p>0.77</text:p>
          </table:table-cell>
          <table:table-cell table:formula="of:=([norm.BJ8]-[norm.BK$5])^2" office:value-type="float" office:value="0.000529000000000001" calcext:value-type="float">
            <text:p>0.000529</text:p>
          </table:table-cell>
          <table:table-cell office:value-type="float" office:value="0.51" calcext:value-type="float">
            <text:p>0.51</text:p>
          </table:table-cell>
          <table:table-cell table:formula="of:=([norm.BL8]-[norm.BM$5])^2" office:value-type="float" office:value="0.000144" calcext:value-type="float">
            <text:p>0.000144</text:p>
          </table:table-cell>
          <table:table-cell office:value-type="float" office:value="0.48" calcext:value-type="float">
            <text:p>0.48</text:p>
          </table:table-cell>
          <table:table-cell table:formula="of:=([norm.BN8]-[norm.BO$5])^2" office:value-type="float" office:value="0.000266777777777768" calcext:value-type="float">
            <text:p>0.0002667778</text:p>
          </table:table-cell>
          <table:table-cell office:value-type="float" office:value="0" calcext:value-type="float">
            <text:p>0</text:p>
          </table:table-cell>
          <table:table-cell table:formula="of:=([norm.BP8]-[norm.BQ$5])^2" office:value-type="float" office:value="0.160266777777778" calcext:value-type="float">
            <text:p>0.1602667778</text:p>
          </table:table-cell>
          <table:table-cell office:value-type="float" office:value="0.54" calcext:value-type="float">
            <text:p>0.54</text:p>
          </table:table-cell>
          <table:table-cell table:formula="of:=([norm.BR8]-[norm.BS$5])^2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table:formula="of:=([norm.BT8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8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8]-[norm.BY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8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table:formula="of:=([norm.B9]-[norm.C$5])^2" office:value-type="float" office:value="0.000961000000000002" calcext:value-type="float">
            <text:p>0.000961</text:p>
          </table:table-cell>
          <table:table-cell office:value-type="float" office:value="0.61" calcext:value-type="float">
            <text:p>0.61</text:p>
          </table:table-cell>
          <table:table-cell table:formula="of:=([norm.D9]-[norm.E$5])^2" office:value-type="float" office:value="0.00798044444444437" calcext:value-type="float">
            <text:p>0.0079804444</text:p>
          </table:table-cell>
          <table:table-cell office:value-type="float" office:value="0.42" calcext:value-type="float">
            <text:p>0.42</text:p>
          </table:table-cell>
          <table:table-cell table:formula="of:=([norm.F9]-[norm.G$5])^2" office:value-type="float" office:value="0.000608444444444464" calcext:value-type="float">
            <text:p>0.0006084444</text:p>
          </table:table-cell>
          <table:table-cell office:value-type="float" office:value="0" calcext:value-type="float">
            <text:p>0</text:p>
          </table:table-cell>
          <table:table-cell table:formula="of:=([norm.H9]-[norm.I$5])^2" office:value-type="float" office:value="0.171120111111111" calcext:value-type="float">
            <text:p>0.1711201111</text:p>
          </table:table-cell>
          <table:table-cell office:value-type="float" office:value="0.47" calcext:value-type="float">
            <text:p>0.47</text:p>
          </table:table-cell>
          <table:table-cell table:formula="of:=([norm.J9]-[norm.K$5])^2" office:value-type="float" office:value="0.00966944444444438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norm.L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9]-[norm.U$5])^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([norm.V9]-[norm.W$5])^2" office:value-type="float" office:value="0.00317344444444445" calcext:value-type="float">
            <text:p>0.0031734444</text:p>
          </table:table-cell>
          <table:table-cell office:value-type="float" office:value="0.58" calcext:value-type="float">
            <text:p>0.58</text:p>
          </table:table-cell>
          <table:table-cell table:formula="of:=([norm.X9]-[norm.Y$5])^2" office:value-type="float" office:value="0.00193599999999999" calcext:value-type="float">
            <text:p>0.001936</text:p>
          </table:table-cell>
          <table:table-cell office:value-type="float" office:value="0.59" calcext:value-type="float">
            <text:p>0.59</text:p>
          </table:table-cell>
          <table:table-cell table:formula="of:=([norm.Z9]-[norm.AA$5])^2" office:value-type="float" office:value="0.012769" calcext:value-type="float">
            <text:p>0.012769</text:p>
          </table:table-cell>
          <table:table-cell office:value-type="float" office:value="0" calcext:value-type="float">
            <text:p>0</text:p>
          </table:table-cell>
          <table:table-cell table:formula="of:=([norm.AB9]-[norm.AC$5])^2" office:value-type="float" office:value="0.203701777777778" calcext:value-type="float">
            <text:p>0.2037017778</text:p>
          </table:table-cell>
          <table:table-cell office:value-type="float" office:value="0" calcext:value-type="float">
            <text:p>0</text:p>
          </table:table-cell>
          <table:table-cell table:formula="of:=([norm.AD9]-[norm.AE$5])^2" office:value-type="float" office:value="0.114695111111111" calcext:value-type="float">
            <text:p>0.1146951111</text:p>
          </table:table-cell>
          <table:table-cell office:value-type="float" office:value="0.44" calcext:value-type="float">
            <text:p>0.44</text:p>
          </table:table-cell>
          <table:table-cell table:formula="of:=([norm.AF9]-[norm.AG$5])^2" office:value-type="float" office:value="0.0298137777777779" calcext:value-type="float">
            <text:p>0.0298137778</text:p>
          </table:table-cell>
          <table:table-cell office:value-type="float" office:value="0.29" calcext:value-type="float">
            <text:p>0.29</text:p>
          </table:table-cell>
          <table:table-cell table:formula="of:=([norm.AH9]-[norm.AI$5])^2" office:value-type="float" office:value="0.0000639999999999992" calcext:value-type="float">
            <text:p>0.000064</text:p>
          </table:table-cell>
          <table:table-cell office:value-type="float" office:value="0.23" calcext:value-type="float">
            <text:p>0.23</text:p>
          </table:table-cell>
          <table:table-cell table:formula="of:=([norm.AJ9]-[norm.AK$5])^2" office:value-type="float" office:value="0.0126937777777779" calcext:value-type="float">
            <text:p>0.0126937778</text:p>
          </table:table-cell>
          <table:table-cell office:value-type="float" office:value="0.15" calcext:value-type="float">
            <text:p>0.15</text:p>
          </table:table-cell>
          <table:table-cell table:formula="of:=([norm.AL9]-[norm.AM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9]-[norm.AO$5])^2" office:value-type="float" office:value="0.000177777777777777" calcext:value-type="float">
            <text:p>0.0001777778</text:p>
          </table:table-cell>
          <table:table-cell office:value-type="float" office:value="0.85" calcext:value-type="float">
            <text:p>0.85</text:p>
          </table:table-cell>
          <table:table-cell table:formula="of:=([norm.AP9]-[norm.AQ$5])^2" office:value-type="float" office:value="0.00332544444444447" calcext:value-type="float">
            <text:p>0.0033254444</text:p>
          </table:table-cell>
          <table:table-cell office:value-type="float" office:value="0.53" calcext:value-type="float">
            <text:p>0.53</text:p>
          </table:table-cell>
          <table:table-cell table:formula="of:=([norm.AR9]-[norm.AS$5])^2" office:value-type="float" office:value="0.000136111111111117" calcext:value-type="float">
            <text:p>0.0001361111</text:p>
          </table:table-cell>
          <table:table-cell office:value-type="float" office:value="0.46" calcext:value-type="float">
            <text:p>0.46</text:p>
          </table:table-cell>
          <table:table-cell table:formula="of:=([norm.AT9]-[norm.AU$5])^2" office:value-type="float" office:value="0.00132011111111109" calcext:value-type="float">
            <text:p>0.0013201111</text:p>
          </table:table-cell>
          <table:table-cell office:value-type="float" office:value="0" calcext:value-type="float">
            <text:p>0</text:p>
          </table:table-cell>
          <table:table-cell table:formula="of:=([norm.AV9]-[norm.AW$5])^2" office:value-type="float" office:value="0.241408444444444" calcext:value-type="float">
            <text:p>0.2414084444</text:p>
          </table:table-cell>
          <table:table-cell office:value-type="float" office:value="0.48" calcext:value-type="float">
            <text:p>0.48</text:p>
          </table:table-cell>
          <table:table-cell table:formula="of:=([norm.AX9]-[norm.AY$5])^2" office:value-type="float" office:value="0.00921599999999999" calcext:value-type="float">
            <text:p>0.009216</text:p>
          </table:table-cell>
          <table:table-cell office:value-type="float" office:value="0.5" calcext:value-type="float">
            <text:p>0.5</text:p>
          </table:table-cell>
          <table:table-cell table:formula="of:=([norm.AZ9]-[norm.BA$5])^2" office:value-type="float" office:value="0.0192284444444445" calcext:value-type="float">
            <text:p>0.0192284444</text:p>
          </table:table-cell>
          <table:table-cell office:value-type="float" office:value="0.29" calcext:value-type="float">
            <text:p>0.29</text:p>
          </table:table-cell>
          <table:table-cell table:formula="of:=([norm.BB9]-[norm.BC$5])^2" office:value-type="float" office:value="0.0038854444444444" calcext:value-type="float">
            <text:p>0.0038854444</text:p>
          </table:table-cell>
          <table:table-cell office:value-type="float" office:value="0" calcext:value-type="float">
            <text:p>0</text:p>
          </table:table-cell>
          <table:table-cell table:formula="of:=([norm.BD9]-[norm.BE$5])^2" office:value-type="float" office:value="0.011736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9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9]-[norm.BI$5])^2" office:value-type="float" office:value="0.000106777777777777" calcext:value-type="float">
            <text:p>0.0001067778</text:p>
          </table:table-cell>
          <table:table-cell office:value-type="float" office:value="0.75" calcext:value-type="float">
            <text:p>0.75</text:p>
          </table:table-cell>
          <table:table-cell table:formula="of:=([norm.BJ9]-[norm.BK$5])^2" office:value-type="float" office:value="0.001849" calcext:value-type="float">
            <text:p>0.001849</text:p>
          </table:table-cell>
          <table:table-cell office:value-type="float" office:value="0.52" calcext:value-type="float">
            <text:p>0.52</text:p>
          </table:table-cell>
          <table:table-cell table:formula="of:=([norm.BL9]-[norm.BM$5])^2" office:value-type="float" office:value="0.00000400000000000001" calcext:value-type="float">
            <text:p>0.000004</text:p>
          </table:table-cell>
          <table:table-cell office:value-type="float" office:value="0.59" calcext:value-type="float">
            <text:p>0.59</text:p>
          </table:table-cell>
          <table:table-cell table:formula="of:=([norm.BN9]-[norm.BO$5])^2" office:value-type="float" office:value="0.0087734444444445" calcext:value-type="float">
            <text:p>0.0087734444</text:p>
          </table:table-cell>
          <table:table-cell office:value-type="float" office:value="0.51" calcext:value-type="float">
            <text:p>0.51</text:p>
          </table:table-cell>
          <table:table-cell table:formula="of:=([norm.BP9]-[norm.BQ$5])^2" office:value-type="float" office:value="0.0120267777777778" calcext:value-type="float">
            <text:p>0.0120267778</text:p>
          </table:table-cell>
          <table:table-cell office:value-type="float" office:value="0.46" calcext:value-type="float">
            <text:p>0.46</text:p>
          </table:table-cell>
          <table:table-cell table:formula="of:=([norm.BR9]-[norm.BS$5])^2"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table:formula="of:=([norm.BT9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9]-[norm.BW$5])^2" office:value-type="float" office:value="0.030976" calcext:value-type="float">
            <text:p>0.030976</text:p>
          </table:table-cell>
          <table:table-cell office:value-type="float" office:value="0.18" calcext:value-type="float">
            <text:p>0.18</text:p>
          </table:table-cell>
          <table:table-cell table:formula="of:=([norm.BX9]-[norm.BY$5])^2" office:value-type="float" office:value="0.00513611111111116" calcext:value-type="float">
            <text:p>0.0051361111</text:p>
          </table:table-cell>
          <table:table-cell office:value-type="float" office:value="0.09" calcext:value-type="float">
            <text:p>0.09</text:p>
          </table:table-cell>
          <table:table-cell table:formula="of:=([norm.BZ9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.74</text:p>
          </table:table-cell>
          <table:table-cell table:formula="of:=([norm.B10]-[norm.C$5])^2" office:value-type="float" office:value="0.000121" calcext:value-type="float">
            <text:p>0.000121</text:p>
          </table:table-cell>
          <table:table-cell office:value-type="float" office:value="0.58" calcext:value-type="float">
            <text:p>0.58</text:p>
          </table:table-cell>
          <table:table-cell table:formula="of:=([norm.D10]-[norm.E$5])^2" office:value-type="float" office:value="0.00352044444444439" calcext:value-type="float">
            <text:p>0.0035204444</text:p>
          </table:table-cell>
          <table:table-cell office:value-type="float" office:value="0.51" calcext:value-type="float">
            <text:p>0.51</text:p>
          </table:table-cell>
          <table:table-cell table:formula="of:=([norm.F10]-[norm.G$5])^2" office:value-type="float" office:value="0.0042684444444444" calcext:value-type="float">
            <text:p>0.0042684444</text:p>
          </table:table-cell>
          <table:table-cell office:value-type="float" office:value="0.53" calcext:value-type="float">
            <text:p>0.53</text:p>
          </table:table-cell>
          <table:table-cell table:formula="of:=([norm.H10]-[norm.I$5])^2" office:value-type="float" office:value="0.0135334444444444" calcext:value-type="float">
            <text:p>0.0135334444</text:p>
          </table:table-cell>
          <table:table-cell office:value-type="float" office:value="0.49" calcext:value-type="float">
            <text:p>0.49</text:p>
          </table:table-cell>
          <table:table-cell table:formula="of:=([norm.J10]-[norm.K$5])^2" office:value-type="float" office:value="0.0140027777777777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1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0]-[norm.U$5])^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([norm.V10]-[norm.W$5])^2" office:value-type="float" office:value="0.00113344444444445" calcext:value-type="float">
            <text:p>0.0011334444</text:p>
          </table:table-cell>
          <table:table-cell office:value-type="float" office:value="0.51" calcext:value-type="float">
            <text:p>0.51</text:p>
          </table:table-cell>
          <table:table-cell table:formula="of:=([norm.X10]-[norm.Y$5])^2" office:value-type="float" office:value="0.000676000000000001" calcext:value-type="float">
            <text:p>0.000676</text:p>
          </table:table-cell>
          <table:table-cell office:value-type="float" office:value="0.49" calcext:value-type="float">
            <text:p>0.49</text:p>
          </table:table-cell>
          <table:table-cell table:formula="of:=([norm.Z10]-[norm.AA$5])^2" office:value-type="float" office:value="0.000168999999999999" calcext:value-type="float">
            <text:p>0.000169</text:p>
          </table:table-cell>
          <table:table-cell office:value-type="float" office:value="0.44" calcext:value-type="float">
            <text:p>0.44</text:p>
          </table:table-cell>
          <table:table-cell table:formula="of:=([norm.AB10]-[norm.AC$5])^2" office:value-type="float" office:value="0.000128444444444438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norm.AD10]-[norm.AE$5])^2" office:value-type="float" office:value="0.114695111111111" calcext:value-type="float">
            <text:p>0.1146951111</text:p>
          </table:table-cell>
          <table:table-cell office:value-type="float" office:value="0.52" calcext:value-type="float">
            <text:p>0.52</text:p>
          </table:table-cell>
          <table:table-cell table:formula="of:=([norm.AF10]-[norm.AG$5])^2" office:value-type="float" office:value="0.0638404444444446" calcext:value-type="float">
            <text:p>0.0638404444</text:p>
          </table:table-cell>
          <table:table-cell office:value-type="float" office:value="0.42" calcext:value-type="float">
            <text:p>0.42</text:p>
          </table:table-cell>
          <table:table-cell table:formula="of:=([norm.AH10]-[norm.AI$5])^2" office:value-type="float" office:value="0.019044" calcext:value-type="float">
            <text:p>0.019044</text:p>
          </table:table-cell>
          <table:table-cell office:value-type="float" office:value="0.2" calcext:value-type="float">
            <text:p>0.2</text:p>
          </table:table-cell>
          <table:table-cell table:formula="of:=([norm.AJ10]-[norm.AK$5])^2" office:value-type="float" office:value="0.00683377777777783" calcext:value-type="float">
            <text:p>0.0068337778</text:p>
          </table:table-cell>
          <table:table-cell office:value-type="float" office:value="0.12" calcext:value-type="float">
            <text:p>0.12</text:p>
          </table:table-cell>
          <table:table-cell table:formula="of:=([norm.AL10]-[norm.AM$5])^2" office:value-type="float" office:value="0.000765444444444446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10]-[norm.AO$5])^2" office:value-type="float" office:value="0.000177777777777777" calcext:value-type="float">
            <text:p>0.0001777778</text:p>
          </table:table-cell>
          <table:table-cell office:value-type="float" office:value="0.74" calcext:value-type="float">
            <text:p>0.74</text:p>
          </table:table-cell>
          <table:table-cell table:formula="of:=([norm.AP10]-[norm.AQ$5])^2" office:value-type="float" office:value="0.00273877777777776" calcext:value-type="float">
            <text:p>0.0027387778</text:p>
          </table:table-cell>
          <table:table-cell office:value-type="float" office:value="0.48" calcext:value-type="float">
            <text:p>0.48</text:p>
          </table:table-cell>
          <table:table-cell table:formula="of:=([norm.AR10]-[norm.AS$5])^2" office:value-type="float" office:value="0.00146944444444443" calcext:value-type="float">
            <text:p>0.0014694444</text:p>
          </table:table-cell>
          <table:table-cell office:value-type="float" office:value="0.47" calcext:value-type="float">
            <text:p>0.47</text:p>
          </table:table-cell>
          <table:table-cell table:formula="of:=([norm.AT10]-[norm.AU$5])^2" office:value-type="float" office:value="0.000693444444444426" calcext:value-type="float">
            <text:p>0.0006934444</text:p>
          </table:table-cell>
          <table:table-cell office:value-type="float" office:value="0.59" calcext:value-type="float">
            <text:p>0.59</text:p>
          </table:table-cell>
          <table:table-cell table:formula="of:=([norm.AV10]-[norm.AW$5])^2" office:value-type="float" office:value="0.00973511111111117" calcext:value-type="float">
            <text:p>0.0097351111</text:p>
          </table:table-cell>
          <table:table-cell office:value-type="float" office:value="0" calcext:value-type="float">
            <text:p>0</text:p>
          </table:table-cell>
          <table:table-cell table:formula="of:=([norm.AX10]-[norm.AY$5])^2" office:value-type="float" office:value="0.147456" calcext:value-type="float">
            <text:p>0.147456</text:p>
          </table:table-cell>
          <table:table-cell office:value-type="float" office:value="0.49" calcext:value-type="float">
            <text:p>0.49</text:p>
          </table:table-cell>
          <table:table-cell table:formula="of:=([norm.AZ10]-[norm.BA$5])^2" office:value-type="float" office:value="0.0165551111111112" calcext:value-type="float">
            <text:p>0.0165551111</text:p>
          </table:table-cell>
          <table:table-cell office:value-type="float" office:value="0" calcext:value-type="float">
            <text:p>0</text:p>
          </table:table-cell>
          <table:table-cell table:formula="of:=([norm.BB10]-[norm.BC$5])^2" office:value-type="float" office:value="0.0518321111111113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10]-[norm.BE$5])^2" office:value-type="float" office:value="0.011736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10]-[norm.BG$5])^2" office:value-type="float" office:value="0.00392711111111112" calcext:value-type="float">
            <text:p>0.0039271111</text:p>
          </table:table-cell>
          <table:table-cell office:value-type="float" office:value="0.03" calcext:value-type="float">
            <text:p>0.03</text:p>
          </table:table-cell>
          <table:table-cell table:formula="of:=([norm.BH10]-[norm.BI$5])^2" office:value-type="float" office:value="0.000386777777777779" calcext:value-type="float">
            <text:p>0.0003867778</text:p>
          </table:table-cell>
          <table:table-cell office:value-type="float" office:value="0.81" calcext:value-type="float">
            <text:p>0.81</text:p>
          </table:table-cell>
          <table:table-cell table:formula="of:=([norm.BJ10]-[norm.BK$5])^2" office:value-type="float" office:value="0.000289" calcext:value-type="float">
            <text:p>0.000289</text:p>
          </table:table-cell>
          <table:table-cell office:value-type="float" office:value="0.47" calcext:value-type="float">
            <text:p>0.47</text:p>
          </table:table-cell>
          <table:table-cell table:formula="of:=([norm.BL10]-[norm.BM$5])^2" office:value-type="float" office:value="0.002704" calcext:value-type="float">
            <text:p>0.002704</text:p>
          </table:table-cell>
          <table:table-cell office:value-type="float" office:value="0.46" calcext:value-type="float">
            <text:p>0.46</text:p>
          </table:table-cell>
          <table:table-cell table:formula="of:=([norm.BN10]-[norm.BO$5])^2" office:value-type="float" office:value="0.00132011111111109" calcext:value-type="float">
            <text:p>0.0013201111</text:p>
          </table:table-cell>
          <table:table-cell office:value-type="float" office:value="0.49" calcext:value-type="float">
            <text:p>0.49</text:p>
          </table:table-cell>
          <table:table-cell table:formula="of:=([norm.BP10]-[norm.BQ$5])^2" office:value-type="float" office:value="0.00804011111111116" calcext:value-type="float">
            <text:p>0.0080401111</text:p>
          </table:table-cell>
          <table:table-cell office:value-type="float" office:value="0" calcext:value-type="float">
            <text:p>0</text:p>
          </table:table-cell>
          <table:table-cell table:formula="of:=([norm.BR10]-[norm.BS$5])^2" office:value-type="float" office:value="0.1521" calcext:value-type="float">
            <text:p>0.1521</text:p>
          </table:table-cell>
          <table:table-cell office:value-type="float" office:value="0.45" calcext:value-type="float">
            <text:p>0.45</text:p>
          </table:table-cell>
          <table:table-cell table:formula="of:=([norm.BT10]-[norm.BU$5])^2" office:value-type="float" office:value="0.033124" calcext:value-type="float">
            <text:p>0.033124</text:p>
          </table:table-cell>
          <table:table-cell office:value-type="float" office:value="0.34" calcext:value-type="float">
            <text:p>0.34</text:p>
          </table:table-cell>
          <table:table-cell table:formula="of:=([norm.BV10]-[norm.BW$5])^2" office:value-type="float" office:value="0.026896" calcext:value-type="float">
            <text:p>0.026896</text:p>
          </table:table-cell>
          <table:table-cell office:value-type="float" office:value="0.12" calcext:value-type="float">
            <text:p>0.12</text:p>
          </table:table-cell>
          <table:table-cell table:formula="of:=([norm.BX10]-[norm.BY$5])^2" office:value-type="float" office:value="0.000136111111111119" calcext:value-type="float">
            <text:p>0.0001361111</text:p>
          </table:table-cell>
          <table:table-cell office:value-type="float" office:value="0" calcext:value-type="float">
            <text:p>0</text:p>
          </table:table-cell>
          <table:table-cell table:formula="of:=([norm.BZ10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0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table:formula="of:=([norm.B11]-[norm.C$5])^2" office:value-type="float" office:value="0.00348100000000001" calcext:value-type="float">
            <text:p>0.003481</text:p>
          </table:table-cell>
          <table:table-cell office:value-type="float" office:value="0.49" calcext:value-type="float">
            <text:p>0.49</text:p>
          </table:table-cell>
          <table:table-cell table:formula="of:=([norm.D11]-[norm.E$5])^2" office:value-type="float" office:value="0.000940444444444469" calcext:value-type="float">
            <text:p>0.0009404444</text:p>
          </table:table-cell>
          <table:table-cell office:value-type="float" office:value="0.52" calcext:value-type="float">
            <text:p>0.52</text:p>
          </table:table-cell>
          <table:table-cell table:formula="of:=([norm.F11]-[norm.G$5])^2" office:value-type="float" office:value="0.00567511111111106" calcext:value-type="float">
            <text:p>0.0056751111</text:p>
          </table:table-cell>
          <table:table-cell office:value-type="float" office:value="0.52" calcext:value-type="float">
            <text:p>0.52</text:p>
          </table:table-cell>
          <table:table-cell table:formula="of:=([norm.H11]-[norm.I$5])^2" office:value-type="float" office:value="0.0113067777777777" calcext:value-type="float">
            <text:p>0.0113067778</text:p>
          </table:table-cell>
          <table:table-cell office:value-type="float" office:value="0.53" calcext:value-type="float">
            <text:p>0.53</text:p>
          </table:table-cell>
          <table:table-cell table:formula="of:=([norm.J11]-[norm.K$5])^2" office:value-type="float" office:value="0.0250694444444443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1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1]-[norm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norm.V11]-[norm.W$5])^2" office:value-type="float" office:value="0.000560111111111114" calcext:value-type="float">
            <text:p>0.0005601111</text:p>
          </table:table-cell>
          <table:table-cell office:value-type="float" office:value="0.56" calcext:value-type="float">
            <text:p>0.56</text:p>
          </table:table-cell>
          <table:table-cell table:formula="of:=([norm.X11]-[norm.Y$5])^2" office:value-type="float" office:value="0.000576000000000001" calcext:value-type="float">
            <text:p>0.000576</text:p>
          </table:table-cell>
          <table:table-cell office:value-type="float" office:value="0.43" calcext:value-type="float">
            <text:p>0.43</text:p>
          </table:table-cell>
          <table:table-cell table:formula="of:=([norm.Z11]-[norm.AA$5])^2" office:value-type="float" office:value="0.002209" calcext:value-type="float">
            <text:p>0.002209</text:p>
          </table:table-cell>
          <table:table-cell office:value-type="float" office:value="0.57" calcext:value-type="float">
            <text:p>0.57</text:p>
          </table:table-cell>
          <table:table-cell table:formula="of:=([norm.AB11]-[norm.AC$5])^2" office:value-type="float" office:value="0.0140817777777779" calcext:value-type="float">
            <text:p>0.0140817778</text:p>
          </table:table-cell>
          <table:table-cell office:value-type="float" office:value="0" calcext:value-type="float">
            <text:p>0</text:p>
          </table:table-cell>
          <table:table-cell table:formula="of:=([norm.AD11]-[norm.AE$5])^2" office:value-type="float" office:value="0.114695111111111" calcext:value-type="float">
            <text:p>0.1146951111</text:p>
          </table:table-cell>
          <table:table-cell office:value-type="float" office:value="0.52" calcext:value-type="float">
            <text:p>0.52</text:p>
          </table:table-cell>
          <table:table-cell table:formula="of:=([norm.AF11]-[norm.AG$5])^2" office:value-type="float" office:value="0.0638404444444446" calcext:value-type="float">
            <text:p>0.0638404444</text:p>
          </table:table-cell>
          <table:table-cell office:value-type="float" office:value="0.35" calcext:value-type="float">
            <text:p>0.35</text:p>
          </table:table-cell>
          <table:table-cell table:formula="of:=([norm.AH11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11]-[norm.AK$5])^2" office:value-type="float" office:value="0.013767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1]-[norm.AM$5])^2" office:value-type="float" office:value="0.00852544444444444" calcext:value-type="float">
            <text:p>0.0085254444</text:p>
          </table:table-cell>
          <table:table-cell office:value-type="float" office:value="0.03" calcext:value-type="float">
            <text:p>0.03</text:p>
          </table:table-cell>
          <table:table-cell table:formula="of:=([norm.AN11]-[norm.AO$5])^2" office:value-type="float" office:value="0.000277777777777779" calcext:value-type="float">
            <text:p>0.0002777778</text:p>
          </table:table-cell>
          <table:table-cell office:value-type="float" office:value="0.83" calcext:value-type="float">
            <text:p>0.83</text:p>
          </table:table-cell>
          <table:table-cell table:formula="of:=([norm.AP11]-[norm.AQ$5])^2" office:value-type="float" office:value="0.0014187777777778" calcext:value-type="float">
            <text:p>0.0014187778</text:p>
          </table:table-cell>
          <table:table-cell office:value-type="float" office:value="0.44" calcext:value-type="float">
            <text:p>0.44</text:p>
          </table:table-cell>
          <table:table-cell table:formula="of:=([norm.AR11]-[norm.AS$5])^2" office:value-type="float" office:value="0.00613611111111107" calcext:value-type="float">
            <text:p>0.0061361111</text:p>
          </table:table-cell>
          <table:table-cell office:value-type="float" office:value="0.55" calcext:value-type="float">
            <text:p>0.55</text:p>
          </table:table-cell>
          <table:table-cell table:formula="of:=([norm.AT11]-[norm.AU$5])^2" office:value-type="float" office:value="0.00288011111111115" calcext:value-type="float">
            <text:p>0.0028801111</text:p>
          </table:table-cell>
          <table:table-cell office:value-type="float" office:value="0.55" calcext:value-type="float">
            <text:p>0.55</text:p>
          </table:table-cell>
          <table:table-cell table:formula="of:=([norm.AV11]-[norm.AW$5])^2" office:value-type="float" office:value="0.00344177777777782" calcext:value-type="float">
            <text:p>0.0034417778</text:p>
          </table:table-cell>
          <table:table-cell office:value-type="float" office:value="0" calcext:value-type="float">
            <text:p>0</text:p>
          </table:table-cell>
          <table:table-cell table:formula="of:=([norm.AX11]-[norm.AY$5])^2" office:value-type="float" office:value="0.147456" calcext:value-type="float">
            <text:p>0.147456</text:p>
          </table:table-cell>
          <table:table-cell office:value-type="float" office:value="0.48" calcext:value-type="float">
            <text:p>0.48</text:p>
          </table:table-cell>
          <table:table-cell table:formula="of:=([norm.AZ11]-[norm.BA$5])^2" office:value-type="float" office:value="0.0140817777777779" calcext:value-type="float">
            <text:p>0.0140817778</text:p>
          </table:table-cell>
          <table:table-cell office:value-type="float" office:value="0.32" calcext:value-type="float">
            <text:p>0.32</text:p>
          </table:table-cell>
          <table:table-cell table:formula="of:=([norm.BB11]-[norm.BC$5])^2" office:value-type="float" office:value="0.00852544444444438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11]-[norm.BE$5])^2" office:value-type="float" office:value="0.011736111111111" calcext:value-type="float">
            <text:p>0.0117361111</text:p>
          </table:table-cell>
          <table:table-cell office:value-type="float" office:value="0.12" calcext:value-type="float">
            <text:p>0.12</text:p>
          </table:table-cell>
          <table:table-cell table:formula="of:=([norm.BF11]-[norm.BG$5])^2" office:value-type="float" office:value="0.00182044444444445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BH11]-[norm.BI$5])^2" office:value-type="float" office:value="0.000106777777777777" calcext:value-type="float">
            <text:p>0.0001067778</text:p>
          </table:table-cell>
          <table:table-cell office:value-type="float" office:value="0.74" calcext:value-type="float">
            <text:p>0.74</text:p>
          </table:table-cell>
          <table:table-cell table:formula="of:=([norm.BJ11]-[norm.BK$5])^2" office:value-type="float" office:value="0.002809" calcext:value-type="float">
            <text:p>0.002809</text:p>
          </table:table-cell>
          <table:table-cell office:value-type="float" office:value="0.57" calcext:value-type="float">
            <text:p>0.57</text:p>
          </table:table-cell>
          <table:table-cell table:formula="of:=([norm.BL11]-[norm.BM$5])^2" office:value-type="float" office:value="0.002304" calcext:value-type="float">
            <text:p>0.002304</text:p>
          </table:table-cell>
          <table:table-cell office:value-type="float" office:value="0.46" calcext:value-type="float">
            <text:p>0.46</text:p>
          </table:table-cell>
          <table:table-cell table:formula="of:=([norm.BN11]-[norm.BO$5])^2" office:value-type="float" office:value="0.00132011111111109" calcext:value-type="float">
            <text:p>0.0013201111</text:p>
          </table:table-cell>
          <table:table-cell office:value-type="float" office:value="0.49" calcext:value-type="float">
            <text:p>0.49</text:p>
          </table:table-cell>
          <table:table-cell table:formula="of:=([norm.BP11]-[norm.BQ$5])^2" office:value-type="float" office:value="0.00804011111111116" calcext:value-type="float">
            <text:p>0.0080401111</text:p>
          </table:table-cell>
          <table:table-cell office:value-type="float" office:value="0.5" calcext:value-type="float">
            <text:p>0.5</text:p>
          </table:table-cell>
          <table:table-cell table:formula="of:=([norm.BR11]-[norm.BS$5])^2" office:value-type="float" office:value="0.0121" calcext:value-type="float">
            <text:p>0.0121</text:p>
          </table:table-cell>
          <table:table-cell office:value-type="float" office:value="0.52" calcext:value-type="float">
            <text:p>0.52</text:p>
          </table:table-cell>
          <table:table-cell table:formula="of:=([norm.BT11]-[norm.BU$5])^2" office:value-type="float" office:value="0.063504" calcext:value-type="float">
            <text:p>0.063504</text:p>
          </table:table-cell>
          <table:table-cell office:value-type="float" office:value="0.31" calcext:value-type="float">
            <text:p>0.31</text:p>
          </table:table-cell>
          <table:table-cell table:formula="of:=([norm.BV11]-[norm.BW$5])^2" office:value-type="float" office:value="0.017956" calcext:value-type="float">
            <text:p>0.017956</text:p>
          </table:table-cell>
          <table:table-cell office:value-type="float" office:value="0.2" calcext:value-type="float">
            <text:p>0.2</text:p>
          </table:table-cell>
          <table:table-cell table:formula="of:=([norm.BX11]-[norm.BY$5])^2" office:value-type="float" office:value="0.00840277777777784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11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table:formula="of:=([norm.B12]-[norm.C$5])^2" office:value-type="float" office:value="0.000121" calcext:value-type="float">
            <text:p>0.000121</text:p>
          </table:table-cell>
          <table:table-cell office:value-type="float" office:value="0.48" calcext:value-type="float">
            <text:p>0.48</text:p>
          </table:table-cell>
          <table:table-cell table:formula="of:=([norm.D12]-[norm.E$5])^2" office:value-type="float" office:value="0.00165377777777781" calcext:value-type="float">
            <text:p>0.0016537778</text:p>
          </table:table-cell>
          <table:table-cell office:value-type="float" office:value="0.59" calcext:value-type="float">
            <text:p>0.59</text:p>
          </table:table-cell>
          <table:table-cell table:formula="of:=([norm.F12]-[norm.G$5])^2" office:value-type="float" office:value="0.0211217777777777" calcext:value-type="float">
            <text:p>0.0211217778</text:p>
          </table:table-cell>
          <table:table-cell office:value-type="float" office:value="0.45" calcext:value-type="float">
            <text:p>0.45</text:p>
          </table:table-cell>
          <table:table-cell table:formula="of:=([norm.H12]-[norm.I$5])^2" office:value-type="float" office:value="0.00132011111111109" calcext:value-type="float">
            <text:p>0.0013201111</text:p>
          </table:table-cell>
          <table:table-cell office:value-type="float" office:value="0.56" calcext:value-type="float">
            <text:p>0.56</text:p>
          </table:table-cell>
          <table:table-cell table:formula="of:=([norm.J12]-[norm.K$5])^2" office:value-type="float" office:value="0.0354694444444443" calcext:value-type="float">
            <text:p>0.0354694444</text:p>
          </table:table-cell>
          <table:table-cell office:value-type="float" office:value="0" calcext:value-type="float">
            <text:p>0</text:p>
          </table:table-cell>
          <table:table-cell table:formula="of:=([norm.L1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2]-[norm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norm.V12]-[norm.W$5])^2" office:value-type="float" office:value="0.000186777777777779" calcext:value-type="float">
            <text:p>0.0001867778</text:p>
          </table:table-cell>
          <table:table-cell office:value-type="float" office:value="0.5" calcext:value-type="float">
            <text:p>0.5</text:p>
          </table:table-cell>
          <table:table-cell table:formula="of:=([norm.X12]-[norm.Y$5])^2" office:value-type="float" office:value="0.001296" calcext:value-type="float">
            <text:p>0.001296</text:p>
          </table:table-cell>
          <table:table-cell office:value-type="float" office:value="0.54" calcext:value-type="float">
            <text:p>0.54</text:p>
          </table:table-cell>
          <table:table-cell table:formula="of:=([norm.Z12]-[norm.AA$5])^2" office:value-type="float" office:value="0.003969" calcext:value-type="float">
            <text:p>0.003969</text:p>
          </table:table-cell>
          <table:table-cell office:value-type="float" office:value="0.45" calcext:value-type="float">
            <text:p>0.45</text:p>
          </table:table-cell>
          <table:table-cell table:formula="of:=([norm.AB12]-[norm.AC$5])^2" office:value-type="float" office:value="0.00000177777777777694" calcext:value-type="float">
            <text:p>1.77777777777694E-06</text:p>
          </table:table-cell>
          <table:table-cell office:value-type="float" office:value="0" calcext:value-type="float">
            <text:p>0</text:p>
          </table:table-cell>
          <table:table-cell table:formula="of:=([norm.AD12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12]-[norm.AG$5])^2" office:value-type="float" office:value="0.071467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12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2]-[norm.AK$5])^2" office:value-type="float" office:value="0.013767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2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12]-[norm.AO$5])^2" office:value-type="float" office:value="0.000177777777777777" calcext:value-type="float">
            <text:p>0.0001777778</text:p>
          </table:table-cell>
          <table:table-cell office:value-type="float" office:value="0.78" calcext:value-type="float">
            <text:p>0.78</text:p>
          </table:table-cell>
          <table:table-cell table:formula="of:=([norm.AP12]-[norm.AQ$5])^2" office:value-type="float" office:value="0.000152111111111105" calcext:value-type="float">
            <text:p>0.0001521111</text:p>
          </table:table-cell>
          <table:table-cell office:value-type="float" office:value="0.63" calcext:value-type="float">
            <text:p>0.63</text:p>
          </table:table-cell>
          <table:table-cell table:formula="of:=([norm.AR12]-[norm.AS$5])^2" office:value-type="float" office:value="0.0124694444444445" calcext:value-type="float">
            <text:p>0.0124694444</text:p>
          </table:table-cell>
          <table:table-cell office:value-type="float" office:value="0.45" calcext:value-type="float">
            <text:p>0.45</text:p>
          </table:table-cell>
          <table:table-cell table:formula="of:=([norm.AT12]-[norm.AU$5])^2" office:value-type="float" office:value="0.00214677777777775" calcext:value-type="float">
            <text:p>0.0021467778</text:p>
          </table:table-cell>
          <table:table-cell office:value-type="float" office:value="0.49" calcext:value-type="float">
            <text:p>0.49</text:p>
          </table:table-cell>
          <table:table-cell table:formula="of:=([norm.AV12]-[norm.AW$5])^2" office:value-type="float" office:value="0.00000177777777777694" calcext:value-type="float">
            <text:p>1.77777777777694E-06</text:p>
          </table:table-cell>
          <table:table-cell office:value-type="float" office:value="0.61" calcext:value-type="float">
            <text:p>0.61</text:p>
          </table:table-cell>
          <table:table-cell table:formula="of:=([norm.AX12]-[norm.AY$5])^2" office:value-type="float" office:value="0.051076" calcext:value-type="float">
            <text:p>0.051076</text:p>
          </table:table-cell>
          <table:table-cell office:value-type="float" office:value="0" calcext:value-type="float">
            <text:p>0</text:p>
          </table:table-cell>
          <table:table-cell table:formula="of:=([norm.AZ12]-[norm.BA$5])^2" office:value-type="float" office:value="0.130561777777778" calcext:value-type="float">
            <text:p>0.1305617778</text:p>
          </table:table-cell>
          <table:table-cell office:value-type="float" office:value="0.3" calcext:value-type="float">
            <text:p>0.3</text:p>
          </table:table-cell>
          <table:table-cell table:formula="of:=([norm.BB12]-[norm.BC$5])^2" office:value-type="float" office:value="0.00523211111111107" calcext:value-type="float">
            <text:p>0.0052321111</text:p>
          </table:table-cell>
          <table:table-cell office:value-type="float" office:value="0.23" calcext:value-type="float">
            <text:p>0.23</text:p>
          </table:table-cell>
          <table:table-cell table:formula="of:=([norm.BD12]-[norm.BE$5])^2" office:value-type="float" office:value="0.0148027777777779" calcext:value-type="float">
            <text:p>0.0148027778</text:p>
          </table:table-cell>
          <table:table-cell office:value-type="float" office:value="0" calcext:value-type="float">
            <text:p>0</text:p>
          </table:table-cell>
          <table:table-cell table:formula="of:=([norm.BF12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2]-[norm.BI$5])^2" office:value-type="float" office:value="0.000106777777777777" calcext:value-type="float">
            <text:p>0.0001067778</text:p>
          </table:table-cell>
          <table:table-cell office:value-type="float" office:value="0.81" calcext:value-type="float">
            <text:p>0.81</text:p>
          </table:table-cell>
          <table:table-cell table:formula="of:=([norm.BJ12]-[norm.BK$5])^2" office:value-type="float" office:value="0.000289" calcext:value-type="float">
            <text:p>0.000289</text:p>
          </table:table-cell>
          <table:table-cell office:value-type="float" office:value="0.45" calcext:value-type="float">
            <text:p>0.45</text:p>
          </table:table-cell>
          <table:table-cell table:formula="of:=([norm.BL12]-[norm.BM$5])^2" office:value-type="float" office:value="0.005184" calcext:value-type="float">
            <text:p>0.005184</text:p>
          </table:table-cell>
          <table:table-cell office:value-type="float" office:value="0.57" calcext:value-type="float">
            <text:p>0.57</text:p>
          </table:table-cell>
          <table:table-cell table:formula="of:=([norm.BN12]-[norm.BO$5])^2" office:value-type="float" office:value="0.00542677777777783" calcext:value-type="float">
            <text:p>0.0054267778</text:p>
          </table:table-cell>
          <table:table-cell office:value-type="float" office:value="0" calcext:value-type="float">
            <text:p>0</text:p>
          </table:table-cell>
          <table:table-cell table:formula="of:=([norm.BP12]-[norm.BQ$5])^2" office:value-type="float" office:value="0.160266777777778" calcext:value-type="float">
            <text:p>0.1602667778</text:p>
          </table:table-cell>
          <table:table-cell office:value-type="float" office:value="0" calcext:value-type="float">
            <text:p>0</text:p>
          </table:table-cell>
          <table:table-cell table:formula="of:=([norm.BR12]-[norm.BS$5])^2" office:value-type="float" office:value="0.1521" calcext:value-type="float">
            <text:p>0.1521</text:p>
          </table:table-cell>
          <table:table-cell office:value-type="float" office:value="0.48" calcext:value-type="float">
            <text:p>0.48</text:p>
          </table:table-cell>
          <table:table-cell table:formula="of:=([norm.BT12]-[norm.BU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norm.BV12]-[norm.BW$5])^2" office:value-type="float" office:value="0.030976" calcext:value-type="float">
            <text:p>0.030976</text:p>
          </table:table-cell>
          <table:table-cell office:value-type="float" office:value="0.17" calcext:value-type="float">
            <text:p>0.17</text:p>
          </table:table-cell>
          <table:table-cell table:formula="of:=([norm.BX12]-[norm.BY$5])^2" office:value-type="float" office:value="0.00380277777777782" calcext:value-type="float">
            <text:p>0.0038027778</text:p>
          </table:table-cell>
          <table:table-cell office:value-type="float" office:value="0.07" calcext:value-type="float">
            <text:p>0.07</text:p>
          </table:table-cell>
          <table:table-cell table:formula="of:=([norm.BZ12]-[norm.CA$5])^2"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norm.CB1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.71</text:p>
          </table:table-cell>
          <table:table-cell table:formula="of:=([norm.B13]-[norm.C$5])^2" office:value-type="float" office:value="0.001681" calcext:value-type="float">
            <text:p>0.001681</text:p>
          </table:table-cell>
          <table:table-cell office:value-type="float" office:value="0.5" calcext:value-type="float">
            <text:p>0.5</text:p>
          </table:table-cell>
          <table:table-cell table:formula="of:=([norm.D13]-[norm.E$5])^2" office:value-type="float" office:value="0.000427111111111127" calcext:value-type="float">
            <text:p>0.0004271111</text:p>
          </table:table-cell>
          <table:table-cell office:value-type="float" office:value="0.46" calcext:value-type="float">
            <text:p>0.46</text:p>
          </table:table-cell>
          <table:table-cell table:formula="of:=([norm.F13]-[norm.G$5])^2" office:value-type="float" office:value="0.0002351111111111" calcext:value-type="float">
            <text:p>0.0002351111</text:p>
          </table:table-cell>
          <table:table-cell office:value-type="float" office:value="0.6" calcext:value-type="float">
            <text:p>0.6</text:p>
          </table:table-cell>
          <table:table-cell table:formula="of:=([norm.H13]-[norm.I$5])^2" office:value-type="float" office:value="0.034720111111111" calcext:value-type="float">
            <text:p>0.0347201111</text:p>
          </table:table-cell>
          <table:table-cell office:value-type="float" office:value="0.49" calcext:value-type="float">
            <text:p>0.49</text:p>
          </table:table-cell>
          <table:table-cell table:formula="of:=([norm.J13]-[norm.K$5])^2" office:value-type="float" office:value="0.0140027777777777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1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3]-[norm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norm.V13]-[norm.W$5])^2" office:value-type="float" office:value="0.0000134444444444447" calcext:value-type="float">
            <text:p>1.34444444444447E-05</text:p>
          </table:table-cell>
          <table:table-cell office:value-type="float" office:value="0.51" calcext:value-type="float">
            <text:p>0.51</text:p>
          </table:table-cell>
          <table:table-cell table:formula="of:=([norm.X13]-[norm.Y$5])^2" office:value-type="float" office:value="0.000676000000000001" calcext:value-type="float">
            <text:p>0.000676</text:p>
          </table:table-cell>
          <table:table-cell office:value-type="float" office:value="0.46" calcext:value-type="float">
            <text:p>0.46</text:p>
          </table:table-cell>
          <table:table-cell table:formula="of:=([norm.Z13]-[norm.AA$5])^2" office:value-type="float" office:value="0.000289" calcext:value-type="float">
            <text:p>0.000289</text:p>
          </table:table-cell>
          <table:table-cell office:value-type="float" office:value="0.43" calcext:value-type="float">
            <text:p>0.43</text:p>
          </table:table-cell>
          <table:table-cell table:formula="of:=([norm.AB13]-[norm.AC$5])^2" office:value-type="float" office:value="0.000455111111111098" calcext:value-type="float">
            <text:p>0.0004551111</text:p>
          </table:table-cell>
          <table:table-cell office:value-type="float" office:value="0.51" calcext:value-type="float">
            <text:p>0.51</text:p>
          </table:table-cell>
          <table:table-cell table:formula="of:=([norm.AD13]-[norm.AE$5])^2" office:value-type="float" office:value="0.029355111111111" calcext:value-type="float">
            <text:p>0.0293551111</text:p>
          </table:table-cell>
          <table:table-cell office:value-type="float" office:value="0.49" calcext:value-type="float">
            <text:p>0.49</text:p>
          </table:table-cell>
          <table:table-cell table:formula="of:=([norm.AF13]-[norm.AG$5])^2" office:value-type="float" office:value="0.0495804444444446" calcext:value-type="float">
            <text:p>0.0495804444</text:p>
          </table:table-cell>
          <table:table-cell office:value-type="float" office:value="0.34" calcext:value-type="float">
            <text:p>0.34</text:p>
          </table:table-cell>
          <table:table-cell table:formula="of:=([norm.AH13]-[norm.AI$5])^2" office:value-type="float" office:value="0.003364" calcext:value-type="float">
            <text:p>0.003364</text:p>
          </table:table-cell>
          <table:table-cell office:value-type="float" office:value="0.22" calcext:value-type="float">
            <text:p>0.22</text:p>
          </table:table-cell>
          <table:table-cell table:formula="of:=([norm.AJ13]-[norm.AK$5])^2" office:value-type="float" office:value="0.0105404444444445" calcext:value-type="float">
            <text:p>0.0105404444</text:p>
          </table:table-cell>
          <table:table-cell office:value-type="float" office:value="0.08" calcext:value-type="float">
            <text:p>0.08</text:p>
          </table:table-cell>
          <table:table-cell table:formula="of:=([norm.AL13]-[norm.AM$5])^2" office:value-type="float" office:value="0.00015211111111111" calcext:value-type="float">
            <text:p>0.0001521111</text:p>
          </table:table-cell>
          <table:table-cell office:value-type="float" office:value="0" calcext:value-type="float">
            <text:p>0</text:p>
          </table:table-cell>
          <table:table-cell table:formula="of:=([norm.AN13]-[norm.AO$5])^2" office:value-type="float" office:value="0.000177777777777777" calcext:value-type="float">
            <text:p>0.0001777778</text:p>
          </table:table-cell>
          <table:table-cell office:value-type="float" office:value="0.72" calcext:value-type="float">
            <text:p>0.72</text:p>
          </table:table-cell>
          <table:table-cell table:formula="of:=([norm.AP13]-[norm.AQ$5])^2" office:value-type="float" office:value="0.00523211111111108" calcext:value-type="float">
            <text:p>0.0052321111</text:p>
          </table:table-cell>
          <table:table-cell office:value-type="float" office:value="0.56" calcext:value-type="float">
            <text:p>0.56</text:p>
          </table:table-cell>
          <table:table-cell table:formula="of:=([norm.AR13]-[norm.AS$5])^2" office:value-type="float" office:value="0.00173611111111114" calcext:value-type="float">
            <text:p>0.0017361111</text:p>
          </table:table-cell>
          <table:table-cell office:value-type="float" office:value="0.51" calcext:value-type="float">
            <text:p>0.51</text:p>
          </table:table-cell>
          <table:table-cell table:formula="of:=([norm.AT13]-[norm.AU$5])^2" office:value-type="float" office:value="0.000186777777777787" calcext:value-type="float">
            <text:p>0.0001867778</text:p>
          </table:table-cell>
          <table:table-cell office:value-type="float" office:value="0.58" calcext:value-type="float">
            <text:p>0.58</text:p>
          </table:table-cell>
          <table:table-cell table:formula="of:=([norm.AV13]-[norm.AW$5])^2" office:value-type="float" office:value="0.00786177777777783" calcext:value-type="float">
            <text:p>0.0078617778</text:p>
          </table:table-cell>
          <table:table-cell office:value-type="float" office:value="0.54" calcext:value-type="float">
            <text:p>0.54</text:p>
          </table:table-cell>
          <table:table-cell table:formula="of:=([norm.AX13]-[norm.AY$5])^2" office:value-type="float" office:value="0.024336" calcext:value-type="float">
            <text:p>0.024336</text:p>
          </table:table-cell>
          <table:table-cell office:value-type="float" office:value="0.47" calcext:value-type="float">
            <text:p>0.47</text:p>
          </table:table-cell>
          <table:table-cell table:formula="of:=([norm.AZ13]-[norm.BA$5])^2" office:value-type="float" office:value="0.0118084444444445" calcext:value-type="float">
            <text:p>0.0118084444</text:p>
          </table:table-cell>
          <table:table-cell office:value-type="float" office:value="0" calcext:value-type="float">
            <text:p>0</text:p>
          </table:table-cell>
          <table:table-cell table:formula="of:=([norm.BB13]-[norm.BC$5])^2" office:value-type="float" office:value="0.0518321111111113" calcext:value-type="float">
            <text:p>0.0518321111</text:p>
          </table:table-cell>
          <table:table-cell office:value-type="float" office:value="0.2" calcext:value-type="float">
            <text:p>0.2</text:p>
          </table:table-cell>
          <table:table-cell table:formula="of:=([norm.BD13]-[norm.BE$5])^2" office:value-type="float" office:value="0.00840277777777784" calcext:value-type="float">
            <text:p>0.0084027778</text:p>
          </table:table-cell>
          <table:table-cell office:value-type="float" office:value="0.17" calcext:value-type="float">
            <text:p>0.17</text:p>
          </table:table-cell>
          <table:table-cell table:formula="of:=([norm.BF13]-[norm.BG$5])^2" office:value-type="float" office:value="0.00858711111111112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norm.BH13]-[norm.BI$5])^2" office:value-type="float" office:value="0.000106777777777777" calcext:value-type="float">
            <text:p>0.0001067778</text:p>
          </table:table-cell>
          <table:table-cell office:value-type="float" office:value="0.77" calcext:value-type="float">
            <text:p>0.77</text:p>
          </table:table-cell>
          <table:table-cell table:formula="of:=([norm.BJ13]-[norm.BK$5])^2" office:value-type="float" office:value="0.000529000000000001" calcext:value-type="float">
            <text:p>0.000529</text:p>
          </table:table-cell>
          <table:table-cell office:value-type="float" office:value="0.57" calcext:value-type="float">
            <text:p>0.57</text:p>
          </table:table-cell>
          <table:table-cell table:formula="of:=([norm.BL13]-[norm.BM$5])^2" office:value-type="float" office:value="0.002304" calcext:value-type="float">
            <text:p>0.002304</text:p>
          </table:table-cell>
          <table:table-cell office:value-type="float" office:value="0.53" calcext:value-type="float">
            <text:p>0.53</text:p>
          </table:table-cell>
          <table:table-cell table:formula="of:=([norm.BN13]-[norm.BO$5])^2" office:value-type="float" office:value="0.00113344444444447" calcext:value-type="float">
            <text:p>0.0011334444</text:p>
          </table:table-cell>
          <table:table-cell office:value-type="float" office:value="0.42" calcext:value-type="float">
            <text:p>0.42</text:p>
          </table:table-cell>
          <table:table-cell table:formula="of:=([norm.BP13]-[norm.BQ$5])^2" office:value-type="float" office:value="0.000386777777777789" calcext:value-type="float">
            <text:p>0.0003867778</text:p>
          </table:table-cell>
          <table:table-cell office:value-type="float" office:value="0.59" calcext:value-type="float">
            <text:p>0.59</text:p>
          </table:table-cell>
          <table:table-cell table:formula="of:=([norm.BR13]-[norm.BS$5])^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[norm.BT13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13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3]-[norm.BY$5])^2" office:value-type="float" office:value="0.011736111111111" calcext:value-type="float">
            <text:p>0.0117361111</text:p>
          </table:table-cell>
          <table:table-cell office:value-type="float" office:value="0.09" calcext:value-type="float">
            <text:p>0.09</text:p>
          </table:table-cell>
          <table:table-cell table:formula="of:=([norm.BZ13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13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formula="of:=([norm.B14]-[norm.C$5])^2" office:value-type="float" office:value="0.00260099999999999" calcext:value-type="float">
            <text:p>0.002601</text:p>
          </table:table-cell>
          <table:table-cell office:value-type="float" office:value="0.47" calcext:value-type="float">
            <text:p>0.47</text:p>
          </table:table-cell>
          <table:table-cell table:formula="of:=([norm.D14]-[norm.E$5])^2" office:value-type="float" office:value="0.00256711111111115" calcext:value-type="float">
            <text:p>0.0025671111</text:p>
          </table:table-cell>
          <table:table-cell office:value-type="float" office:value="0.47" calcext:value-type="float">
            <text:p>0.47</text:p>
          </table:table-cell>
          <table:table-cell table:formula="of:=([norm.F14]-[norm.G$5])^2" office:value-type="float" office:value="0.00064177777777776" calcext:value-type="float">
            <text:p>0.0006417778</text:p>
          </table:table-cell>
          <table:table-cell office:value-type="float" office:value="0.48" calcext:value-type="float">
            <text:p>0.48</text:p>
          </table:table-cell>
          <table:table-cell table:formula="of:=([norm.H14]-[norm.I$5])^2" office:value-type="float" office:value="0.00440011111111106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1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4]-[norm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norm.V14]-[norm.W$5])^2" office:value-type="float" office:value="0.000186777777777779" calcext:value-type="float">
            <text:p>0.0001867778</text:p>
          </table:table-cell>
          <table:table-cell office:value-type="float" office:value="0.52" calcext:value-type="float">
            <text:p>0.52</text:p>
          </table:table-cell>
          <table:table-cell table:formula="of:=([norm.X14]-[norm.Y$5])^2" office:value-type="float" office:value="0.000256" calcext:value-type="float">
            <text:p>0.000256</text:p>
          </table:table-cell>
          <table:table-cell office:value-type="float" office:value="0.58" calcext:value-type="float">
            <text:p>0.58</text:p>
          </table:table-cell>
          <table:table-cell table:formula="of:=([norm.Z14]-[norm.AA$5])^2" office:value-type="float" office:value="0.010609" calcext:value-type="float">
            <text:p>0.010609</text:p>
          </table:table-cell>
          <table:table-cell office:value-type="float" office:value="0" calcext:value-type="float">
            <text:p>0</text:p>
          </table:table-cell>
          <table:table-cell table:formula="of:=([norm.AB14]-[norm.AC$5])^2" office:value-type="float" office:value="0.203701777777778" calcext:value-type="float">
            <text:p>0.2037017778</text:p>
          </table:table-cell>
          <table:table-cell office:value-type="float" office:value="0" calcext:value-type="float">
            <text:p>0</text:p>
          </table:table-cell>
          <table:table-cell table:formula="of:=([norm.AD14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14]-[norm.AG$5])^2" office:value-type="float" office:value="0.071467111111111" calcext:value-type="float">
            <text:p>0.0714671111</text:p>
          </table:table-cell>
          <table:table-cell office:value-type="float" office:value="0.38" calcext:value-type="float">
            <text:p>0.38</text:p>
          </table:table-cell>
          <table:table-cell table:formula="of:=([norm.AH14]-[norm.AI$5])^2" office:value-type="float" office:value="0.00960399999999999" calcext:value-type="float">
            <text:p>0.009604</text:p>
          </table:table-cell>
          <table:table-cell office:value-type="float" office:value="0.21" calcext:value-type="float">
            <text:p>0.21</text:p>
          </table:table-cell>
          <table:table-cell table:formula="of:=([norm.AJ14]-[norm.AK$5])^2" office:value-type="float" office:value="0.00858711111111117" calcext:value-type="float">
            <text:p>0.0085871111</text:p>
          </table:table-cell>
          <table:table-cell office:value-type="float" office:value="0.12" calcext:value-type="float">
            <text:p>0.12</text:p>
          </table:table-cell>
          <table:table-cell table:formula="of:=([norm.AL14]-[norm.AM$5])^2" office:value-type="float" office:value="0.000765444444444446" calcext:value-type="float">
            <text:p>0.0007654444</text:p>
          </table:table-cell>
          <table:table-cell office:value-type="float" office:value="0.05" calcext:value-type="float">
            <text:p>0.05</text:p>
          </table:table-cell>
          <table:table-cell table:formula="of:=([norm.AN14]-[norm.AO$5])^2" office:value-type="float" office:value="0.00134444444444445" calcext:value-type="float">
            <text:p>0.0013444444</text:p>
          </table:table-cell>
          <table:table-cell office:value-type="float" office:value="0.81" calcext:value-type="float">
            <text:p>0.81</text:p>
          </table:table-cell>
          <table:table-cell table:formula="of:=([norm.AP14]-[norm.AQ$5])^2" office:value-type="float" office:value="0.000312111111111121" calcext:value-type="float">
            <text:p>0.0003121111</text:p>
          </table:table-cell>
          <table:table-cell office:value-type="float" office:value="0.54" calcext:value-type="float">
            <text:p>0.54</text:p>
          </table:table-cell>
          <table:table-cell table:formula="of:=([norm.AR14]-[norm.AS$5])^2" office:value-type="float" office:value="0.000469444444444456" calcext:value-type="float">
            <text:p>0.0004694444</text:p>
          </table:table-cell>
          <table:table-cell office:value-type="float" office:value="0.51" calcext:value-type="float">
            <text:p>0.51</text:p>
          </table:table-cell>
          <table:table-cell table:formula="of:=([norm.AT14]-[norm.AU$5])^2" office:value-type="float" office:value="0.000186777777777787" calcext:value-type="float">
            <text:p>0.0001867778</text:p>
          </table:table-cell>
          <table:table-cell office:value-type="float" office:value="0.46" calcext:value-type="float">
            <text:p>0.46</text:p>
          </table:table-cell>
          <table:table-cell table:formula="of:=([norm.AV14]-[norm.AW$5])^2" office:value-type="float" office:value="0.000981777777777756" calcext:value-type="float">
            <text:p>0.0009817778</text:p>
          </table:table-cell>
          <table:table-cell office:value-type="float" office:value="0.45" calcext:value-type="float">
            <text:p>0.45</text:p>
          </table:table-cell>
          <table:table-cell table:formula="of:=([norm.AX14]-[norm.AY$5])^2" office:value-type="float" office:value="0.004356" calcext:value-type="float">
            <text:p>0.004356</text:p>
          </table:table-cell>
          <table:table-cell office:value-type="float" office:value="0.42" calcext:value-type="float">
            <text:p>0.42</text:p>
          </table:table-cell>
          <table:table-cell table:formula="of:=([norm.AZ14]-[norm.BA$5])^2" office:value-type="float" office:value="0.00344177777777781" calcext:value-type="float">
            <text:p>0.0034417778</text:p>
          </table:table-cell>
          <table:table-cell office:value-type="float" office:value="0.42" calcext:value-type="float">
            <text:p>0.42</text:p>
          </table:table-cell>
          <table:table-cell table:formula="of:=([norm.BB14]-[norm.BC$5])^2" office:value-type="float" office:value="0.036992111111111" calcext:value-type="float">
            <text:p>0.0369921111</text:p>
          </table:table-cell>
          <table:table-cell office:value-type="float" office:value="0.24" calcext:value-type="float">
            <text:p>0.24</text:p>
          </table:table-cell>
          <table:table-cell table:formula="of:=([norm.BD14]-[norm.BE$5])^2" office:value-type="float" office:value="0.0173361111111112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norm.BF14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4]-[norm.BI$5])^2" office:value-type="float" office:value="0.000106777777777777" calcext:value-type="float">
            <text:p>0.0001067778</text:p>
          </table:table-cell>
          <table:table-cell office:value-type="float" office:value="0.78" calcext:value-type="float">
            <text:p>0.78</text:p>
          </table:table-cell>
          <table:table-cell table:formula="of:=([norm.BJ14]-[norm.BK$5])^2" office:value-type="float" office:value="0.000169" calcext:value-type="float">
            <text:p>0.000169</text:p>
          </table:table-cell>
          <table:table-cell office:value-type="float" office:value="0.53" calcext:value-type="float">
            <text:p>0.53</text:p>
          </table:table-cell>
          <table:table-cell table:formula="of:=([norm.BL14]-[norm.BM$5])^2" office:value-type="float" office:value="0.0000640000000000001" calcext:value-type="float">
            <text:p>0.000064</text:p>
          </table:table-cell>
          <table:table-cell office:value-type="float" office:value="0.45" calcext:value-type="float">
            <text:p>0.45</text:p>
          </table:table-cell>
          <table:table-cell table:formula="of:=([norm.BN14]-[norm.BO$5])^2" office:value-type="float" office:value="0.00214677777777775" calcext:value-type="float">
            <text:p>0.0021467778</text:p>
          </table:table-cell>
          <table:table-cell office:value-type="float" office:value="0.5" calcext:value-type="float">
            <text:p>0.5</text:p>
          </table:table-cell>
          <table:table-cell table:formula="of:=([norm.BP14]-[norm.BQ$5])^2" office:value-type="float" office:value="0.0099334444444445" calcext:value-type="float">
            <text:p>0.0099334444</text:p>
          </table:table-cell>
          <table:table-cell office:value-type="float" office:value="0.48" calcext:value-type="float">
            <text:p>0.48</text:p>
          </table:table-cell>
          <table:table-cell table:formula="of:=([norm.BR14]-[norm.BS$5])^2" office:value-type="float" office:value="0.00809999999999999" calcext:value-type="float">
            <text:p>0.0081</text:p>
          </table:table-cell>
          <table:table-cell office:value-type="float" office:value="0.39" calcext:value-type="float">
            <text:p>0.39</text:p>
          </table:table-cell>
          <table:table-cell table:formula="of:=([norm.BT14]-[norm.BU$5])^2" office:value-type="float" office:value="0.014884" calcext:value-type="float">
            <text:p>0.014884</text:p>
          </table:table-cell>
          <table:table-cell office:value-type="float" office:value="0" calcext:value-type="float">
            <text:p>0</text:p>
          </table:table-cell>
          <table:table-cell table:formula="of:=([norm.BV14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4]-[norm.BY$5])^2" office:value-type="float" office:value="0.011736111111111" calcext:value-type="float">
            <text:p>0.0117361111</text:p>
          </table:table-cell>
          <table:table-cell office:value-type="float" office:value="0.03" calcext:value-type="float">
            <text:p>0.03</text:p>
          </table:table-cell>
          <table:table-cell table:formula="of:=([norm.BZ14]-[norm.CA$5])^2" office:value-type="float" office:value="0.000049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1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formula="of:=([norm.B15]-[norm.C$5])^2" office:value-type="float" office:value="0.00260099999999999" calcext:value-type="float">
            <text:p>0.002601</text:p>
          </table:table-cell>
          <table:table-cell office:value-type="float" office:value="0.5" calcext:value-type="float">
            <text:p>0.5</text:p>
          </table:table-cell>
          <table:table-cell table:formula="of:=([norm.D15]-[norm.E$5])^2" office:value-type="float" office:value="0.000427111111111127" calcext:value-type="float">
            <text:p>0.0004271111</text:p>
          </table:table-cell>
          <table:table-cell office:value-type="float" office:value="0.51" calcext:value-type="float">
            <text:p>0.51</text:p>
          </table:table-cell>
          <table:table-cell table:formula="of:=([norm.F15]-[norm.G$5])^2" office:value-type="float" office:value="0.0042684444444444" calcext:value-type="float">
            <text:p>0.0042684444</text:p>
          </table:table-cell>
          <table:table-cell office:value-type="float" office:value="0.5" calcext:value-type="float">
            <text:p>0.5</text:p>
          </table:table-cell>
          <table:table-cell table:formula="of:=([norm.H15]-[norm.I$5])^2" office:value-type="float" office:value="0.00745344444444438" calcext:value-type="float">
            <text:p>0.0074534444</text:p>
          </table:table-cell>
          <table:table-cell office:value-type="float" office:value="0.51" calcext:value-type="float">
            <text:p>0.51</text:p>
          </table:table-cell>
          <table:table-cell table:formula="of:=([norm.J15]-[norm.K$5])^2" office:value-type="float" office:value="0.019136111111111" calcext:value-type="float">
            <text:p>0.0191361111</text:p>
          </table:table-cell>
          <table:table-cell office:value-type="float" office:value="0" calcext:value-type="float">
            <text:p>0</text:p>
          </table:table-cell>
          <table:table-cell table:formula="of:=([norm.L1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5]-[norm.U$5])^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([norm.V15]-[norm.W$5])^2" office:value-type="float" office:value="0.00190677777777778" calcext:value-type="float">
            <text:p>0.0019067778</text:p>
          </table:table-cell>
          <table:table-cell office:value-type="float" office:value="0.58" calcext:value-type="float">
            <text:p>0.58</text:p>
          </table:table-cell>
          <table:table-cell table:formula="of:=([norm.X15]-[norm.Y$5])^2" office:value-type="float" office:value="0.00193599999999999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table:formula="of:=([norm.Z15]-[norm.AA$5])^2" office:value-type="float" office:value="0.227529" calcext:value-type="float">
            <text:p>0.227529</text:p>
          </table:table-cell>
          <table:table-cell office:value-type="float" office:value="0.5" calcext:value-type="float">
            <text:p>0.5</text:p>
          </table:table-cell>
          <table:table-cell table:formula="of:=([norm.AB15]-[norm.AC$5])^2" office:value-type="float" office:value="0.00236844444444447" calcext:value-type="float">
            <text:p>0.0023684444</text:p>
          </table:table-cell>
          <table:table-cell office:value-type="float" office:value="0.57" calcext:value-type="float">
            <text:p>0.57</text:p>
          </table:table-cell>
          <table:table-cell table:formula="of:=([norm.AD15]-[norm.AE$5])^2" office:value-type="float" office:value="0.053515111111111" calcext:value-type="float">
            <text:p>0.0535151111</text:p>
          </table:table-cell>
          <table:table-cell office:value-type="float" office:value="0.45" calcext:value-type="float">
            <text:p>0.45</text:p>
          </table:table-cell>
          <table:table-cell table:formula="of:=([norm.AF15]-[norm.AG$5])^2" office:value-type="float" office:value="0.0333671111111112" calcext:value-type="float">
            <text:p>0.0333671111</text:p>
          </table:table-cell>
          <table:table-cell office:value-type="float" office:value="0.41" calcext:value-type="float">
            <text:p>0.41</text:p>
          </table:table-cell>
          <table:table-cell table:formula="of:=([norm.AH15]-[norm.AI$5])^2" office:value-type="float" office:value="0.016384" calcext:value-type="float">
            <text:p>0.016384</text:p>
          </table:table-cell>
          <table:table-cell office:value-type="float" office:value="0.23" calcext:value-type="float">
            <text:p>0.23</text:p>
          </table:table-cell>
          <table:table-cell table:formula="of:=([norm.AJ15]-[norm.AK$5])^2" office:value-type="float" office:value="0.0126937777777779" calcext:value-type="float">
            <text:p>0.0126937778</text:p>
          </table:table-cell>
          <table:table-cell office:value-type="float" office:value="0.12" calcext:value-type="float">
            <text:p>0.12</text:p>
          </table:table-cell>
          <table:table-cell table:formula="of:=([norm.AL15]-[norm.AM$5])^2" office:value-type="float" office:value="0.000765444444444446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15]-[norm.AO$5])^2" office:value-type="float" office:value="0.000177777777777777" calcext:value-type="float">
            <text:p>0.0001777778</text:p>
          </table:table-cell>
          <table:table-cell office:value-type="float" office:value="0.85" calcext:value-type="float">
            <text:p>0.85</text:p>
          </table:table-cell>
          <table:table-cell table:formula="of:=([norm.AP15]-[norm.AQ$5])^2" office:value-type="float" office:value="0.00332544444444447" calcext:value-type="float">
            <text:p>0.0033254444</text:p>
          </table:table-cell>
          <table:table-cell office:value-type="float" office:value="0.44" calcext:value-type="float">
            <text:p>0.44</text:p>
          </table:table-cell>
          <table:table-cell table:formula="of:=([norm.AR15]-[norm.AS$5])^2" office:value-type="float" office:value="0.00613611111111107" calcext:value-type="float">
            <text:p>0.0061361111</text:p>
          </table:table-cell>
          <table:table-cell office:value-type="float" office:value="0.48" calcext:value-type="float">
            <text:p>0.48</text:p>
          </table:table-cell>
          <table:table-cell table:formula="of:=([norm.AT15]-[norm.AU$5])^2" office:value-type="float" office:value="0.000266777777777768" calcext:value-type="float">
            <text:p>0.0002667778</text:p>
          </table:table-cell>
          <table:table-cell office:value-type="float" office:value="0" calcext:value-type="float">
            <text:p>0</text:p>
          </table:table-cell>
          <table:table-cell table:formula="of:=([norm.AV15]-[norm.AW$5])^2" office:value-type="float" office:value="0.241408444444444" calcext:value-type="float">
            <text:p>0.2414084444</text:p>
          </table:table-cell>
          <table:table-cell office:value-type="float" office:value="0.39" calcext:value-type="float">
            <text:p>0.39</text:p>
          </table:table-cell>
          <table:table-cell table:formula="of:=([norm.AX15]-[norm.AY$5])^2" office:value-type="float" office:value="0.0000360000000000001" calcext:value-type="float">
            <text:p>0.000036</text:p>
          </table:table-cell>
          <table:table-cell office:value-type="float" office:value="0" calcext:value-type="float">
            <text:p>0</text:p>
          </table:table-cell>
          <table:table-cell table:formula="of:=([norm.AZ15]-[norm.BA$5])^2" office:value-type="float" office:value="0.130561777777778" calcext:value-type="float">
            <text:p>0.1305617778</text:p>
          </table:table-cell>
          <table:table-cell office:value-type="float" office:value="0.32" calcext:value-type="float">
            <text:p>0.32</text:p>
          </table:table-cell>
          <table:table-cell table:formula="of:=([norm.BB15]-[norm.BC$5])^2" office:value-type="float" office:value="0.00852544444444438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15]-[norm.BE$5])^2" office:value-type="float" office:value="0.011736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15]-[norm.BG$5])^2" office:value-type="float" office:value="0.00392711111111112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norm.BH15]-[norm.BI$5])^2" office:value-type="float" office:value="0.000880111111111113" calcext:value-type="float">
            <text:p>0.0008801111</text:p>
          </table:table-cell>
          <table:table-cell office:value-type="float" office:value="0.83" calcext:value-type="float">
            <text:p>0.83</text:p>
          </table:table-cell>
          <table:table-cell table:formula="of:=([norm.BJ15]-[norm.BK$5])^2" office:value-type="float" office:value="0.001369" calcext:value-type="float">
            <text:p>0.001369</text:p>
          </table:table-cell>
          <table:table-cell office:value-type="float" office:value="0.54" calcext:value-type="float">
            <text:p>0.54</text:p>
          </table:table-cell>
          <table:table-cell table:formula="of:=([norm.BL15]-[norm.BM$5])^2" office:value-type="float" office:value="0.000324000000000001" calcext:value-type="float">
            <text:p>0.000324</text:p>
          </table:table-cell>
          <table:table-cell office:value-type="float" office:value="0.44" calcext:value-type="float">
            <text:p>0.44</text:p>
          </table:table-cell>
          <table:table-cell table:formula="of:=([norm.BN15]-[norm.BO$5])^2" office:value-type="float" office:value="0.00317344444444441" calcext:value-type="float">
            <text:p>0.0031734444</text:p>
          </table:table-cell>
          <table:table-cell office:value-type="float" office:value="0.55" calcext:value-type="float">
            <text:p>0.55</text:p>
          </table:table-cell>
          <table:table-cell table:formula="of:=([norm.BP15]-[norm.BQ$5])^2" office:value-type="float" office:value="0.0224001111111112" calcext:value-type="float">
            <text:p>0.0224001111</text:p>
          </table:table-cell>
          <table:table-cell office:value-type="float" office:value="0.57" calcext:value-type="float">
            <text:p>0.57</text:p>
          </table:table-cell>
          <table:table-cell table:formula="of:=([norm.BR15]-[norm.BS$5])^2" office:value-type="float" office:value="0.0324" calcext:value-type="float">
            <text:p>0.0324</text:p>
          </table:table-cell>
          <table:table-cell office:value-type="float" office:value="0.46" calcext:value-type="float">
            <text:p>0.46</text:p>
          </table:table-cell>
          <table:table-cell table:formula="of:=([norm.BT15]-[norm.BU$5])^2" office:value-type="float" office:value="0.036864" calcext:value-type="float">
            <text:p>0.036864</text:p>
          </table:table-cell>
          <table:table-cell office:value-type="float" office:value="0.31" calcext:value-type="float">
            <text:p>0.31</text:p>
          </table:table-cell>
          <table:table-cell table:formula="of:=([norm.BV15]-[norm.BW$5])^2" office:value-type="float" office:value="0.017956" calcext:value-type="float">
            <text:p>0.017956</text:p>
          </table:table-cell>
          <table:table-cell office:value-type="float" office:value="0.19" calcext:value-type="float">
            <text:p>0.19</text:p>
          </table:table-cell>
          <table:table-cell table:formula="of:=([norm.BX15]-[norm.BY$5])^2" office:value-type="float" office:value="0.0066694444444445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norm.BZ15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formula="of:=([norm.B16]-[norm.C$5])^2" office:value-type="float" office:value="0.000001" calcext:value-type="float">
            <text:p>0.000001</text:p>
          </table:table-cell>
          <table:table-cell office:value-type="float" office:value="0.54" calcext:value-type="float">
            <text:p>0.54</text:p>
          </table:table-cell>
          <table:table-cell table:formula="of:=([norm.D16]-[norm.E$5])^2" office:value-type="float" office:value="0.000373777777777764" calcext:value-type="float">
            <text:p>0.0003737778</text:p>
          </table:table-cell>
          <table:table-cell office:value-type="float" office:value="0.52" calcext:value-type="float">
            <text:p>0.52</text:p>
          </table:table-cell>
          <table:table-cell table:formula="of:=([norm.F16]-[norm.G$5])^2" office:value-type="float" office:value="0.00567511111111106" calcext:value-type="float">
            <text:p>0.0056751111</text:p>
          </table:table-cell>
          <table:table-cell office:value-type="float" office:value="0.44" calcext:value-type="float">
            <text:p>0.44</text:p>
          </table:table-cell>
          <table:table-cell table:formula="of:=([norm.H16]-[norm.I$5])^2" office:value-type="float" office:value="0.000693444444444426" calcext:value-type="float">
            <text:p>0.0006934444</text:p>
          </table:table-cell>
          <table:table-cell office:value-type="float" office:value="0" calcext:value-type="float">
            <text:p>0</text:p>
          </table:table-cell>
          <table:table-cell table:formula="of:=([norm.J16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6]-[norm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norm.V16]-[norm.W$5])^2" office:value-type="float" office:value="0.000186777777777779" calcext:value-type="float">
            <text:p>0.0001867778</text:p>
          </table:table-cell>
          <table:table-cell office:value-type="float" office:value="0.58" calcext:value-type="float">
            <text:p>0.58</text:p>
          </table:table-cell>
          <table:table-cell table:formula="of:=([norm.X16]-[norm.Y$5])^2" office:value-type="float" office:value="0.00193599999999999" calcext:value-type="float">
            <text:p>0.001936</text:p>
          </table:table-cell>
          <table:table-cell office:value-type="float" office:value="0.51" calcext:value-type="float">
            <text:p>0.51</text:p>
          </table:table-cell>
          <table:table-cell table:formula="of:=([norm.Z16]-[norm.AA$5])^2" office:value-type="float" office:value="0.001089" calcext:value-type="float">
            <text:p>0.001089</text:p>
          </table:table-cell>
          <table:table-cell office:value-type="float" office:value="0.5" calcext:value-type="float">
            <text:p>0.5</text:p>
          </table:table-cell>
          <table:table-cell table:formula="of:=([norm.AB16]-[norm.AC$5])^2" office:value-type="float" office:value="0.00236844444444447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D16]-[norm.AE$5])^2" office:value-type="float" office:value="0.114695111111111" calcext:value-type="float">
            <text:p>0.1146951111</text:p>
          </table:table-cell>
          <table:table-cell office:value-type="float" office:value="0.47" calcext:value-type="float">
            <text:p>0.47</text:p>
          </table:table-cell>
          <table:table-cell table:formula="of:=([norm.AF16]-[norm.AG$5])^2" office:value-type="float" office:value="0.0410737777777779" calcext:value-type="float">
            <text:p>0.0410737778</text:p>
          </table:table-cell>
          <table:table-cell office:value-type="float" office:value="0" calcext:value-type="float">
            <text:p>0</text:p>
          </table:table-cell>
          <table:table-cell table:formula="of:=([norm.AH16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6]-[norm.AK$5])^2" office:value-type="float" office:value="0.013767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16]-[norm.AM$5])^2" office:value-type="float" office:value="0.00227211111111112" calcext:value-type="float">
            <text:p>0.0022721111</text:p>
          </table:table-cell>
          <table:table-cell office:value-type="float" office:value="0.06" calcext:value-type="float">
            <text:p>0.06</text:p>
          </table:table-cell>
          <table:table-cell table:formula="of:=([norm.AN16]-[norm.AO$5])^2" office:value-type="float" office:value="0.00217777777777778" calcext:value-type="float">
            <text:p>0.0021777778</text:p>
          </table:table-cell>
          <table:table-cell office:value-type="float" office:value="0.7" calcext:value-type="float">
            <text:p>0.7</text:p>
          </table:table-cell>
          <table:table-cell table:formula="of:=([norm.AP16]-[norm.AQ$5])^2" office:value-type="float" office:value="0.00852544444444439" calcext:value-type="float">
            <text:p>0.0085254444</text:p>
          </table:table-cell>
          <table:table-cell office:value-type="float" office:value="0.53" calcext:value-type="float">
            <text:p>0.53</text:p>
          </table:table-cell>
          <table:table-cell table:formula="of:=([norm.AR16]-[norm.AS$5])^2" office:value-type="float" office:value="0.000136111111111117" calcext:value-type="float">
            <text:p>0.0001361111</text:p>
          </table:table-cell>
          <table:table-cell office:value-type="float" office:value="0.43" calcext:value-type="float">
            <text:p>0.43</text:p>
          </table:table-cell>
          <table:table-cell table:formula="of:=([norm.AT16]-[norm.AU$5])^2" office:value-type="float" office:value="0.00440011111111107" calcext:value-type="float">
            <text:p>0.0044001111</text:p>
          </table:table-cell>
          <table:table-cell office:value-type="float" office:value="0.58" calcext:value-type="float">
            <text:p>0.58</text:p>
          </table:table-cell>
          <table:table-cell table:formula="of:=([norm.AV16]-[norm.AW$5])^2" office:value-type="float" office:value="0.00786177777777783" calcext:value-type="float">
            <text:p>0.0078617778</text:p>
          </table:table-cell>
          <table:table-cell office:value-type="float" office:value="0.6" calcext:value-type="float">
            <text:p>0.6</text:p>
          </table:table-cell>
          <table:table-cell table:formula="of:=([norm.AX16]-[norm.AY$5])^2" office:value-type="float" office:value="0.046656" calcext:value-type="float">
            <text:p>0.046656</text:p>
          </table:table-cell>
          <table:table-cell office:value-type="float" office:value="0.39" calcext:value-type="float">
            <text:p>0.39</text:p>
          </table:table-cell>
          <table:table-cell table:formula="of:=([norm.AZ16]-[norm.BA$5])^2" office:value-type="float" office:value="0.000821777777777797" calcext:value-type="float">
            <text:p>0.0008217778</text:p>
          </table:table-cell>
          <table:table-cell office:value-type="float" office:value="0" calcext:value-type="float">
            <text:p>0</text:p>
          </table:table-cell>
          <table:table-cell table:formula="of:=([norm.BB16]-[norm.BC$5])^2" office:value-type="float" office:value="0.0518321111111113" calcext:value-type="float">
            <text:p>0.0518321111</text:p>
          </table:table-cell>
          <table:table-cell office:value-type="float" office:value="0.28" calcext:value-type="float">
            <text:p>0.28</text:p>
          </table:table-cell>
          <table:table-cell table:formula="of:=([norm.BD16]-[norm.BE$5])^2" office:value-type="float" office:value="0.0294694444444446" calcext:value-type="float">
            <text:p>0.0294694444</text:p>
          </table:table-cell>
          <table:table-cell office:value-type="float" office:value="0" calcext:value-type="float">
            <text:p>0</text:p>
          </table:table-cell>
          <table:table-cell table:formula="of:=([norm.BF16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6]-[norm.BI$5])^2" office:value-type="float" office:value="0.000106777777777777" calcext:value-type="float">
            <text:p>0.0001067778</text:p>
          </table:table-cell>
          <table:table-cell office:value-type="float" office:value="0.87" calcext:value-type="float">
            <text:p>0.87</text:p>
          </table:table-cell>
          <table:table-cell table:formula="of:=([norm.BJ16]-[norm.BK$5])^2" office:value-type="float" office:value="0.00592899999999999" calcext:value-type="float">
            <text:p>0.005929</text:p>
          </table:table-cell>
          <table:table-cell office:value-type="float" office:value="0.57" calcext:value-type="float">
            <text:p>0.57</text:p>
          </table:table-cell>
          <table:table-cell table:formula="of:=([norm.BL16]-[norm.BM$5])^2" office:value-type="float" office:value="0.002304" calcext:value-type="float">
            <text:p>0.002304</text:p>
          </table:table-cell>
          <table:table-cell office:value-type="float" office:value="0.54" calcext:value-type="float">
            <text:p>0.54</text:p>
          </table:table-cell>
          <table:table-cell table:formula="of:=([norm.BN16]-[norm.BO$5])^2" office:value-type="float" office:value="0.00190677777777781" calcext:value-type="float">
            <text:p>0.0019067778</text:p>
          </table:table-cell>
          <table:table-cell office:value-type="float" office:value="0.49" calcext:value-type="float">
            <text:p>0.49</text:p>
          </table:table-cell>
          <table:table-cell table:formula="of:=([norm.BP16]-[norm.BQ$5])^2" office:value-type="float" office:value="0.00804011111111116" calcext:value-type="float">
            <text:p>0.0080401111</text:p>
          </table:table-cell>
          <table:table-cell office:value-type="float" office:value="0.56" calcext:value-type="float">
            <text:p>0.56</text:p>
          </table:table-cell>
          <table:table-cell table:formula="of:=([norm.BR16]-[norm.BS$5])^2" office:value-type="float" office:value="0.0289" calcext:value-type="float">
            <text:p>0.0289</text:p>
          </table:table-cell>
          <table:table-cell office:value-type="float" office:value="0.46" calcext:value-type="float">
            <text:p>0.46</text:p>
          </table:table-cell>
          <table:table-cell table:formula="of:=([norm.BT16]-[norm.BU$5])^2" office:value-type="float" office:value="0.036864" calcext:value-type="float">
            <text:p>0.036864</text:p>
          </table:table-cell>
          <table:table-cell office:value-type="float" office:value="0" calcext:value-type="float">
            <text:p>0</text:p>
          </table:table-cell>
          <table:table-cell table:formula="of:=([norm.BV16]-[norm.BW$5])^2" office:value-type="float" office:value="0.030976" calcext:value-type="float">
            <text:p>0.030976</text:p>
          </table:table-cell>
          <table:table-cell office:value-type="float" office:value="0.13" calcext:value-type="float">
            <text:p>0.13</text:p>
          </table:table-cell>
          <table:table-cell table:formula="of:=([norm.BX16]-[norm.BY$5])^2" office:value-type="float" office:value="0.000469444444444459" calcext:value-type="float">
            <text:p>0.0004694444</text:p>
          </table:table-cell>
          <table:table-cell office:value-type="float" office:value="0" calcext:value-type="float">
            <text:p>0</text:p>
          </table:table-cell>
          <table:table-cell table:formula="of:=([norm.BZ16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table:formula="of:=([norm.B17]-[norm.C$5])^2" office:value-type="float" office:value="0.001521" calcext:value-type="float">
            <text:p>0.001521</text:p>
          </table:table-cell>
          <table:table-cell office:value-type="float" office:value="0.56" calcext:value-type="float">
            <text:p>0.56</text:p>
          </table:table-cell>
          <table:table-cell table:formula="of:=([norm.D17]-[norm.E$5])^2" office:value-type="float" office:value="0.00154711111111109" calcext:value-type="float">
            <text:p>0.0015471111</text:p>
          </table:table-cell>
          <table:table-cell office:value-type="float" office:value="0.54" calcext:value-type="float">
            <text:p>0.54</text:p>
          </table:table-cell>
          <table:table-cell table:formula="of:=([norm.F17]-[norm.G$5])^2" office:value-type="float" office:value="0.00908844444444438" calcext:value-type="float">
            <text:p>0.0090884444</text:p>
          </table:table-cell>
          <table:table-cell office:value-type="float" office:value="0.46" calcext:value-type="float">
            <text:p>0.46</text:p>
          </table:table-cell>
          <table:table-cell table:formula="of:=([norm.H17]-[norm.I$5])^2" office:value-type="float" office:value="0.00214677777777775" calcext:value-type="float">
            <text:p>0.0021467778</text:p>
          </table:table-cell>
          <table:table-cell office:value-type="float" office:value="0.44" calcext:value-type="float">
            <text:p>0.44</text:p>
          </table:table-cell>
          <table:table-cell table:formula="of:=([norm.J17]-[norm.K$5])^2" office:value-type="float" office:value="0.00466944444444439" calcext:value-type="float">
            <text:p>0.0046694444</text:p>
          </table:table-cell>
          <table:table-cell office:value-type="float" office:value="0" calcext:value-type="float">
            <text:p>0</text:p>
          </table:table-cell>
          <table:table-cell table:formula="of:=([norm.L1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7]-[norm.U$5])^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([norm.V17]-[norm.W$5])^2" office:value-type="float" office:value="0.00582677777777778" calcext:value-type="float">
            <text:p>0.0058267778</text:p>
          </table:table-cell>
          <table:table-cell office:value-type="float" office:value="0.53" calcext:value-type="float">
            <text:p>0.53</text:p>
          </table:table-cell>
          <table:table-cell table:formula="of:=([norm.X17]-[norm.Y$5])^2" office:value-type="float" office:value="0.0000360000000000001" calcext:value-type="float">
            <text:p>0.000036</text:p>
          </table:table-cell>
          <table:table-cell office:value-type="float" office:value="0.52" calcext:value-type="float">
            <text:p>0.52</text:p>
          </table:table-cell>
          <table:table-cell table:formula="of:=([norm.Z17]-[norm.AA$5])^2" office:value-type="float" office:value="0.001849" calcext:value-type="float">
            <text:p>0.001849</text:p>
          </table:table-cell>
          <table:table-cell office:value-type="float" office:value="0.53" calcext:value-type="float">
            <text:p>0.53</text:p>
          </table:table-cell>
          <table:table-cell table:formula="of:=([norm.AB17]-[norm.AC$5])^2" office:value-type="float" office:value="0.0061884444444445" calcext:value-type="float">
            <text:p>0.0061884444</text:p>
          </table:table-cell>
          <table:table-cell office:value-type="float" office:value="0.45" calcext:value-type="float">
            <text:p>0.45</text:p>
          </table:table-cell>
          <table:table-cell table:formula="of:=([norm.AD17]-[norm.AE$5])^2" office:value-type="float" office:value="0.012395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norm.AF17]-[norm.AG$5])^2" office:value-type="float" office:value="0.071467111111111" calcext:value-type="float">
            <text:p>0.0714671111</text:p>
          </table:table-cell>
          <table:table-cell office:value-type="float" office:value="0.41" calcext:value-type="float">
            <text:p>0.41</text:p>
          </table:table-cell>
          <table:table-cell table:formula="of:=([norm.AH17]-[norm.AI$5])^2" office:value-type="float" office:value="0.016384" calcext:value-type="float">
            <text:p>0.016384</text:p>
          </table:table-cell>
          <table:table-cell office:value-type="float" office:value="0" calcext:value-type="float">
            <text:p>0</text:p>
          </table:table-cell>
          <table:table-cell table:formula="of:=([norm.AJ17]-[norm.AK$5])^2" office:value-type="float" office:value="0.013767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7]-[norm.AM$5])^2" office:value-type="float" office:value="0.00852544444444444" calcext:value-type="float">
            <text:p>0.0085254444</text:p>
          </table:table-cell>
          <table:table-cell office:value-type="float" office:value="0.04" calcext:value-type="float">
            <text:p>0.04</text:p>
          </table:table-cell>
          <table:table-cell table:formula="of:=([norm.AN17]-[norm.AO$5])^2" office:value-type="float" office:value="0.000711111111111113" calcext:value-type="float">
            <text:p>0.0007111111</text:p>
          </table:table-cell>
          <table:table-cell office:value-type="float" office:value="0.74" calcext:value-type="float">
            <text:p>0.74</text:p>
          </table:table-cell>
          <table:table-cell table:formula="of:=([norm.AP17]-[norm.AQ$5])^2" office:value-type="float" office:value="0.00273877777777776" calcext:value-type="float">
            <text:p>0.0027387778</text:p>
          </table:table-cell>
          <table:table-cell office:value-type="float" office:value="0.55" calcext:value-type="float">
            <text:p>0.55</text:p>
          </table:table-cell>
          <table:table-cell table:formula="of:=([norm.AR17]-[norm.AS$5])^2" office:value-type="float" office:value="0.0010027777777778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norm.AT17]-[norm.AU$5])^2" office:value-type="float" office:value="0.000186777777777787" calcext:value-type="float">
            <text:p>0.0001867778</text:p>
          </table:table-cell>
          <table:table-cell office:value-type="float" office:value="0.51" calcext:value-type="float">
            <text:p>0.51</text:p>
          </table:table-cell>
          <table:table-cell table:formula="of:=([norm.AV17]-[norm.AW$5])^2" office:value-type="float" office:value="0.000348444444444457" calcext:value-type="float">
            <text:p>0.0003484444</text:p>
          </table:table-cell>
          <table:table-cell office:value-type="float" office:value="0.52" calcext:value-type="float">
            <text:p>0.52</text:p>
          </table:table-cell>
          <table:table-cell table:formula="of:=([norm.AX17]-[norm.AY$5])^2" office:value-type="float" office:value="0.018496" calcext:value-type="float">
            <text:p>0.018496</text:p>
          </table:table-cell>
          <table:table-cell office:value-type="float" office:value="0.47" calcext:value-type="float">
            <text:p>0.47</text:p>
          </table:table-cell>
          <table:table-cell table:formula="of:=([norm.AZ17]-[norm.BA$5])^2" office:value-type="float" office:value="0.0118084444444445" calcext:value-type="float">
            <text:p>0.0118084444</text:p>
          </table:table-cell>
          <table:table-cell office:value-type="float" office:value="0.36" calcext:value-type="float">
            <text:p>0.36</text:p>
          </table:table-cell>
          <table:table-cell table:formula="of:=([norm.BB17]-[norm.BC$5])^2" office:value-type="float" office:value="0.017512111111111" calcext:value-type="float">
            <text:p>0.0175121111</text:p>
          </table:table-cell>
          <table:table-cell office:value-type="float" office:value="0.23" calcext:value-type="float">
            <text:p>0.23</text:p>
          </table:table-cell>
          <table:table-cell table:formula="of:=([norm.BD17]-[norm.BE$5])^2" office:value-type="float" office:value="0.0148027777777779" calcext:value-type="float">
            <text:p>0.0148027778</text:p>
          </table:table-cell>
          <table:table-cell office:value-type="float" office:value="0.16" calcext:value-type="float">
            <text:p>0.16</text:p>
          </table:table-cell>
          <table:table-cell table:formula="of:=([norm.BF17]-[norm.BG$5])^2" office:value-type="float" office:value="0.00683377777777779" calcext:value-type="float">
            <text:p>0.0068337778</text:p>
          </table:table-cell>
          <table:table-cell office:value-type="float" office:value="0" calcext:value-type="float">
            <text:p>0</text:p>
          </table:table-cell>
          <table:table-cell table:formula="of:=([norm.BH17]-[norm.BI$5])^2" office:value-type="float" office:value="0.000106777777777777" calcext:value-type="float">
            <text:p>0.0001067778</text:p>
          </table:table-cell>
          <table:table-cell office:value-type="float" office:value="0.82" calcext:value-type="float">
            <text:p>0.82</text:p>
          </table:table-cell>
          <table:table-cell table:formula="of:=([norm.BJ17]-[norm.BK$5])^2" office:value-type="float" office:value="0.000729000000000001" calcext:value-type="float">
            <text:p>0.000729</text:p>
          </table:table-cell>
          <table:table-cell office:value-type="float" office:value="0.49" calcext:value-type="float">
            <text:p>0.49</text:p>
          </table:table-cell>
          <table:table-cell table:formula="of:=([norm.BL17]-[norm.BM$5])^2" office:value-type="float" office:value="0.001024" calcext:value-type="float">
            <text:p>0.001024</text:p>
          </table:table-cell>
          <table:table-cell office:value-type="float" office:value="0.56" calcext:value-type="float">
            <text:p>0.56</text:p>
          </table:table-cell>
          <table:table-cell table:formula="of:=([norm.BN17]-[norm.BO$5])^2" office:value-type="float" office:value="0.00405344444444449" calcext:value-type="float">
            <text:p>0.0040534444</text:p>
          </table:table-cell>
          <table:table-cell office:value-type="float" office:value="0" calcext:value-type="float">
            <text:p>0</text:p>
          </table:table-cell>
          <table:table-cell table:formula="of:=([norm.BP17]-[norm.BQ$5])^2" office:value-type="float" office:value="0.160266777777778" calcext:value-type="float">
            <text:p>0.1602667778</text:p>
          </table:table-cell>
          <table:table-cell office:value-type="float" office:value="0.63" calcext:value-type="float">
            <text:p>0.63</text:p>
          </table:table-cell>
          <table:table-cell table:formula="of:=([norm.BR17]-[norm.BS$5])^2" office:value-type="float" office:value="0.0576" calcext:value-type="float">
            <text:p>0.0576</text:p>
          </table:table-cell>
          <table:table-cell office:value-type="float" office:value="0.43" calcext:value-type="float">
            <text:p>0.43</text:p>
          </table:table-cell>
          <table:table-cell table:formula="of:=([norm.BT17]-[norm.BU$5])^2" office:value-type="float" office:value="0.026244" calcext:value-type="float">
            <text:p>0.026244</text:p>
          </table:table-cell>
          <table:table-cell office:value-type="float" office:value="0.3" calcext:value-type="float">
            <text:p>0.3</text:p>
          </table:table-cell>
          <table:table-cell table:formula="of:=([norm.BV17]-[norm.BW$5])^2" office:value-type="float" office:value="0.015376" calcext:value-type="float">
            <text:p>0.015376</text:p>
          </table:table-cell>
          <table:table-cell office:value-type="float" office:value="0" calcext:value-type="float">
            <text:p>0</text:p>
          </table:table-cell>
          <table:table-cell table:formula="of:=([norm.BX17]-[norm.BY$5])^2" office:value-type="float" office:value="0.011736111111111" calcext:value-type="float">
            <text:p>0.0117361111</text:p>
          </table:table-cell>
          <table:table-cell office:value-type="float" office:value="0.1" calcext:value-type="float">
            <text:p>0.1</text:p>
          </table:table-cell>
          <table:table-cell table:formula="of:=([norm.BZ17]-[norm.CA$5])^2" office:value-type="float" office:value="0.003969" calcext:value-type="float">
            <text:p>0.003969</text:p>
          </table:table-cell>
          <table:table-cell office:value-type="float" office:value="0" calcext:value-type="float">
            <text:p>0</text:p>
          </table:table-cell>
          <table:table-cell table:formula="of:=([norm.CB1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" calcext:value-type="float">
            <text:p>0.78</text:p>
          </table:table-cell>
          <table:table-cell table:formula="of:=([norm.B18]-[norm.C$5])^2" office:value-type="float" office:value="0.000841000000000001" calcext:value-type="float">
            <text:p>0.000841</text:p>
          </table:table-cell>
          <table:table-cell office:value-type="float" office:value="0.55" calcext:value-type="float">
            <text:p>0.55</text:p>
          </table:table-cell>
          <table:table-cell table:formula="of:=([norm.D18]-[norm.E$5])^2" office:value-type="float" office:value="0.000860444444444424" calcext:value-type="float">
            <text:p>0.0008604444</text:p>
          </table:table-cell>
          <table:table-cell office:value-type="float" office:value="0.48" calcext:value-type="float">
            <text:p>0.48</text:p>
          </table:table-cell>
          <table:table-cell table:formula="of:=([norm.F18]-[norm.G$5])^2" office:value-type="float" office:value="0.00124844444444442" calcext:value-type="float">
            <text:p>0.0012484444</text:p>
          </table:table-cell>
          <table:table-cell office:value-type="float" office:value="0.52" calcext:value-type="float">
            <text:p>0.52</text:p>
          </table:table-cell>
          <table:table-cell table:formula="of:=([norm.H18]-[norm.I$5])^2" office:value-type="float" office:value="0.0113067777777777" calcext:value-type="float">
            <text:p>0.0113067778</text:p>
          </table:table-cell>
          <table:table-cell office:value-type="float" office:value="0" calcext:value-type="float">
            <text:p>0</text:p>
          </table:table-cell>
          <table:table-cell table:formula="of:=([norm.J18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8]-[norm.U$5])^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([norm.V18]-[norm.W$5])^2" office:value-type="float" office:value="0.000186777777777779" calcext:value-type="float">
            <text:p>0.0001867778</text:p>
          </table:table-cell>
          <table:table-cell office:value-type="float" office:value="0.59" calcext:value-type="float">
            <text:p>0.59</text:p>
          </table:table-cell>
          <table:table-cell table:formula="of:=([norm.X18]-[norm.Y$5])^2" office:value-type="float" office:value="0.00291599999999999" calcext:value-type="float">
            <text:p>0.002916</text:p>
          </table:table-cell>
          <table:table-cell office:value-type="float" office:value="0.56" calcext:value-type="float">
            <text:p>0.56</text:p>
          </table:table-cell>
          <table:table-cell table:formula="of:=([norm.Z18]-[norm.AA$5])^2" office:value-type="float" office:value="0.006889" calcext:value-type="float">
            <text:p>0.006889</text:p>
          </table:table-cell>
          <table:table-cell office:value-type="float" office:value="0.49" calcext:value-type="float">
            <text:p>0.49</text:p>
          </table:table-cell>
          <table:table-cell table:formula="of:=([norm.AB18]-[norm.AC$5])^2" office:value-type="float" office:value="0.00149511111111113" calcext:value-type="float">
            <text:p>0.0014951111</text:p>
          </table:table-cell>
          <table:table-cell office:value-type="float" office:value="0.45" calcext:value-type="float">
            <text:p>0.45</text:p>
          </table:table-cell>
          <table:table-cell table:formula="of:=([norm.AD18]-[norm.AE$5])^2" office:value-type="float" office:value="0.012395111111111" calcext:value-type="float">
            <text:p>0.0123951111</text:p>
          </table:table-cell>
          <table:table-cell office:value-type="float" office:value="0" calcext:value-type="float">
            <text:p>0</text:p>
          </table:table-cell>
          <table:table-cell table:formula="of:=([norm.AF18]-[norm.AG$5])^2" office:value-type="float" office:value="0.071467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18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18]-[norm.AK$5])^2" office:value-type="float" office:value="0.013767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18]-[norm.AM$5])^2" office:value-type="float" office:value="0.00852544444444444" calcext:value-type="float">
            <text:p>0.0085254444</text:p>
          </table:table-cell>
          <table:table-cell office:value-type="float" office:value="0.05" calcext:value-type="float">
            <text:p>0.05</text:p>
          </table:table-cell>
          <table:table-cell table:formula="of:=([norm.AN18]-[norm.AO$5])^2" office:value-type="float" office:value="0.00134444444444445" calcext:value-type="float">
            <text:p>0.0013444444</text:p>
          </table:table-cell>
          <table:table-cell office:value-type="float" office:value="0.86" calcext:value-type="float">
            <text:p>0.86</text:p>
          </table:table-cell>
          <table:table-cell table:formula="of:=([norm.AP18]-[norm.AQ$5])^2" office:value-type="float" office:value="0.00457877777777781" calcext:value-type="float">
            <text:p>0.0045787778</text:p>
          </table:table-cell>
          <table:table-cell office:value-type="float" office:value="0.53" calcext:value-type="float">
            <text:p>0.53</text:p>
          </table:table-cell>
          <table:table-cell table:formula="of:=([norm.AR18]-[norm.AS$5])^2" office:value-type="float" office:value="0.000136111111111117" calcext:value-type="float">
            <text:p>0.0001361111</text:p>
          </table:table-cell>
          <table:table-cell office:value-type="float" office:value="0.53" calcext:value-type="float">
            <text:p>0.53</text:p>
          </table:table-cell>
          <table:table-cell table:formula="of:=([norm.AT18]-[norm.AU$5])^2" office:value-type="float" office:value="0.00113344444444447" calcext:value-type="float">
            <text:p>0.0011334444</text:p>
          </table:table-cell>
          <table:table-cell office:value-type="float" office:value="0.6" calcext:value-type="float">
            <text:p>0.6</text:p>
          </table:table-cell>
          <table:table-cell table:formula="of:=([norm.AV18]-[norm.AW$5])^2" office:value-type="float" office:value="0.0118084444444445" calcext:value-type="float">
            <text:p>0.0118084444</text:p>
          </table:table-cell>
          <table:table-cell office:value-type="float" office:value="0.52" calcext:value-type="float">
            <text:p>0.52</text:p>
          </table:table-cell>
          <table:table-cell table:formula="of:=([norm.AX18]-[norm.AY$5])^2" office:value-type="float" office:value="0.018496" calcext:value-type="float">
            <text:p>0.018496</text:p>
          </table:table-cell>
          <table:table-cell office:value-type="float" office:value="0.51" calcext:value-type="float">
            <text:p>0.51</text:p>
          </table:table-cell>
          <table:table-cell table:formula="of:=([norm.AZ18]-[norm.BA$5])^2" office:value-type="float" office:value="0.0221017777777779" calcext:value-type="float">
            <text:p>0.0221017778</text:p>
          </table:table-cell>
          <table:table-cell office:value-type="float" office:value="0.37" calcext:value-type="float">
            <text:p>0.37</text:p>
          </table:table-cell>
          <table:table-cell table:formula="of:=([norm.BB18]-[norm.BC$5])^2" office:value-type="float" office:value="0.0202587777777777" calcext:value-type="float">
            <text:p>0.0202587778</text:p>
          </table:table-cell>
          <table:table-cell office:value-type="float" office:value="0.21" calcext:value-type="float">
            <text:p>0.21</text:p>
          </table:table-cell>
          <table:table-cell table:formula="of:=([norm.BD18]-[norm.BE$5])^2" office:value-type="float" office:value="0.0103361111111112" calcext:value-type="float">
            <text:p>0.0103361111</text:p>
          </table:table-cell>
          <table:table-cell office:value-type="float" office:value="0" calcext:value-type="float">
            <text:p>0</text:p>
          </table:table-cell>
          <table:table-cell table:formula="of:=([norm.BF18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18]-[norm.BI$5])^2" office:value-type="float" office:value="0.000106777777777777" calcext:value-type="float">
            <text:p>0.0001067778</text:p>
          </table:table-cell>
          <table:table-cell office:value-type="float" office:value="0.81" calcext:value-type="float">
            <text:p>0.81</text:p>
          </table:table-cell>
          <table:table-cell table:formula="of:=([norm.BJ18]-[norm.BK$5])^2" office:value-type="float" office:value="0.000289" calcext:value-type="float">
            <text:p>0.000289</text:p>
          </table:table-cell>
          <table:table-cell office:value-type="float" office:value="0.5" calcext:value-type="float">
            <text:p>0.5</text:p>
          </table:table-cell>
          <table:table-cell table:formula="of:=([norm.BL18]-[norm.BM$5])^2" office:value-type="float" office:value="0.000484000000000001" calcext:value-type="float">
            <text:p>0.000484</text:p>
          </table:table-cell>
          <table:table-cell office:value-type="float" office:value="0.54" calcext:value-type="float">
            <text:p>0.54</text:p>
          </table:table-cell>
          <table:table-cell table:formula="of:=([norm.BN18]-[norm.BO$5])^2" office:value-type="float" office:value="0.00190677777777781" calcext:value-type="float">
            <text:p>0.0019067778</text:p>
          </table:table-cell>
          <table:table-cell office:value-type="float" office:value="0.58" calcext:value-type="float">
            <text:p>0.58</text:p>
          </table:table-cell>
          <table:table-cell table:formula="of:=([norm.BP18]-[norm.BQ$5])^2" office:value-type="float" office:value="0.0322801111111112" calcext:value-type="float">
            <text:p>0.0322801111</text:p>
          </table:table-cell>
          <table:table-cell office:value-type="float" office:value="0" calcext:value-type="float">
            <text:p>0</text:p>
          </table:table-cell>
          <table:table-cell table:formula="of:=([norm.BR18]-[norm.BS$5])^2" office:value-type="float" office:value="0.1521" calcext:value-type="float">
            <text:p>0.1521</text:p>
          </table:table-cell>
          <table:table-cell office:value-type="float" office:value="0.39" calcext:value-type="float">
            <text:p>0.39</text:p>
          </table:table-cell>
          <table:table-cell table:formula="of:=([norm.BT18]-[norm.BU$5])^2" office:value-type="float" office:value="0.014884" calcext:value-type="float">
            <text:p>0.014884</text:p>
          </table:table-cell>
          <table:table-cell office:value-type="float" office:value="0.24" calcext:value-type="float">
            <text:p>0.24</text:p>
          </table:table-cell>
          <table:table-cell table:formula="of:=([norm.BV18]-[norm.BW$5])^2" office:value-type="float" office:value="0.004096" calcext:value-type="float">
            <text:p>0.004096</text:p>
          </table:table-cell>
          <table:table-cell office:value-type="float" office:value="0.2" calcext:value-type="float">
            <text:p>0.2</text:p>
          </table:table-cell>
          <table:table-cell table:formula="of:=([norm.BX18]-[norm.BY$5])^2" office:value-type="float" office:value="0.00840277777777784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18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" calcext:value-type="float">
            <text:p>0.72</text:p>
          </table:table-cell>
          <table:table-cell table:formula="of:=([norm.B19]-[norm.C$5])^2" office:value-type="float" office:value="0.000961000000000002" calcext:value-type="float">
            <text:p>0.000961</text:p>
          </table:table-cell>
          <table:table-cell office:value-type="float" office:value="0.51" calcext:value-type="float">
            <text:p>0.51</text:p>
          </table:table-cell>
          <table:table-cell table:formula="of:=([norm.D19]-[norm.E$5])^2" office:value-type="float" office:value="0.000113777777777786" calcext:value-type="float">
            <text:p>0.0001137778</text:p>
          </table:table-cell>
          <table:table-cell office:value-type="float" office:value="0.53" calcext:value-type="float">
            <text:p>0.53</text:p>
          </table:table-cell>
          <table:table-cell table:formula="of:=([norm.F19]-[norm.G$5])^2" office:value-type="float" office:value="0.00728177777777772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norm.H19]-[norm.I$5])^2" office:value-type="float" office:value="0.171120111111111" calcext:value-type="float">
            <text:p>0.1711201111</text:p>
          </table:table-cell>
          <table:table-cell office:value-type="float" office:value="0" calcext:value-type="float">
            <text:p>0</text:p>
          </table:table-cell>
          <table:table-cell table:formula="of:=([norm.J19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1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1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1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1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19]-[norm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norm.V19]-[norm.W$5])^2" office:value-type="float" office:value="0.0000134444444444447" calcext:value-type="float">
            <text:p>1.34444444444447E-05</text:p>
          </table:table-cell>
          <table:table-cell office:value-type="float" office:value="0.56" calcext:value-type="float">
            <text:p>0.56</text:p>
          </table:table-cell>
          <table:table-cell table:formula="of:=([norm.X19]-[norm.Y$5])^2" office:value-type="float" office:value="0.000576000000000001" calcext:value-type="float">
            <text:p>0.000576</text:p>
          </table:table-cell>
          <table:table-cell office:value-type="float" office:value="0" calcext:value-type="float">
            <text:p>0</text:p>
          </table:table-cell>
          <table:table-cell table:formula="of:=([norm.Z19]-[norm.AA$5])^2" office:value-type="float" office:value="0.227529" calcext:value-type="float">
            <text:p>0.227529</text:p>
          </table:table-cell>
          <table:table-cell office:value-type="float" office:value="0.6" calcext:value-type="float">
            <text:p>0.6</text:p>
          </table:table-cell>
          <table:table-cell table:formula="of:=([norm.AB19]-[norm.AC$5])^2" office:value-type="float" office:value="0.0221017777777779" calcext:value-type="float">
            <text:p>0.0221017778</text:p>
          </table:table-cell>
          <table:table-cell office:value-type="float" office:value="0.54" calcext:value-type="float">
            <text:p>0.54</text:p>
          </table:table-cell>
          <table:table-cell table:formula="of:=([norm.AD19]-[norm.AE$5])^2" office:value-type="float" office:value="0.040535111111111" calcext:value-type="float">
            <text:p>0.0405351111</text:p>
          </table:table-cell>
          <table:table-cell office:value-type="float" office:value="0" calcext:value-type="float">
            <text:p>0</text:p>
          </table:table-cell>
          <table:table-cell table:formula="of:=([norm.AF19]-[norm.AG$5])^2" office:value-type="float" office:value="0.071467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19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19]-[norm.AK$5])^2" office:value-type="float" office:value="0.013767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19]-[norm.AM$5])^2" office:value-type="float" office:value="0.00227211111111112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19]-[norm.AO$5])^2" office:value-type="float" office:value="0.000177777777777777" calcext:value-type="float">
            <text:p>0.0001777778</text:p>
          </table:table-cell>
          <table:table-cell office:value-type="float" office:value="0.86" calcext:value-type="float">
            <text:p>0.86</text:p>
          </table:table-cell>
          <table:table-cell table:formula="of:=([norm.AP19]-[norm.AQ$5])^2" office:value-type="float" office:value="0.00457877777777781" calcext:value-type="float">
            <text:p>0.0045787778</text:p>
          </table:table-cell>
          <table:table-cell office:value-type="float" office:value="0.47" calcext:value-type="float">
            <text:p>0.47</text:p>
          </table:table-cell>
          <table:table-cell table:formula="of:=([norm.AR19]-[norm.AS$5])^2" office:value-type="float" office:value="0.00233611111111108" calcext:value-type="float">
            <text:p>0.0023361111</text:p>
          </table:table-cell>
          <table:table-cell office:value-type="float" office:value="0.64" calcext:value-type="float">
            <text:p>0.64</text:p>
          </table:table-cell>
          <table:table-cell table:formula="of:=([norm.AT19]-[norm.AU$5])^2" office:value-type="float" office:value="0.0206401111111112" calcext:value-type="float">
            <text:p>0.0206401111</text:p>
          </table:table-cell>
          <table:table-cell office:value-type="float" office:value="0.55" calcext:value-type="float">
            <text:p>0.55</text:p>
          </table:table-cell>
          <table:table-cell table:formula="of:=([norm.AV19]-[norm.AW$5])^2" office:value-type="float" office:value="0.00344177777777782" calcext:value-type="float">
            <text:p>0.0034417778</text:p>
          </table:table-cell>
          <table:table-cell office:value-type="float" office:value="0.5" calcext:value-type="float">
            <text:p>0.5</text:p>
          </table:table-cell>
          <table:table-cell table:formula="of:=([norm.AX19]-[norm.AY$5])^2" office:value-type="float" office:value="0.013456" calcext:value-type="float">
            <text:p>0.013456</text:p>
          </table:table-cell>
          <table:table-cell office:value-type="float" office:value="0.59" calcext:value-type="float">
            <text:p>0.59</text:p>
          </table:table-cell>
          <table:table-cell table:formula="of:=([norm.AZ19]-[norm.BA$5])^2" office:value-type="float" office:value="0.0522884444444446" calcext:value-type="float">
            <text:p>0.0522884444</text:p>
          </table:table-cell>
          <table:table-cell office:value-type="float" office:value="0.37" calcext:value-type="float">
            <text:p>0.37</text:p>
          </table:table-cell>
          <table:table-cell table:formula="of:=([norm.BB19]-[norm.BC$5])^2" office:value-type="float" office:value="0.0202587777777777" calcext:value-type="float">
            <text:p>0.0202587778</text:p>
          </table:table-cell>
          <table:table-cell office:value-type="float" office:value="0" calcext:value-type="float">
            <text:p>0</text:p>
          </table:table-cell>
          <table:table-cell table:formula="of:=([norm.BD19]-[norm.BE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19]-[norm.BG$5])^2" office:value-type="float" office:value="0.00598044444444444" calcext:value-type="float">
            <text:p>0.0059804444</text:p>
          </table:table-cell>
          <table:table-cell office:value-type="float" office:value="0.06" calcext:value-type="float">
            <text:p>0.06</text:p>
          </table:table-cell>
          <table:table-cell table:formula="of:=([norm.BH19]-[norm.BI$5])^2" office:value-type="float" office:value="0.00246677777777778" calcext:value-type="float">
            <text:p>0.0024667778</text:p>
          </table:table-cell>
          <table:table-cell office:value-type="float" office:value="0.79" calcext:value-type="float">
            <text:p>0.79</text:p>
          </table:table-cell>
          <table:table-cell table:formula="of:=([norm.BJ19]-[norm.BK$5])^2" office:value-type="float" office:value="0.00000900000000000002" calcext:value-type="float">
            <text:p>0.000009</text:p>
          </table:table-cell>
          <table:table-cell office:value-type="float" office:value="0.52" calcext:value-type="float">
            <text:p>0.52</text:p>
          </table:table-cell>
          <table:table-cell table:formula="of:=([norm.BL19]-[norm.BM$5])^2" office:value-type="float" office:value="0.00000400000000000001" calcext:value-type="float">
            <text:p>0.000004</text:p>
          </table:table-cell>
          <table:table-cell office:value-type="float" office:value="0.45" calcext:value-type="float">
            <text:p>0.45</text:p>
          </table:table-cell>
          <table:table-cell table:formula="of:=([norm.BN19]-[norm.BO$5])^2" office:value-type="float" office:value="0.00214677777777775" calcext:value-type="float">
            <text:p>0.0021467778</text:p>
          </table:table-cell>
          <table:table-cell office:value-type="float" office:value="0" calcext:value-type="float">
            <text:p>0</text:p>
          </table:table-cell>
          <table:table-cell table:formula="of:=([norm.BP19]-[norm.BQ$5])^2" office:value-type="float" office:value="0.160266777777778" calcext:value-type="float">
            <text:p>0.1602667778</text:p>
          </table:table-cell>
          <table:table-cell office:value-type="float" office:value="0.4" calcext:value-type="float">
            <text:p>0.4</text:p>
          </table:table-cell>
          <table:table-cell table:formula="of:=([norm.BR19]-[norm.BS$5])^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([norm.BT19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19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19]-[norm.BY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19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1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" calcext:value-type="float">
            <text:p>0.74</text:p>
          </table:table-cell>
          <table:table-cell table:formula="of:=([norm.B20]-[norm.C$5])^2" office:value-type="float" office:value="0.000121" calcext:value-type="float">
            <text:p>0.000121</text:p>
          </table:table-cell>
          <table:table-cell office:value-type="float" office:value="0.57" calcext:value-type="float">
            <text:p>0.57</text:p>
          </table:table-cell>
          <table:table-cell table:formula="of:=([norm.D20]-[norm.E$5])^2" office:value-type="float" office:value="0.00243377777777775" calcext:value-type="float">
            <text:p>0.0024337778</text:p>
          </table:table-cell>
          <table:table-cell office:value-type="float" office:value="0.61" calcext:value-type="float">
            <text:p>0.61</text:p>
          </table:table-cell>
          <table:table-cell table:formula="of:=([norm.F20]-[norm.G$5])^2" office:value-type="float" office:value="0.027335111111111" calcext:value-type="float">
            <text:p>0.0273351111</text:p>
          </table:table-cell>
          <table:table-cell office:value-type="float" office:value="0.56" calcext:value-type="float">
            <text:p>0.56</text:p>
          </table:table-cell>
          <table:table-cell table:formula="of:=([norm.H20]-[norm.I$5])^2" office:value-type="float" office:value="0.0214134444444444" calcext:value-type="float">
            <text:p>0.0214134444</text:p>
          </table:table-cell>
          <table:table-cell office:value-type="float" office:value="0.49" calcext:value-type="float">
            <text:p>0.49</text:p>
          </table:table-cell>
          <table:table-cell table:formula="of:=([norm.J20]-[norm.K$5])^2" office:value-type="float" office:value="0.0140027777777777" calcext:value-type="float">
            <text:p>0.0140027778</text:p>
          </table:table-cell>
          <table:table-cell office:value-type="float" office:value="0" calcext:value-type="float">
            <text:p>0</text:p>
          </table:table-cell>
          <table:table-cell table:formula="of:=([norm.L2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0]-[norm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norm.V20]-[norm.W$5])^2" office:value-type="float" office:value="0.00132011111111111" calcext:value-type="float">
            <text:p>0.0013201111</text:p>
          </table:table-cell>
          <table:table-cell office:value-type="float" office:value="0.47" calcext:value-type="float">
            <text:p>0.47</text:p>
          </table:table-cell>
          <table:table-cell table:formula="of:=([norm.X20]-[norm.Y$5])^2" office:value-type="float" office:value="0.004356" calcext:value-type="float">
            <text:p>0.004356</text:p>
          </table:table-cell>
          <table:table-cell office:value-type="float" office:value="0.57" calcext:value-type="float">
            <text:p>0.57</text:p>
          </table:table-cell>
          <table:table-cell table:formula="of:=([norm.Z20]-[norm.AA$5])^2" office:value-type="float" office:value="0.00864900000000001" calcext:value-type="float">
            <text:p>0.008649</text:p>
          </table:table-cell>
          <table:table-cell office:value-type="float" office:value="0.5" calcext:value-type="float">
            <text:p>0.5</text:p>
          </table:table-cell>
          <table:table-cell table:formula="of:=([norm.AB20]-[norm.AC$5])^2" office:value-type="float" office:value="0.00236844444444447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D20]-[norm.AE$5])^2" office:value-type="float" office:value="0.114695111111111" calcext:value-type="float">
            <text:p>0.1146951111</text:p>
          </table:table-cell>
          <table:table-cell office:value-type="float" office:value="0.38" calcext:value-type="float">
            <text:p>0.38</text:p>
          </table:table-cell>
          <table:table-cell table:formula="of:=([norm.AF20]-[norm.AG$5])^2" office:value-type="float" office:value="0.0126937777777778" calcext:value-type="float">
            <text:p>0.0126937778</text:p>
          </table:table-cell>
          <table:table-cell office:value-type="float" office:value="0.32" calcext:value-type="float">
            <text:p>0.32</text:p>
          </table:table-cell>
          <table:table-cell table:formula="of:=([norm.AH20]-[norm.AI$5])^2" office:value-type="float" office:value="0.001444" calcext:value-type="float">
            <text:p>0.001444</text:p>
          </table:table-cell>
          <table:table-cell office:value-type="float" office:value="0.3" calcext:value-type="float">
            <text:p>0.3</text:p>
          </table:table-cell>
          <table:table-cell table:formula="of:=([norm.AJ20]-[norm.AK$5])^2" office:value-type="float" office:value="0.0333671111111112" calcext:value-type="float">
            <text:p>0.0333671111</text:p>
          </table:table-cell>
          <table:table-cell office:value-type="float" office:value="0.13" calcext:value-type="float">
            <text:p>0.13</text:p>
          </table:table-cell>
          <table:table-cell table:formula="of:=([norm.AL20]-[norm.AM$5])^2" office:value-type="float" office:value="0.00141877777777778" calcext:value-type="float">
            <text:p>0.0014187778</text:p>
          </table:table-cell>
          <table:table-cell office:value-type="float" office:value="0" calcext:value-type="float">
            <text:p>0</text:p>
          </table:table-cell>
          <table:table-cell table:formula="of:=([norm.AN20]-[norm.AO$5])^2" office:value-type="float" office:value="0.000177777777777777" calcext:value-type="float">
            <text:p>0.0001777778</text:p>
          </table:table-cell>
          <table:table-cell office:value-type="float" office:value="0.85" calcext:value-type="float">
            <text:p>0.85</text:p>
          </table:table-cell>
          <table:table-cell table:formula="of:=([norm.AP20]-[norm.AQ$5])^2" office:value-type="float" office:value="0.00332544444444447" calcext:value-type="float">
            <text:p>0.0033254444</text:p>
          </table:table-cell>
          <table:table-cell office:value-type="float" office:value="0.53" calcext:value-type="float">
            <text:p>0.53</text:p>
          </table:table-cell>
          <table:table-cell table:formula="of:=([norm.AR20]-[norm.AS$5])^2" office:value-type="float" office:value="0.000136111111111117" calcext:value-type="float">
            <text:p>0.0001361111</text:p>
          </table:table-cell>
          <table:table-cell office:value-type="float" office:value="0.57" calcext:value-type="float">
            <text:p>0.57</text:p>
          </table:table-cell>
          <table:table-cell table:formula="of:=([norm.AT20]-[norm.AU$5])^2" office:value-type="float" office:value="0.00542677777777783" calcext:value-type="float">
            <text:p>0.0054267778</text:p>
          </table:table-cell>
          <table:table-cell office:value-type="float" office:value="0.56" calcext:value-type="float">
            <text:p>0.56</text:p>
          </table:table-cell>
          <table:table-cell table:formula="of:=([norm.AV20]-[norm.AW$5])^2" office:value-type="float" office:value="0.00471511111111116" calcext:value-type="float">
            <text:p>0.0047151111</text:p>
          </table:table-cell>
          <table:table-cell office:value-type="float" office:value="0.59" calcext:value-type="float">
            <text:p>0.59</text:p>
          </table:table-cell>
          <table:table-cell table:formula="of:=([norm.AX20]-[norm.AY$5])^2" office:value-type="float" office:value="0.042436" calcext:value-type="float">
            <text:p>0.042436</text:p>
          </table:table-cell>
          <table:table-cell office:value-type="float" office:value="0.52" calcext:value-type="float">
            <text:p>0.52</text:p>
          </table:table-cell>
          <table:table-cell table:formula="of:=([norm.AZ20]-[norm.BA$5])^2" office:value-type="float" office:value="0.0251751111111112" calcext:value-type="float">
            <text:p>0.0251751111</text:p>
          </table:table-cell>
          <table:table-cell office:value-type="float" office:value="0.39" calcext:value-type="float">
            <text:p>0.39</text:p>
          </table:table-cell>
          <table:table-cell table:formula="of:=([norm.BB20]-[norm.BC$5])^2" office:value-type="float" office:value="0.026352111111111" calcext:value-type="float">
            <text:p>0.0263521111</text:p>
          </table:table-cell>
          <table:table-cell office:value-type="float" office:value="0.23" calcext:value-type="float">
            <text:p>0.23</text:p>
          </table:table-cell>
          <table:table-cell table:formula="of:=([norm.BD20]-[norm.BE$5])^2" office:value-type="float" office:value="0.0148027777777779" calcext:value-type="float">
            <text:p>0.0148027778</text:p>
          </table:table-cell>
          <table:table-cell office:value-type="float" office:value="0.13" calcext:value-type="float">
            <text:p>0.13</text:p>
          </table:table-cell>
          <table:table-cell table:formula="of:=([norm.BF20]-[norm.BG$5])^2" office:value-type="float" office:value="0.00277377777777778" calcext:value-type="float">
            <text:p>0.0027737778</text:p>
          </table:table-cell>
          <table:table-cell office:value-type="float" office:value="0.03" calcext:value-type="float">
            <text:p>0.03</text:p>
          </table:table-cell>
          <table:table-cell table:formula="of:=([norm.BH20]-[norm.BI$5])^2" office:value-type="float" office:value="0.000386777777777779" calcext:value-type="float">
            <text:p>0.0003867778</text:p>
          </table:table-cell>
          <table:table-cell office:value-type="float" office:value="0.81" calcext:value-type="float">
            <text:p>0.81</text:p>
          </table:table-cell>
          <table:table-cell table:formula="of:=([norm.BJ20]-[norm.BK$5])^2" office:value-type="float" office:value="0.000289" calcext:value-type="float">
            <text:p>0.000289</text:p>
          </table:table-cell>
          <table:table-cell office:value-type="float" office:value="0.58" calcext:value-type="float">
            <text:p>0.58</text:p>
          </table:table-cell>
          <table:table-cell table:formula="of:=([norm.BL20]-[norm.BM$5])^2" office:value-type="float" office:value="0.00336399999999999" calcext:value-type="float">
            <text:p>0.003364</text:p>
          </table:table-cell>
          <table:table-cell office:value-type="float" office:value="0.54" calcext:value-type="float">
            <text:p>0.54</text:p>
          </table:table-cell>
          <table:table-cell table:formula="of:=([norm.BN20]-[norm.BO$5])^2" office:value-type="float" office:value="0.00190677777777781" calcext:value-type="float">
            <text:p>0.0019067778</text:p>
          </table:table-cell>
          <table:table-cell office:value-type="float" office:value="0.47" calcext:value-type="float">
            <text:p>0.47</text:p>
          </table:table-cell>
          <table:table-cell table:formula="of:=([norm.BP20]-[norm.BQ$5])^2" office:value-type="float" office:value="0.00485344444444449" calcext:value-type="float">
            <text:p>0.0048534444</text:p>
          </table:table-cell>
          <table:table-cell office:value-type="float" office:value="0.47" calcext:value-type="float">
            <text:p>0.47</text:p>
          </table:table-cell>
          <table:table-cell table:formula="of:=([norm.BR20]-[norm.BS$5])^2" office:value-type="float" office:value="0.0064" calcext:value-type="float">
            <text:p>0.0064</text:p>
          </table:table-cell>
          <table:table-cell office:value-type="float" office:value="0.33" calcext:value-type="float">
            <text:p>0.33</text:p>
          </table:table-cell>
          <table:table-cell table:formula="of:=([norm.BT20]-[norm.BU$5])^2" office:value-type="float" office:value="0.003844" calcext:value-type="float">
            <text:p>0.003844</text:p>
          </table:table-cell>
          <table:table-cell office:value-type="float" office:value="0" calcext:value-type="float">
            <text:p>0</text:p>
          </table:table-cell>
          <table:table-cell table:formula="of:=([norm.BV20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20]-[norm.BY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20]-[norm.CA$5])^2" office:value-type="float" office:value="0.001369" calcext:value-type="float">
            <text:p>0.001369</text:p>
          </table:table-cell>
          <table:table-cell office:value-type="float" office:value="0.02" calcext:value-type="float">
            <text:p>0.02</text:p>
          </table:table-cell>
          <table:table-cell table:formula="of:=([norm.CB20]-[norm.CC$5])^2" office:value-type="float" office:value="0.000324" calcext:value-type="float">
            <text:p>0.000324</text:p>
          </table:table-cell>
          <table:table-cell table:number-columns-repeated="94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" calcext:value-type="float">
            <text:p>0.81</text:p>
          </table:table-cell>
          <table:table-cell table:formula="of:=([norm.B21]-[norm.C$5])^2" office:value-type="float" office:value="0.00348100000000001" calcext:value-type="float">
            <text:p>0.003481</text:p>
          </table:table-cell>
          <table:table-cell office:value-type="float" office:value="0.53" calcext:value-type="float">
            <text:p>0.53</text:p>
          </table:table-cell>
          <table:table-cell table:formula="of:=([norm.D21]-[norm.E$5])^2" office:value-type="float" office:value="0.0000871111111111044" calcext:value-type="float">
            <text:p>8.71111111111044E-05</text:p>
          </table:table-cell>
          <table:table-cell office:value-type="float" office:value="0.53" calcext:value-type="float">
            <text:p>0.53</text:p>
          </table:table-cell>
          <table:table-cell table:formula="of:=([norm.F21]-[norm.G$5])^2" office:value-type="float" office:value="0.00728177777777772" calcext:value-type="float">
            <text:p>0.0072817778</text:p>
          </table:table-cell>
          <table:table-cell office:value-type="float" office:value="0" calcext:value-type="float">
            <text:p>0</text:p>
          </table:table-cell>
          <table:table-cell table:formula="of:=([norm.H21]-[norm.I$5])^2" office:value-type="float" office:value="0.171120111111111" calcext:value-type="float">
            <text:p>0.1711201111</text:p>
          </table:table-cell>
          <table:table-cell office:value-type="float" office:value="0.48" calcext:value-type="float">
            <text:p>0.48</text:p>
          </table:table-cell>
          <table:table-cell table:formula="of:=([norm.J21]-[norm.K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2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1]-[norm.U$5])^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([norm.V21]-[norm.W$5])^2" office:value-type="float" office:value="0.000560111111111114" calcext:value-type="float">
            <text:p>0.0005601111</text:p>
          </table:table-cell>
          <table:table-cell office:value-type="float" office:value="0.46" calcext:value-type="float">
            <text:p>0.46</text:p>
          </table:table-cell>
          <table:table-cell table:formula="of:=([norm.X21]-[norm.Y$5])^2" office:value-type="float" office:value="0.005776" calcext:value-type="float">
            <text:p>0.005776</text:p>
          </table:table-cell>
          <table:table-cell office:value-type="float" office:value="0.53" calcext:value-type="float">
            <text:p>0.53</text:p>
          </table:table-cell>
          <table:table-cell table:formula="of:=([norm.Z21]-[norm.AA$5])^2" office:value-type="float" office:value="0.002809" calcext:value-type="float">
            <text:p>0.002809</text:p>
          </table:table-cell>
          <table:table-cell office:value-type="float" office:value="0.48" calcext:value-type="float">
            <text:p>0.48</text:p>
          </table:table-cell>
          <table:table-cell table:formula="of:=([norm.AB21]-[norm.AC$5])^2" office:value-type="float" office:value="0.000821777777777794" calcext:value-type="float">
            <text:p>0.0008217778</text:p>
          </table:table-cell>
          <table:table-cell office:value-type="float" office:value="0.53" calcext:value-type="float">
            <text:p>0.53</text:p>
          </table:table-cell>
          <table:table-cell table:formula="of:=([norm.AD21]-[norm.AE$5])^2" office:value-type="float" office:value="0.0366084444444443" calcext:value-type="float">
            <text:p>0.0366084444</text:p>
          </table:table-cell>
          <table:table-cell office:value-type="float" office:value="0.53" calcext:value-type="float">
            <text:p>0.53</text:p>
          </table:table-cell>
          <table:table-cell table:formula="of:=([norm.AF21]-[norm.AG$5])^2" office:value-type="float" office:value="0.0689937777777779" calcext:value-type="float">
            <text:p>0.0689937778</text:p>
          </table:table-cell>
          <table:table-cell office:value-type="float" office:value="0.33" calcext:value-type="float">
            <text:p>0.33</text:p>
          </table:table-cell>
          <table:table-cell table:formula="of:=([norm.AH21]-[norm.AI$5])^2" office:value-type="float" office:value="0.002304" calcext:value-type="float">
            <text:p>0.002304</text:p>
          </table:table-cell>
          <table:table-cell office:value-type="float" office:value="0" calcext:value-type="float">
            <text:p>0</text:p>
          </table:table-cell>
          <table:table-cell table:formula="of:=([norm.AJ21]-[norm.AK$5])^2" office:value-type="float" office:value="0.013767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21]-[norm.AM$5])^2" office:value-type="float" office:value="0.00227211111111112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21]-[norm.AO$5])^2" office:value-type="float" office:value="0.000177777777777777" calcext:value-type="float">
            <text:p>0.0001777778</text:p>
          </table:table-cell>
          <table:table-cell office:value-type="float" office:value="0.78" calcext:value-type="float">
            <text:p>0.78</text:p>
          </table:table-cell>
          <table:table-cell table:formula="of:=([norm.AP21]-[norm.AQ$5])^2" office:value-type="float" office:value="0.000152111111111105" calcext:value-type="float">
            <text:p>0.0001521111</text:p>
          </table:table-cell>
          <table:table-cell office:value-type="float" office:value="0.53" calcext:value-type="float">
            <text:p>0.53</text:p>
          </table:table-cell>
          <table:table-cell table:formula="of:=([norm.AR21]-[norm.AS$5])^2" office:value-type="float" office:value="0.000136111111111117" calcext:value-type="float">
            <text:p>0.0001361111</text:p>
          </table:table-cell>
          <table:table-cell office:value-type="float" office:value="0.44" calcext:value-type="float">
            <text:p>0.44</text:p>
          </table:table-cell>
          <table:table-cell table:formula="of:=([norm.AT21]-[norm.AU$5])^2" office:value-type="float" office:value="0.00317344444444441" calcext:value-type="float">
            <text:p>0.0031734444</text:p>
          </table:table-cell>
          <table:table-cell office:value-type="float" office:value="0.55" calcext:value-type="float">
            <text:p>0.55</text:p>
          </table:table-cell>
          <table:table-cell table:formula="of:=([norm.AV21]-[norm.AW$5])^2" office:value-type="float" office:value="0.00344177777777782" calcext:value-type="float">
            <text:p>0.0034417778</text:p>
          </table:table-cell>
          <table:table-cell office:value-type="float" office:value="0.5" calcext:value-type="float">
            <text:p>0.5</text:p>
          </table:table-cell>
          <table:table-cell table:formula="of:=([norm.AX21]-[norm.AY$5])^2" office:value-type="float" office:value="0.013456" calcext:value-type="float">
            <text:p>0.013456</text:p>
          </table:table-cell>
          <table:table-cell office:value-type="float" office:value="0.49" calcext:value-type="float">
            <text:p>0.49</text:p>
          </table:table-cell>
          <table:table-cell table:formula="of:=([norm.AZ21]-[norm.BA$5])^2" office:value-type="float" office:value="0.0165551111111112" calcext:value-type="float">
            <text:p>0.0165551111</text:p>
          </table:table-cell>
          <table:table-cell office:value-type="float" office:value="0.31" calcext:value-type="float">
            <text:p>0.31</text:p>
          </table:table-cell>
          <table:table-cell table:formula="of:=([norm.BB21]-[norm.BC$5])^2" office:value-type="float" office:value="0.00677877777777772" calcext:value-type="float">
            <text:p>0.0067787778</text:p>
          </table:table-cell>
          <table:table-cell office:value-type="float" office:value="0" calcext:value-type="float">
            <text:p>0</text:p>
          </table:table-cell>
          <table:table-cell table:formula="of:=([norm.BD21]-[norm.BE$5])^2" office:value-type="float" office:value="0.011736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21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21]-[norm.BI$5])^2" office:value-type="float" office:value="0.000106777777777777" calcext:value-type="float">
            <text:p>0.0001067778</text:p>
          </table:table-cell>
          <table:table-cell office:value-type="float" office:value="0.77" calcext:value-type="float">
            <text:p>0.77</text:p>
          </table:table-cell>
          <table:table-cell table:formula="of:=([norm.BJ21]-[norm.BK$5])^2" office:value-type="float" office:value="0.000529000000000001" calcext:value-type="float">
            <text:p>0.000529</text:p>
          </table:table-cell>
          <table:table-cell office:value-type="float" office:value="0.55" calcext:value-type="float">
            <text:p>0.55</text:p>
          </table:table-cell>
          <table:table-cell table:formula="of:=([norm.BL21]-[norm.BM$5])^2" office:value-type="float" office:value="0.000784000000000001" calcext:value-type="float">
            <text:p>0.000784</text:p>
          </table:table-cell>
          <table:table-cell office:value-type="float" office:value="0.59" calcext:value-type="float">
            <text:p>0.59</text:p>
          </table:table-cell>
          <table:table-cell table:formula="of:=([norm.BN21]-[norm.BO$5])^2" office:value-type="float" office:value="0.0087734444444445" calcext:value-type="float">
            <text:p>0.0087734444</text:p>
          </table:table-cell>
          <table:table-cell office:value-type="float" office:value="0.57" calcext:value-type="float">
            <text:p>0.57</text:p>
          </table:table-cell>
          <table:table-cell table:formula="of:=([norm.BP21]-[norm.BQ$5])^2" office:value-type="float" office:value="0.0287867777777779" calcext:value-type="float">
            <text:p>0.0287867778</text:p>
          </table:table-cell>
          <table:table-cell office:value-type="float" office:value="0.45" calcext:value-type="float">
            <text:p>0.45</text:p>
          </table:table-cell>
          <table:table-cell table:formula="of:=([norm.BR21]-[norm.BS$5])^2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([norm.BT21]-[norm.BU$5])^2" office:value-type="float" office:value="0.071824" calcext:value-type="float">
            <text:p>0.071824</text:p>
          </table:table-cell>
          <table:table-cell office:value-type="float" office:value="0.26" calcext:value-type="float">
            <text:p>0.26</text:p>
          </table:table-cell>
          <table:table-cell table:formula="of:=([norm.BV21]-[norm.BW$5])^2" office:value-type="float" office:value="0.007056" calcext:value-type="float">
            <text:p>0.007056</text:p>
          </table:table-cell>
          <table:table-cell office:value-type="float" office:value="0" calcext:value-type="float">
            <text:p>0</text:p>
          </table:table-cell>
          <table:table-cell table:formula="of:=([norm.BX21]-[norm.BY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21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2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table:formula="of:=([norm.B22]-[norm.C$5])^2" office:value-type="float" office:value="0.000121" calcext:value-type="float">
            <text:p>0.000121</text:p>
          </table:table-cell>
          <table:table-cell office:value-type="float" office:value="0.44" calcext:value-type="float">
            <text:p>0.44</text:p>
          </table:table-cell>
          <table:table-cell table:formula="of:=([norm.D22]-[norm.E$5])^2" office:value-type="float" office:value="0.00650711111111117" calcext:value-type="float">
            <text:p>0.0065071111</text:p>
          </table:table-cell>
          <table:table-cell office:value-type="float" office:value="0.43" calcext:value-type="float">
            <text:p>0.43</text:p>
          </table:table-cell>
          <table:table-cell table:formula="of:=([norm.F22]-[norm.G$5])^2" office:value-type="float" office:value="0.000215111111111122" calcext:value-type="float">
            <text:p>0.0002151111</text:p>
          </table:table-cell>
          <table:table-cell office:value-type="float" office:value="0.54" calcext:value-type="float">
            <text:p>0.54</text:p>
          </table:table-cell>
          <table:table-cell table:formula="of:=([norm.H22]-[norm.I$5])^2" office:value-type="float" office:value="0.015960111111111" calcext:value-type="float">
            <text:p>0.0159601111</text:p>
          </table:table-cell>
          <table:table-cell office:value-type="float" office:value="0.55" calcext:value-type="float">
            <text:p>0.55</text:p>
          </table:table-cell>
          <table:table-cell table:formula="of:=([norm.J22]-[norm.K$5])^2" office:value-type="float" office:value="0.0318027777777777" calcext:value-type="float">
            <text:p>0.0318027778</text:p>
          </table:table-cell>
          <table:table-cell office:value-type="float" office:value="0" calcext:value-type="float">
            <text:p>0</text:p>
          </table:table-cell>
          <table:table-cell table:formula="of:=([norm.L2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2]-[norm.U$5])^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([norm.V22]-[norm.W$5])^2" office:value-type="float" office:value="0.00405344444444444" calcext:value-type="float">
            <text:p>0.0040534444</text:p>
          </table:table-cell>
          <table:table-cell office:value-type="float" office:value="0.52" calcext:value-type="float">
            <text:p>0.52</text:p>
          </table:table-cell>
          <table:table-cell table:formula="of:=([norm.X22]-[norm.Y$5])^2" office:value-type="float" office:value="0.000256" calcext:value-type="float">
            <text:p>0.000256</text:p>
          </table:table-cell>
          <table:table-cell office:value-type="float" office:value="0.4" calcext:value-type="float">
            <text:p>0.4</text:p>
          </table:table-cell>
          <table:table-cell table:formula="of:=([norm.Z22]-[norm.AA$5])^2" office:value-type="float" office:value="0.005929" calcext:value-type="float">
            <text:p>0.005929</text:p>
          </table:table-cell>
          <table:table-cell office:value-type="float" office:value="0.55" calcext:value-type="float">
            <text:p>0.55</text:p>
          </table:table-cell>
          <table:table-cell table:formula="of:=([norm.AB22]-[norm.AC$5])^2" office:value-type="float" office:value="0.00973511111111118" calcext:value-type="float">
            <text:p>0.0097351111</text:p>
          </table:table-cell>
          <table:table-cell office:value-type="float" office:value="0.53" calcext:value-type="float">
            <text:p>0.53</text:p>
          </table:table-cell>
          <table:table-cell table:formula="of:=([norm.AD22]-[norm.AE$5])^2" office:value-type="float" office:value="0.0366084444444443" calcext:value-type="float">
            <text:p>0.0366084444</text:p>
          </table:table-cell>
          <table:table-cell office:value-type="float" office:value="0.47" calcext:value-type="float">
            <text:p>0.47</text:p>
          </table:table-cell>
          <table:table-cell table:formula="of:=([norm.AF22]-[norm.AG$5])^2" office:value-type="float" office:value="0.0410737777777779" calcext:value-type="float">
            <text:p>0.0410737778</text:p>
          </table:table-cell>
          <table:table-cell office:value-type="float" office:value="0.47" calcext:value-type="float">
            <text:p>0.47</text:p>
          </table:table-cell>
          <table:table-cell table:formula="of:=([norm.AH22]-[norm.AI$5])^2" office:value-type="float" office:value="0.035344" calcext:value-type="float">
            <text:p>0.035344</text:p>
          </table:table-cell>
          <table:table-cell office:value-type="float" office:value="0" calcext:value-type="float">
            <text:p>0</text:p>
          </table:table-cell>
          <table:table-cell table:formula="of:=([norm.AJ22]-[norm.AK$5])^2" office:value-type="float" office:value="0.013767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22]-[norm.AM$5])^2" office:value-type="float" office:value="0.000765444444444446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22]-[norm.AO$5])^2" office:value-type="float" office:value="0.000177777777777777" calcext:value-type="float">
            <text:p>0.0001777778</text:p>
          </table:table-cell>
          <table:table-cell office:value-type="float" office:value="0.78" calcext:value-type="float">
            <text:p>0.78</text:p>
          </table:table-cell>
          <table:table-cell table:formula="of:=([norm.AP22]-[norm.AQ$5])^2" office:value-type="float" office:value="0.000152111111111105" calcext:value-type="float">
            <text:p>0.0001521111</text:p>
          </table:table-cell>
          <table:table-cell office:value-type="float" office:value="0.56" calcext:value-type="float">
            <text:p>0.56</text:p>
          </table:table-cell>
          <table:table-cell table:formula="of:=([norm.AR22]-[norm.AS$5])^2" office:value-type="float" office:value="0.00173611111111114" calcext:value-type="float">
            <text:p>0.0017361111</text:p>
          </table:table-cell>
          <table:table-cell office:value-type="float" office:value="0.48" calcext:value-type="float">
            <text:p>0.48</text:p>
          </table:table-cell>
          <table:table-cell table:formula="of:=([norm.AT22]-[norm.AU$5])^2" office:value-type="float" office:value="0.000266777777777768" calcext:value-type="float">
            <text:p>0.0002667778</text:p>
          </table:table-cell>
          <table:table-cell office:value-type="float" office:value="0.53" calcext:value-type="float">
            <text:p>0.53</text:p>
          </table:table-cell>
          <table:table-cell table:formula="of:=([norm.AV22]-[norm.AW$5])^2" office:value-type="float" office:value="0.00149511111111114" calcext:value-type="float">
            <text:p>0.0014951111</text:p>
          </table:table-cell>
          <table:table-cell office:value-type="float" office:value="0.49" calcext:value-type="float">
            <text:p>0.49</text:p>
          </table:table-cell>
          <table:table-cell table:formula="of:=([norm.AX22]-[norm.AY$5])^2" office:value-type="float" office:value="0.011236" calcext:value-type="float">
            <text:p>0.011236</text:p>
          </table:table-cell>
          <table:table-cell office:value-type="float" office:value="0.41" calcext:value-type="float">
            <text:p>0.41</text:p>
          </table:table-cell>
          <table:table-cell table:formula="of:=([norm.AZ22]-[norm.BA$5])^2" office:value-type="float" office:value="0.00236844444444448" calcext:value-type="float">
            <text:p>0.0023684444</text:p>
          </table:table-cell>
          <table:table-cell office:value-type="float" office:value="0.31" calcext:value-type="float">
            <text:p>0.31</text:p>
          </table:table-cell>
          <table:table-cell table:formula="of:=([norm.BB22]-[norm.BC$5])^2" office:value-type="float" office:value="0.00677877777777772" calcext:value-type="float">
            <text:p>0.0067787778</text:p>
          </table:table-cell>
          <table:table-cell office:value-type="float" office:value="0.23" calcext:value-type="float">
            <text:p>0.23</text:p>
          </table:table-cell>
          <table:table-cell table:formula="of:=([norm.BD22]-[norm.BE$5])^2" office:value-type="float" office:value="0.0148027777777779" calcext:value-type="float">
            <text:p>0.0148027778</text:p>
          </table:table-cell>
          <table:table-cell office:value-type="float" office:value="0.17" calcext:value-type="float">
            <text:p>0.17</text:p>
          </table:table-cell>
          <table:table-cell table:formula="of:=([norm.BF22]-[norm.BG$5])^2" office:value-type="float" office:value="0.00858711111111112" calcext:value-type="float">
            <text:p>0.0085871111</text:p>
          </table:table-cell>
          <table:table-cell office:value-type="float" office:value="0" calcext:value-type="float">
            <text:p>0</text:p>
          </table:table-cell>
          <table:table-cell table:formula="of:=([norm.BH22]-[norm.BI$5])^2" office:value-type="float" office:value="0.000106777777777777" calcext:value-type="float">
            <text:p>0.0001067778</text:p>
          </table:table-cell>
          <table:table-cell office:value-type="float" office:value="0.74" calcext:value-type="float">
            <text:p>0.74</text:p>
          </table:table-cell>
          <table:table-cell table:formula="of:=([norm.BJ22]-[norm.BK$5])^2" office:value-type="float" office:value="0.002809" calcext:value-type="float">
            <text:p>0.002809</text:p>
          </table:table-cell>
          <table:table-cell office:value-type="float" office:value="0.59" calcext:value-type="float">
            <text:p>0.59</text:p>
          </table:table-cell>
          <table:table-cell table:formula="of:=([norm.BL22]-[norm.BM$5])^2" office:value-type="float" office:value="0.00462399999999999" calcext:value-type="float">
            <text:p>0.004624</text:p>
          </table:table-cell>
          <table:table-cell office:value-type="float" office:value="0.53" calcext:value-type="float">
            <text:p>0.53</text:p>
          </table:table-cell>
          <table:table-cell table:formula="of:=([norm.BN22]-[norm.BO$5])^2" office:value-type="float" office:value="0.00113344444444447" calcext:value-type="float">
            <text:p>0.0011334444</text:p>
          </table:table-cell>
          <table:table-cell office:value-type="float" office:value="0.59" calcext:value-type="float">
            <text:p>0.59</text:p>
          </table:table-cell>
          <table:table-cell table:formula="of:=([norm.BP22]-[norm.BQ$5])^2" office:value-type="float" office:value="0.0359734444444445" calcext:value-type="float">
            <text:p>0.0359734444</text:p>
          </table:table-cell>
          <table:table-cell office:value-type="float" office:value="0.54" calcext:value-type="float">
            <text:p>0.54</text:p>
          </table:table-cell>
          <table:table-cell table:formula="of:=([norm.BR22]-[norm.BS$5])^2" office:value-type="float" office:value="0.0225" calcext:value-type="float">
            <text:p>0.0225</text:p>
          </table:table-cell>
          <table:table-cell office:value-type="float" office:value="0.4" calcext:value-type="float">
            <text:p>0.4</text:p>
          </table:table-cell>
          <table:table-cell table:formula="of:=([norm.BT22]-[norm.BU$5])^2" office:value-type="float" office:value="0.017424" calcext:value-type="float">
            <text:p>0.017424</text:p>
          </table:table-cell>
          <table:table-cell office:value-type="float" office:value="0.36" calcext:value-type="float">
            <text:p>0.36</text:p>
          </table:table-cell>
          <table:table-cell table:formula="of:=([norm.BV22]-[norm.BW$5])^2" office:value-type="float" office:value="0.033856" calcext:value-type="float">
            <text:p>0.033856</text:p>
          </table:table-cell>
          <table:table-cell office:value-type="float" office:value="0.18" calcext:value-type="float">
            <text:p>0.18</text:p>
          </table:table-cell>
          <table:table-cell table:formula="of:=([norm.BX22]-[norm.BY$5])^2" office:value-type="float" office:value="0.00513611111111116" calcext:value-type="float">
            <text:p>0.0051361111</text:p>
          </table:table-cell>
          <table:table-cell office:value-type="float" office:value="0.05" calcext:value-type="float">
            <text:p>0.05</text:p>
          </table:table-cell>
          <table:table-cell table:formula="of:=([norm.BZ22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2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.77</text:p>
          </table:table-cell>
          <table:table-cell table:formula="of:=([norm.B23]-[norm.C$5])^2" office:value-type="float" office:value="0.000361000000000001" calcext:value-type="float">
            <text:p>0.000361</text:p>
          </table:table-cell>
          <table:table-cell office:value-type="float" office:value="0.57" calcext:value-type="float">
            <text:p>0.57</text:p>
          </table:table-cell>
          <table:table-cell table:formula="of:=([norm.D23]-[norm.E$5])^2" office:value-type="float" office:value="0.00243377777777775" calcext:value-type="float">
            <text:p>0.0024337778</text:p>
          </table:table-cell>
          <table:table-cell office:value-type="float" office:value="0" calcext:value-type="float">
            <text:p>0</text:p>
          </table:table-cell>
          <table:table-cell table:formula="of:=([norm.F23]-[norm.G$5])^2" office:value-type="float" office:value="0.197728444444445" calcext:value-type="float">
            <text:p>0.1977284444</text:p>
          </table:table-cell>
          <table:table-cell office:value-type="float" office:value="0.41" calcext:value-type="float">
            <text:p>0.41</text:p>
          </table:table-cell>
          <table:table-cell table:formula="of:=([norm.H23]-[norm.I$5])^2" office:value-type="float" office:value="0.0000134444444444468" calcext:value-type="float">
            <text:p>1.34444444444468E-05</text:p>
          </table:table-cell>
          <table:table-cell office:value-type="float" office:value="0" calcext:value-type="float">
            <text:p>0</text:p>
          </table:table-cell>
          <table:table-cell table:formula="of:=([norm.J23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2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3]-[norm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norm.V23]-[norm.W$5])^2" office:value-type="float" office:value="0.0000134444444444447" calcext:value-type="float">
            <text:p>1.34444444444447E-05</text:p>
          </table:table-cell>
          <table:table-cell office:value-type="float" office:value="0.59" calcext:value-type="float">
            <text:p>0.59</text:p>
          </table:table-cell>
          <table:table-cell table:formula="of:=([norm.X23]-[norm.Y$5])^2" office:value-type="float" office:value="0.00291599999999999" calcext:value-type="float">
            <text:p>0.002916</text:p>
          </table:table-cell>
          <table:table-cell office:value-type="float" office:value="0.52" calcext:value-type="float">
            <text:p>0.52</text:p>
          </table:table-cell>
          <table:table-cell table:formula="of:=([norm.Z23]-[norm.AA$5])^2" office:value-type="float" office:value="0.001849" calcext:value-type="float">
            <text:p>0.001849</text:p>
          </table:table-cell>
          <table:table-cell office:value-type="float" office:value="0.53" calcext:value-type="float">
            <text:p>0.53</text:p>
          </table:table-cell>
          <table:table-cell table:formula="of:=([norm.AB23]-[norm.AC$5])^2" office:value-type="float" office:value="0.0061884444444445" calcext:value-type="float">
            <text:p>0.0061884444</text:p>
          </table:table-cell>
          <table:table-cell office:value-type="float" office:value="0" calcext:value-type="float">
            <text:p>0</text:p>
          </table:table-cell>
          <table:table-cell table:formula="of:=([norm.AD23]-[norm.AE$5])^2" office:value-type="float" office:value="0.114695111111111" calcext:value-type="float">
            <text:p>0.1146951111</text:p>
          </table:table-cell>
          <table:table-cell office:value-type="float" office:value="0.49" calcext:value-type="float">
            <text:p>0.49</text:p>
          </table:table-cell>
          <table:table-cell table:formula="of:=([norm.AF23]-[norm.AG$5])^2" office:value-type="float" office:value="0.0495804444444446" calcext:value-type="float">
            <text:p>0.0495804444</text:p>
          </table:table-cell>
          <table:table-cell office:value-type="float" office:value="0.38" calcext:value-type="float">
            <text:p>0.38</text:p>
          </table:table-cell>
          <table:table-cell table:formula="of:=([norm.AH23]-[norm.AI$5])^2" office:value-type="float" office:value="0.00960399999999999" calcext:value-type="float">
            <text:p>0.009604</text:p>
          </table:table-cell>
          <table:table-cell office:value-type="float" office:value="0.27" calcext:value-type="float">
            <text:p>0.27</text:p>
          </table:table-cell>
          <table:table-cell table:formula="of:=([norm.AJ23]-[norm.AK$5])^2" office:value-type="float" office:value="0.0233071111111112" calcext:value-type="float">
            <text:p>0.0233071111</text:p>
          </table:table-cell>
          <table:table-cell office:value-type="float" office:value="0.15" calcext:value-type="float">
            <text:p>0.15</text:p>
          </table:table-cell>
          <table:table-cell table:formula="of:=([norm.AL23]-[norm.AM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23]-[norm.AO$5])^2" office:value-type="float" office:value="0.000177777777777777" calcext:value-type="float">
            <text:p>0.0001777778</text:p>
          </table:table-cell>
          <table:table-cell office:value-type="float" office:value="0.88" calcext:value-type="float">
            <text:p>0.88</text:p>
          </table:table-cell>
          <table:table-cell table:formula="of:=([norm.AP23]-[norm.AQ$5])^2" office:value-type="float" office:value="0.00768544444444448" calcext:value-type="float">
            <text:p>0.0076854444</text:p>
          </table:table-cell>
          <table:table-cell office:value-type="float" office:value="0.47" calcext:value-type="float">
            <text:p>0.47</text:p>
          </table:table-cell>
          <table:table-cell table:formula="of:=([norm.AR23]-[norm.AS$5])^2" office:value-type="float" office:value="0.00233611111111108" calcext:value-type="float">
            <text:p>0.0023361111</text:p>
          </table:table-cell>
          <table:table-cell office:value-type="float" office:value="0.53" calcext:value-type="float">
            <text:p>0.53</text:p>
          </table:table-cell>
          <table:table-cell table:formula="of:=([norm.AT23]-[norm.AU$5])^2" office:value-type="float" office:value="0.00113344444444447" calcext:value-type="float">
            <text:p>0.0011334444</text:p>
          </table:table-cell>
          <table:table-cell office:value-type="float" office:value="0.5" calcext:value-type="float">
            <text:p>0.5</text:p>
          </table:table-cell>
          <table:table-cell table:formula="of:=([norm.AV23]-[norm.AW$5])^2" office:value-type="float" office:value="0.0000751111111111167" calcext:value-type="float">
            <text:p>7.51111111111167E-05</text:p>
          </table:table-cell>
          <table:table-cell office:value-type="float" office:value="0.47" calcext:value-type="float">
            <text:p>0.47</text:p>
          </table:table-cell>
          <table:table-cell table:formula="of:=([norm.AX23]-[norm.AY$5])^2" office:value-type="float" office:value="0.007396" calcext:value-type="float">
            <text:p>0.007396</text:p>
          </table:table-cell>
          <table:table-cell office:value-type="float" office:value="0.51" calcext:value-type="float">
            <text:p>0.51</text:p>
          </table:table-cell>
          <table:table-cell table:formula="of:=([norm.AZ23]-[norm.BA$5])^2" office:value-type="float" office:value="0.0221017777777779" calcext:value-type="float">
            <text:p>0.0221017778</text:p>
          </table:table-cell>
          <table:table-cell office:value-type="float" office:value="0.35" calcext:value-type="float">
            <text:p>0.35</text:p>
          </table:table-cell>
          <table:table-cell table:formula="of:=([norm.BB23]-[norm.BC$5])^2" office:value-type="float" office:value="0.0149654444444444" calcext:value-type="float">
            <text:p>0.0149654444</text:p>
          </table:table-cell>
          <table:table-cell office:value-type="float" office:value="0.19" calcext:value-type="float">
            <text:p>0.19</text:p>
          </table:table-cell>
          <table:table-cell table:formula="of:=([norm.BD23]-[norm.BE$5])^2" office:value-type="float" office:value="0.0066694444444445" calcext:value-type="float">
            <text:p>0.0066694444</text:p>
          </table:table-cell>
          <table:table-cell office:value-type="float" office:value="0" calcext:value-type="float">
            <text:p>0</text:p>
          </table:table-cell>
          <table:table-cell table:formula="of:=([norm.BF23]-[norm.BG$5])^2" office:value-type="float" office:value="0.00598044444444444" calcext:value-type="float">
            <text:p>0.0059804444</text:p>
          </table:table-cell>
          <table:table-cell office:value-type="float" office:value="0.03" calcext:value-type="float">
            <text:p>0.03</text:p>
          </table:table-cell>
          <table:table-cell table:formula="of:=([norm.BH23]-[norm.BI$5])^2" office:value-type="float" office:value="0.000386777777777779" calcext:value-type="float">
            <text:p>0.0003867778</text:p>
          </table:table-cell>
          <table:table-cell office:value-type="float" office:value="0.78" calcext:value-type="float">
            <text:p>0.78</text:p>
          </table:table-cell>
          <table:table-cell table:formula="of:=([norm.BJ23]-[norm.BK$5])^2" office:value-type="float" office:value="0.000169" calcext:value-type="float">
            <text:p>0.000169</text:p>
          </table:table-cell>
          <table:table-cell office:value-type="float" office:value="0.49" calcext:value-type="float">
            <text:p>0.49</text:p>
          </table:table-cell>
          <table:table-cell table:formula="of:=([norm.BL23]-[norm.BM$5])^2" office:value-type="float" office:value="0.001024" calcext:value-type="float">
            <text:p>0.001024</text:p>
          </table:table-cell>
          <table:table-cell office:value-type="float" office:value="0.46" calcext:value-type="float">
            <text:p>0.46</text:p>
          </table:table-cell>
          <table:table-cell table:formula="of:=([norm.BN23]-[norm.BO$5])^2" office:value-type="float" office:value="0.00132011111111109" calcext:value-type="float">
            <text:p>0.0013201111</text:p>
          </table:table-cell>
          <table:table-cell office:value-type="float" office:value="0.45" calcext:value-type="float">
            <text:p>0.45</text:p>
          </table:table-cell>
          <table:table-cell table:formula="of:=([norm.BP23]-[norm.BQ$5])^2" office:value-type="float" office:value="0.00246677777777781" calcext:value-type="float">
            <text:p>0.0024667778</text:p>
          </table:table-cell>
          <table:table-cell office:value-type="float" office:value="0.49" calcext:value-type="float">
            <text:p>0.49</text:p>
          </table:table-cell>
          <table:table-cell table:formula="of:=([norm.BR23]-[norm.BS$5])^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([norm.BT23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23]-[norm.BW$5])^2" office:value-type="float" office:value="0.030976" calcext:value-type="float">
            <text:p>0.030976</text:p>
          </table:table-cell>
          <table:table-cell office:value-type="float" office:value="0.13" calcext:value-type="float">
            <text:p>0.13</text:p>
          </table:table-cell>
          <table:table-cell table:formula="of:=([norm.BX23]-[norm.BY$5])^2" office:value-type="float" office:value="0.000469444444444459" calcext:value-type="float">
            <text:p>0.0004694444</text:p>
          </table:table-cell>
          <table:table-cell office:value-type="float" office:value="0.06" calcext:value-type="float">
            <text:p>0.06</text:p>
          </table:table-cell>
          <table:table-cell table:formula="of:=([norm.BZ23]-[norm.CA$5])^2"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table:formula="of:=([norm.CB23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formula="of:=([norm.B24]-[norm.C$5])^2" office:value-type="float" office:value="0.002401" calcext:value-type="float">
            <text:p>0.002401</text:p>
          </table:table-cell>
          <table:table-cell office:value-type="float" office:value="0.49" calcext:value-type="float">
            <text:p>0.49</text:p>
          </table:table-cell>
          <table:table-cell table:formula="of:=([norm.D24]-[norm.E$5])^2" office:value-type="float" office:value="0.000940444444444469" calcext:value-type="float">
            <text:p>0.0009404444</text:p>
          </table:table-cell>
          <table:table-cell office:value-type="float" office:value="0.5" calcext:value-type="float">
            <text:p>0.5</text:p>
          </table:table-cell>
          <table:table-cell table:formula="of:=([norm.F24]-[norm.G$5])^2" office:value-type="float" office:value="0.00306177777777774" calcext:value-type="float">
            <text:p>0.0030617778</text:p>
          </table:table-cell>
          <table:table-cell office:value-type="float" office:value="0.48" calcext:value-type="float">
            <text:p>0.48</text:p>
          </table:table-cell>
          <table:table-cell table:formula="of:=([norm.H24]-[norm.I$5])^2" office:value-type="float" office:value="0.00440011111111106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2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2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4]-[norm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norm.V24]-[norm.W$5])^2" office:value-type="float" office:value="0.00132011111111111" calcext:value-type="float">
            <text:p>0.0013201111</text:p>
          </table:table-cell>
          <table:table-cell office:value-type="float" office:value="0.45" calcext:value-type="float">
            <text:p>0.45</text:p>
          </table:table-cell>
          <table:table-cell table:formula="of:=([norm.X24]-[norm.Y$5])^2" office:value-type="float" office:value="0.007396" calcext:value-type="float">
            <text:p>0.007396</text:p>
          </table:table-cell>
          <table:table-cell office:value-type="float" office:value="0.55" calcext:value-type="float">
            <text:p>0.55</text:p>
          </table:table-cell>
          <table:table-cell table:formula="of:=([norm.Z24]-[norm.AA$5])^2" office:value-type="float" office:value="0.005329" calcext:value-type="float">
            <text:p>0.005329</text:p>
          </table:table-cell>
          <table:table-cell office:value-type="float" office:value="0.54" calcext:value-type="float">
            <text:p>0.54</text:p>
          </table:table-cell>
          <table:table-cell table:formula="of:=([norm.AB24]-[norm.AC$5])^2" office:value-type="float" office:value="0.00786177777777784" calcext:value-type="float">
            <text:p>0.0078617778</text:p>
          </table:table-cell>
          <table:table-cell office:value-type="float" office:value="0.57" calcext:value-type="float">
            <text:p>0.57</text:p>
          </table:table-cell>
          <table:table-cell table:formula="of:=([norm.AD24]-[norm.AE$5])^2" office:value-type="float" office:value="0.053515111111111" calcext:value-type="float">
            <text:p>0.0535151111</text:p>
          </table:table-cell>
          <table:table-cell office:value-type="float" office:value="0" calcext:value-type="float">
            <text:p>0</text:p>
          </table:table-cell>
          <table:table-cell table:formula="of:=([norm.AF24]-[norm.AG$5])^2" office:value-type="float" office:value="0.071467111111111" calcext:value-type="float">
            <text:p>0.0714671111</text:p>
          </table:table-cell>
          <table:table-cell office:value-type="float" office:value="0" calcext:value-type="float">
            <text:p>0</text:p>
          </table:table-cell>
          <table:table-cell table:formula="of:=([norm.AH24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24]-[norm.AK$5])^2" office:value-type="float" office:value="0.013767111111111" calcext:value-type="float">
            <text:p>0.0137671111</text:p>
          </table:table-cell>
          <table:table-cell office:value-type="float" office:value="0" calcext:value-type="float">
            <text:p>0</text:p>
          </table:table-cell>
          <table:table-cell table:formula="of:=([norm.AL24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4]-[norm.AO$5])^2" office:value-type="float" office:value="0.000177777777777777" calcext:value-type="float">
            <text:p>0.0001777778</text:p>
          </table:table-cell>
          <table:table-cell office:value-type="float" office:value="0.83" calcext:value-type="float">
            <text:p>0.83</text:p>
          </table:table-cell>
          <table:table-cell table:formula="of:=([norm.AP24]-[norm.AQ$5])^2" office:value-type="float" office:value="0.0014187777777778" calcext:value-type="float">
            <text:p>0.0014187778</text:p>
          </table:table-cell>
          <table:table-cell office:value-type="float" office:value="0.51" calcext:value-type="float">
            <text:p>0.51</text:p>
          </table:table-cell>
          <table:table-cell table:formula="of:=([norm.AR24]-[norm.AS$5])^2" office:value-type="float" office:value="0.0000694444444444403" calcext:value-type="float">
            <text:p>6.94444444444403E-05</text:p>
          </table:table-cell>
          <table:table-cell office:value-type="float" office:value="0.55" calcext:value-type="float">
            <text:p>0.55</text:p>
          </table:table-cell>
          <table:table-cell table:formula="of:=([norm.AT24]-[norm.AU$5])^2" office:value-type="float" office:value="0.00288011111111115" calcext:value-type="float">
            <text:p>0.0028801111</text:p>
          </table:table-cell>
          <table:table-cell office:value-type="float" office:value="0.58" calcext:value-type="float">
            <text:p>0.58</text:p>
          </table:table-cell>
          <table:table-cell table:formula="of:=([norm.AV24]-[norm.AW$5])^2" office:value-type="float" office:value="0.00786177777777783" calcext:value-type="float">
            <text:p>0.0078617778</text:p>
          </table:table-cell>
          <table:table-cell office:value-type="float" office:value="0.54" calcext:value-type="float">
            <text:p>0.54</text:p>
          </table:table-cell>
          <table:table-cell table:formula="of:=([norm.AX24]-[norm.AY$5])^2" office:value-type="float" office:value="0.024336" calcext:value-type="float">
            <text:p>0.024336</text:p>
          </table:table-cell>
          <table:table-cell office:value-type="float" office:value="0" calcext:value-type="float">
            <text:p>0</text:p>
          </table:table-cell>
          <table:table-cell table:formula="of:=([norm.AZ24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24]-[norm.BC$5])^2" office:value-type="float" office:value="0.0518321111111113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24]-[norm.BE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24]-[norm.BG$5])^2" office:value-type="float" office:value="0.00598044444444444" calcext:value-type="float">
            <text:p>0.0059804444</text:p>
          </table:table-cell>
          <table:table-cell office:value-type="float" office:value="0.04" calcext:value-type="float">
            <text:p>0.04</text:p>
          </table:table-cell>
          <table:table-cell table:formula="of:=([norm.BH24]-[norm.BI$5])^2" office:value-type="float" office:value="0.000880111111111113" calcext:value-type="float">
            <text:p>0.0008801111</text:p>
          </table:table-cell>
          <table:table-cell office:value-type="float" office:value="0.78" calcext:value-type="float">
            <text:p>0.78</text:p>
          </table:table-cell>
          <table:table-cell table:formula="of:=([norm.BJ24]-[norm.BK$5])^2" office:value-type="float" office:value="0.000169" calcext:value-type="float">
            <text:p>0.000169</text:p>
          </table:table-cell>
          <table:table-cell office:value-type="float" office:value="0.49" calcext:value-type="float">
            <text:p>0.49</text:p>
          </table:table-cell>
          <table:table-cell table:formula="of:=([norm.BL24]-[norm.BM$5])^2" office:value-type="float" office:value="0.001024" calcext:value-type="float">
            <text:p>0.001024</text:p>
          </table:table-cell>
          <table:table-cell office:value-type="float" office:value="0.57" calcext:value-type="float">
            <text:p>0.57</text:p>
          </table:table-cell>
          <table:table-cell table:formula="of:=([norm.BN24]-[norm.BO$5])^2" office:value-type="float" office:value="0.00542677777777783" calcext:value-type="float">
            <text:p>0.0054267778</text:p>
          </table:table-cell>
          <table:table-cell office:value-type="float" office:value="0" calcext:value-type="float">
            <text:p>0</text:p>
          </table:table-cell>
          <table:table-cell table:formula="of:=([norm.BP24]-[norm.BQ$5])^2" office:value-type="float" office:value="0.160266777777778" calcext:value-type="float">
            <text:p>0.1602667778</text:p>
          </table:table-cell>
          <table:table-cell office:value-type="float" office:value="0.46" calcext:value-type="float">
            <text:p>0.46</text:p>
          </table:table-cell>
          <table:table-cell table:formula="of:=([norm.BR24]-[norm.BS$5])^2" office:value-type="float" office:value="0.0049" calcext:value-type="float">
            <text:p>0.0049</text:p>
          </table:table-cell>
          <table:table-cell office:value-type="float" office:value="0.46" calcext:value-type="float">
            <text:p>0.46</text:p>
          </table:table-cell>
          <table:table-cell table:formula="of:=([norm.BT24]-[norm.BU$5])^2" office:value-type="float" office:value="0.036864" calcext:value-type="float">
            <text:p>0.036864</text:p>
          </table:table-cell>
          <table:table-cell office:value-type="float" office:value="0.3" calcext:value-type="float">
            <text:p>0.3</text:p>
          </table:table-cell>
          <table:table-cell table:formula="of:=([norm.BV24]-[norm.BW$5])^2" office:value-type="float" office:value="0.015376" calcext:value-type="float">
            <text:p>0.015376</text:p>
          </table:table-cell>
          <table:table-cell office:value-type="float" office:value="0.19" calcext:value-type="float">
            <text:p>0.19</text:p>
          </table:table-cell>
          <table:table-cell table:formula="of:=([norm.BX24]-[norm.BY$5])^2" office:value-type="float" office:value="0.0066694444444445" calcext:value-type="float">
            <text:p>0.0066694444</text:p>
          </table:table-cell>
          <table:table-cell office:value-type="float" office:value="0.05" calcext:value-type="float">
            <text:p>0.05</text:p>
          </table:table-cell>
          <table:table-cell table:formula="of:=([norm.BZ24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2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" calcext:value-type="float">
            <text:p>0.64</text:p>
          </table:table-cell>
          <table:table-cell table:formula="of:=([norm.B25]-[norm.C$5])^2" office:value-type="float" office:value="0.012321" calcext:value-type="float">
            <text:p>0.012321</text:p>
          </table:table-cell>
          <table:table-cell office:value-type="float" office:value="0.47" calcext:value-type="float">
            <text:p>0.47</text:p>
          </table:table-cell>
          <table:table-cell table:formula="of:=([norm.D25]-[norm.E$5])^2" office:value-type="float" office:value="0.00256711111111115" calcext:value-type="float">
            <text:p>0.0025671111</text:p>
          </table:table-cell>
          <table:table-cell office:value-type="float" office:value="0" calcext:value-type="float">
            <text:p>0</text:p>
          </table:table-cell>
          <table:table-cell table:formula="of:=([norm.F25]-[norm.G$5])^2" office:value-type="float" office:value="0.197728444444445" calcext:value-type="float">
            <text:p>0.1977284444</text:p>
          </table:table-cell>
          <table:table-cell office:value-type="float" office:value="0" calcext:value-type="float">
            <text:p>0</text:p>
          </table:table-cell>
          <table:table-cell table:formula="of:=([norm.H25]-[norm.I$5])^2" office:value-type="float" office:value="0.171120111111111" calcext:value-type="float">
            <text:p>0.1711201111</text:p>
          </table:table-cell>
          <table:table-cell office:value-type="float" office:value="0.6" calcext:value-type="float">
            <text:p>0.6</text:p>
          </table:table-cell>
          <table:table-cell table:formula="of:=([norm.J25]-[norm.K$5])^2" office:value-type="float" office:value="0.052136111111111" calcext:value-type="float">
            <text:p>0.0521361111</text:p>
          </table:table-cell>
          <table:table-cell office:value-type="float" office:value="0" calcext:value-type="float">
            <text:p>0</text:p>
          </table:table-cell>
          <table:table-cell table:formula="of:=([norm.L2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5]-[norm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norm.V25]-[norm.W$5])^2" office:value-type="float" office:value="0.0000401111111111107" calcext:value-type="float">
            <text:p>4.01111111111107E-05</text:p>
          </table:table-cell>
          <table:table-cell office:value-type="float" office:value="0.58" calcext:value-type="float">
            <text:p>0.58</text:p>
          </table:table-cell>
          <table:table-cell table:formula="of:=([norm.X25]-[norm.Y$5])^2" office:value-type="float" office:value="0.00193599999999999" calcext:value-type="float">
            <text:p>0.001936</text:p>
          </table:table-cell>
          <table:table-cell office:value-type="float" office:value="0.49" calcext:value-type="float">
            <text:p>0.49</text:p>
          </table:table-cell>
          <table:table-cell table:formula="of:=([norm.Z25]-[norm.AA$5])^2" office:value-type="float" office:value="0.000168999999999999" calcext:value-type="float">
            <text:p>0.000169</text:p>
          </table:table-cell>
          <table:table-cell office:value-type="float" office:value="0.57" calcext:value-type="float">
            <text:p>0.57</text:p>
          </table:table-cell>
          <table:table-cell table:formula="of:=([norm.AB25]-[norm.AC$5])^2" office:value-type="float" office:value="0.0140817777777779" calcext:value-type="float">
            <text:p>0.0140817778</text:p>
          </table:table-cell>
          <table:table-cell office:value-type="float" office:value="0.55" calcext:value-type="float">
            <text:p>0.55</text:p>
          </table:table-cell>
          <table:table-cell table:formula="of:=([norm.AD25]-[norm.AE$5])^2" office:value-type="float" office:value="0.0446617777777777" calcext:value-type="float">
            <text:p>0.0446617778</text:p>
          </table:table-cell>
          <table:table-cell office:value-type="float" office:value="0" calcext:value-type="float">
            <text:p>0</text:p>
          </table:table-cell>
          <table:table-cell table:formula="of:=([norm.AF25]-[norm.AG$5])^2" office:value-type="float" office:value="0.071467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25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25]-[norm.AK$5])^2" office:value-type="float" office:value="0.013767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25]-[norm.AM$5])^2" office:value-type="float" office:value="0.000765444444444446" calcext:value-type="float">
            <text:p>0.0007654444</text:p>
          </table:table-cell>
          <table:table-cell office:value-type="float" office:value="0.04" calcext:value-type="float">
            <text:p>0.04</text:p>
          </table:table-cell>
          <table:table-cell table:formula="of:=([norm.AN25]-[norm.AO$5])^2" office:value-type="float" office:value="0.000711111111111113" calcext:value-type="float">
            <text:p>0.0007111111</text:p>
          </table:table-cell>
          <table:table-cell office:value-type="float" office:value="0.76" calcext:value-type="float">
            <text:p>0.76</text:p>
          </table:table-cell>
          <table:table-cell table:formula="of:=([norm.AP25]-[norm.AQ$5])^2" office:value-type="float" office:value="0.00104544444444443" calcext:value-type="float">
            <text:p>0.0010454444</text:p>
          </table:table-cell>
          <table:table-cell office:value-type="float" office:value="0.44" calcext:value-type="float">
            <text:p>0.44</text:p>
          </table:table-cell>
          <table:table-cell table:formula="of:=([norm.AR25]-[norm.AS$5])^2" office:value-type="float" office:value="0.00613611111111107" calcext:value-type="float">
            <text:p>0.0061361111</text:p>
          </table:table-cell>
          <table:table-cell office:value-type="float" office:value="0.54" calcext:value-type="float">
            <text:p>0.54</text:p>
          </table:table-cell>
          <table:table-cell table:formula="of:=([norm.AT25]-[norm.AU$5])^2" office:value-type="float" office:value="0.00190677777777781" calcext:value-type="float">
            <text:p>0.0019067778</text:p>
          </table:table-cell>
          <table:table-cell office:value-type="float" office:value="0.44" calcext:value-type="float">
            <text:p>0.44</text:p>
          </table:table-cell>
          <table:table-cell table:formula="of:=([norm.AV25]-[norm.AW$5])^2" office:value-type="float" office:value="0.00263511111111108" calcext:value-type="float">
            <text:p>0.0026351111</text:p>
          </table:table-cell>
          <table:table-cell office:value-type="float" office:value="0.48" calcext:value-type="float">
            <text:p>0.48</text:p>
          </table:table-cell>
          <table:table-cell table:formula="of:=([norm.AX25]-[norm.AY$5])^2" office:value-type="float" office:value="0.00921599999999999" calcext:value-type="float">
            <text:p>0.009216</text:p>
          </table:table-cell>
          <table:table-cell office:value-type="float" office:value="0.6" calcext:value-type="float">
            <text:p>0.6</text:p>
          </table:table-cell>
          <table:table-cell table:formula="of:=([norm.AZ25]-[norm.BA$5])^2" office:value-type="float" office:value="0.056961777777778" calcext:value-type="float">
            <text:p>0.0569617778</text:p>
          </table:table-cell>
          <table:table-cell office:value-type="float" office:value="0.27" calcext:value-type="float">
            <text:p>0.27</text:p>
          </table:table-cell>
          <table:table-cell table:formula="of:=([norm.BB25]-[norm.BC$5])^2" office:value-type="float" office:value="0.00179211111111108" calcext:value-type="float">
            <text:p>0.0017921111</text:p>
          </table:table-cell>
          <table:table-cell office:value-type="float" office:value="0" calcext:value-type="float">
            <text:p>0</text:p>
          </table:table-cell>
          <table:table-cell table:formula="of:=([norm.BD25]-[norm.BE$5])^2" office:value-type="float" office:value="0.011736111111111" calcext:value-type="float">
            <text:p>0.0117361111</text:p>
          </table:table-cell>
          <table:table-cell office:value-type="float" office:value="0.08" calcext:value-type="float">
            <text:p>0.08</text:p>
          </table:table-cell>
          <table:table-cell table:formula="of:=([norm.BF25]-[norm.BG$5])^2" office:value-type="float" office:value="0.00000711111111111132" calcext:value-type="float">
            <text:p>7.11111111111132E-06</text:p>
          </table:table-cell>
          <table:table-cell office:value-type="float" office:value="0" calcext:value-type="float">
            <text:p>0</text:p>
          </table:table-cell>
          <table:table-cell table:formula="of:=([norm.BH25]-[norm.BI$5])^2" office:value-type="float" office:value="0.000106777777777777" calcext:value-type="float">
            <text:p>0.0001067778</text:p>
          </table:table-cell>
          <table:table-cell office:value-type="float" office:value="0.75" calcext:value-type="float">
            <text:p>0.75</text:p>
          </table:table-cell>
          <table:table-cell table:formula="of:=([norm.BJ25]-[norm.BK$5])^2" office:value-type="float" office:value="0.001849" calcext:value-type="float">
            <text:p>0.001849</text:p>
          </table:table-cell>
          <table:table-cell office:value-type="float" office:value="0.49" calcext:value-type="float">
            <text:p>0.49</text:p>
          </table:table-cell>
          <table:table-cell table:formula="of:=([norm.BL25]-[norm.BM$5])^2" office:value-type="float" office:value="0.001024" calcext:value-type="float">
            <text:p>0.001024</text:p>
          </table:table-cell>
          <table:table-cell office:value-type="float" office:value="0.6" calcext:value-type="float">
            <text:p>0.6</text:p>
          </table:table-cell>
          <table:table-cell table:formula="of:=([norm.BN25]-[norm.BO$5])^2" office:value-type="float" office:value="0.0107467777777779" calcext:value-type="float">
            <text:p>0.0107467778</text:p>
          </table:table-cell>
          <table:table-cell office:value-type="float" office:value="0.51" calcext:value-type="float">
            <text:p>0.51</text:p>
          </table:table-cell>
          <table:table-cell table:formula="of:=([norm.BP25]-[norm.BQ$5])^2" office:value-type="float" office:value="0.0120267777777778" calcext:value-type="float">
            <text:p>0.0120267778</text:p>
          </table:table-cell>
          <table:table-cell office:value-type="float" office:value="0.44" calcext:value-type="float">
            <text:p>0.44</text:p>
          </table:table-cell>
          <table:table-cell table:formula="of:=([norm.BR25]-[norm.BS$5])^2" office:value-type="float" office:value="0.0025" calcext:value-type="float">
            <text:p>0.0025</text:p>
          </table:table-cell>
          <table:table-cell office:value-type="float" office:value="0.48" calcext:value-type="float">
            <text:p>0.48</text:p>
          </table:table-cell>
          <table:table-cell table:formula="of:=([norm.BT25]-[norm.BU$5])^2" office:value-type="float" office:value="0.044944" calcext:value-type="float">
            <text:p>0.044944</text:p>
          </table:table-cell>
          <table:table-cell office:value-type="float" office:value="0" calcext:value-type="float">
            <text:p>0</text:p>
          </table:table-cell>
          <table:table-cell table:formula="of:=([norm.BV25]-[norm.BW$5])^2" office:value-type="float" office:value="0.030976" calcext:value-type="float">
            <text:p>0.030976</text:p>
          </table:table-cell>
          <table:table-cell office:value-type="float" office:value="0.21" calcext:value-type="float">
            <text:p>0.21</text:p>
          </table:table-cell>
          <table:table-cell table:formula="of:=([norm.BX25]-[norm.BY$5])^2" office:value-type="float" office:value="0.0103361111111112" calcext:value-type="float">
            <text:p>0.0103361111</text:p>
          </table:table-cell>
          <table:table-cell office:value-type="float" office:value="0.06" calcext:value-type="float">
            <text:p>0.06</text:p>
          </table:table-cell>
          <table:table-cell table:formula="of:=([norm.BZ25]-[norm.CA$5])^2"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table:formula="of:=([norm.CB2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" calcext:value-type="float">
            <text:p>0.77</text:p>
          </table:table-cell>
          <table:table-cell table:formula="of:=([norm.B26]-[norm.C$5])^2" office:value-type="float" office:value="0.000361000000000001" calcext:value-type="float">
            <text:p>0.000361</text:p>
          </table:table-cell>
          <table:table-cell office:value-type="float" office:value="0.57" calcext:value-type="float">
            <text:p>0.57</text:p>
          </table:table-cell>
          <table:table-cell table:formula="of:=([norm.D26]-[norm.E$5])^2" office:value-type="float" office:value="0.00243377777777775" calcext:value-type="float">
            <text:p>0.0024337778</text:p>
          </table:table-cell>
          <table:table-cell office:value-type="float" office:value="0.45" calcext:value-type="float">
            <text:p>0.45</text:p>
          </table:table-cell>
          <table:table-cell table:formula="of:=([norm.F26]-[norm.G$5])^2" office:value-type="float" office:value="0.0000284444444444405" calcext:value-type="float">
            <text:p>2.84444444444405E-05</text:p>
          </table:table-cell>
          <table:table-cell office:value-type="float" office:value="0.45" calcext:value-type="float">
            <text:p>0.45</text:p>
          </table:table-cell>
          <table:table-cell table:formula="of:=([norm.H26]-[norm.I$5])^2" office:value-type="float" office:value="0.00132011111111109" calcext:value-type="float">
            <text:p>0.0013201111</text:p>
          </table:table-cell>
          <table:table-cell office:value-type="float" office:value="0.53" calcext:value-type="float">
            <text:p>0.53</text:p>
          </table:table-cell>
          <table:table-cell table:formula="of:=([norm.J26]-[norm.K$5])^2" office:value-type="float" office:value="0.0250694444444443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2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6]-[norm.U$5])^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([norm.V26]-[norm.W$5])^2" office:value-type="float" office:value="0.000693444444444444" calcext:value-type="float">
            <text:p>0.0006934444</text:p>
          </table:table-cell>
          <table:table-cell office:value-type="float" office:value="0.51" calcext:value-type="float">
            <text:p>0.51</text:p>
          </table:table-cell>
          <table:table-cell table:formula="of:=([norm.X26]-[norm.Y$5])^2" office:value-type="float" office:value="0.000676000000000001" calcext:value-type="float">
            <text:p>0.000676</text:p>
          </table:table-cell>
          <table:table-cell office:value-type="float" office:value="0.55" calcext:value-type="float">
            <text:p>0.55</text:p>
          </table:table-cell>
          <table:table-cell table:formula="of:=([norm.Z26]-[norm.AA$5])^2" office:value-type="float" office:value="0.005329" calcext:value-type="float">
            <text:p>0.005329</text:p>
          </table:table-cell>
          <table:table-cell office:value-type="float" office:value="0.54" calcext:value-type="float">
            <text:p>0.54</text:p>
          </table:table-cell>
          <table:table-cell table:formula="of:=([norm.AB26]-[norm.AC$5])^2" office:value-type="float" office:value="0.00786177777777784" calcext:value-type="float">
            <text:p>0.0078617778</text:p>
          </table:table-cell>
          <table:table-cell office:value-type="float" office:value="0.44" calcext:value-type="float">
            <text:p>0.44</text:p>
          </table:table-cell>
          <table:table-cell table:formula="of:=([norm.AD26]-[norm.AE$5])^2" office:value-type="float" office:value="0.0102684444444444" calcext:value-type="float">
            <text:p>0.0102684444</text:p>
          </table:table-cell>
          <table:table-cell office:value-type="float" office:value="0" calcext:value-type="float">
            <text:p>0</text:p>
          </table:table-cell>
          <table:table-cell table:formula="of:=([norm.AF26]-[norm.AG$5])^2" office:value-type="float" office:value="0.071467111111111" calcext:value-type="float">
            <text:p>0.0714671111</text:p>
          </table:table-cell>
          <table:table-cell office:value-type="float" office:value="0.26" calcext:value-type="float">
            <text:p>0.26</text:p>
          </table:table-cell>
          <table:table-cell table:formula="of:=([norm.AH26]-[norm.AI$5])^2" office:value-type="float" office:value="0.000484000000000001" calcext:value-type="float">
            <text:p>0.000484</text:p>
          </table:table-cell>
          <table:table-cell office:value-type="float" office:value="0.25" calcext:value-type="float">
            <text:p>0.25</text:p>
          </table:table-cell>
          <table:table-cell table:formula="of:=([norm.AJ26]-[norm.AK$5])^2" office:value-type="float" office:value="0.0176004444444445" calcext:value-type="float">
            <text:p>0.0176004444</text:p>
          </table:table-cell>
          <table:table-cell office:value-type="float" office:value="0" calcext:value-type="float">
            <text:p>0</text:p>
          </table:table-cell>
          <table:table-cell table:formula="of:=([norm.AL26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6]-[norm.AO$5])^2" office:value-type="float" office:value="0.000177777777777777" calcext:value-type="float">
            <text:p>0.0001777778</text:p>
          </table:table-cell>
          <table:table-cell office:value-type="float" office:value="0.78" calcext:value-type="float">
            <text:p>0.78</text:p>
          </table:table-cell>
          <table:table-cell table:formula="of:=([norm.AP26]-[norm.AQ$5])^2" office:value-type="float" office:value="0.000152111111111105" calcext:value-type="float">
            <text:p>0.0001521111</text:p>
          </table:table-cell>
          <table:table-cell office:value-type="float" office:value="0.45" calcext:value-type="float">
            <text:p>0.45</text:p>
          </table:table-cell>
          <table:table-cell table:formula="of:=([norm.AR26]-[norm.AS$5])^2" office:value-type="float" office:value="0.00466944444444441" calcext:value-type="float">
            <text:p>0.0046694444</text:p>
          </table:table-cell>
          <table:table-cell office:value-type="float" office:value="0.47" calcext:value-type="float">
            <text:p>0.47</text:p>
          </table:table-cell>
          <table:table-cell table:formula="of:=([norm.AT26]-[norm.AU$5])^2" office:value-type="float" office:value="0.000693444444444426" calcext:value-type="float">
            <text:p>0.0006934444</text:p>
          </table:table-cell>
          <table:table-cell office:value-type="float" office:value="0.53" calcext:value-type="float">
            <text:p>0.53</text:p>
          </table:table-cell>
          <table:table-cell table:formula="of:=([norm.AV26]-[norm.AW$5])^2" office:value-type="float" office:value="0.00149511111111114" calcext:value-type="float">
            <text:p>0.0014951111</text:p>
          </table:table-cell>
          <table:table-cell office:value-type="float" office:value="0.45" calcext:value-type="float">
            <text:p>0.45</text:p>
          </table:table-cell>
          <table:table-cell table:formula="of:=([norm.AX26]-[norm.AY$5])^2" office:value-type="float" office:value="0.004356" calcext:value-type="float">
            <text:p>0.004356</text:p>
          </table:table-cell>
          <table:table-cell office:value-type="float" office:value="0.5" calcext:value-type="float">
            <text:p>0.5</text:p>
          </table:table-cell>
          <table:table-cell table:formula="of:=([norm.AZ26]-[norm.BA$5])^2" office:value-type="float" office:value="0.0192284444444445" calcext:value-type="float">
            <text:p>0.0192284444</text:p>
          </table:table-cell>
          <table:table-cell office:value-type="float" office:value="0" calcext:value-type="float">
            <text:p>0</text:p>
          </table:table-cell>
          <table:table-cell table:formula="of:=([norm.BB26]-[norm.BC$5])^2" office:value-type="float" office:value="0.0518321111111113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26]-[norm.BE$5])^2" office:value-type="float" office:value="0.011736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26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26]-[norm.BI$5])^2" office:value-type="float" office:value="0.000106777777777777" calcext:value-type="float">
            <text:p>0.0001067778</text:p>
          </table:table-cell>
          <table:table-cell office:value-type="float" office:value="0.85" calcext:value-type="float">
            <text:p>0.85</text:p>
          </table:table-cell>
          <table:table-cell table:formula="of:=([norm.BJ26]-[norm.BK$5])^2" office:value-type="float" office:value="0.00324899999999999" calcext:value-type="float">
            <text:p>0.003249</text:p>
          </table:table-cell>
          <table:table-cell office:value-type="float" office:value="0.57" calcext:value-type="float">
            <text:p>0.57</text:p>
          </table:table-cell>
          <table:table-cell table:formula="of:=([norm.BL26]-[norm.BM$5])^2" office:value-type="float" office:value="0.002304" calcext:value-type="float">
            <text:p>0.002304</text:p>
          </table:table-cell>
          <table:table-cell office:value-type="float" office:value="0.58" calcext:value-type="float">
            <text:p>0.58</text:p>
          </table:table-cell>
          <table:table-cell table:formula="of:=([norm.BN26]-[norm.BO$5])^2" office:value-type="float" office:value="0.00700011111111116" calcext:value-type="float">
            <text:p>0.0070001111</text:p>
          </table:table-cell>
          <table:table-cell office:value-type="float" office:value="0.51" calcext:value-type="float">
            <text:p>0.51</text:p>
          </table:table-cell>
          <table:table-cell table:formula="of:=([norm.BP26]-[norm.BQ$5])^2" office:value-type="float" office:value="0.0120267777777778" calcext:value-type="float">
            <text:p>0.0120267778</text:p>
          </table:table-cell>
          <table:table-cell office:value-type="float" office:value="0.51" calcext:value-type="float">
            <text:p>0.51</text:p>
          </table:table-cell>
          <table:table-cell table:formula="of:=([norm.BR26]-[norm.BS$5])^2"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formula="of:=([norm.BT26]-[norm.BU$5])^2" office:value-type="float" office:value="0.071824" calcext:value-type="float">
            <text:p>0.071824</text:p>
          </table:table-cell>
          <table:table-cell office:value-type="float" office:value="0.28" calcext:value-type="float">
            <text:p>0.28</text:p>
          </table:table-cell>
          <table:table-cell table:formula="of:=([norm.BV26]-[norm.BW$5])^2" office:value-type="float" office:value="0.010816" calcext:value-type="float">
            <text:p>0.010816</text:p>
          </table:table-cell>
          <table:table-cell office:value-type="float" office:value="0.17" calcext:value-type="float">
            <text:p>0.17</text:p>
          </table:table-cell>
          <table:table-cell table:formula="of:=([norm.BX26]-[norm.BY$5])^2" office:value-type="float" office:value="0.00380277777777782" calcext:value-type="float">
            <text:p>0.0038027778</text:p>
          </table:table-cell>
          <table:table-cell office:value-type="float" office:value="0.03" calcext:value-type="float">
            <text:p>0.03</text:p>
          </table:table-cell>
          <table:table-cell table:formula="of:=([norm.BZ26]-[norm.CA$5])^2" office:value-type="float" office:value="0.000049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2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table:formula="of:=([norm.B27]-[norm.C$5])^2" office:value-type="float" office:value="0.001521" calcext:value-type="float">
            <text:p>0.001521</text:p>
          </table:table-cell>
          <table:table-cell office:value-type="float" office:value="0.52" calcext:value-type="float">
            <text:p>0.52</text:p>
          </table:table-cell>
          <table:table-cell table:formula="of:=([norm.D27]-[norm.E$5])^2" office:value-type="float" office:value="0.000000444444444444939" calcext:value-type="float">
            <text:p>4.44444444444939E-07</text:p>
          </table:table-cell>
          <table:table-cell office:value-type="float" office:value="0.48" calcext:value-type="float">
            <text:p>0.48</text:p>
          </table:table-cell>
          <table:table-cell table:formula="of:=([norm.F27]-[norm.G$5])^2" office:value-type="float" office:value="0.00124844444444442" calcext:value-type="float">
            <text:p>0.0012484444</text:p>
          </table:table-cell>
          <table:table-cell office:value-type="float" office:value="0.48" calcext:value-type="float">
            <text:p>0.48</text:p>
          </table:table-cell>
          <table:table-cell table:formula="of:=([norm.H27]-[norm.I$5])^2" office:value-type="float" office:value="0.00440011111111106" calcext:value-type="float">
            <text:p>0.0044001111</text:p>
          </table:table-cell>
          <table:table-cell office:value-type="float" office:value="0.56" calcext:value-type="float">
            <text:p>0.56</text:p>
          </table:table-cell>
          <table:table-cell table:formula="of:=([norm.J27]-[norm.K$5])^2" office:value-type="float" office:value="0.0354694444444443" calcext:value-type="float">
            <text:p>0.0354694444</text:p>
          </table:table-cell>
          <table:table-cell office:value-type="float" office:value="0" calcext:value-type="float">
            <text:p>0</text:p>
          </table:table-cell>
          <table:table-cell table:formula="of:=([norm.L2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7]-[norm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norm.V27]-[norm.W$5])^2" office:value-type="float" office:value="0.00132011111111111" calcext:value-type="float">
            <text:p>0.0013201111</text:p>
          </table:table-cell>
          <table:table-cell office:value-type="float" office:value="0.54" calcext:value-type="float">
            <text:p>0.54</text:p>
          </table:table-cell>
          <table:table-cell table:formula="of:=([norm.X27]-[norm.Y$5])^2" office:value-type="float" office:value="0.000016" calcext:value-type="float">
            <text:p>0.000016</text:p>
          </table:table-cell>
          <table:table-cell office:value-type="float" office:value="0.44" calcext:value-type="float">
            <text:p>0.44</text:p>
          </table:table-cell>
          <table:table-cell table:formula="of:=([norm.Z27]-[norm.AA$5])^2" office:value-type="float" office:value="0.001369" calcext:value-type="float">
            <text:p>0.001369</text:p>
          </table:table-cell>
          <table:table-cell office:value-type="float" office:value="0.55" calcext:value-type="float">
            <text:p>0.55</text:p>
          </table:table-cell>
          <table:table-cell table:formula="of:=([norm.AB27]-[norm.AC$5])^2" office:value-type="float" office:value="0.00973511111111118" calcext:value-type="float">
            <text:p>0.0097351111</text:p>
          </table:table-cell>
          <table:table-cell office:value-type="float" office:value="0.43" calcext:value-type="float">
            <text:p>0.43</text:p>
          </table:table-cell>
          <table:table-cell table:formula="of:=([norm.AD27]-[norm.AE$5])^2" office:value-type="float" office:value="0.00834177777777772" calcext:value-type="float">
            <text:p>0.0083417778</text:p>
          </table:table-cell>
          <table:table-cell office:value-type="float" office:value="0.45" calcext:value-type="float">
            <text:p>0.45</text:p>
          </table:table-cell>
          <table:table-cell table:formula="of:=([norm.AF27]-[norm.AG$5])^2" office:value-type="float" office:value="0.0333671111111112" calcext:value-type="float">
            <text:p>0.0333671111</text:p>
          </table:table-cell>
          <table:table-cell office:value-type="float" office:value="0.29" calcext:value-type="float">
            <text:p>0.29</text:p>
          </table:table-cell>
          <table:table-cell table:formula="of:=([norm.AH27]-[norm.AI$5])^2" office:value-type="float" office:value="0.0000639999999999992" calcext:value-type="float">
            <text:p>0.000064</text:p>
          </table:table-cell>
          <table:table-cell office:value-type="float" office:value="0.3" calcext:value-type="float">
            <text:p>0.3</text:p>
          </table:table-cell>
          <table:table-cell table:formula="of:=([norm.AJ27]-[norm.AK$5])^2" office:value-type="float" office:value="0.0333671111111112" calcext:value-type="float">
            <text:p>0.0333671111</text:p>
          </table:table-cell>
          <table:table-cell office:value-type="float" office:value="0" calcext:value-type="float">
            <text:p>0</text:p>
          </table:table-cell>
          <table:table-cell table:formula="of:=([norm.AL27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7]-[norm.AO$5])^2" office:value-type="float" office:value="0.000177777777777777" calcext:value-type="float">
            <text:p>0.0001777778</text:p>
          </table:table-cell>
          <table:table-cell office:value-type="float" office:value="0.69" calcext:value-type="float">
            <text:p>0.69</text:p>
          </table:table-cell>
          <table:table-cell table:formula="of:=([norm.AP27]-[norm.AQ$5])^2" office:value-type="float" office:value="0.0104721111111111" calcext:value-type="float">
            <text:p>0.0104721111</text:p>
          </table:table-cell>
          <table:table-cell office:value-type="float" office:value="0.5" calcext:value-type="float">
            <text:p>0.5</text:p>
          </table:table-cell>
          <table:table-cell table:formula="of:=([norm.AR27]-[norm.AS$5])^2" office:value-type="float" office:value="0.000336111111111102" calcext:value-type="float">
            <text:p>0.0003361111</text:p>
          </table:table-cell>
          <table:table-cell office:value-type="float" office:value="0.57" calcext:value-type="float">
            <text:p>0.57</text:p>
          </table:table-cell>
          <table:table-cell table:formula="of:=([norm.AT27]-[norm.AU$5])^2" office:value-type="float" office:value="0.00542677777777783" calcext:value-type="float">
            <text:p>0.0054267778</text:p>
          </table:table-cell>
          <table:table-cell office:value-type="float" office:value="0.54" calcext:value-type="float">
            <text:p>0.54</text:p>
          </table:table-cell>
          <table:table-cell table:formula="of:=([norm.AV27]-[norm.AW$5])^2" office:value-type="float" office:value="0.00236844444444448" calcext:value-type="float">
            <text:p>0.0023684444</text:p>
          </table:table-cell>
          <table:table-cell office:value-type="float" office:value="0" calcext:value-type="float">
            <text:p>0</text:p>
          </table:table-cell>
          <table:table-cell table:formula="of:=([norm.AX27]-[norm.AY$5])^2" office:value-type="float" office:value="0.147456" calcext:value-type="float">
            <text:p>0.147456</text:p>
          </table:table-cell>
          <table:table-cell office:value-type="float" office:value="0.46" calcext:value-type="float">
            <text:p>0.46</text:p>
          </table:table-cell>
          <table:table-cell table:formula="of:=([norm.AZ27]-[norm.BA$5])^2" office:value-type="float" office:value="0.00973511111111118" calcext:value-type="float">
            <text:p>0.0097351111</text:p>
          </table:table-cell>
          <table:table-cell office:value-type="float" office:value="0.34" calcext:value-type="float">
            <text:p>0.34</text:p>
          </table:table-cell>
          <table:table-cell table:formula="of:=([norm.BB27]-[norm.BC$5])^2" office:value-type="float" office:value="0.0126187777777777" calcext:value-type="float">
            <text:p>0.0126187778</text:p>
          </table:table-cell>
          <table:table-cell office:value-type="float" office:value="0.17" calcext:value-type="float">
            <text:p>0.17</text:p>
          </table:table-cell>
          <table:table-cell table:formula="of:=([norm.BD27]-[norm.BE$5])^2" office:value-type="float" office:value="0.00380277777777782" calcext:value-type="float">
            <text:p>0.0038027778</text:p>
          </table:table-cell>
          <table:table-cell office:value-type="float" office:value="0.13" calcext:value-type="float">
            <text:p>0.13</text:p>
          </table:table-cell>
          <table:table-cell table:formula="of:=([norm.BF27]-[norm.BG$5])^2" office:value-type="float" office:value="0.00277377777777778" calcext:value-type="float">
            <text:p>0.0027737778</text:p>
          </table:table-cell>
          <table:table-cell office:value-type="float" office:value="0" calcext:value-type="float">
            <text:p>0</text:p>
          </table:table-cell>
          <table:table-cell table:formula="of:=([norm.BH27]-[norm.BI$5])^2" office:value-type="float" office:value="0.000106777777777777" calcext:value-type="float">
            <text:p>0.0001067778</text:p>
          </table:table-cell>
          <table:table-cell office:value-type="float" office:value="0.83" calcext:value-type="float">
            <text:p>0.83</text:p>
          </table:table-cell>
          <table:table-cell table:formula="of:=([norm.BJ27]-[norm.BK$5])^2" office:value-type="float" office:value="0.001369" calcext:value-type="float">
            <text:p>0.001369</text:p>
          </table:table-cell>
          <table:table-cell office:value-type="float" office:value="0.53" calcext:value-type="float">
            <text:p>0.53</text:p>
          </table:table-cell>
          <table:table-cell table:formula="of:=([norm.BL27]-[norm.BM$5])^2" office:value-type="float" office:value="0.0000640000000000001" calcext:value-type="float">
            <text:p>0.000064</text:p>
          </table:table-cell>
          <table:table-cell office:value-type="float" office:value="0.47" calcext:value-type="float">
            <text:p>0.47</text:p>
          </table:table-cell>
          <table:table-cell table:formula="of:=([norm.BN27]-[norm.BO$5])^2" office:value-type="float" office:value="0.000693444444444426" calcext:value-type="float">
            <text:p>0.0006934444</text:p>
          </table:table-cell>
          <table:table-cell office:value-type="float" office:value="0" calcext:value-type="float">
            <text:p>0</text:p>
          </table:table-cell>
          <table:table-cell table:formula="of:=([norm.BP27]-[norm.BQ$5])^2" office:value-type="float" office:value="0.160266777777778" calcext:value-type="float">
            <text:p>0.1602667778</text:p>
          </table:table-cell>
          <table:table-cell office:value-type="float" office:value="0" calcext:value-type="float">
            <text:p>0</text:p>
          </table:table-cell>
          <table:table-cell table:formula="of:=([norm.BR27]-[norm.BS$5])^2" office:value-type="float" office:value="0.1521" calcext:value-type="float">
            <text:p>0.1521</text:p>
          </table:table-cell>
          <table:table-cell office:value-type="float" office:value="0.43" calcext:value-type="float">
            <text:p>0.43</text:p>
          </table:table-cell>
          <table:table-cell table:formula="of:=([norm.BT27]-[norm.BU$5])^2" office:value-type="float" office:value="0.026244" calcext:value-type="float">
            <text:p>0.026244</text:p>
          </table:table-cell>
          <table:table-cell office:value-type="float" office:value="0.28" calcext:value-type="float">
            <text:p>0.28</text:p>
          </table:table-cell>
          <table:table-cell table:formula="of:=([norm.BV27]-[norm.BW$5])^2" office:value-type="float" office:value="0.010816" calcext:value-type="float">
            <text:p>0.010816</text:p>
          </table:table-cell>
          <table:table-cell office:value-type="float" office:value="0.19" calcext:value-type="float">
            <text:p>0.19</text:p>
          </table:table-cell>
          <table:table-cell table:formula="of:=([norm.BX27]-[norm.BY$5])^2" office:value-type="float" office:value="0.0066694444444445" calcext:value-type="float">
            <text:p>0.0066694444</text:p>
          </table:table-cell>
          <table:table-cell office:value-type="float" office:value="0.04" calcext:value-type="float">
            <text:p>0.04</text:p>
          </table:table-cell>
          <table:table-cell table:formula="of:=([norm.BZ27]-[norm.CA$5])^2" office:value-type="float" office:value="0.00000900000000000002" calcext:value-type="float">
            <text:p>0.000009</text:p>
          </table:table-cell>
          <table:table-cell office:value-type="float" office:value="0" calcext:value-type="float">
            <text:p>0</text:p>
          </table:table-cell>
          <table:table-cell table:formula="of:=([norm.CB2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3" calcext:value-type="float">
            <text:p>0.73</text:p>
          </table:table-cell>
          <table:table-cell table:formula="of:=([norm.B28]-[norm.C$5])^2" office:value-type="float" office:value="0.000441000000000001" calcext:value-type="float">
            <text:p>0.000441</text:p>
          </table:table-cell>
          <table:table-cell office:value-type="float" office:value="0.52" calcext:value-type="float">
            <text:p>0.52</text:p>
          </table:table-cell>
          <table:table-cell table:formula="of:=([norm.D28]-[norm.E$5])^2" office:value-type="float" office:value="0.000000444444444444939" calcext:value-type="float">
            <text:p>4.44444444444939E-07</text:p>
          </table:table-cell>
          <table:table-cell office:value-type="float" office:value="0.57" calcext:value-type="float">
            <text:p>0.57</text:p>
          </table:table-cell>
          <table:table-cell table:formula="of:=([norm.F28]-[norm.G$5])^2" office:value-type="float" office:value="0.0157084444444444" calcext:value-type="float">
            <text:p>0.0157084444</text:p>
          </table:table-cell>
          <table:table-cell office:value-type="float" office:value="0.51" calcext:value-type="float">
            <text:p>0.51</text:p>
          </table:table-cell>
          <table:table-cell table:formula="of:=([norm.H28]-[norm.I$5])^2" office:value-type="float" office:value="0.00928011111111105" calcext:value-type="float">
            <text:p>0.0092801111</text:p>
          </table:table-cell>
          <table:table-cell office:value-type="float" office:value="0.5" calcext:value-type="float">
            <text:p>0.5</text:p>
          </table:table-cell>
          <table:table-cell table:formula="of:=([norm.J28]-[norm.K$5])^2" office:value-type="float" office:value="0.0164694444444443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norm.L28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8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8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8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8]-[norm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norm.V28]-[norm.W$5])^2" office:value-type="float" office:value="0.0000134444444444447" calcext:value-type="float">
            <text:p>1.34444444444447E-05</text:p>
          </table:table-cell>
          <table:table-cell office:value-type="float" office:value="0.51" calcext:value-type="float">
            <text:p>0.51</text:p>
          </table:table-cell>
          <table:table-cell table:formula="of:=([norm.X28]-[norm.Y$5])^2" office:value-type="float" office:value="0.000676000000000001" calcext:value-type="float">
            <text:p>0.000676</text:p>
          </table:table-cell>
          <table:table-cell office:value-type="float" office:value="0.48" calcext:value-type="float">
            <text:p>0.48</text:p>
          </table:table-cell>
          <table:table-cell table:formula="of:=([norm.Z28]-[norm.AA$5])^2" office:value-type="float" office:value="0.00000899999999999968" calcext:value-type="float">
            <text:p>0.000009</text:p>
          </table:table-cell>
          <table:table-cell office:value-type="float" office:value="0.58" calcext:value-type="float">
            <text:p>0.58</text:p>
          </table:table-cell>
          <table:table-cell table:formula="of:=([norm.AB28]-[norm.AC$5])^2" office:value-type="float" office:value="0.0165551111111112" calcext:value-type="float">
            <text:p>0.0165551111</text:p>
          </table:table-cell>
          <table:table-cell office:value-type="float" office:value="0.47" calcext:value-type="float">
            <text:p>0.47</text:p>
          </table:table-cell>
          <table:table-cell table:formula="of:=([norm.AD28]-[norm.AE$5])^2" office:value-type="float" office:value="0.0172484444444444" calcext:value-type="float">
            <text:p>0.0172484444</text:p>
          </table:table-cell>
          <table:table-cell office:value-type="float" office:value="0" calcext:value-type="float">
            <text:p>0</text:p>
          </table:table-cell>
          <table:table-cell table:formula="of:=([norm.AF28]-[norm.AG$5])^2" office:value-type="float" office:value="0.071467111111111" calcext:value-type="float">
            <text:p>0.0714671111</text:p>
          </table:table-cell>
          <table:table-cell office:value-type="float" office:value="0.33" calcext:value-type="float">
            <text:p>0.33</text:p>
          </table:table-cell>
          <table:table-cell table:formula="of:=([norm.AH28]-[norm.AI$5])^2" office:value-type="float" office:value="0.002304" calcext:value-type="float">
            <text:p>0.002304</text:p>
          </table:table-cell>
          <table:table-cell office:value-type="float" office:value="0.23" calcext:value-type="float">
            <text:p>0.23</text:p>
          </table:table-cell>
          <table:table-cell table:formula="of:=([norm.AJ28]-[norm.AK$5])^2" office:value-type="float" office:value="0.0126937777777779" calcext:value-type="float">
            <text:p>0.0126937778</text:p>
          </table:table-cell>
          <table:table-cell office:value-type="float" office:value="0" calcext:value-type="float">
            <text:p>0</text:p>
          </table:table-cell>
          <table:table-cell table:formula="of:=([norm.AL28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28]-[norm.AO$5])^2" office:value-type="float" office:value="0.000177777777777777" calcext:value-type="float">
            <text:p>0.0001777778</text:p>
          </table:table-cell>
          <table:table-cell office:value-type="float" office:value="0.81" calcext:value-type="float">
            <text:p>0.81</text:p>
          </table:table-cell>
          <table:table-cell table:formula="of:=([norm.AP28]-[norm.AQ$5])^2" office:value-type="float" office:value="0.000312111111111121" calcext:value-type="float">
            <text:p>0.0003121111</text:p>
          </table:table-cell>
          <table:table-cell office:value-type="float" office:value="0.61" calcext:value-type="float">
            <text:p>0.61</text:p>
          </table:table-cell>
          <table:table-cell table:formula="of:=([norm.AR28]-[norm.AS$5])^2" office:value-type="float" office:value="0.00840277777777782" calcext:value-type="float">
            <text:p>0.0084027778</text:p>
          </table:table-cell>
          <table:table-cell office:value-type="float" office:value="0.61" calcext:value-type="float">
            <text:p>0.61</text:p>
          </table:table-cell>
          <table:table-cell table:formula="of:=([norm.AT28]-[norm.AU$5])^2" office:value-type="float" office:value="0.0129201111111112" calcext:value-type="float">
            <text:p>0.0129201111</text:p>
          </table:table-cell>
          <table:table-cell office:value-type="float" office:value="0.52" calcext:value-type="float">
            <text:p>0.52</text:p>
          </table:table-cell>
          <table:table-cell table:formula="of:=([norm.AV28]-[norm.AW$5])^2" office:value-type="float" office:value="0.000821777777777797" calcext:value-type="float">
            <text:p>0.0008217778</text:p>
          </table:table-cell>
          <table:table-cell office:value-type="float" office:value="0" calcext:value-type="float">
            <text:p>0</text:p>
          </table:table-cell>
          <table:table-cell table:formula="of:=([norm.AX28]-[norm.AY$5])^2" office:value-type="float" office:value="0.147456" calcext:value-type="float">
            <text:p>0.147456</text:p>
          </table:table-cell>
          <table:table-cell office:value-type="float" office:value="0" calcext:value-type="float">
            <text:p>0</text:p>
          </table:table-cell>
          <table:table-cell table:formula="of:=([norm.AZ28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28]-[norm.BC$5])^2" office:value-type="float" office:value="0.0518321111111113" calcext:value-type="float">
            <text:p>0.0518321111</text:p>
          </table:table-cell>
          <table:table-cell office:value-type="float" office:value="0.22" calcext:value-type="float">
            <text:p>0.22</text:p>
          </table:table-cell>
          <table:table-cell table:formula="of:=([norm.BD28]-[norm.BE$5])^2" office:value-type="float" office:value="0.0124694444444445" calcext:value-type="float">
            <text:p>0.0124694444</text:p>
          </table:table-cell>
          <table:table-cell office:value-type="float" office:value="0.05" calcext:value-type="float">
            <text:p>0.05</text:p>
          </table:table-cell>
          <table:table-cell table:formula="of:=([norm.BF28]-[norm.BG$5])^2" office:value-type="float" office:value="0.000747111111111109" calcext:value-type="float">
            <text:p>0.0007471111</text:p>
          </table:table-cell>
          <table:table-cell office:value-type="float" office:value="0.04" calcext:value-type="float">
            <text:p>0.04</text:p>
          </table:table-cell>
          <table:table-cell table:formula="of:=([norm.BH28]-[norm.BI$5])^2" office:value-type="float" office:value="0.000880111111111113" calcext:value-type="float">
            <text:p>0.0008801111</text:p>
          </table:table-cell>
          <table:table-cell office:value-type="float" office:value="0.8" calcext:value-type="float">
            <text:p>0.8</text:p>
          </table:table-cell>
          <table:table-cell table:formula="of:=([norm.BJ28]-[norm.BK$5])^2" office:value-type="float" office:value="0.0000490000000000001" calcext:value-type="float">
            <text:p>0.000049</text:p>
          </table:table-cell>
          <table:table-cell office:value-type="float" office:value="0.56" calcext:value-type="float">
            <text:p>0.56</text:p>
          </table:table-cell>
          <table:table-cell table:formula="of:=([norm.BL28]-[norm.BM$5])^2" office:value-type="float" office:value="0.001444" calcext:value-type="float">
            <text:p>0.001444</text:p>
          </table:table-cell>
          <table:table-cell office:value-type="float" office:value="0.45" calcext:value-type="float">
            <text:p>0.45</text:p>
          </table:table-cell>
          <table:table-cell table:formula="of:=([norm.BN28]-[norm.BO$5])^2" office:value-type="float" office:value="0.00214677777777775" calcext:value-type="float">
            <text:p>0.0021467778</text:p>
          </table:table-cell>
          <table:table-cell office:value-type="float" office:value="0.48" calcext:value-type="float">
            <text:p>0.48</text:p>
          </table:table-cell>
          <table:table-cell table:formula="of:=([norm.BP28]-[norm.BQ$5])^2" office:value-type="float" office:value="0.00634677777777782" calcext:value-type="float">
            <text:p>0.0063467778</text:p>
          </table:table-cell>
          <table:table-cell office:value-type="float" office:value="0.52" calcext:value-type="float">
            <text:p>0.52</text:p>
          </table:table-cell>
          <table:table-cell table:formula="of:=([norm.BR28]-[norm.BS$5])^2" office:value-type="float" office:value="0.0169" calcext:value-type="float">
            <text:p>0.0169</text:p>
          </table:table-cell>
          <table:table-cell office:value-type="float" office:value="0.44" calcext:value-type="float">
            <text:p>0.44</text:p>
          </table:table-cell>
          <table:table-cell table:formula="of:=([norm.BT28]-[norm.BU$5])^2" office:value-type="float" office:value="0.029584" calcext:value-type="float">
            <text:p>0.029584</text:p>
          </table:table-cell>
          <table:table-cell office:value-type="float" office:value="0.34" calcext:value-type="float">
            <text:p>0.34</text:p>
          </table:table-cell>
          <table:table-cell table:formula="of:=([norm.BV28]-[norm.BW$5])^2" office:value-type="float" office:value="0.026896" calcext:value-type="float">
            <text:p>0.026896</text:p>
          </table:table-cell>
          <table:table-cell office:value-type="float" office:value="0" calcext:value-type="float">
            <text:p>0</text:p>
          </table:table-cell>
          <table:table-cell table:formula="of:=([norm.BX28]-[norm.BY$5])^2" office:value-type="float" office:value="0.011736111111111" calcext:value-type="float">
            <text:p>0.0117361111</text:p>
          </table:table-cell>
          <table:table-cell office:value-type="float" office:value="0.12" calcext:value-type="float">
            <text:p>0.12</text:p>
          </table:table-cell>
          <table:table-cell table:formula="of:=([norm.BZ28]-[norm.CA$5])^2" office:value-type="float" office:value="0.006889" calcext:value-type="float">
            <text:p>0.006889</text:p>
          </table:table-cell>
          <table:table-cell office:value-type="float" office:value="0" calcext:value-type="float">
            <text:p>0</text:p>
          </table:table-cell>
          <table:table-cell table:formula="of:=([norm.CB28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" calcext:value-type="float">
            <text:p>0.79</text:p>
          </table:table-cell>
          <table:table-cell table:formula="of:=([norm.B29]-[norm.C$5])^2" office:value-type="float" office:value="0.001521" calcext:value-type="float">
            <text:p>0.001521</text:p>
          </table:table-cell>
          <table:table-cell office:value-type="float" office:value="0.5" calcext:value-type="float">
            <text:p>0.5</text:p>
          </table:table-cell>
          <table:table-cell table:formula="of:=([norm.D29]-[norm.E$5])^2" office:value-type="float" office:value="0.000427111111111127" calcext:value-type="float">
            <text:p>0.0004271111</text:p>
          </table:table-cell>
          <table:table-cell office:value-type="float" office:value="0.52" calcext:value-type="float">
            <text:p>0.52</text:p>
          </table:table-cell>
          <table:table-cell table:formula="of:=([norm.F29]-[norm.G$5])^2" office:value-type="float" office:value="0.00567511111111106" calcext:value-type="float">
            <text:p>0.0056751111</text:p>
          </table:table-cell>
          <table:table-cell office:value-type="float" office:value="0.49" calcext:value-type="float">
            <text:p>0.49</text:p>
          </table:table-cell>
          <table:table-cell table:formula="of:=([norm.H29]-[norm.I$5])^2" office:value-type="float" office:value="0.00582677777777772" calcext:value-type="float">
            <text:p>0.0058267778</text:p>
          </table:table-cell>
          <table:table-cell office:value-type="float" office:value="0.5" calcext:value-type="float">
            <text:p>0.5</text:p>
          </table:table-cell>
          <table:table-cell table:formula="of:=([norm.J29]-[norm.K$5])^2" office:value-type="float" office:value="0.0164694444444443" calcext:value-type="float">
            <text:p>0.0164694444</text:p>
          </table:table-cell>
          <table:table-cell office:value-type="float" office:value="0" calcext:value-type="float">
            <text:p>0</text:p>
          </table:table-cell>
          <table:table-cell table:formula="of:=([norm.L29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29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29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29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29]-[norm.U$5])^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([norm.V29]-[norm.W$5])^2" office:value-type="float" office:value="0.0000134444444444447" calcext:value-type="float">
            <text:p>1.34444444444447E-05</text:p>
          </table:table-cell>
          <table:table-cell office:value-type="float" office:value="0.57" calcext:value-type="float">
            <text:p>0.57</text:p>
          </table:table-cell>
          <table:table-cell table:formula="of:=([norm.X29]-[norm.Y$5])^2" office:value-type="float" office:value="0.001156" calcext:value-type="float">
            <text:p>0.001156</text:p>
          </table:table-cell>
          <table:table-cell office:value-type="float" office:value="0.51" calcext:value-type="float">
            <text:p>0.51</text:p>
          </table:table-cell>
          <table:table-cell table:formula="of:=([norm.Z29]-[norm.AA$5])^2" office:value-type="float" office:value="0.001089" calcext:value-type="float">
            <text:p>0.001089</text:p>
          </table:table-cell>
          <table:table-cell office:value-type="float" office:value="0.54" calcext:value-type="float">
            <text:p>0.54</text:p>
          </table:table-cell>
          <table:table-cell table:formula="of:=([norm.AB29]-[norm.AC$5])^2" office:value-type="float" office:value="0.00786177777777784" calcext:value-type="float">
            <text:p>0.0078617778</text:p>
          </table:table-cell>
          <table:table-cell office:value-type="float" office:value="0.5" calcext:value-type="float">
            <text:p>0.5</text:p>
          </table:table-cell>
          <table:table-cell table:formula="of:=([norm.AD29]-[norm.AE$5])^2" office:value-type="float" office:value="0.0260284444444443" calcext:value-type="float">
            <text:p>0.0260284444</text:p>
          </table:table-cell>
          <table:table-cell office:value-type="float" office:value="0.45" calcext:value-type="float">
            <text:p>0.45</text:p>
          </table:table-cell>
          <table:table-cell table:formula="of:=([norm.AF29]-[norm.AG$5])^2" office:value-type="float" office:value="0.0333671111111112" calcext:value-type="float">
            <text:p>0.0333671111</text:p>
          </table:table-cell>
          <table:table-cell office:value-type="float" office:value="0" calcext:value-type="float">
            <text:p>0</text:p>
          </table:table-cell>
          <table:table-cell table:formula="of:=([norm.AH29]-[norm.AI$5])^2" office:value-type="float" office:value="0.079524" calcext:value-type="float">
            <text:p>0.079524</text:p>
          </table:table-cell>
          <table:table-cell office:value-type="float" office:value="0.31" calcext:value-type="float">
            <text:p>0.31</text:p>
          </table:table-cell>
          <table:table-cell table:formula="of:=([norm.AJ29]-[norm.AK$5])^2" office:value-type="float" office:value="0.0371204444444446" calcext:value-type="float">
            <text:p>0.0371204444</text:p>
          </table:table-cell>
          <table:table-cell office:value-type="float" office:value="0.17" calcext:value-type="float">
            <text:p>0.17</text:p>
          </table:table-cell>
          <table:table-cell table:formula="of:=([norm.AL29]-[norm.AM$5])^2" office:value-type="float" office:value="0.00603211111111112" calcext:value-type="float">
            <text:p>0.0060321111</text:p>
          </table:table-cell>
          <table:table-cell office:value-type="float" office:value="0" calcext:value-type="float">
            <text:p>0</text:p>
          </table:table-cell>
          <table:table-cell table:formula="of:=([norm.AN29]-[norm.AO$5])^2" office:value-type="float" office:value="0.000177777777777777" calcext:value-type="float">
            <text:p>0.0001777778</text:p>
          </table:table-cell>
          <table:table-cell office:value-type="float" office:value="0.77" calcext:value-type="float">
            <text:p>0.77</text:p>
          </table:table-cell>
          <table:table-cell table:formula="of:=([norm.AP29]-[norm.AQ$5])^2" office:value-type="float" office:value="0.000498777777777767" calcext:value-type="float">
            <text:p>0.0004987778</text:p>
          </table:table-cell>
          <table:table-cell office:value-type="float" office:value="0.58" calcext:value-type="float">
            <text:p>0.58</text:p>
          </table:table-cell>
          <table:table-cell table:formula="of:=([norm.AR29]-[norm.AS$5])^2" office:value-type="float" office:value="0.0038027777777778" calcext:value-type="float">
            <text:p>0.0038027778</text:p>
          </table:table-cell>
          <table:table-cell office:value-type="float" office:value="0.52" calcext:value-type="float">
            <text:p>0.52</text:p>
          </table:table-cell>
          <table:table-cell table:formula="of:=([norm.AT29]-[norm.AU$5])^2" office:value-type="float" office:value="0.000560111111111127" calcext:value-type="float">
            <text:p>0.0005601111</text:p>
          </table:table-cell>
          <table:table-cell office:value-type="float" office:value="0.44" calcext:value-type="float">
            <text:p>0.44</text:p>
          </table:table-cell>
          <table:table-cell table:formula="of:=([norm.AV29]-[norm.AW$5])^2" office:value-type="float" office:value="0.00263511111111108" calcext:value-type="float">
            <text:p>0.0026351111</text:p>
          </table:table-cell>
          <table:table-cell office:value-type="float" office:value="0.46" calcext:value-type="float">
            <text:p>0.46</text:p>
          </table:table-cell>
          <table:table-cell table:formula="of:=([norm.AX29]-[norm.AY$5])^2" office:value-type="float" office:value="0.005776" calcext:value-type="float">
            <text:p>0.005776</text:p>
          </table:table-cell>
          <table:table-cell office:value-type="float" office:value="0" calcext:value-type="float">
            <text:p>0</text:p>
          </table:table-cell>
          <table:table-cell table:formula="of:=([norm.AZ29]-[norm.BA$5])^2" office:value-type="float" office:value="0.130561777777778" calcext:value-type="float">
            <text:p>0.1305617778</text:p>
          </table:table-cell>
          <table:table-cell office:value-type="float" office:value="0.3" calcext:value-type="float">
            <text:p>0.3</text:p>
          </table:table-cell>
          <table:table-cell table:formula="of:=([norm.BB29]-[norm.BC$5])^2" office:value-type="float" office:value="0.00523211111111107" calcext:value-type="float">
            <text:p>0.0052321111</text:p>
          </table:table-cell>
          <table:table-cell office:value-type="float" office:value="0" calcext:value-type="float">
            <text:p>0</text:p>
          </table:table-cell>
          <table:table-cell table:formula="of:=([norm.BD29]-[norm.BE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29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29]-[norm.BI$5])^2" office:value-type="float" office:value="0.000106777777777777" calcext:value-type="float">
            <text:p>0.0001067778</text:p>
          </table:table-cell>
          <table:table-cell office:value-type="float" office:value="0.85" calcext:value-type="float">
            <text:p>0.85</text:p>
          </table:table-cell>
          <table:table-cell table:formula="of:=([norm.BJ29]-[norm.BK$5])^2" office:value-type="float" office:value="0.00324899999999999" calcext:value-type="float">
            <text:p>0.003249</text:p>
          </table:table-cell>
          <table:table-cell office:value-type="float" office:value="0.55" calcext:value-type="float">
            <text:p>0.55</text:p>
          </table:table-cell>
          <table:table-cell table:formula="of:=([norm.BL29]-[norm.BM$5])^2" office:value-type="float" office:value="0.000784000000000001" calcext:value-type="float">
            <text:p>0.000784</text:p>
          </table:table-cell>
          <table:table-cell office:value-type="float" office:value="0" calcext:value-type="float">
            <text:p>0</text:p>
          </table:table-cell>
          <table:table-cell table:formula="of:=([norm.BN29]-[norm.BO$5])^2" office:value-type="float" office:value="0.246346777777777" calcext:value-type="float">
            <text:p>0.2463467778</text:p>
          </table:table-cell>
          <table:table-cell office:value-type="float" office:value="0.42" calcext:value-type="float">
            <text:p>0.42</text:p>
          </table:table-cell>
          <table:table-cell table:formula="of:=([norm.BP29]-[norm.BQ$5])^2" office:value-type="float" office:value="0.000386777777777789" calcext:value-type="float">
            <text:p>0.0003867778</text:p>
          </table:table-cell>
          <table:table-cell office:value-type="float" office:value="0.52" calcext:value-type="float">
            <text:p>0.52</text:p>
          </table:table-cell>
          <table:table-cell table:formula="of:=([norm.BR29]-[norm.BS$5])^2"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table:formula="of:=([norm.BT29]-[norm.BU$5])^2" office:value-type="float" office:value="0.071824" calcext:value-type="float">
            <text:p>0.071824</text:p>
          </table:table-cell>
          <table:table-cell office:value-type="float" office:value="0.38" calcext:value-type="float">
            <text:p>0.38</text:p>
          </table:table-cell>
          <table:table-cell table:formula="of:=([norm.BV29]-[norm.BW$5])^2" office:value-type="float" office:value="0.041616" calcext:value-type="float">
            <text:p>0.041616</text:p>
          </table:table-cell>
          <table:table-cell office:value-type="float" office:value="0" calcext:value-type="float">
            <text:p>0</text:p>
          </table:table-cell>
          <table:table-cell table:formula="of:=([norm.BX29]-[norm.BY$5])^2" office:value-type="float" office:value="0.011736111111111" calcext:value-type="float">
            <text:p>0.0117361111</text:p>
          </table:table-cell>
          <table:table-cell office:value-type="float" office:value="0.03" calcext:value-type="float">
            <text:p>0.03</text:p>
          </table:table-cell>
          <table:table-cell table:formula="of:=([norm.BZ29]-[norm.CA$5])^2" office:value-type="float" office:value="0.000049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29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" calcext:value-type="float">
            <text:p>0.82</text:p>
          </table:table-cell>
          <table:table-cell table:formula="of:=([norm.B30]-[norm.C$5])^2" office:value-type="float" office:value="0.00476100000000001" calcext:value-type="float">
            <text:p>0.004761</text:p>
          </table:table-cell>
          <table:table-cell office:value-type="float" office:value="0.49" calcext:value-type="float">
            <text:p>0.49</text:p>
          </table:table-cell>
          <table:table-cell table:formula="of:=([norm.D30]-[norm.E$5])^2" office:value-type="float" office:value="0.000940444444444469" calcext:value-type="float">
            <text:p>0.0009404444</text:p>
          </table:table-cell>
          <table:table-cell office:value-type="float" office:value="0" calcext:value-type="float">
            <text:p>0</text:p>
          </table:table-cell>
          <table:table-cell table:formula="of:=([norm.F30]-[norm.G$5])^2" office:value-type="float" office:value="0.197728444444445" calcext:value-type="float">
            <text:p>0.1977284444</text:p>
          </table:table-cell>
          <table:table-cell office:value-type="float" office:value="0.52" calcext:value-type="float">
            <text:p>0.52</text:p>
          </table:table-cell>
          <table:table-cell table:formula="of:=([norm.H30]-[norm.I$5])^2" office:value-type="float" office:value="0.0113067777777777" calcext:value-type="float">
            <text:p>0.0113067778</text:p>
          </table:table-cell>
          <table:table-cell office:value-type="float" office:value="0" calcext:value-type="float">
            <text:p>0</text:p>
          </table:table-cell>
          <table:table-cell table:formula="of:=([norm.J30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30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0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0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0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0]-[norm.U$5])^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([norm.V30]-[norm.W$5])^2" office:value-type="float" office:value="0.00190677777777778" calcext:value-type="float">
            <text:p>0.0019067778</text:p>
          </table:table-cell>
          <table:table-cell office:value-type="float" office:value="0.49" calcext:value-type="float">
            <text:p>0.49</text:p>
          </table:table-cell>
          <table:table-cell table:formula="of:=([norm.X30]-[norm.Y$5])^2" office:value-type="float" office:value="0.002116" calcext:value-type="float">
            <text:p>0.002116</text:p>
          </table:table-cell>
          <table:table-cell office:value-type="float" office:value="0.5" calcext:value-type="float">
            <text:p>0.5</text:p>
          </table:table-cell>
          <table:table-cell table:formula="of:=([norm.Z30]-[norm.AA$5])^2" office:value-type="float" office:value="0.000528999999999998" calcext:value-type="float">
            <text:p>0.000529</text:p>
          </table:table-cell>
          <table:table-cell office:value-type="float" office:value="0.5" calcext:value-type="float">
            <text:p>0.5</text:p>
          </table:table-cell>
          <table:table-cell table:formula="of:=([norm.AB30]-[norm.AC$5])^2" office:value-type="float" office:value="0.00236844444444447" calcext:value-type="float">
            <text:p>0.0023684444</text:p>
          </table:table-cell>
          <table:table-cell office:value-type="float" office:value="0.54" calcext:value-type="float">
            <text:p>0.54</text:p>
          </table:table-cell>
          <table:table-cell table:formula="of:=([norm.AD30]-[norm.AE$5])^2" office:value-type="float" office:value="0.040535111111111" calcext:value-type="float">
            <text:p>0.0405351111</text:p>
          </table:table-cell>
          <table:table-cell office:value-type="float" office:value="0.47" calcext:value-type="float">
            <text:p>0.47</text:p>
          </table:table-cell>
          <table:table-cell table:formula="of:=([norm.AF30]-[norm.AG$5])^2" office:value-type="float" office:value="0.0410737777777779" calcext:value-type="float">
            <text:p>0.0410737778</text:p>
          </table:table-cell>
          <table:table-cell office:value-type="float" office:value="0.32" calcext:value-type="float">
            <text:p>0.32</text:p>
          </table:table-cell>
          <table:table-cell table:formula="of:=([norm.AH30]-[norm.AI$5])^2" office:value-type="float" office:value="0.001444" calcext:value-type="float">
            <text:p>0.001444</text:p>
          </table:table-cell>
          <table:table-cell office:value-type="float" office:value="0" calcext:value-type="float">
            <text:p>0</text:p>
          </table:table-cell>
          <table:table-cell table:formula="of:=([norm.AJ30]-[norm.AK$5])^2" office:value-type="float" office:value="0.013767111111111" calcext:value-type="float">
            <text:p>0.0137671111</text:p>
          </table:table-cell>
          <table:table-cell office:value-type="float" office:value="0.14" calcext:value-type="float">
            <text:p>0.14</text:p>
          </table:table-cell>
          <table:table-cell table:formula="of:=([norm.AL30]-[norm.AM$5])^2" office:value-type="float" office:value="0.00227211111111112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30]-[norm.AO$5])^2" office:value-type="float" office:value="0.000177777777777777" calcext:value-type="float">
            <text:p>0.0001777778</text:p>
          </table:table-cell>
          <table:table-cell office:value-type="float" office:value="0.84" calcext:value-type="float">
            <text:p>0.84</text:p>
          </table:table-cell>
          <table:table-cell table:formula="of:=([norm.AP30]-[norm.AQ$5])^2" office:value-type="float" office:value="0.00227211111111113" calcext:value-type="float">
            <text:p>0.0022721111</text:p>
          </table:table-cell>
          <table:table-cell office:value-type="float" office:value="0.57" calcext:value-type="float">
            <text:p>0.57</text:p>
          </table:table-cell>
          <table:table-cell table:formula="of:=([norm.AR30]-[norm.AS$5])^2" office:value-type="float" office:value="0.00266944444444448" calcext:value-type="float">
            <text:p>0.0026694444</text:p>
          </table:table-cell>
          <table:table-cell office:value-type="float" office:value="0.58" calcext:value-type="float">
            <text:p>0.58</text:p>
          </table:table-cell>
          <table:table-cell table:formula="of:=([norm.AT30]-[norm.AU$5])^2" office:value-type="float" office:value="0.00700011111111116" calcext:value-type="float">
            <text:p>0.0070001111</text:p>
          </table:table-cell>
          <table:table-cell office:value-type="float" office:value="0.52" calcext:value-type="float">
            <text:p>0.52</text:p>
          </table:table-cell>
          <table:table-cell table:formula="of:=([norm.AV30]-[norm.AW$5])^2" office:value-type="float" office:value="0.000821777777777797" calcext:value-type="float">
            <text:p>0.0008217778</text:p>
          </table:table-cell>
          <table:table-cell office:value-type="float" office:value="0.53" calcext:value-type="float">
            <text:p>0.53</text:p>
          </table:table-cell>
          <table:table-cell table:formula="of:=([norm.AX30]-[norm.AY$5])^2" office:value-type="float" office:value="0.021316" calcext:value-type="float">
            <text:p>0.021316</text:p>
          </table:table-cell>
          <table:table-cell office:value-type="float" office:value="0" calcext:value-type="float">
            <text:p>0</text:p>
          </table:table-cell>
          <table:table-cell table:formula="of:=([norm.AZ30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30]-[norm.BC$5])^2" office:value-type="float" office:value="0.0518321111111113" calcext:value-type="float">
            <text:p>0.0518321111</text:p>
          </table:table-cell>
          <table:table-cell office:value-type="float" office:value="0" calcext:value-type="float">
            <text:p>0</text:p>
          </table:table-cell>
          <table:table-cell table:formula="of:=([norm.BD30]-[norm.BE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F30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30]-[norm.BI$5])^2" office:value-type="float" office:value="0.000106777777777777" calcext:value-type="float">
            <text:p>0.0001067778</text:p>
          </table:table-cell>
          <table:table-cell office:value-type="float" office:value="0.75" calcext:value-type="float">
            <text:p>0.75</text:p>
          </table:table-cell>
          <table:table-cell table:formula="of:=([norm.BJ30]-[norm.BK$5])^2" office:value-type="float" office:value="0.001849" calcext:value-type="float">
            <text:p>0.001849</text:p>
          </table:table-cell>
          <table:table-cell office:value-type="float" office:value="0.45" calcext:value-type="float">
            <text:p>0.45</text:p>
          </table:table-cell>
          <table:table-cell table:formula="of:=([norm.BL30]-[norm.BM$5])^2" office:value-type="float" office:value="0.005184" calcext:value-type="float">
            <text:p>0.005184</text:p>
          </table:table-cell>
          <table:table-cell office:value-type="float" office:value="0.5" calcext:value-type="float">
            <text:p>0.5</text:p>
          </table:table-cell>
          <table:table-cell table:formula="of:=([norm.BN30]-[norm.BO$5])^2" office:value-type="float" office:value="0.0000134444444444468" calcext:value-type="float">
            <text:p>1.34444444444468E-05</text:p>
          </table:table-cell>
          <table:table-cell office:value-type="float" office:value="0.44" calcext:value-type="float">
            <text:p>0.44</text:p>
          </table:table-cell>
          <table:table-cell table:formula="of:=([norm.BP30]-[norm.BQ$5])^2" office:value-type="float" office:value="0.00157344444444447" calcext:value-type="float">
            <text:p>0.0015734444</text:p>
          </table:table-cell>
          <table:table-cell office:value-type="float" office:value="0" calcext:value-type="float">
            <text:p>0</text:p>
          </table:table-cell>
          <table:table-cell table:formula="of:=([norm.BR30]-[norm.BS$5])^2" office:value-type="float" office:value="0.1521" calcext:value-type="float">
            <text:p>0.1521</text:p>
          </table:table-cell>
          <table:table-cell office:value-type="float" office:value="0" calcext:value-type="float">
            <text:p>0</text:p>
          </table:table-cell>
          <table:table-cell table:formula="of:=([norm.BT30]-[norm.BU$5])^2" office:value-type="float" office:value="0.071824" calcext:value-type="float">
            <text:p>0.071824</text:p>
          </table:table-cell>
          <table:table-cell office:value-type="float" office:value="0" calcext:value-type="float">
            <text:p>0</text:p>
          </table:table-cell>
          <table:table-cell table:formula="of:=([norm.BV30]-[norm.BW$5])^2" office:value-type="float" office:value="0.030976" calcext:value-type="float">
            <text:p>0.030976</text:p>
          </table:table-cell>
          <table:table-cell office:value-type="float" office:value="0.23" calcext:value-type="float">
            <text:p>0.23</text:p>
          </table:table-cell>
          <table:table-cell table:formula="of:=([norm.BX30]-[norm.BY$5])^2" office:value-type="float" office:value="0.0148027777777779" calcext:value-type="float">
            <text:p>0.0148027778</text:p>
          </table:table-cell>
          <table:table-cell office:value-type="float" office:value="0" calcext:value-type="float">
            <text:p>0</text:p>
          </table:table-cell>
          <table:table-cell table:formula="of:=([norm.BZ30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0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3" calcext:value-type="float">
            <text:p>0.73</text:p>
          </table:table-cell>
          <table:table-cell table:formula="of:=([norm.B31]-[norm.C$5])^2" office:value-type="float" office:value="0.000441000000000001" calcext:value-type="float">
            <text:p>0.000441</text:p>
          </table:table-cell>
          <table:table-cell office:value-type="float" office:value="0.47" calcext:value-type="float">
            <text:p>0.47</text:p>
          </table:table-cell>
          <table:table-cell table:formula="of:=([norm.D31]-[norm.E$5])^2" office:value-type="float" office:value="0.00256711111111115" calcext:value-type="float">
            <text:p>0.0025671111</text:p>
          </table:table-cell>
          <table:table-cell office:value-type="float" office:value="0" calcext:value-type="float">
            <text:p>0</text:p>
          </table:table-cell>
          <table:table-cell table:formula="of:=([norm.F31]-[norm.G$5])^2" office:value-type="float" office:value="0.197728444444445" calcext:value-type="float">
            <text:p>0.1977284444</text:p>
          </table:table-cell>
          <table:table-cell office:value-type="float" office:value="0.5" calcext:value-type="float">
            <text:p>0.5</text:p>
          </table:table-cell>
          <table:table-cell table:formula="of:=([norm.H31]-[norm.I$5])^2" office:value-type="float" office:value="0.00745344444444438" calcext:value-type="float">
            <text:p>0.0074534444</text:p>
          </table:table-cell>
          <table:table-cell office:value-type="float" office:value="0.53" calcext:value-type="float">
            <text:p>0.53</text:p>
          </table:table-cell>
          <table:table-cell table:formula="of:=([norm.J31]-[norm.K$5])^2" office:value-type="float" office:value="0.0250694444444443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31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1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1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1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1]-[norm.U$5])^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([norm.V31]-[norm.W$5])^2" office:value-type="float" office:value="0.00132011111111111" calcext:value-type="float">
            <text:p>0.0013201111</text:p>
          </table:table-cell>
          <table:table-cell office:value-type="float" office:value="0.54" calcext:value-type="float">
            <text:p>0.54</text:p>
          </table:table-cell>
          <table:table-cell table:formula="of:=([norm.X31]-[norm.Y$5])^2" office:value-type="float" office:value="0.000016" calcext:value-type="float">
            <text:p>0.000016</text:p>
          </table:table-cell>
          <table:table-cell office:value-type="float" office:value="0.57" calcext:value-type="float">
            <text:p>0.57</text:p>
          </table:table-cell>
          <table:table-cell table:formula="of:=([norm.Z31]-[norm.AA$5])^2" office:value-type="float" office:value="0.00864900000000001" calcext:value-type="float">
            <text:p>0.008649</text:p>
          </table:table-cell>
          <table:table-cell office:value-type="float" office:value="0.54" calcext:value-type="float">
            <text:p>0.54</text:p>
          </table:table-cell>
          <table:table-cell table:formula="of:=([norm.AB31]-[norm.AC$5])^2" office:value-type="float" office:value="0.00786177777777784" calcext:value-type="float">
            <text:p>0.0078617778</text:p>
          </table:table-cell>
          <table:table-cell office:value-type="float" office:value="0" calcext:value-type="float">
            <text:p>0</text:p>
          </table:table-cell>
          <table:table-cell table:formula="of:=([norm.AD31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31]-[norm.AG$5])^2" office:value-type="float" office:value="0.071467111111111" calcext:value-type="float">
            <text:p>0.0714671111</text:p>
          </table:table-cell>
          <table:table-cell office:value-type="float" office:value="0.36" calcext:value-type="float">
            <text:p>0.36</text:p>
          </table:table-cell>
          <table:table-cell table:formula="of:=([norm.AH31]-[norm.AI$5])^2" office:value-type="float" office:value="0.00608399999999999" calcext:value-type="float">
            <text:p>0.006084</text:p>
          </table:table-cell>
          <table:table-cell office:value-type="float" office:value="0" calcext:value-type="float">
            <text:p>0</text:p>
          </table:table-cell>
          <table:table-cell table:formula="of:=([norm.AJ31]-[norm.AK$5])^2" office:value-type="float" office:value="0.013767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31]-[norm.AM$5])^2" office:value-type="float" office:value="0.000765444444444446" calcext:value-type="float">
            <text:p>0.0007654444</text:p>
          </table:table-cell>
          <table:table-cell office:value-type="float" office:value="0" calcext:value-type="float">
            <text:p>0</text:p>
          </table:table-cell>
          <table:table-cell table:formula="of:=([norm.AN31]-[norm.AO$5])^2" office:value-type="float" office:value="0.000177777777777777" calcext:value-type="float">
            <text:p>0.0001777778</text:p>
          </table:table-cell>
          <table:table-cell office:value-type="float" office:value="0.73" calcext:value-type="float">
            <text:p>0.73</text:p>
          </table:table-cell>
          <table:table-cell table:formula="of:=([norm.AP31]-[norm.AQ$5])^2" office:value-type="float" office:value="0.00388544444444442" calcext:value-type="float">
            <text:p>0.0038854444</text:p>
          </table:table-cell>
          <table:table-cell office:value-type="float" office:value="0.5" calcext:value-type="float">
            <text:p>0.5</text:p>
          </table:table-cell>
          <table:table-cell table:formula="of:=([norm.AR31]-[norm.AS$5])^2" office:value-type="float" office:value="0.000336111111111102" calcext:value-type="float">
            <text:p>0.0003361111</text:p>
          </table:table-cell>
          <table:table-cell office:value-type="float" office:value="0.46" calcext:value-type="float">
            <text:p>0.46</text:p>
          </table:table-cell>
          <table:table-cell table:formula="of:=([norm.AT31]-[norm.AU$5])^2" office:value-type="float" office:value="0.00132011111111109" calcext:value-type="float">
            <text:p>0.0013201111</text:p>
          </table:table-cell>
          <table:table-cell office:value-type="float" office:value="0.48" calcext:value-type="float">
            <text:p>0.48</text:p>
          </table:table-cell>
          <table:table-cell table:formula="of:=([norm.AV31]-[norm.AW$5])^2" office:value-type="float" office:value="0.000128444444444438" calcext:value-type="float">
            <text:p>0.0001284444</text:p>
          </table:table-cell>
          <table:table-cell office:value-type="float" office:value="0.52" calcext:value-type="float">
            <text:p>0.52</text:p>
          </table:table-cell>
          <table:table-cell table:formula="of:=([norm.AX31]-[norm.AY$5])^2" office:value-type="float" office:value="0.018496" calcext:value-type="float">
            <text:p>0.018496</text:p>
          </table:table-cell>
          <table:table-cell office:value-type="float" office:value="0" calcext:value-type="float">
            <text:p>0</text:p>
          </table:table-cell>
          <table:table-cell table:formula="of:=([norm.AZ31]-[norm.BA$5])^2" office:value-type="float" office:value="0.130561777777778" calcext:value-type="float">
            <text:p>0.1305617778</text:p>
          </table:table-cell>
          <table:table-cell office:value-type="float" office:value="0.34" calcext:value-type="float">
            <text:p>0.34</text:p>
          </table:table-cell>
          <table:table-cell table:formula="of:=([norm.BB31]-[norm.BC$5])^2" office:value-type="float" office:value="0.0126187777777777" calcext:value-type="float">
            <text:p>0.0126187778</text:p>
          </table:table-cell>
          <table:table-cell office:value-type="float" office:value="0" calcext:value-type="float">
            <text:p>0</text:p>
          </table:table-cell>
          <table:table-cell table:formula="of:=([norm.BD31]-[norm.BE$5])^2" office:value-type="float" office:value="0.011736111111111" calcext:value-type="float">
            <text:p>0.0117361111</text:p>
          </table:table-cell>
          <table:table-cell office:value-type="float" office:value="0.14" calcext:value-type="float">
            <text:p>0.14</text:p>
          </table:table-cell>
          <table:table-cell table:formula="of:=([norm.BF31]-[norm.BG$5])^2" office:value-type="float" office:value="0.00392711111111112" calcext:value-type="float">
            <text:p>0.0039271111</text:p>
          </table:table-cell>
          <table:table-cell office:value-type="float" office:value="0.04" calcext:value-type="float">
            <text:p>0.04</text:p>
          </table:table-cell>
          <table:table-cell table:formula="of:=([norm.BH31]-[norm.BI$5])^2" office:value-type="float" office:value="0.000880111111111113" calcext:value-type="float">
            <text:p>0.0008801111</text:p>
          </table:table-cell>
          <table:table-cell office:value-type="float" office:value="0.69" calcext:value-type="float">
            <text:p>0.69</text:p>
          </table:table-cell>
          <table:table-cell table:formula="of:=([norm.BJ31]-[norm.BK$5])^2" office:value-type="float" office:value="0.010609" calcext:value-type="float">
            <text:p>0.010609</text:p>
          </table:table-cell>
          <table:table-cell office:value-type="float" office:value="0.5" calcext:value-type="float">
            <text:p>0.5</text:p>
          </table:table-cell>
          <table:table-cell table:formula="of:=([norm.BL31]-[norm.BM$5])^2" office:value-type="float" office:value="0.000484000000000001" calcext:value-type="float">
            <text:p>0.000484</text:p>
          </table:table-cell>
          <table:table-cell office:value-type="float" office:value="0.53" calcext:value-type="float">
            <text:p>0.53</text:p>
          </table:table-cell>
          <table:table-cell table:formula="of:=([norm.BN31]-[norm.BO$5])^2" office:value-type="float" office:value="0.00113344444444447" calcext:value-type="float">
            <text:p>0.0011334444</text:p>
          </table:table-cell>
          <table:table-cell office:value-type="float" office:value="0.53" calcext:value-type="float">
            <text:p>0.53</text:p>
          </table:table-cell>
          <table:table-cell table:formula="of:=([norm.BP31]-[norm.BQ$5])^2" office:value-type="float" office:value="0.0168134444444445" calcext:value-type="float">
            <text:p>0.0168134444</text:p>
          </table:table-cell>
          <table:table-cell office:value-type="float" office:value="0" calcext:value-type="float">
            <text:p>0</text:p>
          </table:table-cell>
          <table:table-cell table:formula="of:=([norm.BR31]-[norm.BS$5])^2" office:value-type="float" office:value="0.1521" calcext:value-type="float">
            <text:p>0.1521</text:p>
          </table:table-cell>
          <table:table-cell office:value-type="float" office:value="0.54" calcext:value-type="float">
            <text:p>0.54</text:p>
          </table:table-cell>
          <table:table-cell table:formula="of:=([norm.BT31]-[norm.BU$5])^2" office:value-type="float" office:value="0.073984" calcext:value-type="float">
            <text:p>0.073984</text:p>
          </table:table-cell>
          <table:table-cell office:value-type="float" office:value="0.36" calcext:value-type="float">
            <text:p>0.36</text:p>
          </table:table-cell>
          <table:table-cell table:formula="of:=([norm.BV31]-[norm.BW$5])^2" office:value-type="float" office:value="0.033856" calcext:value-type="float">
            <text:p>0.033856</text:p>
          </table:table-cell>
          <table:table-cell office:value-type="float" office:value="0.09" calcext:value-type="float">
            <text:p>0.09</text:p>
          </table:table-cell>
          <table:table-cell table:formula="of:=([norm.BX31]-[norm.BY$5])^2" office:value-type="float" office:value="0.000336111111111099" calcext:value-type="float">
            <text:p>0.0003361111</text:p>
          </table:table-cell>
          <table:table-cell office:value-type="float" office:value="0.05" calcext:value-type="float">
            <text:p>0.05</text:p>
          </table:table-cell>
          <table:table-cell table:formula="of:=([norm.BZ31]-[norm.CA$5])^2"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table:formula="of:=([norm.CB31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3" calcext:value-type="float">
            <text:p>0.73</text:p>
          </table:table-cell>
          <table:table-cell table:formula="of:=([norm.B32]-[norm.C$5])^2" office:value-type="float" office:value="0.000441000000000001" calcext:value-type="float">
            <text:p>0.000441</text:p>
          </table:table-cell>
          <table:table-cell office:value-type="float" office:value="0.56" calcext:value-type="float">
            <text:p>0.56</text:p>
          </table:table-cell>
          <table:table-cell table:formula="of:=([norm.D32]-[norm.E$5])^2" office:value-type="float" office:value="0.00154711111111109" calcext:value-type="float">
            <text:p>0.0015471111</text:p>
          </table:table-cell>
          <table:table-cell office:value-type="float" office:value="0.52" calcext:value-type="float">
            <text:p>0.52</text:p>
          </table:table-cell>
          <table:table-cell table:formula="of:=([norm.F32]-[norm.G$5])^2" office:value-type="float" office:value="0.00567511111111106" calcext:value-type="float">
            <text:p>0.0056751111</text:p>
          </table:table-cell>
          <table:table-cell office:value-type="float" office:value="0.55" calcext:value-type="float">
            <text:p>0.55</text:p>
          </table:table-cell>
          <table:table-cell table:formula="of:=([norm.H32]-[norm.I$5])^2" office:value-type="float" office:value="0.0185867777777777" calcext:value-type="float">
            <text:p>0.0185867778</text:p>
          </table:table-cell>
          <table:table-cell office:value-type="float" office:value="0.48" calcext:value-type="float">
            <text:p>0.48</text:p>
          </table:table-cell>
          <table:table-cell table:formula="of:=([norm.J32]-[norm.K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32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2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2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2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2]-[norm.U$5])^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([norm.V32]-[norm.W$5])^2" office:value-type="float" office:value="0.0092801111111111" calcext:value-type="float">
            <text:p>0.0092801111</text:p>
          </table:table-cell>
          <table:table-cell office:value-type="float" office:value="0.61" calcext:value-type="float">
            <text:p>0.61</text:p>
          </table:table-cell>
          <table:table-cell table:formula="of:=([norm.X32]-[norm.Y$5])^2" office:value-type="float" office:value="0.00547599999999999" calcext:value-type="float">
            <text:p>0.005476</text:p>
          </table:table-cell>
          <table:table-cell office:value-type="float" office:value="0.51" calcext:value-type="float">
            <text:p>0.51</text:p>
          </table:table-cell>
          <table:table-cell table:formula="of:=([norm.Z32]-[norm.AA$5])^2"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table:formula="of:=([norm.AB32]-[norm.AC$5])^2" office:value-type="float" office:value="0.203701777777778" calcext:value-type="float">
            <text:p>0.2037017778</text:p>
          </table:table-cell>
          <table:table-cell office:value-type="float" office:value="0.54" calcext:value-type="float">
            <text:p>0.54</text:p>
          </table:table-cell>
          <table:table-cell table:formula="of:=([norm.AD32]-[norm.AE$5])^2" office:value-type="float" office:value="0.040535111111111" calcext:value-type="float">
            <text:p>0.0405351111</text:p>
          </table:table-cell>
          <table:table-cell office:value-type="float" office:value="0.49" calcext:value-type="float">
            <text:p>0.49</text:p>
          </table:table-cell>
          <table:table-cell table:formula="of:=([norm.AF32]-[norm.AG$5])^2" office:value-type="float" office:value="0.0495804444444446" calcext:value-type="float">
            <text:p>0.0495804444</text:p>
          </table:table-cell>
          <table:table-cell office:value-type="float" office:value="0.34" calcext:value-type="float">
            <text:p>0.34</text:p>
          </table:table-cell>
          <table:table-cell table:formula="of:=([norm.AH32]-[norm.AI$5])^2"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table:formula="of:=([norm.AJ32]-[norm.AK$5])^2" office:value-type="float" office:value="0.013767111111111" calcext:value-type="float">
            <text:p>0.0137671111</text:p>
          </table:table-cell>
          <table:table-cell office:value-type="float" office:value="0.1" calcext:value-type="float">
            <text:p>0.1</text:p>
          </table:table-cell>
          <table:table-cell table:formula="of:=([norm.AL32]-[norm.AM$5])^2" office:value-type="float" office:value="0.0000587777777777785" calcext:value-type="float">
            <text:p>5.87777777777785E-05</text:p>
          </table:table-cell>
          <table:table-cell office:value-type="float" office:value="0.04" calcext:value-type="float">
            <text:p>0.04</text:p>
          </table:table-cell>
          <table:table-cell table:formula="of:=([norm.AN32]-[norm.AO$5])^2" office:value-type="float" office:value="0.000711111111111113" calcext:value-type="float">
            <text:p>0.0007111111</text:p>
          </table:table-cell>
          <table:table-cell office:value-type="float" office:value="0.75" calcext:value-type="float">
            <text:p>0.75</text:p>
          </table:table-cell>
          <table:table-cell table:formula="of:=([norm.AP32]-[norm.AQ$5])^2" office:value-type="float" office:value="0.00179211111111109" calcext:value-type="float">
            <text:p>0.0017921111</text:p>
          </table:table-cell>
          <table:table-cell office:value-type="float" office:value="0.46" calcext:value-type="float">
            <text:p>0.46</text:p>
          </table:table-cell>
          <table:table-cell table:formula="of:=([norm.AR32]-[norm.AS$5])^2" office:value-type="float" office:value="0.00340277777777775" calcext:value-type="float">
            <text:p>0.0034027778</text:p>
          </table:table-cell>
          <table:table-cell office:value-type="float" office:value="0.52" calcext:value-type="float">
            <text:p>0.52</text:p>
          </table:table-cell>
          <table:table-cell table:formula="of:=([norm.AT32]-[norm.AU$5])^2" office:value-type="float" office:value="0.000560111111111127" calcext:value-type="float">
            <text:p>0.0005601111</text:p>
          </table:table-cell>
          <table:table-cell office:value-type="float" office:value="0.49" calcext:value-type="float">
            <text:p>0.49</text:p>
          </table:table-cell>
          <table:table-cell table:formula="of:=([norm.AV32]-[norm.AW$5])^2" office:value-type="float" office:value="0.00000177777777777694" calcext:value-type="float">
            <text:p>1.77777777777694E-06</text:p>
          </table:table-cell>
          <table:table-cell office:value-type="float" office:value="0" calcext:value-type="float">
            <text:p>0</text:p>
          </table:table-cell>
          <table:table-cell table:formula="of:=([norm.AX32]-[norm.AY$5])^2" office:value-type="float" office:value="0.147456" calcext:value-type="float">
            <text:p>0.147456</text:p>
          </table:table-cell>
          <table:table-cell office:value-type="float" office:value="0.5" calcext:value-type="float">
            <text:p>0.5</text:p>
          </table:table-cell>
          <table:table-cell table:formula="of:=([norm.AZ32]-[norm.BA$5])^2" office:value-type="float" office:value="0.0192284444444445" calcext:value-type="float">
            <text:p>0.0192284444</text:p>
          </table:table-cell>
          <table:table-cell office:value-type="float" office:value="0.33" calcext:value-type="float">
            <text:p>0.33</text:p>
          </table:table-cell>
          <table:table-cell table:formula="of:=([norm.BB32]-[norm.BC$5])^2" office:value-type="float" office:value="0.010472111111111" calcext:value-type="float">
            <text:p>0.0104721111</text:p>
          </table:table-cell>
          <table:table-cell office:value-type="float" office:value="0" calcext:value-type="float">
            <text:p>0</text:p>
          </table:table-cell>
          <table:table-cell table:formula="of:=([norm.BD32]-[norm.BE$5])^2" office:value-type="float" office:value="0.011736111111111" calcext:value-type="float">
            <text:p>0.0117361111</text:p>
          </table:table-cell>
          <table:table-cell office:value-type="float" office:value="0.07" calcext:value-type="float">
            <text:p>0.07</text:p>
          </table:table-cell>
          <table:table-cell table:formula="of:=([norm.BF32]-[norm.BG$5])^2" office:value-type="float" office:value="0.0000537777777777771" calcext:value-type="float">
            <text:p>5.37777777777771E-05</text:p>
          </table:table-cell>
          <table:table-cell office:value-type="float" office:value="0" calcext:value-type="float">
            <text:p>0</text:p>
          </table:table-cell>
          <table:table-cell table:formula="of:=([norm.BH32]-[norm.BI$5])^2" office:value-type="float" office:value="0.000106777777777777" calcext:value-type="float">
            <text:p>0.0001067778</text:p>
          </table:table-cell>
          <table:table-cell office:value-type="float" office:value="0.82" calcext:value-type="float">
            <text:p>0.82</text:p>
          </table:table-cell>
          <table:table-cell table:formula="of:=([norm.BJ32]-[norm.BK$5])^2" office:value-type="float" office:value="0.000729000000000001" calcext:value-type="float">
            <text:p>0.000729</text:p>
          </table:table-cell>
          <table:table-cell office:value-type="float" office:value="0.49" calcext:value-type="float">
            <text:p>0.49</text:p>
          </table:table-cell>
          <table:table-cell table:formula="of:=([norm.BL32]-[norm.BM$5])^2" office:value-type="float" office:value="0.001024" calcext:value-type="float">
            <text:p>0.001024</text:p>
          </table:table-cell>
          <table:table-cell office:value-type="float" office:value="0.62" calcext:value-type="float">
            <text:p>0.62</text:p>
          </table:table-cell>
          <table:table-cell table:formula="of:=([norm.BN32]-[norm.BO$5])^2" office:value-type="float" office:value="0.0152934444444445" calcext:value-type="float">
            <text:p>0.0152934444</text:p>
          </table:table-cell>
          <table:table-cell office:value-type="float" office:value="0.52" calcext:value-type="float">
            <text:p>0.52</text:p>
          </table:table-cell>
          <table:table-cell table:formula="of:=([norm.BP32]-[norm.BQ$5])^2" office:value-type="float" office:value="0.0143201111111112" calcext:value-type="float">
            <text:p>0.0143201111</text:p>
          </table:table-cell>
          <table:table-cell office:value-type="float" office:value="0" calcext:value-type="float">
            <text:p>0</text:p>
          </table:table-cell>
          <table:table-cell table:formula="of:=([norm.BR32]-[norm.BS$5])^2" office:value-type="float" office:value="0.1521" calcext:value-type="float">
            <text:p>0.1521</text:p>
          </table:table-cell>
          <table:table-cell office:value-type="float" office:value="0.47" calcext:value-type="float">
            <text:p>0.47</text:p>
          </table:table-cell>
          <table:table-cell table:formula="of:=([norm.BT32]-[norm.BU$5])^2" office:value-type="float" office:value="0.040804" calcext:value-type="float">
            <text:p>0.040804</text:p>
          </table:table-cell>
          <table:table-cell office:value-type="float" office:value="0" calcext:value-type="float">
            <text:p>0</text:p>
          </table:table-cell>
          <table:table-cell table:formula="of:=([norm.BV32]-[norm.BW$5])^2" office:value-type="float" office:value="0.030976" calcext:value-type="float">
            <text:p>0.030976</text:p>
          </table:table-cell>
          <table:table-cell office:value-type="float" office:value="0" calcext:value-type="float">
            <text:p>0</text:p>
          </table:table-cell>
          <table:table-cell table:formula="of:=([norm.BX32]-[norm.BY$5])^2" office:value-type="float" office:value="0.011736111111111" calcext:value-type="float">
            <text:p>0.0117361111</text:p>
          </table:table-cell>
          <table:table-cell office:value-type="float" office:value="0.09" calcext:value-type="float">
            <text:p>0.09</text:p>
          </table:table-cell>
          <table:table-cell table:formula="of:=([norm.BZ32]-[norm.CA$5])^2"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table:formula="of:=([norm.CB32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" calcext:value-type="float">
            <text:p>0.79</text:p>
          </table:table-cell>
          <table:table-cell table:formula="of:=([norm.B33]-[norm.C$5])^2" office:value-type="float" office:value="0.001521" calcext:value-type="float">
            <text:p>0.001521</text:p>
          </table:table-cell>
          <table:table-cell office:value-type="float" office:value="0.52" calcext:value-type="float">
            <text:p>0.52</text:p>
          </table:table-cell>
          <table:table-cell table:formula="of:=([norm.D33]-[norm.E$5])^2" office:value-type="float" office:value="0.000000444444444444939" calcext:value-type="float">
            <text:p>4.44444444444939E-07</text:p>
          </table:table-cell>
          <table:table-cell office:value-type="float" office:value="0.46" calcext:value-type="float">
            <text:p>0.46</text:p>
          </table:table-cell>
          <table:table-cell table:formula="of:=([norm.F33]-[norm.G$5])^2" office:value-type="float" office:value="0.0002351111111111" calcext:value-type="float">
            <text:p>0.0002351111</text:p>
          </table:table-cell>
          <table:table-cell office:value-type="float" office:value="0.5" calcext:value-type="float">
            <text:p>0.5</text:p>
          </table:table-cell>
          <table:table-cell table:formula="of:=([norm.H33]-[norm.I$5])^2" office:value-type="float" office:value="0.00745344444444438" calcext:value-type="float">
            <text:p>0.0074534444</text:p>
          </table:table-cell>
          <table:table-cell office:value-type="float" office:value="0.45" calcext:value-type="float">
            <text:p>0.45</text:p>
          </table:table-cell>
          <table:table-cell table:formula="of:=([norm.J33]-[norm.K$5])^2" office:value-type="float" office:value="0.00613611111111106" calcext:value-type="float">
            <text:p>0.0061361111</text:p>
          </table:table-cell>
          <table:table-cell office:value-type="float" office:value="0" calcext:value-type="float">
            <text:p>0</text:p>
          </table:table-cell>
          <table:table-cell table:formula="of:=([norm.L33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3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3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3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3]-[norm.U$5])^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([norm.V33]-[norm.W$5])^2" office:value-type="float" office:value="0.00113344444444445" calcext:value-type="float">
            <text:p>0.0011334444</text:p>
          </table:table-cell>
          <table:table-cell office:value-type="float" office:value="0.54" calcext:value-type="float">
            <text:p>0.54</text:p>
          </table:table-cell>
          <table:table-cell table:formula="of:=([norm.X33]-[norm.Y$5])^2" office:value-type="float" office:value="0.000016" calcext:value-type="float">
            <text:p>0.000016</text:p>
          </table:table-cell>
          <table:table-cell office:value-type="float" office:value="0.52" calcext:value-type="float">
            <text:p>0.52</text:p>
          </table:table-cell>
          <table:table-cell table:formula="of:=([norm.Z33]-[norm.AA$5])^2" office:value-type="float" office:value="0.001849" calcext:value-type="float">
            <text:p>0.001849</text:p>
          </table:table-cell>
          <table:table-cell office:value-type="float" office:value="0" calcext:value-type="float">
            <text:p>0</text:p>
          </table:table-cell>
          <table:table-cell table:formula="of:=([norm.AB33]-[norm.AC$5])^2" office:value-type="float" office:value="0.203701777777778" calcext:value-type="float">
            <text:p>0.2037017778</text:p>
          </table:table-cell>
          <table:table-cell office:value-type="float" office:value="0.43" calcext:value-type="float">
            <text:p>0.43</text:p>
          </table:table-cell>
          <table:table-cell table:formula="of:=([norm.AD33]-[norm.AE$5])^2" office:value-type="float" office:value="0.00834177777777772" calcext:value-type="float">
            <text:p>0.0083417778</text:p>
          </table:table-cell>
          <table:table-cell office:value-type="float" office:value="0.49" calcext:value-type="float">
            <text:p>0.49</text:p>
          </table:table-cell>
          <table:table-cell table:formula="of:=([norm.AF33]-[norm.AG$5])^2" office:value-type="float" office:value="0.0495804444444446" calcext:value-type="float">
            <text:p>0.0495804444</text:p>
          </table:table-cell>
          <table:table-cell office:value-type="float" office:value="0.37" calcext:value-type="float">
            <text:p>0.37</text:p>
          </table:table-cell>
          <table:table-cell table:formula="of:=([norm.AH33]-[norm.AI$5])^2" office:value-type="float" office:value="0.00774399999999999" calcext:value-type="float">
            <text:p>0.007744</text:p>
          </table:table-cell>
          <table:table-cell office:value-type="float" office:value="0" calcext:value-type="float">
            <text:p>0</text:p>
          </table:table-cell>
          <table:table-cell table:formula="of:=([norm.AJ33]-[norm.AK$5])^2" office:value-type="float" office:value="0.013767111111111" calcext:value-type="float">
            <text:p>0.0137671111</text:p>
          </table:table-cell>
          <table:table-cell office:value-type="float" office:value="0.17" calcext:value-type="float">
            <text:p>0.17</text:p>
          </table:table-cell>
          <table:table-cell table:formula="of:=([norm.AL33]-[norm.AM$5])^2" office:value-type="float" office:value="0.00603211111111112" calcext:value-type="float">
            <text:p>0.0060321111</text:p>
          </table:table-cell>
          <table:table-cell office:value-type="float" office:value="0.05" calcext:value-type="float">
            <text:p>0.05</text:p>
          </table:table-cell>
          <table:table-cell table:formula="of:=([norm.AN33]-[norm.AO$5])^2" office:value-type="float" office:value="0.00134444444444445" calcext:value-type="float">
            <text:p>0.0013444444</text:p>
          </table:table-cell>
          <table:table-cell office:value-type="float" office:value="0.81" calcext:value-type="float">
            <text:p>0.81</text:p>
          </table:table-cell>
          <table:table-cell table:formula="of:=([norm.AP33]-[norm.AQ$5])^2" office:value-type="float" office:value="0.000312111111111121" calcext:value-type="float">
            <text:p>0.0003121111</text:p>
          </table:table-cell>
          <table:table-cell office:value-type="float" office:value="0.55" calcext:value-type="float">
            <text:p>0.55</text:p>
          </table:table-cell>
          <table:table-cell table:formula="of:=([norm.AR33]-[norm.AS$5])^2" office:value-type="float" office:value="0.0010027777777778" calcext:value-type="float">
            <text:p>0.0010027778</text:p>
          </table:table-cell>
          <table:table-cell office:value-type="float" office:value="0.51" calcext:value-type="float">
            <text:p>0.51</text:p>
          </table:table-cell>
          <table:table-cell table:formula="of:=([norm.AT33]-[norm.AU$5])^2" office:value-type="float" office:value="0.000186777777777787" calcext:value-type="float">
            <text:p>0.0001867778</text:p>
          </table:table-cell>
          <table:table-cell office:value-type="float" office:value="0.5" calcext:value-type="float">
            <text:p>0.5</text:p>
          </table:table-cell>
          <table:table-cell table:formula="of:=([norm.AV33]-[norm.AW$5])^2" office:value-type="float" office:value="0.0000751111111111167" calcext:value-type="float">
            <text:p>7.51111111111167E-05</text:p>
          </table:table-cell>
          <table:table-cell office:value-type="float" office:value="0" calcext:value-type="float">
            <text:p>0</text:p>
          </table:table-cell>
          <table:table-cell table:formula="of:=([norm.AX33]-[norm.AY$5])^2" office:value-type="float" office:value="0.147456" calcext:value-type="float">
            <text:p>0.147456</text:p>
          </table:table-cell>
          <table:table-cell office:value-type="float" office:value="0" calcext:value-type="float">
            <text:p>0</text:p>
          </table:table-cell>
          <table:table-cell table:formula="of:=([norm.AZ33]-[norm.BA$5])^2" office:value-type="float" office:value="0.130561777777778" calcext:value-type="float">
            <text:p>0.1305617778</text:p>
          </table:table-cell>
          <table:table-cell office:value-type="float" office:value="0" calcext:value-type="float">
            <text:p>0</text:p>
          </table:table-cell>
          <table:table-cell table:formula="of:=([norm.BB33]-[norm.BC$5])^2" office:value-type="float" office:value="0.0518321111111113" calcext:value-type="float">
            <text:p>0.0518321111</text:p>
          </table:table-cell>
          <table:table-cell office:value-type="float" office:value="0.26" calcext:value-type="float">
            <text:p>0.26</text:p>
          </table:table-cell>
          <table:table-cell table:formula="of:=([norm.BD33]-[norm.BE$5])^2" office:value-type="float" office:value="0.0230027777777779" calcext:value-type="float">
            <text:p>0.0230027778</text:p>
          </table:table-cell>
          <table:table-cell office:value-type="float" office:value="0.08" calcext:value-type="float">
            <text:p>0.08</text:p>
          </table:table-cell>
          <table:table-cell table:formula="of:=([norm.BF33]-[norm.BG$5])^2" office:value-type="float" office:value="0.00000711111111111132" calcext:value-type="float">
            <text:p>7.11111111111132E-06</text:p>
          </table:table-cell>
          <table:table-cell office:value-type="float" office:value="0" calcext:value-type="float">
            <text:p>0</text:p>
          </table:table-cell>
          <table:table-cell table:formula="of:=([norm.BH33]-[norm.BI$5])^2" office:value-type="float" office:value="0.000106777777777777" calcext:value-type="float">
            <text:p>0.0001067778</text:p>
          </table:table-cell>
          <table:table-cell office:value-type="float" office:value="0.82" calcext:value-type="float">
            <text:p>0.82</text:p>
          </table:table-cell>
          <table:table-cell table:formula="of:=([norm.BJ33]-[norm.BK$5])^2" office:value-type="float" office:value="0.000729000000000001" calcext:value-type="float">
            <text:p>0.000729</text:p>
          </table:table-cell>
          <table:table-cell office:value-type="float" office:value="0.53" calcext:value-type="float">
            <text:p>0.53</text:p>
          </table:table-cell>
          <table:table-cell table:formula="of:=([norm.BL33]-[norm.BM$5])^2" office:value-type="float" office:value="0.0000640000000000001" calcext:value-type="float">
            <text:p>0.000064</text:p>
          </table:table-cell>
          <table:table-cell office:value-type="float" office:value="0.47" calcext:value-type="float">
            <text:p>0.47</text:p>
          </table:table-cell>
          <table:table-cell table:formula="of:=([norm.BN33]-[norm.BO$5])^2" office:value-type="float" office:value="0.000693444444444426" calcext:value-type="float">
            <text:p>0.0006934444</text:p>
          </table:table-cell>
          <table:table-cell office:value-type="float" office:value="0.57" calcext:value-type="float">
            <text:p>0.57</text:p>
          </table:table-cell>
          <table:table-cell table:formula="of:=([norm.BP33]-[norm.BQ$5])^2" office:value-type="float" office:value="0.0287867777777779" calcext:value-type="float">
            <text:p>0.0287867778</text:p>
          </table:table-cell>
          <table:table-cell office:value-type="float" office:value="0.48" calcext:value-type="float">
            <text:p>0.48</text:p>
          </table:table-cell>
          <table:table-cell table:formula="of:=([norm.BR33]-[norm.BS$5])^2" office:value-type="float" office:value="0.00809999999999999" calcext:value-type="float">
            <text:p>0.0081</text:p>
          </table:table-cell>
          <table:table-cell office:value-type="float" office:value="0" calcext:value-type="float">
            <text:p>0</text:p>
          </table:table-cell>
          <table:table-cell table:formula="of:=([norm.BT33]-[norm.BU$5])^2" office:value-type="float" office:value="0.071824" calcext:value-type="float">
            <text:p>0.071824</text:p>
          </table:table-cell>
          <table:table-cell office:value-type="float" office:value="0.34" calcext:value-type="float">
            <text:p>0.34</text:p>
          </table:table-cell>
          <table:table-cell table:formula="of:=([norm.BV33]-[norm.BW$5])^2" office:value-type="float" office:value="0.026896" calcext:value-type="float">
            <text:p>0.026896</text:p>
          </table:table-cell>
          <table:table-cell office:value-type="float" office:value="0" calcext:value-type="float">
            <text:p>0</text:p>
          </table:table-cell>
          <table:table-cell table:formula="of:=([norm.BX33]-[norm.BY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BZ33]-[norm.CA$5])^2" office:value-type="float" office:value="0.001369" calcext:value-type="float">
            <text:p>0.001369</text:p>
          </table:table-cell>
          <table:table-cell office:value-type="float" office:value="0.04" calcext:value-type="float">
            <text:p>0.04</text:p>
          </table:table-cell>
          <table:table-cell table:formula="of:=([norm.CB33]-[norm.CC$5])^2" office:value-type="float" office:value="0.001444" calcext:value-type="float">
            <text:p>0.001444</text:p>
          </table:table-cell>
          <table:table-cell table:number-columns-repeated="94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2" calcext:value-type="float">
            <text:p>0.72</text:p>
          </table:table-cell>
          <table:table-cell table:formula="of:=([norm.B34]-[norm.C$5])^2" office:value-type="float" office:value="0.000961000000000002" calcext:value-type="float">
            <text:p>0.000961</text:p>
          </table:table-cell>
          <table:table-cell office:value-type="float" office:value="0.5" calcext:value-type="float">
            <text:p>0.5</text:p>
          </table:table-cell>
          <table:table-cell table:formula="of:=([norm.D34]-[norm.E$5])^2" office:value-type="float" office:value="0.000427111111111127" calcext:value-type="float">
            <text:p>0.0004271111</text:p>
          </table:table-cell>
          <table:table-cell office:value-type="float" office:value="0.52" calcext:value-type="float">
            <text:p>0.52</text:p>
          </table:table-cell>
          <table:table-cell table:formula="of:=([norm.F34]-[norm.G$5])^2" office:value-type="float" office:value="0.00567511111111106" calcext:value-type="float">
            <text:p>0.0056751111</text:p>
          </table:table-cell>
          <table:table-cell office:value-type="float" office:value="0.48" calcext:value-type="float">
            <text:p>0.48</text:p>
          </table:table-cell>
          <table:table-cell table:formula="of:=([norm.H34]-[norm.I$5])^2" office:value-type="float" office:value="0.00440011111111106" calcext:value-type="float">
            <text:p>0.0044001111</text:p>
          </table:table-cell>
          <table:table-cell office:value-type="float" office:value="0" calcext:value-type="float">
            <text:p>0</text:p>
          </table:table-cell>
          <table:table-cell table:formula="of:=([norm.J34]-[norm.K$5])^2" office:value-type="float" office:value="0.138136111111111" calcext:value-type="float">
            <text:p>0.1381361111</text:p>
          </table:table-cell>
          <table:table-cell office:value-type="float" office:value="0" calcext:value-type="float">
            <text:p>0</text:p>
          </table:table-cell>
          <table:table-cell table:formula="of:=([norm.L34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4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4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4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4]-[norm.U$5])^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([norm.V34]-[norm.W$5])^2" office:value-type="float" office:value="0.000266777777777777" calcext:value-type="float">
            <text:p>0.0002667778</text:p>
          </table:table-cell>
          <table:table-cell office:value-type="float" office:value="0.61" calcext:value-type="float">
            <text:p>0.61</text:p>
          </table:table-cell>
          <table:table-cell table:formula="of:=([norm.X34]-[norm.Y$5])^2" office:value-type="float" office:value="0.00547599999999999" calcext:value-type="float">
            <text:p>0.005476</text:p>
          </table:table-cell>
          <table:table-cell office:value-type="float" office:value="0.44" calcext:value-type="float">
            <text:p>0.44</text:p>
          </table:table-cell>
          <table:table-cell table:formula="of:=([norm.Z34]-[norm.AA$5])^2" office:value-type="float" office:value="0.001369" calcext:value-type="float">
            <text:p>0.001369</text:p>
          </table:table-cell>
          <table:table-cell office:value-type="float" office:value="0.44" calcext:value-type="float">
            <text:p>0.44</text:p>
          </table:table-cell>
          <table:table-cell table:formula="of:=([norm.AB34]-[norm.AC$5])^2" office:value-type="float" office:value="0.000128444444444438" calcext:value-type="float">
            <text:p>0.0001284444</text:p>
          </table:table-cell>
          <table:table-cell office:value-type="float" office:value="0" calcext:value-type="float">
            <text:p>0</text:p>
          </table:table-cell>
          <table:table-cell table:formula="of:=([norm.AD34]-[norm.AE$5])^2" office:value-type="float" office:value="0.114695111111111" calcext:value-type="float">
            <text:p>0.1146951111</text:p>
          </table:table-cell>
          <table:table-cell office:value-type="float" office:value="0" calcext:value-type="float">
            <text:p>0</text:p>
          </table:table-cell>
          <table:table-cell table:formula="of:=([norm.AF34]-[norm.AG$5])^2" office:value-type="float" office:value="0.071467111111111" calcext:value-type="float">
            <text:p>0.0714671111</text:p>
          </table:table-cell>
          <table:table-cell office:value-type="float" office:value="0.38" calcext:value-type="float">
            <text:p>0.38</text:p>
          </table:table-cell>
          <table:table-cell table:formula="of:=([norm.AH34]-[norm.AI$5])^2" office:value-type="float" office:value="0.00960399999999999" calcext:value-type="float">
            <text:p>0.009604</text:p>
          </table:table-cell>
          <table:table-cell office:value-type="float" office:value="0.16" calcext:value-type="float">
            <text:p>0.16</text:p>
          </table:table-cell>
          <table:table-cell table:formula="of:=([norm.AJ34]-[norm.AK$5])^2" office:value-type="float" office:value="0.00182044444444447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AL34]-[norm.AM$5])^2" office:value-type="float" office:value="0.00852544444444444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AN34]-[norm.AO$5])^2" office:value-type="float" office:value="0.000177777777777777" calcext:value-type="float">
            <text:p>0.0001777778</text:p>
          </table:table-cell>
          <table:table-cell office:value-type="float" office:value="0.77" calcext:value-type="float">
            <text:p>0.77</text:p>
          </table:table-cell>
          <table:table-cell table:formula="of:=([norm.AP34]-[norm.AQ$5])^2" office:value-type="float" office:value="0.000498777777777767" calcext:value-type="float">
            <text:p>0.0004987778</text:p>
          </table:table-cell>
          <table:table-cell office:value-type="float" office:value="0.51" calcext:value-type="float">
            <text:p>0.51</text:p>
          </table:table-cell>
          <table:table-cell table:formula="of:=([norm.AR34]-[norm.AS$5])^2" office:value-type="float" office:value="0.0000694444444444403" calcext:value-type="float">
            <text:p>6.94444444444403E-05</text:p>
          </table:table-cell>
          <table:table-cell office:value-type="float" office:value="0.53" calcext:value-type="float">
            <text:p>0.53</text:p>
          </table:table-cell>
          <table:table-cell table:formula="of:=([norm.AT34]-[norm.AU$5])^2" office:value-type="float" office:value="0.00113344444444447" calcext:value-type="float">
            <text:p>0.0011334444</text:p>
          </table:table-cell>
          <table:table-cell office:value-type="float" office:value="0.55" calcext:value-type="float">
            <text:p>0.55</text:p>
          </table:table-cell>
          <table:table-cell table:formula="of:=([norm.AV34]-[norm.AW$5])^2" office:value-type="float" office:value="0.00344177777777782" calcext:value-type="float">
            <text:p>0.0034417778</text:p>
          </table:table-cell>
          <table:table-cell office:value-type="float" office:value="0.47" calcext:value-type="float">
            <text:p>0.47</text:p>
          </table:table-cell>
          <table:table-cell table:formula="of:=([norm.AX34]-[norm.AY$5])^2" office:value-type="float" office:value="0.007396" calcext:value-type="float">
            <text:p>0.007396</text:p>
          </table:table-cell>
          <table:table-cell office:value-type="float" office:value="0.54" calcext:value-type="float">
            <text:p>0.54</text:p>
          </table:table-cell>
          <table:table-cell table:formula="of:=([norm.AZ34]-[norm.BA$5])^2" office:value-type="float" office:value="0.0319217777777779" calcext:value-type="float">
            <text:p>0.0319217778</text:p>
          </table:table-cell>
          <table:table-cell office:value-type="float" office:value="0.4" calcext:value-type="float">
            <text:p>0.4</text:p>
          </table:table-cell>
          <table:table-cell table:formula="of:=([norm.BB34]-[norm.BC$5])^2" office:value-type="float" office:value="0.0296987777777777" calcext:value-type="float">
            <text:p>0.0296987778</text:p>
          </table:table-cell>
          <table:table-cell office:value-type="float" office:value="0" calcext:value-type="float">
            <text:p>0</text:p>
          </table:table-cell>
          <table:table-cell table:formula="of:=([norm.BD34]-[norm.BE$5])^2" office:value-type="float" office:value="0.011736111111111" calcext:value-type="float">
            <text:p>0.0117361111</text:p>
          </table:table-cell>
          <table:table-cell office:value-type="float" office:value="0.11" calcext:value-type="float">
            <text:p>0.11</text:p>
          </table:table-cell>
          <table:table-cell table:formula="of:=([norm.BF34]-[norm.BG$5])^2" office:value-type="float" office:value="0.00106711111111111" calcext:value-type="float">
            <text:p>0.0010671111</text:p>
          </table:table-cell>
          <table:table-cell office:value-type="float" office:value="0" calcext:value-type="float">
            <text:p>0</text:p>
          </table:table-cell>
          <table:table-cell table:formula="of:=([norm.BH34]-[norm.BI$5])^2" office:value-type="float" office:value="0.000106777777777777" calcext:value-type="float">
            <text:p>0.0001067778</text:p>
          </table:table-cell>
          <table:table-cell office:value-type="float" office:value="0.79" calcext:value-type="float">
            <text:p>0.79</text:p>
          </table:table-cell>
          <table:table-cell table:formula="of:=([norm.BJ34]-[norm.BK$5])^2" office:value-type="float" office:value="0.00000900000000000002" calcext:value-type="float">
            <text:p>0.000009</text:p>
          </table:table-cell>
          <table:table-cell office:value-type="float" office:value="0.49" calcext:value-type="float">
            <text:p>0.49</text:p>
          </table:table-cell>
          <table:table-cell table:formula="of:=([norm.BL34]-[norm.BM$5])^2" office:value-type="float" office:value="0.001024" calcext:value-type="float">
            <text:p>0.001024</text:p>
          </table:table-cell>
          <table:table-cell office:value-type="float" office:value="0.42" calcext:value-type="float">
            <text:p>0.42</text:p>
          </table:table-cell>
          <table:table-cell table:formula="of:=([norm.BN34]-[norm.BO$5])^2" office:value-type="float" office:value="0.00582677777777773" calcext:value-type="float">
            <text:p>0.0058267778</text:p>
          </table:table-cell>
          <table:table-cell office:value-type="float" office:value="0.49" calcext:value-type="float">
            <text:p>0.49</text:p>
          </table:table-cell>
          <table:table-cell table:formula="of:=([norm.BP34]-[norm.BQ$5])^2" office:value-type="float" office:value="0.00804011111111116" calcext:value-type="float">
            <text:p>0.0080401111</text:p>
          </table:table-cell>
          <table:table-cell office:value-type="float" office:value="0.5" calcext:value-type="float">
            <text:p>0.5</text:p>
          </table:table-cell>
          <table:table-cell table:formula="of:=([norm.BR34]-[norm.BS$5])^2"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  <table:table-cell table:formula="of:=([norm.BT34]-[norm.BU$5])^2" office:value-type="float" office:value="0.071824" calcext:value-type="float">
            <text:p>0.071824</text:p>
          </table:table-cell>
          <table:table-cell office:value-type="float" office:value="0.35" calcext:value-type="float">
            <text:p>0.35</text:p>
          </table:table-cell>
          <table:table-cell table:formula="of:=([norm.BV34]-[norm.BW$5])^2" office:value-type="float" office:value="0.030276" calcext:value-type="float">
            <text:p>0.030276</text:p>
          </table:table-cell>
          <table:table-cell office:value-type="float" office:value="0.17" calcext:value-type="float">
            <text:p>0.17</text:p>
          </table:table-cell>
          <table:table-cell table:formula="of:=([norm.BX34]-[norm.BY$5])^2" office:value-type="float" office:value="0.00380277777777782" calcext:value-type="float">
            <text:p>0.0038027778</text:p>
          </table:table-cell>
          <table:table-cell office:value-type="float" office:value="0.03" calcext:value-type="float">
            <text:p>0.03</text:p>
          </table:table-cell>
          <table:table-cell table:formula="of:=([norm.BZ34]-[norm.CA$5])^2" office:value-type="float" office:value="0.000049" calcext:value-type="float">
            <text:p>0.000049</text:p>
          </table:table-cell>
          <table:table-cell office:value-type="float" office:value="0" calcext:value-type="float">
            <text:p>0</text:p>
          </table:table-cell>
          <table:table-cell table:formula="of:=([norm.CB34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" calcext:value-type="float">
            <text:p>0.77</text:p>
          </table:table-cell>
          <table:table-cell table:formula="of:=([norm.B35]-[norm.C$5])^2" office:value-type="float" office:value="0.000361000000000001" calcext:value-type="float">
            <text:p>0.000361</text:p>
          </table:table-cell>
          <table:table-cell office:value-type="float" office:value="0.6" calcext:value-type="float">
            <text:p>0.6</text:p>
          </table:table-cell>
          <table:table-cell table:formula="of:=([norm.D35]-[norm.E$5])^2" office:value-type="float" office:value="0.00629377777777773" calcext:value-type="float">
            <text:p>0.0062937778</text:p>
          </table:table-cell>
          <table:table-cell office:value-type="float" office:value="0.61" calcext:value-type="float">
            <text:p>0.61</text:p>
          </table:table-cell>
          <table:table-cell table:formula="of:=([norm.F35]-[norm.G$5])^2" office:value-type="float" office:value="0.027335111111111" calcext:value-type="float">
            <text:p>0.0273351111</text:p>
          </table:table-cell>
          <table:table-cell office:value-type="float" office:value="0" calcext:value-type="float">
            <text:p>0</text:p>
          </table:table-cell>
          <table:table-cell table:formula="of:=([norm.H35]-[norm.I$5])^2" office:value-type="float" office:value="0.171120111111111" calcext:value-type="float">
            <text:p>0.1711201111</text:p>
          </table:table-cell>
          <table:table-cell office:value-type="float" office:value="0.47" calcext:value-type="float">
            <text:p>0.47</text:p>
          </table:table-cell>
          <table:table-cell table:formula="of:=([norm.J35]-[norm.K$5])^2" office:value-type="float" office:value="0.00966944444444438" calcext:value-type="float">
            <text:p>0.0096694444</text:p>
          </table:table-cell>
          <table:table-cell office:value-type="float" office:value="0" calcext:value-type="float">
            <text:p>0</text:p>
          </table:table-cell>
          <table:table-cell table:formula="of:=([norm.L35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5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5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5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5]-[norm.U$5])^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([norm.V35]-[norm.W$5])^2" office:value-type="float" office:value="0.00113344444444445" calcext:value-type="float">
            <text:p>0.0011334444</text:p>
          </table:table-cell>
          <table:table-cell office:value-type="float" office:value="0.48" calcext:value-type="float">
            <text:p>0.48</text:p>
          </table:table-cell>
          <table:table-cell table:formula="of:=([norm.X35]-[norm.Y$5])^2" office:value-type="float" office:value="0.00313600000000001" calcext:value-type="float">
            <text:p>0.003136</text:p>
          </table:table-cell>
          <table:table-cell office:value-type="float" office:value="0.52" calcext:value-type="float">
            <text:p>0.52</text:p>
          </table:table-cell>
          <table:table-cell table:formula="of:=([norm.Z35]-[norm.AA$5])^2" office:value-type="float" office:value="0.001849" calcext:value-type="float">
            <text:p>0.001849</text:p>
          </table:table-cell>
          <table:table-cell office:value-type="float" office:value="0.6" calcext:value-type="float">
            <text:p>0.6</text:p>
          </table:table-cell>
          <table:table-cell table:formula="of:=([norm.AB35]-[norm.AC$5])^2" office:value-type="float" office:value="0.0221017777777779" calcext:value-type="float">
            <text:p>0.0221017778</text:p>
          </table:table-cell>
          <table:table-cell office:value-type="float" office:value="0.47" calcext:value-type="float">
            <text:p>0.47</text:p>
          </table:table-cell>
          <table:table-cell table:formula="of:=([norm.AD35]-[norm.AE$5])^2" office:value-type="float" office:value="0.0172484444444444" calcext:value-type="float">
            <text:p>0.0172484444</text:p>
          </table:table-cell>
          <table:table-cell office:value-type="float" office:value="0.48" calcext:value-type="float">
            <text:p>0.48</text:p>
          </table:table-cell>
          <table:table-cell table:formula="of:=([norm.AF35]-[norm.AG$5])^2" office:value-type="float" office:value="0.0452271111111112" calcext:value-type="float">
            <text:p>0.0452271111</text:p>
          </table:table-cell>
          <table:table-cell office:value-type="float" office:value="0" calcext:value-type="float">
            <text:p>0</text:p>
          </table:table-cell>
          <table:table-cell table:formula="of:=([norm.AH35]-[norm.AI$5])^2" office:value-type="float" office:value="0.079524" calcext:value-type="float">
            <text:p>0.079524</text:p>
          </table:table-cell>
          <table:table-cell office:value-type="float" office:value="0" calcext:value-type="float">
            <text:p>0</text:p>
          </table:table-cell>
          <table:table-cell table:formula="of:=([norm.AJ35]-[norm.AK$5])^2" office:value-type="float" office:value="0.013767111111111" calcext:value-type="float">
            <text:p>0.0137671111</text:p>
          </table:table-cell>
          <table:table-cell office:value-type="float" office:value="0.12" calcext:value-type="float">
            <text:p>0.12</text:p>
          </table:table-cell>
          <table:table-cell table:formula="of:=([norm.AL35]-[norm.AM$5])^2" office:value-type="float" office:value="0.000765444444444446" calcext:value-type="float">
            <text:p>0.0007654444</text:p>
          </table:table-cell>
          <table:table-cell office:value-type="float" office:value="0.04" calcext:value-type="float">
            <text:p>0.04</text:p>
          </table:table-cell>
          <table:table-cell table:formula="of:=([norm.AN35]-[norm.AO$5])^2" office:value-type="float" office:value="0.000711111111111113" calcext:value-type="float">
            <text:p>0.0007111111</text:p>
          </table:table-cell>
          <table:table-cell office:value-type="float" office:value="0.81" calcext:value-type="float">
            <text:p>0.81</text:p>
          </table:table-cell>
          <table:table-cell table:formula="of:=([norm.AP35]-[norm.AQ$5])^2" office:value-type="float" office:value="0.000312111111111121" calcext:value-type="float">
            <text:p>0.0003121111</text:p>
          </table:table-cell>
          <table:table-cell office:value-type="float" office:value="0.5" calcext:value-type="float">
            <text:p>0.5</text:p>
          </table:table-cell>
          <table:table-cell table:formula="of:=([norm.AR35]-[norm.AS$5])^2" office:value-type="float" office:value="0.000336111111111102" calcext:value-type="float">
            <text:p>0.0003361111</text:p>
          </table:table-cell>
          <table:table-cell office:value-type="float" office:value="0" calcext:value-type="float">
            <text:p>0</text:p>
          </table:table-cell>
          <table:table-cell table:formula="of:=([norm.AT35]-[norm.AU$5])^2" office:value-type="float" office:value="0.246346777777777" calcext:value-type="float">
            <text:p>0.2463467778</text:p>
          </table:table-cell>
          <table:table-cell office:value-type="float" office:value="0.57" calcext:value-type="float">
            <text:p>0.57</text:p>
          </table:table-cell>
          <table:table-cell table:formula="of:=([norm.AV35]-[norm.AW$5])^2" office:value-type="float" office:value="0.00618844444444451" calcext:value-type="float">
            <text:p>0.0061884444</text:p>
          </table:table-cell>
          <table:table-cell office:value-type="float" office:value="0.45" calcext:value-type="float">
            <text:p>0.45</text:p>
          </table:table-cell>
          <table:table-cell table:formula="of:=([norm.AX35]-[norm.AY$5])^2" office:value-type="float" office:value="0.004356" calcext:value-type="float">
            <text:p>0.004356</text:p>
          </table:table-cell>
          <table:table-cell office:value-type="float" office:value="0.52" calcext:value-type="float">
            <text:p>0.52</text:p>
          </table:table-cell>
          <table:table-cell table:formula="of:=([norm.AZ35]-[norm.BA$5])^2" office:value-type="float" office:value="0.0251751111111112" calcext:value-type="float">
            <text:p>0.0251751111</text:p>
          </table:table-cell>
          <table:table-cell office:value-type="float" office:value="0.32" calcext:value-type="float">
            <text:p>0.32</text:p>
          </table:table-cell>
          <table:table-cell table:formula="of:=([norm.BB35]-[norm.BC$5])^2" office:value-type="float" office:value="0.00852544444444438" calcext:value-type="float">
            <text:p>0.0085254444</text:p>
          </table:table-cell>
          <table:table-cell office:value-type="float" office:value="0" calcext:value-type="float">
            <text:p>0</text:p>
          </table:table-cell>
          <table:table-cell table:formula="of:=([norm.BD35]-[norm.BE$5])^2" office:value-type="float" office:value="0.011736111111111" calcext:value-type="float">
            <text:p>0.0117361111</text:p>
          </table:table-cell>
          <table:table-cell office:value-type="float" office:value="0.07" calcext:value-type="float">
            <text:p>0.07</text:p>
          </table:table-cell>
          <table:table-cell table:formula="of:=([norm.BF35]-[norm.BG$5])^2" office:value-type="float" office:value="0.0000537777777777771" calcext:value-type="float">
            <text:p>5.37777777777771E-05</text:p>
          </table:table-cell>
          <table:table-cell office:value-type="float" office:value="0" calcext:value-type="float">
            <text:p>0</text:p>
          </table:table-cell>
          <table:table-cell table:formula="of:=([norm.BH35]-[norm.BI$5])^2" office:value-type="float" office:value="0.000106777777777777" calcext:value-type="float">
            <text:p>0.0001067778</text:p>
          </table:table-cell>
          <table:table-cell office:value-type="float" office:value="0.78" calcext:value-type="float">
            <text:p>0.78</text:p>
          </table:table-cell>
          <table:table-cell table:formula="of:=([norm.BJ35]-[norm.BK$5])^2" office:value-type="float" office:value="0.000169" calcext:value-type="float">
            <text:p>0.000169</text:p>
          </table:table-cell>
          <table:table-cell office:value-type="float" office:value="0.51" calcext:value-type="float">
            <text:p>0.51</text:p>
          </table:table-cell>
          <table:table-cell table:formula="of:=([norm.BL35]-[norm.BM$5])^2" office:value-type="float" office:value="0.000144" calcext:value-type="float">
            <text:p>0.000144</text:p>
          </table:table-cell>
          <table:table-cell office:value-type="float" office:value="0.52" calcext:value-type="float">
            <text:p>0.52</text:p>
          </table:table-cell>
          <table:table-cell table:formula="of:=([norm.BN35]-[norm.BO$5])^2" office:value-type="float" office:value="0.000560111111111127" calcext:value-type="float">
            <text:p>0.0005601111</text:p>
          </table:table-cell>
          <table:table-cell office:value-type="float" office:value="0.49" calcext:value-type="float">
            <text:p>0.49</text:p>
          </table:table-cell>
          <table:table-cell table:formula="of:=([norm.BP35]-[norm.BQ$5])^2" office:value-type="float" office:value="0.00804011111111116" calcext:value-type="float">
            <text:p>0.0080401111</text:p>
          </table:table-cell>
          <table:table-cell office:value-type="float" office:value="0.58" calcext:value-type="float">
            <text:p>0.58</text:p>
          </table:table-cell>
          <table:table-cell table:formula="of:=([norm.BR35]-[norm.BS$5])^2" office:value-type="float" office:value="0.0361" calcext:value-type="float">
            <text:p>0.0361</text:p>
          </table:table-cell>
          <table:table-cell office:value-type="float" office:value="0" calcext:value-type="float">
            <text:p>0</text:p>
          </table:table-cell>
          <table:table-cell table:formula="of:=([norm.BT35]-[norm.BU$5])^2" office:value-type="float" office:value="0.071824" calcext:value-type="float">
            <text:p>0.071824</text:p>
          </table:table-cell>
          <table:table-cell office:value-type="float" office:value="0.28" calcext:value-type="float">
            <text:p>0.28</text:p>
          </table:table-cell>
          <table:table-cell table:formula="of:=([norm.BV35]-[norm.BW$5])^2" office:value-type="float" office:value="0.010816" calcext:value-type="float">
            <text:p>0.010816</text:p>
          </table:table-cell>
          <table:table-cell office:value-type="float" office:value="0.14" calcext:value-type="float">
            <text:p>0.14</text:p>
          </table:table-cell>
          <table:table-cell table:formula="of:=([norm.BX35]-[norm.BY$5])^2" office:value-type="float" office:value="0.0010027777777778" calcext:value-type="float">
            <text:p>0.0010027778</text:p>
          </table:table-cell>
          <table:table-cell office:value-type="float" office:value="0.12" calcext:value-type="float">
            <text:p>0.12</text:p>
          </table:table-cell>
          <table:table-cell table:formula="of:=([norm.BZ35]-[norm.CA$5])^2" office:value-type="float" office:value="0.006889" calcext:value-type="float">
            <text:p>0.006889</text:p>
          </table:table-cell>
          <table:table-cell office:value-type="float" office:value="0" calcext:value-type="float">
            <text:p>0</text:p>
          </table:table-cell>
          <table:table-cell table:formula="of:=([norm.CB35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table:formula="of:=([norm.B36]-[norm.C$5])^2" office:value-type="float" office:value="0.000001" calcext:value-type="float">
            <text:p>0.000001</text:p>
          </table:table-cell>
          <table:table-cell office:value-type="float" office:value="0.57" calcext:value-type="float">
            <text:p>0.57</text:p>
          </table:table-cell>
          <table:table-cell table:formula="of:=([norm.D36]-[norm.E$5])^2" office:value-type="float" office:value="0.00243377777777775" calcext:value-type="float">
            <text:p>0.0024337778</text:p>
          </table:table-cell>
          <table:table-cell office:value-type="float" office:value="0.56" calcext:value-type="float">
            <text:p>0.56</text:p>
          </table:table-cell>
          <table:table-cell table:formula="of:=([norm.F36]-[norm.G$5])^2" office:value-type="float" office:value="0.0133017777777777" calcext:value-type="float">
            <text:p>0.0133017778</text:p>
          </table:table-cell>
          <table:table-cell office:value-type="float" office:value="0.48" calcext:value-type="float">
            <text:p>0.48</text:p>
          </table:table-cell>
          <table:table-cell table:formula="of:=([norm.H36]-[norm.I$5])^2" office:value-type="float" office:value="0.00440011111111106" calcext:value-type="float">
            <text:p>0.0044001111</text:p>
          </table:table-cell>
          <table:table-cell office:value-type="float" office:value="0.48" calcext:value-type="float">
            <text:p>0.48</text:p>
          </table:table-cell>
          <table:table-cell table:formula="of:=([norm.J36]-[norm.K$5])^2" office:value-type="float" office:value="0.011736111111111" calcext:value-type="float">
            <text:p>0.0117361111</text:p>
          </table:table-cell>
          <table:table-cell office:value-type="float" office:value="0" calcext:value-type="float">
            <text:p>0</text:p>
          </table:table-cell>
          <table:table-cell table:formula="of:=([norm.L36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6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6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6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6]-[norm.U$5])^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([norm.V36]-[norm.W$5])^2" office:value-type="float" office:value="0.0000401111111111107" calcext:value-type="float">
            <text:p>4.01111111111107E-05</text:p>
          </table:table-cell>
          <table:table-cell office:value-type="float" office:value="0.52" calcext:value-type="float">
            <text:p>0.52</text:p>
          </table:table-cell>
          <table:table-cell table:formula="of:=([norm.X36]-[norm.Y$5])^2" office:value-type="float" office:value="0.000256" calcext:value-type="float">
            <text:p>0.000256</text:p>
          </table:table-cell>
          <table:table-cell office:value-type="float" office:value="0.46" calcext:value-type="float">
            <text:p>0.46</text:p>
          </table:table-cell>
          <table:table-cell table:formula="of:=([norm.Z36]-[norm.AA$5])^2" office:value-type="float" office:value="0.000289" calcext:value-type="float">
            <text:p>0.000289</text:p>
          </table:table-cell>
          <table:table-cell office:value-type="float" office:value="0.56" calcext:value-type="float">
            <text:p>0.56</text:p>
          </table:table-cell>
          <table:table-cell table:formula="of:=([norm.AB36]-[norm.AC$5])^2" office:value-type="float" office:value="0.0118084444444445" calcext:value-type="float">
            <text:p>0.0118084444</text:p>
          </table:table-cell>
          <table:table-cell office:value-type="float" office:value="0.51" calcext:value-type="float">
            <text:p>0.51</text:p>
          </table:table-cell>
          <table:table-cell table:formula="of:=([norm.AD36]-[norm.AE$5])^2" office:value-type="float" office:value="0.029355111111111" calcext:value-type="float">
            <text:p>0.0293551111</text:p>
          </table:table-cell>
          <table:table-cell office:value-type="float" office:value="0" calcext:value-type="float">
            <text:p>0</text:p>
          </table:table-cell>
          <table:table-cell table:formula="of:=([norm.AF36]-[norm.AG$5])^2" office:value-type="float" office:value="0.071467111111111" calcext:value-type="float">
            <text:p>0.0714671111</text:p>
          </table:table-cell>
          <table:table-cell office:value-type="float" office:value="0.35" calcext:value-type="float">
            <text:p>0.35</text:p>
          </table:table-cell>
          <table:table-cell table:formula="of:=([norm.AH36]-[norm.AI$5])^2" office:value-type="float" office:value="0.004624" calcext:value-type="float">
            <text:p>0.004624</text:p>
          </table:table-cell>
          <table:table-cell office:value-type="float" office:value="0" calcext:value-type="float">
            <text:p>0</text:p>
          </table:table-cell>
          <table:table-cell table:formula="of:=([norm.AJ36]-[norm.AK$5])^2" office:value-type="float" office:value="0.013767111111111" calcext:value-type="float">
            <text:p>0.0137671111</text:p>
          </table:table-cell>
          <table:table-cell office:value-type="float" office:value="0.15" calcext:value-type="float">
            <text:p>0.15</text:p>
          </table:table-cell>
          <table:table-cell table:formula="of:=([norm.AL36]-[norm.AM$5])^2" office:value-type="float" office:value="0.00332544444444445" calcext:value-type="float">
            <text:p>0.0033254444</text:p>
          </table:table-cell>
          <table:table-cell office:value-type="float" office:value="0" calcext:value-type="float">
            <text:p>0</text:p>
          </table:table-cell>
          <table:table-cell table:formula="of:=([norm.AN36]-[norm.AO$5])^2" office:value-type="float" office:value="0.000177777777777777" calcext:value-type="float">
            <text:p>0.0001777778</text:p>
          </table:table-cell>
          <table:table-cell office:value-type="float" office:value="0.79" calcext:value-type="float">
            <text:p>0.79</text:p>
          </table:table-cell>
          <table:table-cell table:formula="of:=([norm.AP36]-[norm.AQ$5])^2" office:value-type="float" office:value="0.00000544444444444325" calcext:value-type="float">
            <text:p>5.44444444444325E-06</text:p>
          </table:table-cell>
          <table:table-cell office:value-type="float" office:value="0.51" calcext:value-type="float">
            <text:p>0.51</text:p>
          </table:table-cell>
          <table:table-cell table:formula="of:=([norm.AR36]-[norm.AS$5])^2" office:value-type="float" office:value="0.0000694444444444403" calcext:value-type="float">
            <text:p>6.94444444444403E-05</text:p>
          </table:table-cell>
          <table:table-cell office:value-type="float" office:value="0.42" calcext:value-type="float">
            <text:p>0.42</text:p>
          </table:table-cell>
          <table:table-cell table:formula="of:=([norm.AT36]-[norm.AU$5])^2" office:value-type="float" office:value="0.00582677777777773" calcext:value-type="float">
            <text:p>0.0058267778</text:p>
          </table:table-cell>
          <table:table-cell office:value-type="float" office:value="0.46" calcext:value-type="float">
            <text:p>0.46</text:p>
          </table:table-cell>
          <table:table-cell table:formula="of:=([norm.AV36]-[norm.AW$5])^2" office:value-type="float" office:value="0.000981777777777756" calcext:value-type="float">
            <text:p>0.0009817778</text:p>
          </table:table-cell>
          <table:table-cell office:value-type="float" office:value="0.44" calcext:value-type="float">
            <text:p>0.44</text:p>
          </table:table-cell>
          <table:table-cell table:formula="of:=([norm.AX36]-[norm.AY$5])^2" office:value-type="float" office:value="0.003136" calcext:value-type="float">
            <text:p>0.003136</text:p>
          </table:table-cell>
          <table:table-cell office:value-type="float" office:value="0.45" calcext:value-type="float">
            <text:p>0.45</text:p>
          </table:table-cell>
          <table:table-cell table:formula="of:=([norm.AZ36]-[norm.BA$5])^2" office:value-type="float" office:value="0.00786177777777784" calcext:value-type="float">
            <text:p>0.0078617778</text:p>
          </table:table-cell>
          <table:table-cell office:value-type="float" office:value="0.42" calcext:value-type="float">
            <text:p>0.42</text:p>
          </table:table-cell>
          <table:table-cell table:formula="of:=([norm.BB36]-[norm.BC$5])^2" office:value-type="float" office:value="0.036992111111111" calcext:value-type="float">
            <text:p>0.0369921111</text:p>
          </table:table-cell>
          <table:table-cell office:value-type="float" office:value="0.17" calcext:value-type="float">
            <text:p>0.17</text:p>
          </table:table-cell>
          <table:table-cell table:formula="of:=([norm.BD36]-[norm.BE$5])^2" office:value-type="float" office:value="0.00380277777777782" calcext:value-type="float">
            <text:p>0.0038027778</text:p>
          </table:table-cell>
          <table:table-cell office:value-type="float" office:value="0.12" calcext:value-type="float">
            <text:p>0.12</text:p>
          </table:table-cell>
          <table:table-cell table:formula="of:=([norm.BF36]-[norm.BG$5])^2" office:value-type="float" office:value="0.00182044444444445" calcext:value-type="float">
            <text:p>0.0018204444</text:p>
          </table:table-cell>
          <table:table-cell office:value-type="float" office:value="0" calcext:value-type="float">
            <text:p>0</text:p>
          </table:table-cell>
          <table:table-cell table:formula="of:=([norm.BH36]-[norm.BI$5])^2" office:value-type="float" office:value="0.000106777777777777" calcext:value-type="float">
            <text:p>0.0001067778</text:p>
          </table:table-cell>
          <table:table-cell office:value-type="float" office:value="0.83" calcext:value-type="float">
            <text:p>0.83</text:p>
          </table:table-cell>
          <table:table-cell table:formula="of:=([norm.BJ36]-[norm.BK$5])^2" office:value-type="float" office:value="0.001369" calcext:value-type="float">
            <text:p>0.001369</text:p>
          </table:table-cell>
          <table:table-cell office:value-type="float" office:value="0.53" calcext:value-type="float">
            <text:p>0.53</text:p>
          </table:table-cell>
          <table:table-cell table:formula="of:=([norm.BL36]-[norm.BM$5])^2" office:value-type="float" office:value="0.0000640000000000001" calcext:value-type="float">
            <text:p>0.000064</text:p>
          </table:table-cell>
          <table:table-cell office:value-type="float" office:value="0.51" calcext:value-type="float">
            <text:p>0.51</text:p>
          </table:table-cell>
          <table:table-cell table:formula="of:=([norm.BN36]-[norm.BO$5])^2" office:value-type="float" office:value="0.000186777777777787" calcext:value-type="float">
            <text:p>0.0001867778</text:p>
          </table:table-cell>
          <table:table-cell office:value-type="float" office:value="0.5" calcext:value-type="float">
            <text:p>0.5</text:p>
          </table:table-cell>
          <table:table-cell table:formula="of:=([norm.BP36]-[norm.BQ$5])^2" office:value-type="float" office:value="0.0099334444444445" calcext:value-type="float">
            <text:p>0.0099334444</text:p>
          </table:table-cell>
          <table:table-cell office:value-type="float" office:value="0.51" calcext:value-type="float">
            <text:p>0.51</text:p>
          </table:table-cell>
          <table:table-cell table:formula="of:=([norm.BR36]-[norm.BS$5])^2" office:value-type="float" office:value="0.0144" calcext:value-type="float">
            <text:p>0.0144</text:p>
          </table:table-cell>
          <table:table-cell office:value-type="float" office:value="0.48" calcext:value-type="float">
            <text:p>0.48</text:p>
          </table:table-cell>
          <table:table-cell table:formula="of:=([norm.BT36]-[norm.BU$5])^2" office:value-type="float" office:value="0.044944" calcext:value-type="float">
            <text:p>0.044944</text:p>
          </table:table-cell>
          <table:table-cell office:value-type="float" office:value="0.25" calcext:value-type="float">
            <text:p>0.25</text:p>
          </table:table-cell>
          <table:table-cell table:formula="of:=([norm.BV36]-[norm.BW$5])^2" office:value-type="float" office:value="0.005476" calcext:value-type="float">
            <text:p>0.005476</text:p>
          </table:table-cell>
          <table:table-cell office:value-type="float" office:value="0.2" calcext:value-type="float">
            <text:p>0.2</text:p>
          </table:table-cell>
          <table:table-cell table:formula="of:=([norm.BX36]-[norm.BY$5])^2" office:value-type="float" office:value="0.00840277777777784" calcext:value-type="float">
            <text:p>0.0084027778</text:p>
          </table:table-cell>
          <table:table-cell office:value-type="float" office:value="0" calcext:value-type="float">
            <text:p>0</text:p>
          </table:table-cell>
          <table:table-cell table:formula="of:=([norm.BZ36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6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formula="of:=([norm.B37]-[norm.C$5])^2" office:value-type="float" office:value="0.002401" calcext:value-type="float">
            <text:p>0.002401</text:p>
          </table:table-cell>
          <table:table-cell office:value-type="float" office:value="0.46" calcext:value-type="float">
            <text:p>0.46</text:p>
          </table:table-cell>
          <table:table-cell table:formula="of:=([norm.D37]-[norm.E$5])^2" office:value-type="float" office:value="0.00368044444444449" calcext:value-type="float">
            <text:p>0.0036804444</text:p>
          </table:table-cell>
          <table:table-cell office:value-type="float" office:value="0.54" calcext:value-type="float">
            <text:p>0.54</text:p>
          </table:table-cell>
          <table:table-cell table:formula="of:=([norm.F37]-[norm.G$5])^2" office:value-type="float" office:value="0.00908844444444438" calcext:value-type="float">
            <text:p>0.0090884444</text:p>
          </table:table-cell>
          <table:table-cell office:value-type="float" office:value="0.44" calcext:value-type="float">
            <text:p>0.44</text:p>
          </table:table-cell>
          <table:table-cell table:formula="of:=([norm.H37]-[norm.I$5])^2" office:value-type="float" office:value="0.000693444444444426" calcext:value-type="float">
            <text:p>0.0006934444</text:p>
          </table:table-cell>
          <table:table-cell office:value-type="float" office:value="0.53" calcext:value-type="float">
            <text:p>0.53</text:p>
          </table:table-cell>
          <table:table-cell table:formula="of:=([norm.J37]-[norm.K$5])^2" office:value-type="float" office:value="0.0250694444444443" calcext:value-type="float">
            <text:p>0.0250694444</text:p>
          </table:table-cell>
          <table:table-cell office:value-type="float" office:value="0" calcext:value-type="float">
            <text:p>0</text:p>
          </table:table-cell>
          <table:table-cell table:formula="of:=([norm.L37]-[norm.M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N37]-[norm.O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P37]-[norm.Q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R37]-[norm.S$5])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norm.T37]-[norm.U$5])^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formula="of:=([norm.V37]-[norm.W$5])^2" office:value-type="float" office:value="0.00877344444444445" calcext:value-type="float">
            <text:p>0.0087734444</text:p>
          </table:table-cell>
          <table:table-cell office:value-type="float" office:value="0.57" calcext:value-type="float">
            <text:p>0.57</text:p>
          </table:table-cell>
          <table:table-cell table:formula="of:=([norm.X37]-[norm.Y$5])^2" office:value-type="float" office:value="0.001156" calcext:value-type="float">
            <text:p>0.001156</text:p>
          </table:table-cell>
          <table:table-cell office:value-type="float" office:value="0.56" calcext:value-type="float">
            <text:p>0.56</text:p>
          </table:table-cell>
          <table:table-cell table:formula="of:=([norm.Z37]-[norm.AA$5])^2" office:value-type="float" office:value="0.006889" calcext:value-type="float">
            <text:p>0.006889</text:p>
          </table:table-cell>
          <table:table-cell office:value-type="float" office:value="0.48" calcext:value-type="float">
            <text:p>0.48</text:p>
          </table:table-cell>
          <table:table-cell table:formula="of:=([norm.AB37]-[norm.AC$5])^2" office:value-type="float" office:value="0.000821777777777794" calcext:value-type="float">
            <text:p>0.0008217778</text:p>
          </table:table-cell>
          <table:table-cell office:value-type="float" office:value="0.56" calcext:value-type="float">
            <text:p>0.56</text:p>
          </table:table-cell>
          <table:table-cell table:formula="of:=([norm.AD37]-[norm.AE$5])^2" office:value-type="float" office:value="0.0489884444444443" calcext:value-type="float">
            <text:p>0.0489884444</text:p>
          </table:table-cell>
          <table:table-cell office:value-type="float" office:value="0.43" calcext:value-type="float">
            <text:p>0.43</text:p>
          </table:table-cell>
          <table:table-cell table:formula="of:=([norm.AF37]-[norm.AG$5])^2" office:value-type="float" office:value="0.0264604444444445" calcext:value-type="float">
            <text:p>0.0264604444</text:p>
          </table:table-cell>
          <table:table-cell office:value-type="float" office:value="0.33" calcext:value-type="float">
            <text:p>0.33</text:p>
          </table:table-cell>
          <table:table-cell table:formula="of:=([norm.AH37]-[norm.AI$5])^2" office:value-type="float" office:value="0.002304" calcext:value-type="float">
            <text:p>0.002304</text:p>
          </table:table-cell>
          <table:table-cell office:value-type="float" office:value="0.32" calcext:value-type="float">
            <text:p>0.32</text:p>
          </table:table-cell>
          <table:table-cell table:formula="of:=([norm.AJ37]-[norm.AK$5])^2" office:value-type="float" office:value="0.0410737777777779" calcext:value-type="float">
            <text:p>0.0410737778</text:p>
          </table:table-cell>
          <table:table-cell office:value-type="float" office:value="0.14" calcext:value-type="float">
            <text:p>0.14</text:p>
          </table:table-cell>
          <table:table-cell table:formula="of:=([norm.AL37]-[norm.AM$5])^2" office:value-type="float" office:value="0.00227211111111112" calcext:value-type="float">
            <text:p>0.0022721111</text:p>
          </table:table-cell>
          <table:table-cell office:value-type="float" office:value="0" calcext:value-type="float">
            <text:p>0</text:p>
          </table:table-cell>
          <table:table-cell table:formula="of:=([norm.AN37]-[norm.AO$5])^2" office:value-type="float" office:value="0.000177777777777777" calcext:value-type="float">
            <text:p>0.0001777778</text:p>
          </table:table-cell>
          <table:table-cell office:value-type="float" office:value="0.79" calcext:value-type="float">
            <text:p>0.79</text:p>
          </table:table-cell>
          <table:table-cell table:formula="of:=([norm.AP37]-[norm.AQ$5])^2" office:value-type="float" office:value="0.00000544444444444325" calcext:value-type="float">
            <text:p>5.44444444444325E-06</text:p>
          </table:table-cell>
          <table:table-cell office:value-type="float" office:value="0.53" calcext:value-type="float">
            <text:p>0.53</text:p>
          </table:table-cell>
          <table:table-cell table:formula="of:=([norm.AR37]-[norm.AS$5])^2" office:value-type="float" office:value="0.000136111111111117" calcext:value-type="float">
            <text:p>0.0001361111</text:p>
          </table:table-cell>
          <table:table-cell office:value-type="float" office:value="0.51" calcext:value-type="float">
            <text:p>0.51</text:p>
          </table:table-cell>
          <table:table-cell table:formula="of:=([norm.AT37]-[norm.AU$5])^2" office:value-type="float" office:value="0.000186777777777787" calcext:value-type="float">
            <text:p>0.0001867778</text:p>
          </table:table-cell>
          <table:table-cell office:value-type="float" office:value="0.51" calcext:value-type="float">
            <text:p>0.51</text:p>
          </table:table-cell>
          <table:table-cell table:formula="of:=([norm.AV37]-[norm.AW$5])^2" office:value-type="float" office:value="0.000348444444444457" calcext:value-type="float">
            <text:p>0.0003484444</text:p>
          </table:table-cell>
          <table:table-cell office:value-type="float" office:value="0" calcext:value-type="float">
            <text:p>0</text:p>
          </table:table-cell>
          <table:table-cell table:formula="of:=([norm.AX37]-[norm.AY$5])^2" office:value-type="float" office:value="0.147456" calcext:value-type="float">
            <text:p>0.147456</text:p>
          </table:table-cell>
          <table:table-cell office:value-type="float" office:value="0.55" calcext:value-type="float">
            <text:p>0.55</text:p>
          </table:table-cell>
          <table:table-cell table:formula="of:=([norm.AZ37]-[norm.BA$5])^2" office:value-type="float" office:value="0.0355951111111112" calcext:value-type="float">
            <text:p>0.0355951111</text:p>
          </table:table-cell>
          <table:table-cell office:value-type="float" office:value="0" calcext:value-type="float">
            <text:p>0</text:p>
          </table:table-cell>
          <table:table-cell table:formula="of:=([norm.BB37]-[norm.BC$5])^2" office:value-type="float" office:value="0.0518321111111113" calcext:value-type="float">
            <text:p>0.0518321111</text:p>
          </table:table-cell>
          <table:table-cell office:value-type="float" office:value="0.24" calcext:value-type="float">
            <text:p>0.24</text:p>
          </table:table-cell>
          <table:table-cell table:formula="of:=([norm.BD37]-[norm.BE$5])^2" office:value-type="float" office:value="0.0173361111111112" calcext:value-type="float">
            <text:p>0.0173361111</text:p>
          </table:table-cell>
          <table:table-cell office:value-type="float" office:value="0" calcext:value-type="float">
            <text:p>0</text:p>
          </table:table-cell>
          <table:table-cell table:formula="of:=([norm.BF37]-[norm.BG$5])^2" office:value-type="float" office:value="0.00598044444444444" calcext:value-type="float">
            <text:p>0.0059804444</text:p>
          </table:table-cell>
          <table:table-cell office:value-type="float" office:value="0" calcext:value-type="float">
            <text:p>0</text:p>
          </table:table-cell>
          <table:table-cell table:formula="of:=([norm.BH37]-[norm.BI$5])^2" office:value-type="float" office:value="0.000106777777777777" calcext:value-type="float">
            <text:p>0.0001067778</text:p>
          </table:table-cell>
          <table:table-cell office:value-type="float" office:value="0.8" calcext:value-type="float">
            <text:p>0.8</text:p>
          </table:table-cell>
          <table:table-cell table:formula="of:=([norm.BJ37]-[norm.BK$5])^2" office:value-type="float" office:value="0.0000490000000000001" calcext:value-type="float">
            <text:p>0.000049</text:p>
          </table:table-cell>
          <table:table-cell office:value-type="float" office:value="0.52" calcext:value-type="float">
            <text:p>0.52</text:p>
          </table:table-cell>
          <table:table-cell table:formula="of:=([norm.BL37]-[norm.BM$5])^2" office:value-type="float" office:value="0.00000400000000000001" calcext:value-type="float">
            <text:p>0.000004</text:p>
          </table:table-cell>
          <table:table-cell office:value-type="float" office:value="0.46" calcext:value-type="float">
            <text:p>0.46</text:p>
          </table:table-cell>
          <table:table-cell table:formula="of:=([norm.BN37]-[norm.BO$5])^2" office:value-type="float" office:value="0.00132011111111109" calcext:value-type="float">
            <text:p>0.0013201111</text:p>
          </table:table-cell>
          <table:table-cell office:value-type="float" office:value="0.44" calcext:value-type="float">
            <text:p>0.44</text:p>
          </table:table-cell>
          <table:table-cell table:formula="of:=([norm.BP37]-[norm.BQ$5])^2" office:value-type="float" office:value="0.00157344444444447" calcext:value-type="float">
            <text:p>0.0015734444</text:p>
          </table:table-cell>
          <table:table-cell office:value-type="float" office:value="0.5" calcext:value-type="float">
            <text:p>0.5</text:p>
          </table:table-cell>
          <table:table-cell table:formula="of:=([norm.BR37]-[norm.BS$5])^2" office:value-type="float" office:value="0.0121" calcext:value-type="float">
            <text:p>0.0121</text:p>
          </table:table-cell>
          <table:table-cell office:value-type="float" office:value="0.43" calcext:value-type="float">
            <text:p>0.43</text:p>
          </table:table-cell>
          <table:table-cell table:formula="of:=([norm.BT37]-[norm.BU$5])^2" office:value-type="float" office:value="0.026244" calcext:value-type="float">
            <text:p>0.026244</text:p>
          </table:table-cell>
          <table:table-cell office:value-type="float" office:value="0" calcext:value-type="float">
            <text:p>0</text:p>
          </table:table-cell>
          <table:table-cell table:formula="of:=([norm.BV37]-[norm.BW$5])^2" office:value-type="float" office:value="0.030976" calcext:value-type="float">
            <text:p>0.030976</text:p>
          </table:table-cell>
          <table:table-cell office:value-type="float" office:value="0.16" calcext:value-type="float">
            <text:p>0.16</text:p>
          </table:table-cell>
          <table:table-cell table:formula="of:=([norm.BX37]-[norm.BY$5])^2" office:value-type="float" office:value="0.00266944444444448" calcext:value-type="float">
            <text:p>0.0026694444</text:p>
          </table:table-cell>
          <table:table-cell office:value-type="float" office:value="0" calcext:value-type="float">
            <text:p>0</text:p>
          </table:table-cell>
          <table:table-cell table:formula="of:=([norm.BZ37]-[norm.CA$5])^2"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table:formula="of:=([norm.CB37]-[norm.CC$5])^2" office:value-type="float" office:value="0.000004" calcext:value-type="float">
            <text:p>0.000004</text:p>
          </table:table-cell>
          <table:table-cell table:number-columns-repeated="943"/>
        </table:table-row>
        <table:table-row table:style-name="ro1" table:number-rows-repeated="3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83333333" calcext:value-type="float">
            <text:p>0,7783333333</text:p>
          </table:table-cell>
          <table:table-cell office:value-type="float" office:value="0.773" calcext:value-type="float">
            <text:p>0,773</text:p>
          </table:table-cell>
          <table:table-cell office:value-type="float" office:value="0.7836666667" calcext:value-type="float">
            <text:p>0,7836666667</text:p>
          </table:table-cell>
          <table:table-cell office:value-type="float" office:value="0.798" calcext:value-type="float">
            <text:p>0,798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0.7863333333" calcext:value-type="float">
            <text:p>0,7863333333</text:p>
          </table:table-cell>
          <table:table-cell office:value-type="float" office:value="0.7923333333" calcext:value-type="float">
            <text:p>0,7923333333</text:p>
          </table:table-cell>
          <table:table-cell office:value-type="float" office:value="0.793" calcext:value-type="float">
            <text:p>0,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16666667" calcext:value-type="float">
            <text:p>0,5116666667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23333333" calcext:value-type="float">
            <text:p>0,5123333333</text:p>
          </table:table-cell>
          <table:table-cell office:value-type="float" office:value="0.5223333333" calcext:value-type="float">
            <text:p>0,5223333333</text:p>
          </table:table-cell>
          <table:table-cell/>
          <table:table-cell office:value-type="float" office:value="0.5206666667" calcext:value-type="float">
            <text:p>0,5206666667</text:p>
          </table:table-cell>
          <table:table-cell office:value-type="float" office:value="0.536" calcext:value-type="float">
            <text:p>0,536</text:p>
          </table:table-cell>
          <table:table-cell office:value-type="float" office:value="0.5183333333" calcext:value-type="float">
            <text:p>0,518333333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6666667" calcext:value-type="float">
            <text:p>0,4806666667</text:p>
          </table:table-cell>
          <table:table-cell office:value-type="float" office:value="0.4743333333" calcext:value-type="float">
            <text:p>0,4743333333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66666667" calcext:value-type="float">
            <text:p>0,4966666667</text:p>
          </table:table-cell>
          <table:table-cell/>
          <table:table-cell office:value-type="float" office:value="0.4446666667" calcext:value-type="float">
            <text:p>0,4446666667</text:p>
          </table:table-cell>
          <table:table-cell office:value-type="float" office:value="0.477" calcext:value-type="float">
            <text:p>0,477</text:p>
          </table:table-cell>
          <table:table-cell table:number-columns-repeated="2" office:value-type="float" office:value="0.4963333333" calcext:value-type="float">
            <text:p>0,496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86666667" calcext:value-type="float">
            <text:p>0,4786666667</text:p>
          </table:table-cell>
          <table:table-cell office:value-type="float" office:value="0.466" calcext:value-type="float">
            <text:p>0,466</text:p>
          </table:table-cell>
          <table:table-cell office:value-type="float" office:value="0.4906666667" calcext:value-type="float">
            <text:p>0,4906666667</text:p>
          </table:table-cell>
          <table:table-cell office:value-type="float" office:value="0.4263333333" calcext:value-type="float">
            <text:p>0,4263333333</text:p>
          </table:table-cell>
          <table:table-cell/>
          <table:table-cell office:value-type="float" office:value="0.4136666667" calcext:value-type="float">
            <text:p>0,4136666667</text:p>
          </table:table-cell>
          <table:table-cell office:value-type="float" office:value="0.4513333333" calcext:value-type="float">
            <text:p>0,4513333333</text:p>
          </table:table-cell>
          <table:table-cell office:value-type="float" office:value="0.4913333333" calcext:value-type="float">
            <text:p>0,4913333333</text:p>
          </table:table-cell>
          <table:table-cell office:value-type="float" office:value="0.4003333333" calcext:value-type="float">
            <text:p>0,400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,39</text:p>
          </table:table-cell>
          <table:table-cell office:value-type="float" office:value="0.408" calcext:value-type="float">
            <text:p>0,408</text:p>
          </table:table-cell>
          <table:table-cell office:value-type="float" office:value="0.378" calcext:value-type="float">
            <text:p>0,378</text:p>
          </table:table-cell>
          <table:table-cell office:value-type="float" office:value="0.408" calcext:value-type="float">
            <text:p>0,408</text:p>
          </table:table-cell>
          <table:table-cell/>
          <table:table-cell office:value-type="float" office:value="0.3716666667" calcext:value-type="float">
            <text:p>0,3716666667</text:p>
          </table:table-cell>
          <table:table-cell office:value-type="float" office:value="0.3386666667" calcext:value-type="float">
            <text:p>0,3386666667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office:value-type="float" office:value="0.389" calcext:value-type="float">
            <text:p>0,389</text:p>
          </table:table-cell>
          <table:table-cell office:value-type="float" office:value="0.3543333333" calcext:value-type="float">
            <text:p>0,354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73333333" calcext:value-type="float">
            <text:p>0,2673333333</text:p>
          </table:table-cell>
          <table:table-cell office:value-type="float" office:value="0.3613333333" calcext:value-type="float">
            <text:p>0,36133333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6666667" calcext:value-type="float">
            <text:p>0,2356666667</text:p>
          </table:table-cell>
          <table:table-cell office:value-type="float" office:value="0.218" calcext:value-type="float">
            <text:p>0,218</text:p>
          </table:table-cell>
          <table:table-cell office:value-type="float" office:value="0.2086666667" calcext:value-type="float">
            <text:p>0,208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office:value-type="float" office:value="0.2276666667" calcext:value-type="float">
            <text:p>0,2276666667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73333333" calcext:value-type="float">
            <text:p>0,1573333333</text:p>
          </table:table-cell>
          <table:table-cell office:value-type="float" office:value="0.1713333333" calcext:value-type="float">
            <text:p>0,1713333333</text:p>
          </table:table-cell>
          <table:table-cell office:value-type="float" office:value="0.0946666667" calcext:value-type="float">
            <text:p>0,094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73333333" calcext:value-type="float">
            <text:p>0,1173333333</text:p>
          </table:table-cell>
          <table:table-cell table:number-columns-repeated="2" office:value-type="float" office:value="0.1083333333" calcext:value-type="float">
            <text:p>0,108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786666667" calcext:value-type="float">
            <text:p>0,0786666667</text:p>
          </table:table-cell>
          <table:table-cell office:value-type="float" office:value="0.0576666667" calcext:value-type="float">
            <text:p>0,0576666667</text:p>
          </table:table-cell>
          <table:table-cell office:value-type="float" office:value="0.0293333333" calcext:value-type="float">
            <text:p>0,029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23333333" calcext:value-type="float">
            <text:p>0,0923333333</text:p>
          </table:table-cell>
          <table:table-cell office:value-type="float" office:value="0.0773333333" calcext:value-type="float">
            <text:p>0,0773333333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46666667" calcext:value-type="float">
            <text:p>0,024666666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6666667" calcext:value-type="float">
            <text:p>0,00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33333333" calcext:value-type="float">
            <text:p>0,0133333333</text:p>
          </table:table-cell>
          <table:table-cell office:value-type="float" office:value="0.0103333333" calcext:value-type="float">
            <text:p>0,010333333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/>
          <table:table-cell table:formula="of:=SUM([.B1:.B10])/10" office:value-type="float" office:value="0.26393333334" calcext:value-type="float">
            <text:p>0,2639333333</text:p>
          </table:table-cell>
          <table:table-cell table:formula="of:=SUM([.C1:.C10])/10" office:value-type="float" office:value="0.34806666667" calcext:value-type="float">
            <text:p>0,3480666667</text:p>
          </table:table-cell>
          <table:table-cell table:formula="of:=SUM([.D1:.D10])/10" office:value-type="float" office:value="0.35066666667" calcext:value-type="float">
            <text:p>0,3506666667</text:p>
          </table:table-cell>
          <table:table-cell table:formula="of:=SUM([.E1:.E10])/10" office:value-type="float" office:value="0.3345" calcext:value-type="float">
            <text:p>0,3345</text:p>
          </table:table-cell>
          <table:table-cell/>
          <table:table-cell table:formula="of:=SUM([.G1:.G10])/10" office:value-type="float" office:value="0.25016666668" calcext:value-type="float">
            <text:p>0,2501666667</text:p>
          </table:table-cell>
          <table:table-cell table:formula="of:=SUM([.H1:.H10])/10" office:value-type="float" office:value="0.33616666665" calcext:value-type="float">
            <text:p>0,3361666667</text:p>
          </table:table-cell>
          <table:table-cell table:formula="of:=SUM([.I1:.I10])/10" office:value-type="float" office:value="0.34673333331" calcext:value-type="float">
            <text:p>0,3467333333</text:p>
          </table:table-cell>
          <table:table-cell table:formula="of:=SUM([.J1:.J10])/10" office:value-type="float" office:value="0.31929999999" calcext:value-type="float">
            <text:p>0,31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A NORM</text:p>
          </table:table-cell>
          <table:table-cell table:number-columns-repeated="4"/>
          <table:table-cell office:value-type="string" calcext:value-type="string">
            <text:p>NOR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2:25:15.88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8:38:48.371000000</meta:creation-date>
    <dc:date>2016-06-21T16:19:20.525000000</dc:date>
    <meta:editing-duration>PT10M48S</meta:editing-duration>
    <meta:editing-cycles>3</meta:editing-cycles>
    <meta:generator>LibreOffice/5.0.4.2$Windows_x86 LibreOffice_project/2b9802c1994aa0b7dc6079e128979269cf95bc78</meta:generator>
    <meta:document-statistic meta:table-count="3" meta:cell-count="6082" meta:object-count="0"/>
  </office:meta>
</office:document-meta>
</file>